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field="urn:openoffice:names:experimental:ooxml-odf-interop:xmlns:field:1.0" office:version="1.1">
  <office:scripts/>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Condensed" style:font-family-generic="swiss" style:font-pitch="variable"/>
    <style:font-face style:name="Nimbus Sans L" svg:font-family="'Nimbus Sans L'" style:font-family-generic="swiss" style:font-pitch="variable"/>
    <style:font-face style:name="DejaVu Sans3" svg:font-family="'DejaVu Sans'" style:font-family-generic="system" style:font-pitch="variable"/>
  </office:font-face-decls>
  <office:automatic-styles>
    <style:style style:name="co1" style:family="table-column">
      <style:table-column-properties fo:break-before="auto" style:column-width="5.876cm"/>
    </style:style>
    <style:style style:name="co2" style:family="table-column">
      <style:table-column-properties fo:break-before="auto" style:column-width="19.2cm"/>
    </style:style>
    <style:style style:name="co3" style:family="table-column">
      <style:table-column-properties fo:break-before="auto" style:column-width="3.145cm"/>
    </style:style>
    <style:style style:name="co4" style:family="table-column">
      <style:table-column-properties fo:break-before="auto" style:column-width="3.29cm"/>
    </style:style>
    <style:style style:name="co5" style:family="table-column">
      <style:table-column-properties fo:break-before="auto" style:column-width="2.267cm"/>
    </style:style>
    <style:style style:name="co6" style:family="table-column">
      <style:table-column-properties fo:break-before="auto" style:column-width="6.255cm"/>
    </style:style>
    <style:style style:name="co7" style:family="table-column">
      <style:table-column-properties fo:break-before="auto" style:column-width="6.431cm"/>
    </style:style>
    <style:style style:name="co8" style:family="table-column">
      <style:table-column-properties fo:break-before="auto" style:column-width="20.144cm"/>
    </style:style>
    <style:style style:name="co9" style:family="table-column">
      <style:table-column-properties fo:break-before="auto" style:column-width="9.093cm"/>
    </style:style>
    <style:style style:name="co10" style:family="table-column">
      <style:table-column-properties fo:break-before="auto" style:column-width="9.028cm"/>
    </style:style>
    <style:style style:name="co11" style:family="table-column">
      <style:table-column-properties fo:break-before="auto" style:column-width="8.225cm"/>
    </style:style>
    <style:style style:name="ro1" style:family="table-row">
      <style:table-row-properties style:row-height="0.771cm" fo:break-before="auto" style:use-optimal-row-height="false"/>
    </style:style>
    <style:style style:name="ro2" style:family="table-row">
      <style:table-row-properties style:row-height="0.589cm" fo:break-before="auto" style:use-optimal-row-height="true"/>
    </style:style>
    <style:style style:name="ro3" style:family="table-row">
      <style:table-row-properties style:row-height="0.504cm" fo:break-before="auto" style:use-optimal-row-height="true"/>
    </style:style>
    <style:style style:name="ro4" style:family="table-row">
      <style:table-row-properties style:row-height="2.053cm" fo:break-before="auto" style:use-optimal-row-height="true"/>
    </style:style>
    <style:style style:name="ro5" style:family="table-row">
      <style:table-row-properties style:row-height="1.552cm" fo:break-before="auto" style:use-optimal-row-height="true"/>
    </style:style>
    <style:style style:name="ro6" style:family="table-row">
      <style:table-row-properties style:row-height="1.053cm" fo:break-before="auto" style:use-optimal-row-height="true"/>
    </style:style>
    <style:style style:name="ro7" style:family="table-row">
      <style:table-row-properties style:row-height="3.053cm" fo:break-before="auto" style:use-optimal-row-height="true"/>
    </style:style>
    <style:style style:name="ro8" style:family="table-row">
      <style:table-row-properties style:row-height="6.054cm"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border-bottom="0.002cm solid #000000" fo:background-color="#ffff66" style:text-align-source="fix" style:repeat-content="false" fo:border-left="0.002cm solid #000000" fo:border-right="none" fo:border-top="0.002cm solid #000000"/>
      <style:paragraph-properties fo:text-align="center" fo:margin-left="0cm"/>
      <style:text-properties fo:font-size="12pt" fo:font-weight="bold"/>
    </style:style>
    <style:style style:name="ce2" style:family="table-cell" style:parent-style-name="Default">
      <style:table-cell-properties fo:border-bottom="none" fo:border-left="0.002cm solid #000000" fo:border-right="0.002cm solid #000000" fo:border-top="0.002cm solid #000000" style:vertical-align="middle"/>
      <style:text-properties fo:font-size="12pt"/>
    </style:style>
    <style:style style:name="ce3" style:family="table-cell" style:parent-style-name="Default">
      <style:table-cell-properties fo:border-bottom="none" fo:background-color="#ccffff" fo:border-left="0.002cm solid #000000" fo:border-right="0.002cm solid #000000" fo:border-top="none" style:vertical-align="middle"/>
      <style:text-properties fo:font-size="12pt"/>
    </style:style>
    <style:style style:name="ce4" style:family="table-cell" style:parent-style-name="Default">
      <style:table-cell-properties fo:border-bottom="none" fo:border-left="0.002cm solid #000000" fo:border-right="0.002cm solid #000000" fo:border-top="none" style:vertical-align="middle"/>
      <style:text-properties fo:font-size="12pt"/>
    </style:style>
    <style:style style:name="ce5" style:family="table-cell" style:parent-style-name="Default">
      <style:table-cell-properties fo:border-bottom="0.002cm solid #000000" fo:border-left="0.002cm solid #000000" fo:border-right="0.002cm solid #000000" fo:border-top="none" style:vertical-align="middle"/>
      <style:text-properties fo:font-size="12pt"/>
    </style:style>
    <style:style style:name="ce6" style:family="table-cell" style:parent-style-name="Default">
      <style:text-properties fo:font-size="12pt" style:font-size-asian="12pt" style:font-size-complex="12pt"/>
    </style:style>
    <style:style style:name="ce7" style:family="table-cell" style:parent-style-name="Default">
      <style:table-cell-properties fo:background-color="#ffff66" style:text-align-source="fix" style:repeat-content="false" fo:border="0.002cm solid #000000"/>
      <style:paragraph-properties fo:text-align="center" fo:margin-left="0cm"/>
      <style:text-properties fo:font-size="12pt" fo:font-weight="bold"/>
    </style:style>
    <style:style style:name="ce8" style:family="table-cell" style:parent-style-name="Default">
      <style:table-cell-properties fo:border-bottom="none" fo:wrap-option="wrap" fo:border-left="0.002cm solid #000000" fo:border-right="none" fo:border-top="0.002cm solid #000000"/>
      <style:text-properties fo:font-size="12pt"/>
    </style:style>
    <style:style style:name="ce9" style:family="table-cell" style:parent-style-name="Default">
      <style:table-cell-properties fo:border-bottom="none" fo:background-color="#ccffff" fo:wrap-option="wrap" fo:border-left="0.002cm solid #000000" fo:border-right="none" fo:border-top="none"/>
      <style:text-properties fo:font-size="12pt"/>
    </style:style>
    <style:style style:name="ce10" style:family="table-cell" style:parent-style-name="Default">
      <style:table-cell-properties fo:border-bottom="none" fo:wrap-option="wrap" fo:border-left="0.002cm solid #000000" fo:border-right="none" fo:border-top="none"/>
      <style:text-properties fo:font-size="12pt"/>
    </style:style>
    <style:style style:name="ce11" style:family="table-cell" style:parent-style-name="Default">
      <style:table-cell-properties fo:border-bottom="0.002cm solid #000000" fo:wrap-option="wrap" fo:border-left="0.002cm solid #000000" fo:border-right="none" fo:border-top="none"/>
      <style:text-properties fo:font-size="12pt"/>
    </style:style>
    <style:style style:name="ce12" style:family="table-cell" style:parent-style-name="Default">
      <style:table-cell-properties fo:border-bottom="0.002cm solid #000000" fo:background-color="#ffff66" style:text-align-source="fix" style:repeat-content="false" fo:border-left="none" fo:border-right="none" fo:border-top="0.002cm solid #000000"/>
      <style:paragraph-properties fo:text-align="center" fo:margin-left="0cm"/>
      <style:text-properties fo:font-size="12pt" fo:font-weight="bold"/>
    </style:style>
    <style:style style:name="ce13"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center" fo:margin-left="0cm"/>
      <style:text-properties fo:font-size="12pt" fo:font-weight="bold" style:font-weight-asian="bold" style:font-weight-complex="bold"/>
    </style:style>
    <style:style style:name="ce14" style:family="table-cell" style:parent-style-name="Default">
      <style:table-cell-properties fo:border-bottom="none" fo:background-color="#ccffff" style:text-align-source="fix" style:repeat-content="false" fo:border-left="0.002cm solid #000000" fo:border-right="0.002cm solid #000000" fo:border-top="none"/>
      <style:paragraph-properties fo:text-align="center" fo:margin-left="0cm"/>
      <style:text-properties fo:font-size="12pt" fo:font-weight="bold" style:font-weight-asian="bold" style:font-weight-complex="bold"/>
    </style:style>
    <style:style style:name="ce15" style:family="table-cell" style:parent-style-name="Default">
      <style:table-cell-properties fo:border-bottom="none" style:text-align-source="fix" style:repeat-content="false" fo:wrap-option="wrap" fo:border-left="0.002cm solid #000000" fo:border-right="0.002cm solid #000000" fo:border-top="none"/>
      <style:paragraph-properties fo:text-align="center" fo:margin-left="0cm"/>
      <style:text-properties fo:font-size="12pt" fo:font-weight="bold" style:font-weight-asian="bold" style:font-weight-complex="bold"/>
    </style:style>
    <style:style style:name="ce16" style:family="table-cell" style:parent-style-name="Default">
      <style:table-cell-properties fo:border-bottom="none" fo:background-color="#ccffff" style:text-align-source="fix" style:repeat-content="false" fo:wrap-option="wrap" fo:border-left="0.002cm solid #000000" fo:border-right="0.002cm solid #000000" fo:border-top="none"/>
      <style:paragraph-properties fo:text-align="center" fo:margin-left="0cm"/>
      <style:text-properties fo:font-size="12pt" fo:font-weight="bold" style:font-weight-asian="bold" style:font-weight-complex="bold"/>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paragraph-properties fo:text-align="center" fo:margin-left="0cm"/>
      <style:text-properties fo:font-size="12pt" fo:font-weight="bold" style:font-weight-asian="bold" style:font-weight-complex="bold"/>
    </style:style>
    <style:style style:name="ce18" style:family="table-cell" style:parent-style-name="Default">
      <style:table-cell-properties fo:border-bottom="none" style:text-align-source="fix" style:repeat-content="false" fo:background-color="transparent" fo:border-left="none" fo:border-right="0.002cm solid #000000" fo:border-top="0.002cm solid #000000"/>
      <style:paragraph-properties fo:text-align="center" fo:margin-left="0cm"/>
      <style:text-properties fo:font-size="12pt" fo:font-weight="bold" style:font-weight-asian="bold" style:font-weight-complex="bold"/>
    </style:style>
    <style:style style:name="ce19" style:family="table-cell" style:parent-style-name="Default">
      <style:table-cell-properties fo:border-bottom="none" fo:background-color="#ccffff" style:text-align-source="fix" style:repeat-content="false" fo:border-left="none" fo:border-right="0.002cm solid #000000" fo:border-top="none"/>
      <style:paragraph-properties fo:text-align="center" fo:margin-left="0cm"/>
      <style:text-properties fo:font-size="12pt" fo:font-weight="bold" style:font-weight-asian="bold" style:font-weight-complex="bold"/>
    </style:style>
    <style:style style:name="ce20" style:family="table-cell" style:parent-style-name="Default">
      <style:table-cell-properties fo:border-bottom="none" style:text-align-source="fix" style:repeat-content="false" fo:wrap-option="wrap" fo:border-left="none" fo:border-right="0.002cm solid #000000" fo:border-top="none"/>
      <style:paragraph-properties fo:text-align="center" fo:margin-left="0cm"/>
      <style:text-properties fo:font-size="12pt" fo:font-weight="bold" style:font-weight-asian="bold" style:font-weight-complex="bold"/>
    </style:style>
    <style:style style:name="ce21" style:family="table-cell" style:parent-style-name="Default">
      <style:table-cell-properties fo:border-bottom="none" fo:background-color="#ccffff" style:text-align-source="fix" style:repeat-content="false" fo:wrap-option="wrap" fo:border-left="none" fo:border-right="0.002cm solid #000000" fo:border-top="none"/>
      <style:paragraph-properties fo:text-align="center" fo:margin-left="0cm"/>
      <style:text-properties fo:font-size="12pt" fo:font-weight="bold" style:font-weight-asian="bold" style:font-weight-complex="bold"/>
    </style:style>
    <style:style style:name="ce22" style:family="table-cell" style:parent-style-name="Default">
      <style:table-cell-properties style:text-align-source="fix" style:repeat-content="false"/>
      <style:paragraph-properties fo:text-align="center" fo:margin-left="0cm"/>
    </style:style>
    <style:style style:name="ce23" style:family="table-cell" style:parent-style-name="Default">
      <style:table-cell-properties fo:border-bottom="0.002cm solid #000000" fo:background-color="#ffff66" style:text-align-source="fix" style:repeat-content="false" fo:border-left="none" fo:border-right="0.002cm solid #000000" fo:border-top="0.002cm solid #000000"/>
      <style:paragraph-properties fo:text-align="center" fo:margin-left="0cm"/>
      <style:text-properties fo:font-size="12pt" fo:font-weight="bold"/>
    </style:style>
    <style:style style:name="ce24" style:family="table-cell" style:parent-style-name="Default">
      <style:table-cell-properties fo:border-bottom="none" style:text-align-source="fix" style:repeat-content="false" fo:border-left="0.002cm solid #000000" fo:border-right="0.002cm solid #000000" fo:border-top="none" style:vertical-align="middle"/>
      <style:paragraph-properties fo:text-align="center" fo:margin-left="0cm"/>
      <style:text-properties fo:font-size="12pt" fo:font-weight="bold" style:font-weight-asian="bold" style:font-weight-complex="bold"/>
    </style:style>
    <style:style style:name="ce25"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center" fo:margin-left="0cm"/>
      <style:text-properties fo:font-size="12pt" fo:font-weight="bold" style:font-weight-asian="bold" style:font-weight-complex="bold"/>
    </style:style>
    <style:style style:name="ce26" style:family="table-cell" style:parent-style-name="Default">
      <style:table-cell-properties fo:border-bottom="none" fo:wrap-option="wrap" fo:border-left="none" fo:border-right="none" fo:border-top="0.002cm solid #000000"/>
      <style:text-properties fo:font-size="12pt"/>
    </style:style>
    <style:style style:name="ce27" style:family="table-cell" style:parent-style-name="Default">
      <style:table-cell-properties fo:background-color="#ccffff" fo:wrap-option="wrap"/>
      <style:text-properties fo:font-size="12pt"/>
    </style:style>
    <style:style style:name="ce28" style:family="table-cell" style:parent-style-name="Default">
      <style:table-cell-properties fo:wrap-option="wrap"/>
      <style:text-properties fo:font-size="12pt"/>
    </style:style>
    <style:style style:name="ce29" style:family="table-cell" style:parent-style-name="Default">
      <style:table-cell-properties fo:border-bottom="0.002cm solid #000000" fo:wrap-option="wrap" fo:border-left="none" fo:border-right="none" fo:border-top="none"/>
      <style:text-properties fo:font-size="12pt"/>
    </style:style>
    <style:style style:name="ce30" style:family="table-cell" style:parent-style-name="Default">
      <style:table-cell-properties fo:border-bottom="none" style:text-align-source="fix" style:repeat-content="false" fo:background-color="transparent" fo:border-left="none" fo:border-right="none" fo:border-top="0.002cm solid #000000"/>
      <style:paragraph-properties fo:text-align="center" fo:margin-left="0cm"/>
      <style:text-properties fo:font-size="12pt" fo:font-weight="bold"/>
    </style:style>
    <style:style style:name="ce31" style:family="table-cell" style:parent-style-name="Default">
      <style:table-cell-properties fo:background-color="#ccffff" style:text-align-source="fix" style:repeat-content="false"/>
      <style:paragraph-properties fo:text-align="center" fo:margin-left="0cm"/>
      <style:text-properties fo:font-size="12pt" fo:font-weight="bold"/>
    </style:style>
    <style:style style:name="ce32" style:family="table-cell" style:parent-style-name="Default">
      <style:table-cell-properties style:text-align-source="fix" style:repeat-content="false" fo:background-color="transparent"/>
      <style:paragraph-properties fo:text-align="center" fo:margin-left="0cm"/>
      <style:text-properties fo:font-size="12pt" fo:font-weight="bold"/>
    </style:style>
    <style:style style:name="ce33" style:family="table-cell" style:parent-style-name="Default">
      <style:table-cell-properties fo:border-bottom="0.002cm solid #000000" style:text-align-source="fix" style:repeat-content="false" fo:background-color="transparent" fo:border-left="none" fo:border-right="none" fo:border-top="none"/>
      <style:paragraph-properties fo:text-align="center" fo:margin-left="0cm"/>
      <style:text-properties fo:font-size="12pt" fo:font-weight="bold"/>
    </style:style>
    <style:style style:name="ce34"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center" fo:margin-left="0cm"/>
      <style:text-properties fo:font-size="12pt" fo:font-weight="bold"/>
    </style:style>
    <style:style style:name="ce35" style:family="table-cell" style:parent-style-name="Default">
      <style:table-cell-properties fo:border-bottom="none" fo:background-color="#ccffff" style:text-align-source="fix" style:repeat-content="false" fo:border-left="0.002cm solid #000000" fo:border-right="0.002cm solid #000000" fo:border-top="none"/>
      <style:paragraph-properties fo:text-align="center" fo:margin-left="0cm"/>
      <style:text-properties fo:font-size="12pt" fo:font-weight="bold"/>
    </style:style>
    <style:style style:name="ce36"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fo:font-size="12pt" fo:font-weight="bold"/>
    </style:style>
    <style:style style:name="ce37"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text-properties fo:font-size="12pt" fo:font-weight="bold"/>
    </style:style>
    <style:style style:name="ce38" style:family="table-cell" style:parent-style-name="Default">
      <style:table-cell-properties fo:border-bottom="none" fo:wrap-option="wrap" fo:border-left="0.002cm solid #000000" fo:border-right="0.002cm solid #000000" fo:border-top="0.002cm solid #000000"/>
      <style:text-properties fo:font-size="12pt"/>
    </style:style>
    <style:style style:name="ce39" style:family="table-cell" style:parent-style-name="Default">
      <style:table-cell-properties fo:border-bottom="none" fo:background-color="#ccffff" fo:wrap-option="wrap" fo:border-left="0.002cm solid #000000" fo:border-right="0.002cm solid #000000" fo:border-top="none"/>
      <style:text-properties fo:font-size="12pt"/>
    </style:style>
    <style:style style:name="ce40" style:family="table-cell" style:parent-style-name="Default">
      <style:table-cell-properties fo:border-bottom="none" fo:wrap-option="wrap" fo:border-left="0.002cm solid #000000" fo:border-right="0.002cm solid #000000" fo:border-top="none"/>
      <style:text-properties fo:font-size="12pt"/>
    </style:style>
    <style:style style:name="ce41" style:family="table-cell" style:parent-style-name="Default">
      <style:table-cell-properties fo:border-bottom="0.002cm solid #000000" fo:wrap-option="wrap" fo:border-left="0.002cm solid #000000" fo:border-right="0.002cm solid #000000" fo:border-top="none"/>
      <style:text-properties fo:font-size="12pt"/>
    </style:style>
    <style:style style:name="ce42"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fo:font-size="12pt" fo:font-weight="bold"/>
    </style:style>
    <style:style style:name="ce43"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fo:font-size="12pt" fo:font-weight="bold"/>
    </style:style>
    <style:style style:name="ce44" style:family="table-cell" style:parent-style-name="Default">
      <style:table-cell-properties fo:border-bottom="0.002cm solid #000000" style:text-align-source="fix" style:repeat-content="false" fo:border-left="0.002cm solid #000000" fo:border-right="0.002cm solid #000000" fo:border-top="none"/>
      <style:paragraph-properties fo:text-align="center" fo:margin-left="0cm"/>
      <style:text-properties fo:font-size="12pt" fo:font-weight="bold"/>
    </style:style>
    <style:style style:name="ce45" style:family="table-cell" style:parent-style-name="Default">
      <style:table-cell-properties fo:border-bottom="none" fo:background-color="transparent" fo:border-left="0.002cm solid #000000" fo:border-right="0.002cm solid #000000" fo:border-top="0.002cm solid #000000" style:vertical-align="middle"/>
      <style:text-properties fo:font-size="12pt"/>
    </style:style>
    <style:style style:name="ce46" style:family="table-cell" style:parent-style-name="Default">
      <style:table-cell-properties fo:border-bottom="none" fo:background-color="transparent" fo:border-left="0.002cm solid #000000" fo:border-right="0.002cm solid #000000" fo:border-top="none" style:vertical-align="middle"/>
      <style:text-properties fo:font-size="12pt"/>
    </style:style>
    <style:style style:name="ce47" style:family="table-cell" style:parent-style-name="Default">
      <style:table-cell-properties fo:border-bottom="0.002cm solid #000000" fo:background-color="#ccffff" fo:border-left="0.002cm solid #000000" fo:border-right="0.002cm solid #000000" fo:border-top="none" style:vertical-align="middle"/>
      <style:text-properties fo:font-size="12pt"/>
    </style:style>
    <style:style style:name="ce48" style:family="table-cell" style:parent-style-name="Default">
      <style:table-cell-properties fo:border-bottom="none" fo:background-color="transparent" fo:border-left="0.002cm solid #000000" fo:border-right="none" fo:border-top="none" style:vertical-align="middle"/>
      <style:text-properties fo:font-size="12pt"/>
    </style:style>
    <style:style style:name="ce49" style:family="table-cell" style:parent-style-name="Default">
      <style:table-cell-properties fo:border-bottom="none" fo:background-color="#ccffff" fo:border-left="0.002cm solid #000000" fo:border-right="none" fo:border-top="none" style:vertical-align="middle"/>
      <style:text-properties fo:font-size="12pt"/>
    </style:style>
    <style:style style:name="ce50" style:family="table-cell" style:parent-style-name="Default">
      <style:table-cell-properties fo:border-bottom="none" fo:background-color="transparent" fo:wrap-option="wrap" fo:border-left="0.002cm solid #000000" fo:border-right="0.002cm solid #000000" fo:border-top="0.002cm solid #000000"/>
      <style:text-properties fo:font-size="12pt"/>
    </style:style>
    <style:style style:name="ce51" style:family="table-cell" style:parent-style-name="Default">
      <style:table-cell-properties fo:border-bottom="none" fo:background-color="transparent" fo:wrap-option="wrap" fo:border-left="0.002cm solid #000000" fo:border-right="0.002cm solid #000000" fo:border-top="none"/>
      <style:text-properties fo:font-size="12pt"/>
    </style:style>
    <style:style style:name="ce52" style:family="table-cell" style:parent-style-name="Default">
      <style:table-cell-properties style:glyph-orientation-vertical="0" fo:border-bottom="none" fo:background-color="#ccffff" style:diagonal-bl-tr="none" style:diagonal-tl-br="none" style:text-align-source="value-type" style:repeat-content="false" fo:wrap-option="wrap" fo:border-left="0.002cm solid #000000" style:direction="ltr" fo:border-right="0.002cm solid #000000" style:rotation-angle="0" style:rotation-align="none" style:shrink-to-fit="false" fo:border-top="none" style:vertical-align="automatic"/>
      <style:paragraph-properties fo:margin-left="0cm" style:writing-mode="page"/>
      <style:text-properties style:use-window-font-color="true" style:text-outline="false" style:text-line-through-style="none" style:font-name="DejaVu Sans1" fo:font-size="12pt" fo:font-style="normal" fo:text-shadow="none" style:text-underline-style="none" fo:font-weight="normal" style:font-size-asian="12pt" style:font-style-asian="normal" style:font-weight-asian="normal" style:font-name-complex="DejaVu Sans1" style:font-size-complex="12pt" style:font-style-complex="normal" style:font-weight-complex="normal"/>
    </style:style>
    <style:style style:name="ce53" style:family="table-cell" style:parent-style-name="Default">
      <style:table-cell-properties fo:border-bottom="0.002cm solid #000000" fo:background-color="#ccffff" fo:wrap-option="wrap" fo:border-left="0.002cm solid #000000" fo:border-right="0.002cm solid #000000" fo:border-top="none"/>
      <style:text-properties fo:font-size="12pt"/>
    </style:style>
    <style:style style:name="ce54" style:family="table-cell" style:parent-style-name="Default">
      <style:table-cell-properties fo:background-color="transparent" fo:wrap-option="wrap" fo:border="none"/>
      <style:text-properties fo:font-size="12pt"/>
    </style:style>
    <style:style style:name="ce55" style:family="table-cell" style:parent-style-name="Default">
      <style:table-cell-properties fo:background-color="#ccffff" fo:wrap-option="wrap" fo:border="none"/>
      <style:text-properties fo:font-size="12pt"/>
    </style:style>
    <style:style style:name="ce56" style:family="table-cell" style:parent-style-name="Default">
      <style:table-cell-properties fo:border-bottom="0.002cm solid #000000" fo:background-color="#ccffff" style:text-align-source="fix" style:repeat-content="false" fo:border-left="0.002cm solid #000000" fo:border-right="0.002cm solid #000000" fo:border-top="none"/>
      <style:paragraph-properties fo:text-align="center" fo:margin-left="0cm"/>
      <style:text-properties fo:font-size="12pt" fo:font-weight="bold"/>
    </style:style>
    <style:style style:name="ce57" style:family="table-cell" style:parent-style-name="Default">
      <style:table-cell-properties style:text-align-source="fix" style:repeat-content="false" fo:border="none"/>
      <style:paragraph-properties fo:text-align="center" fo:margin-left="0cm"/>
      <style:text-properties fo:font-size="12pt" fo:font-weight="bold"/>
    </style:style>
    <style:style style:name="ce58" style:family="table-cell" style:parent-style-name="Default">
      <style:table-cell-properties fo:background-color="#ccffff" style:text-align-source="fix" style:repeat-content="false" fo:border="none"/>
      <style:paragraph-properties fo:text-align="center" fo:margin-left="0cm"/>
      <style:text-properties fo:font-size="12pt" fo:font-weight="bold"/>
    </style:style>
    <style:style style:name="ce59"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fo:font-size="12pt" fo:font-weight="bold"/>
    </style:style>
    <style:style style:name="ce60" style:family="table-cell" style:parent-style-name="Default">
      <style:table-cell-properties fo:border-bottom="none" fo:background-color="#ccffff" style:text-align-source="fix" style:repeat-content="false" fo:border-left="none" fo:border-right="0.002cm solid #000000" fo:border-top="none"/>
      <style:paragraph-properties fo:text-align="center" fo:margin-left="0cm"/>
      <style:text-properties fo:font-size="12pt" fo:font-weight="bold"/>
    </style:style>
    <style:style style:name="ce61" style:family="table-cell" style:parent-style-name="Default">
      <style:text-properties fo:color="#ff0000"/>
    </style:style>
    <style:style style:name="ce62" style:family="table-cell" style:parent-style-name="Default">
      <style:table-cell-properties fo:background-color="transparent"/>
      <style:text-properties fo:color="#ff0000"/>
    </style:style>
    <style:style style:name="ce63" style:family="table-cell" style:parent-style-name="Default">
      <style:table-cell-properties fo:border-bottom="0.002cm solid #000000" fo:background-color="#ccffff" fo:wrap-option="wrap" fo:border-left="none" fo:border-right="none" fo:border-top="none"/>
      <style:text-properties fo:font-size="12pt"/>
    </style:style>
    <style:style style:name="ce64"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fo:font-size="12pt" fo:font-weight="bold"/>
    </style:style>
    <style:style style:name="ce65" style:family="table-cell" style:parent-style-name="Default">
      <style:table-cell-properties style:text-align-source="fix" style:repeat-content="false"/>
      <style:paragraph-properties fo:text-align="center" fo:margin-left="0cm"/>
      <style:text-properties fo:font-size="12pt" fo:font-weight="bold"/>
    </style:style>
    <style:style style:name="ce66" style:family="table-cell" style:parent-style-name="Default">
      <style:table-cell-properties fo:border-bottom="0.002cm solid #000000" fo:background-color="#ccffff" style:text-align-source="fix" style:repeat-content="false" fo:border-left="none" fo:border-right="none" fo:border-top="none"/>
      <style:paragraph-properties fo:text-align="center" fo:margin-left="0cm"/>
      <style:text-properties fo:font-size="12pt" fo:font-weight="bold"/>
    </style:style>
    <style:style style:name="ce67" style:family="table-cell" style:parent-style-name="Default">
      <style:table-cell-properties fo:border-bottom="none" fo:background-color="transparent" fo:wrap-option="wrap" fo:border-left="0.002cm solid #000000" fo:border-right="0.002cm solid #000000" fo:border-top="0.002cm solid #000000" style:vertical-align="middle"/>
      <style:text-properties fo:font-size="12pt"/>
    </style:style>
    <style:style style:name="ce68" style:family="table-cell" style:parent-style-name="Default">
      <style:table-cell-properties fo:border-bottom="none" fo:background-color="#ccffff" fo:wrap-option="wrap" fo:border-left="0.002cm solid #000000" fo:border-right="0.002cm solid #000000" fo:border-top="none" style:vertical-align="middle"/>
      <style:text-properties fo:font-size="12pt"/>
    </style:style>
    <style:style style:name="ce69" style:family="table-cell" style:parent-style-name="Default">
      <style:table-cell-properties fo:border-bottom="none" fo:background-color="transparent" fo:wrap-option="wrap" fo:border-left="0.002cm solid #000000" fo:border-right="0.002cm solid #000000" fo:border-top="none" style:vertical-align="middle"/>
      <style:text-properties fo:font-size="12pt"/>
    </style:style>
    <style:style style:name="ce70" style:family="table-cell" style:parent-style-name="Default">
      <style:table-cell-properties fo:border-bottom="0.002cm solid #000000" fo:background-color="#ccffff" fo:wrap-option="wrap" fo:border-left="0.002cm solid #000000" fo:border-right="0.002cm solid #000000" fo:border-top="none" style:vertical-align="middle"/>
      <style:text-properties fo:font-size="12pt"/>
    </style:style>
    <style:style style:name="ce71" style:family="table-cell" style:parent-style-name="Default">
      <style:table-cell-properties fo:border="0.002cm solid #000000" style:vertical-align="middle"/>
      <style:text-properties fo:font-size="12pt"/>
    </style:style>
    <style:style style:name="ce72" style:family="table-cell" style:parent-style-name="Default">
      <style:table-cell-properties fo:background-color="#ccffff" fo:wrap-option="wrap" fo:border="0.002cm solid #000000" style:vertical-align="middle"/>
      <style:text-properties fo:font-size="12pt"/>
    </style:style>
    <style:style style:name="ce73" style:family="table-cell" style:parent-style-name="Default">
      <style:table-cell-properties fo:wrap-option="wrap" fo:border="0.002cm solid #000000" style:vertical-align="middle"/>
      <style:text-properties fo:font-size="12pt"/>
    </style:style>
    <style:style style:name="ce74" style:family="table-cell" style:parent-style-name="Default">
      <style:table-cell-properties style:text-align-source="fix" style:repeat-content="false" fo:border="0.002cm solid #000000"/>
      <style:paragraph-properties fo:text-align="center" fo:margin-left="0cm"/>
      <style:text-properties fo:font-size="12pt" fo:font-weight="bold"/>
    </style:style>
    <style:style style:name="ce75" style:family="table-cell" style:parent-style-name="Default">
      <style:table-cell-properties fo:background-color="#ccffff" style:text-align-source="fix" style:repeat-content="false" fo:wrap-option="wrap" fo:border="0.002cm solid #000000" style:vertical-align="middle"/>
      <style:paragraph-properties fo:text-align="center" fo:margin-left="0cm"/>
      <style:text-properties fo:font-size="12pt" fo:font-weight="bold"/>
    </style:style>
    <style:style style:name="ce76" style:family="table-cell" style:parent-style-name="Default">
      <style:table-cell-properties fo:background-color="#ccffff" style:text-align-source="fix" style:repeat-content="false" fo:border="0.002cm solid #000000" style:vertical-align="middle"/>
      <style:paragraph-properties fo:text-align="center" fo:margin-left="0cm"/>
      <style:text-properties fo:font-size="12pt" fo:font-weight="bold"/>
    </style:style>
    <style:style style:name="ce77" style:family="table-cell" style:parent-style-name="Default">
      <style:table-cell-properties style:text-align-source="fix" style:repeat-content="false" fo:border="0.002cm solid #000000" style:vertical-align="middle"/>
      <style:paragraph-properties fo:text-align="center" fo:margin-left="0cm"/>
      <style:text-properties fo:font-size="12pt" fo:font-weight="bold"/>
    </style:style>
    <style:style style:name="ce78" style:family="table-cell" style:parent-style-name="Default">
      <style:table-cell-properties fo:background-color="transparent" fo:wrap-option="wrap" fo:border="0.002cm solid #000000" style:vertical-align="middle"/>
      <style:text-properties fo:font-size="12pt"/>
    </style:style>
    <style:style style:name="ce79" style:family="table-cell" style:parent-style-name="Default">
      <style:table-cell-properties fo:background-color="#ccffff" fo:border="0.002cm solid #000000" style:vertical-align="middle"/>
      <style:text-properties fo:font-size="12pt"/>
    </style:style>
    <style:style style:name="ce80" style:family="table-cell" style:parent-style-name="Default">
      <style:table-cell-properties fo:background-color="#ffffff" fo:border="0.002cm solid #000000" style:vertical-align="middle"/>
      <style:text-properties fo:font-size="12pt"/>
    </style:style>
    <style:style style:name="ce81" style:family="table-cell" style:parent-style-name="Default">
      <style:table-cell-properties style:text-align-source="fix" style:repeat-content="false" fo:background-color="transparent" fo:border="0.002cm solid #000000" style:vertical-align="middle"/>
      <style:paragraph-properties fo:text-align="center" fo:margin-left="0cm"/>
      <style:text-properties fo:font-size="12pt" fo:font-weight="bold"/>
    </style:style>
    <style:style style:name="ce82" style:family="table-cell" style:parent-style-name="Default">
      <style:text-properties style:font-name="DejaVu Sans2"/>
    </style:style>
    <style:style style:name="T1" style:family="text">
      <style:text-properties fo:font-weight="bold"/>
    </style:style>
  </office:automatic-styles>
  <office:body>
    <office:spreadsheet>
      <table:table table:name="Digits" table:style-name="ta1" table:print="false">
        <office:forms form:automatic-focus="false" form:apply-design-mode="false"/>
        <table:table-column table:style-name="co1" table:default-cell-style-name="ce3"/>
        <table:table-column table:style-name="co2" table:default-cell-style-name="ce9"/>
        <table:table-column table:style-name="co3" table:default-cell-style-name="ce15"/>
        <table:table-column table:style-name="co3" table:default-cell-style-name="ce20"/>
        <table:table-column table:style-name="co4" table:default-cell-style-name="ce24"/>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2">
          <table:table-cell table:style-name="ce2" office:value-type="string">
            <text:p>digits/0</text:p>
          </table:table-cell>
          <table:table-cell table:style-name="ce8" office:value-type="string">
            <text:p><text:s/>cero</text:p>
          </table:table-cell>
          <table:table-cell table:style-name="ce13" office:value-type="string">
            <text:p>x</text:p>
          </table:table-cell>
          <table:table-cell table:style-name="ce18" office:value-type="string">
            <text:p>x</text:p>
          </table:table-cell>
          <table:table-cell table:style-name="ce13" office:value-type="string">
            <text:p>x</text:p>
          </table:table-cell>
          <table:table-cell/>
          <table:table-cell table:formula="oooc:=CONCATENATE(&quot;swift -n Miguel -o &quot;;[.A2];&quot;.wav '&quot;;[.B2];&quot;' -e utf-8 -m text -p audio/channels=1,audio/sampling-rate=8000&quot;)" office:value-type="string" office:string-value="swift -n Miguel -o digits/0.wav ' cero' -e utf-8 -m text -p audio/channels=1,audio/sampling-rate=8000">
            <text:p>swift -n Miguel -o digits/0.wav ' cero' -e utf-8 -m text -p audio/channels=1,audio/sampling-rate=8000</text:p>
          </table:table-cell>
        </table:table-row>
        <table:table-row table:style-name="ro2">
          <table:table-cell office:value-type="string">
            <text:p>digits/10</text:p>
          </table:table-cell>
          <table:table-cell office:value-type="string">
            <text:p><text:s/>diez</text:p>
          </table:table-cell>
          <table:table-cell table:style-name="ce14" office:value-type="string">
            <text:p>x</text:p>
          </table:table-cell>
          <table:table-cell table:style-name="ce19" office:value-type="string">
            <text:p>x</text:p>
          </table:table-cell>
          <table:table-cell table:style-name="ce14" office:value-type="string">
            <text:p>x</text:p>
          </table:table-cell>
          <table:table-cell/>
          <table:table-cell table:formula="oooc:=CONCATENATE(&quot;swift -n Miguel -o &quot;;[.A3];&quot;.wav '&quot;;[.B3];&quot;' -e utf-8 -m text -p audio/channels=1,audio/sampling-rate=8000&quot;)" office:value-type="string" office:string-value="swift -n Miguel -o digits/10.wav ' diez' -e utf-8 -m text -p audio/channels=1,audio/sampling-rate=8000">
            <text:p>swift -n Miguel -o digits/10.wav ' diez' -e utf-8 -m text -p audio/channels=1,audio/sampling-rate=8000</text:p>
          </table:table-cell>
        </table:table-row>
        <table:table-row table:style-name="ro2">
          <table:table-cell table:style-name="ce4" office:value-type="string">
            <text:p>digits/100-and</text:p>
          </table:table-cell>
          <table:table-cell table:style-name="ce10" office:value-type="string">
            <text:p><text:s/>Ciento </text:p>
          </table:table-cell>
          <table:table-cell table:number-columns-repeated="3" office:value-type="string">
            <text:p>x</text:p>
          </table:table-cell>
          <table:table-cell/>
          <table:table-cell table:formula="oooc:=CONCATENATE(&quot;swift -n Miguel -o &quot;;[.A4];&quot;.wav '&quot;;[.B4];&quot;' -e utf-8 -m text -p audio/channels=1,audio/sampling-rate=8000&quot;)" office:value-type="string" office:string-value="swift -n Miguel -o digits/100-and.wav ' Ciento ' -e utf-8 -m text -p audio/channels=1,audio/sampling-rate=8000">
            <text:p>swift -n Miguel -o digits/100-and.wav ' Ciento ' -e utf-8 -m text -p audio/channels=1,audio/sampling-rate=8000</text:p>
          </table:table-cell>
        </table:table-row>
        <table:table-row table:style-name="ro2">
          <table:table-cell office:value-type="string">
            <text:p>digits/11</text:p>
          </table:table-cell>
          <table:table-cell office:value-type="string">
            <text:p><text:s/>onc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quot;.wav '&quot;;[.B5];&quot;' -e utf-8 -m text -p audio/channels=1,audio/sampling-rate=8000&quot;)" office:value-type="string" office:string-value="swift -n Miguel -o digits/11.wav ' once' -e utf-8 -m text -p audio/channels=1,audio/sampling-rate=8000">
            <text:p>swift -n Miguel -o digits/11.wav ' once' -e utf-8 -m text -p audio/channels=1,audio/sampling-rate=8000</text:p>
          </table:table-cell>
        </table:table-row>
        <table:table-row table:style-name="ro2">
          <table:table-cell table:style-name="ce4" office:value-type="string">
            <text:p>digits/12</text:p>
          </table:table-cell>
          <table:table-cell table:style-name="ce10" office:value-type="string">
            <text:p><text:s/>doce</text:p>
          </table:table-cell>
          <table:table-cell table:number-columns-repeated="3" office:value-type="string">
            <text:p>x</text:p>
          </table:table-cell>
          <table:table-cell/>
          <table:table-cell table:formula="oooc:=CONCATENATE(&quot;swift -n Miguel -o &quot;;[.A6];&quot;.wav '&quot;;[.B6];&quot;' -e utf-8 -m text -p audio/channels=1,audio/sampling-rate=8000&quot;)" office:value-type="string" office:string-value="swift -n Miguel -o digits/12.wav ' doce' -e utf-8 -m text -p audio/channels=1,audio/sampling-rate=8000">
            <text:p>swift -n Miguel -o digits/12.wav ' doce' -e utf-8 -m text -p audio/channels=1,audio/sampling-rate=8000</text:p>
          </table:table-cell>
        </table:table-row>
        <table:table-row table:style-name="ro2">
          <table:table-cell office:value-type="string">
            <text:p>digits/13</text:p>
          </table:table-cell>
          <table:table-cell office:value-type="string">
            <text:p><text:s/>trec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quot;.wav '&quot;;[.B7];&quot;' -e utf-8 -m text -p audio/channels=1,audio/sampling-rate=8000&quot;)" office:value-type="string" office:string-value="swift -n Miguel -o digits/13.wav ' trece' -e utf-8 -m text -p audio/channels=1,audio/sampling-rate=8000">
            <text:p>swift -n Miguel -o digits/13.wav ' trece' -e utf-8 -m text -p audio/channels=1,audio/sampling-rate=8000</text:p>
          </table:table-cell>
        </table:table-row>
        <table:table-row table:style-name="ro2">
          <table:table-cell table:style-name="ce4" office:value-type="string">
            <text:p>digits/14</text:p>
          </table:table-cell>
          <table:table-cell table:style-name="ce10" office:value-type="string">
            <text:p><text:s/>catorce</text:p>
          </table:table-cell>
          <table:table-cell table:number-columns-repeated="3" office:value-type="string">
            <text:p>x</text:p>
          </table:table-cell>
          <table:table-cell/>
          <table:table-cell table:formula="oooc:=CONCATENATE(&quot;swift -n Miguel -o &quot;;[.A8];&quot;.wav '&quot;;[.B8];&quot;' -e utf-8 -m text -p audio/channels=1,audio/sampling-rate=8000&quot;)" office:value-type="string" office:string-value="swift -n Miguel -o digits/14.wav ' catorce' -e utf-8 -m text -p audio/channels=1,audio/sampling-rate=8000">
            <text:p>swift -n Miguel -o digits/14.wav ' catorce' -e utf-8 -m text -p audio/channels=1,audio/sampling-rate=8000</text:p>
          </table:table-cell>
        </table:table-row>
        <table:table-row table:style-name="ro2">
          <table:table-cell office:value-type="string">
            <text:p>digits/15</text:p>
          </table:table-cell>
          <table:table-cell office:value-type="string">
            <text:p><text:s/>quinc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quot;.wav '&quot;;[.B9];&quot;' -e utf-8 -m text -p audio/channels=1,audio/sampling-rate=8000&quot;)" office:value-type="string" office:string-value="swift -n Miguel -o digits/15.wav ' quince' -e utf-8 -m text -p audio/channels=1,audio/sampling-rate=8000">
            <text:p>swift -n Miguel -o digits/15.wav ' quince' -e utf-8 -m text -p audio/channels=1,audio/sampling-rate=8000</text:p>
          </table:table-cell>
        </table:table-row>
        <table:table-row table:style-name="ro2">
          <table:table-cell table:style-name="ce4" office:value-type="string">
            <text:p>digits/16</text:p>
          </table:table-cell>
          <table:table-cell table:style-name="ce10" office:value-type="string">
            <text:p><text:s/>dieciseis</text:p>
          </table:table-cell>
          <table:table-cell table:number-columns-repeated="3" office:value-type="string">
            <text:p>x</text:p>
          </table:table-cell>
          <table:table-cell/>
          <table:table-cell table:formula="oooc:=CONCATENATE(&quot;swift -n Miguel -o &quot;;[.A10];&quot;.wav '&quot;;[.B10];&quot;' -e utf-8 -m text -p audio/channels=1,audio/sampling-rate=8000&quot;)" office:value-type="string" office:string-value="swift -n Miguel -o digits/16.wav ' dieciseis' -e utf-8 -m text -p audio/channels=1,audio/sampling-rate=8000">
            <text:p>swift -n Miguel -o digits/16.wav ' dieciseis' -e utf-8 -m text -p audio/channels=1,audio/sampling-rate=8000</text:p>
          </table:table-cell>
        </table:table-row>
        <table:table-row table:style-name="ro2">
          <table:table-cell office:value-type="string">
            <text:p>digits/17</text:p>
          </table:table-cell>
          <table:table-cell office:value-type="string">
            <text:p><text:s/>diecisiet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1];&quot;.wav '&quot;;[.B11];&quot;' -e utf-8 -m text -p audio/channels=1,audio/sampling-rate=8000&quot;)" office:value-type="string" office:string-value="swift -n Miguel -o digits/17.wav ' diecisiete' -e utf-8 -m text -p audio/channels=1,audio/sampling-rate=8000">
            <text:p>swift -n Miguel -o digits/17.wav ' diecisiete' -e utf-8 -m text -p audio/channels=1,audio/sampling-rate=8000</text:p>
          </table:table-cell>
        </table:table-row>
        <table:table-row table:style-name="ro2">
          <table:table-cell table:style-name="ce4" office:value-type="string">
            <text:p>digits/18</text:p>
          </table:table-cell>
          <table:table-cell table:style-name="ce10" office:value-type="string">
            <text:p><text:s/>dieciocho</text:p>
          </table:table-cell>
          <table:table-cell table:number-columns-repeated="3" office:value-type="string">
            <text:p>x</text:p>
          </table:table-cell>
          <table:table-cell/>
          <table:table-cell table:formula="oooc:=CONCATENATE(&quot;swift -n Miguel -o &quot;;[.A12];&quot;.wav '&quot;;[.B12];&quot;' -e utf-8 -m text -p audio/channels=1,audio/sampling-rate=8000&quot;)" office:value-type="string" office:string-value="swift -n Miguel -o digits/18.wav ' dieciocho' -e utf-8 -m text -p audio/channels=1,audio/sampling-rate=8000">
            <text:p>swift -n Miguel -o digits/18.wav ' dieciocho' -e utf-8 -m text -p audio/channels=1,audio/sampling-rate=8000</text:p>
          </table:table-cell>
        </table:table-row>
        <table:table-row table:style-name="ro2">
          <table:table-cell office:value-type="string">
            <text:p>digits/19</text:p>
          </table:table-cell>
          <table:table-cell office:value-type="string">
            <text:p><text:s/>diecinuev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3];&quot;.wav '&quot;;[.B13];&quot;' -e utf-8 -m text -p audio/channels=1,audio/sampling-rate=8000&quot;)" office:value-type="string" office:string-value="swift -n Miguel -o digits/19.wav ' diecinueve' -e utf-8 -m text -p audio/channels=1,audio/sampling-rate=8000">
            <text:p>swift -n Miguel -o digits/19.wav ' diecinueve' -e utf-8 -m text -p audio/channels=1,audio/sampling-rate=8000</text:p>
          </table:table-cell>
        </table:table-row>
        <table:table-row table:style-name="ro2">
          <table:table-cell table:style-name="ce4" office:value-type="string">
            <text:p>digits/1</text:p>
          </table:table-cell>
          <table:table-cell table:style-name="ce10" office:value-type="string">
            <text:p><text:s/>uno</text:p>
          </table:table-cell>
          <table:table-cell table:number-columns-repeated="3" office:value-type="string">
            <text:p>x</text:p>
          </table:table-cell>
          <table:table-cell/>
          <table:table-cell table:formula="oooc:=CONCATENATE(&quot;swift -n Miguel -o &quot;;[.A14];&quot;.wav '&quot;;[.B14];&quot;' -e utf-8 -m text -p audio/channels=1,audio/sampling-rate=8000&quot;)" office:value-type="string" office:string-value="swift -n Miguel -o digits/1.wav ' uno' -e utf-8 -m text -p audio/channels=1,audio/sampling-rate=8000">
            <text:p>swift -n Miguel -o digits/1.wav ' uno' -e utf-8 -m text -p audio/channels=1,audio/sampling-rate=8000</text:p>
          </table:table-cell>
        </table:table-row>
        <table:table-row table:style-name="ro2">
          <table:table-cell office:value-type="string">
            <text:p>digits/1f</text:p>
          </table:table-cell>
          <table:table-cell office:value-type="string">
            <text:p><text:s/>una</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5];&quot;.wav '&quot;;[.B15];&quot;' -e utf-8 -m text -p audio/channels=1,audio/sampling-rate=8000&quot;)" office:value-type="string" office:string-value="swift -n Miguel -o digits/1f.wav ' una' -e utf-8 -m text -p audio/channels=1,audio/sampling-rate=8000">
            <text:p>swift -n Miguel -o digits/1f.wav ' una' -e utf-8 -m text -p audio/channels=1,audio/sampling-rate=8000</text:p>
          </table:table-cell>
        </table:table-row>
        <table:table-row table:style-name="ro2">
          <table:table-cell table:style-name="ce4" office:value-type="string">
            <text:p>digits/1m</text:p>
          </table:table-cell>
          <table:table-cell table:style-name="ce10" office:value-type="string">
            <text:p><text:s/>un</text:p>
          </table:table-cell>
          <table:table-cell table:number-columns-repeated="3" office:value-type="string">
            <text:p>x</text:p>
          </table:table-cell>
          <table:table-cell/>
          <table:table-cell table:formula="oooc:=CONCATENATE(&quot;swift -n Miguel -o &quot;;[.A16];&quot;.wav '&quot;;[.B16];&quot;' -e utf-8 -m text -p audio/channels=1,audio/sampling-rate=8000&quot;)" office:value-type="string" office:string-value="swift -n Miguel -o digits/1m.wav ' un' -e utf-8 -m text -p audio/channels=1,audio/sampling-rate=8000">
            <text:p>swift -n Miguel -o digits/1m.wav ' un' -e utf-8 -m text -p audio/channels=1,audio/sampling-rate=8000</text:p>
          </table:table-cell>
        </table:table-row>
        <table:table-row table:style-name="ro2">
          <table:table-cell office:value-type="string">
            <text:p>digits/200</text:p>
          </table:table-cell>
          <table:table-cell office:value-type="string">
            <text:p><text:s/>doscient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7];&quot;.wav '&quot;;[.B17];&quot;' -e utf-8 -m text -p audio/channels=1,audio/sampling-rate=8000&quot;)" office:value-type="string" office:string-value="swift -n Miguel -o digits/200.wav ' doscientos' -e utf-8 -m text -p audio/channels=1,audio/sampling-rate=8000">
            <text:p>swift -n Miguel -o digits/200.wav ' doscientos' -e utf-8 -m text -p audio/channels=1,audio/sampling-rate=8000</text:p>
          </table:table-cell>
        </table:table-row>
        <table:table-row table:style-name="ro2">
          <table:table-cell table:style-name="ce4" office:value-type="string">
            <text:p>digits/20</text:p>
          </table:table-cell>
          <table:table-cell table:style-name="ce10" office:value-type="string">
            <text:p><text:s/>veinte</text:p>
          </table:table-cell>
          <table:table-cell table:number-columns-repeated="3" office:value-type="string">
            <text:p>x</text:p>
          </table:table-cell>
          <table:table-cell/>
          <table:table-cell table:formula="oooc:=CONCATENATE(&quot;swift -n Miguel -o &quot;;[.A18];&quot;.wav '&quot;;[.B18];&quot;' -e utf-8 -m text -p audio/channels=1,audio/sampling-rate=8000&quot;)" office:value-type="string" office:string-value="swift -n Miguel -o digits/20.wav ' veinte' -e utf-8 -m text -p audio/channels=1,audio/sampling-rate=8000">
            <text:p>swift -n Miguel -o digits/20.wav ' veinte' -e utf-8 -m text -p audio/channels=1,audio/sampling-rate=8000</text:p>
          </table:table-cell>
        </table:table-row>
        <table:table-row table:style-name="ro2">
          <table:table-cell office:value-type="string">
            <text:p>digits/20-and</text:p>
          </table:table-cell>
          <table:table-cell office:value-type="string">
            <text:p><text:s/>veinti</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9];&quot;.wav '&quot;;[.B19];&quot;' -e utf-8 -m text -p audio/channels=1,audio/sampling-rate=8000&quot;)" office:value-type="string" office:string-value="swift -n Miguel -o digits/20-and.wav ' veinti' -e utf-8 -m text -p audio/channels=1,audio/sampling-rate=8000">
            <text:p>swift -n Miguel -o digits/20-and.wav ' veinti' -e utf-8 -m text -p audio/channels=1,audio/sampling-rate=8000</text:p>
          </table:table-cell>
        </table:table-row>
        <table:table-row table:style-name="ro2">
          <table:table-cell table:style-name="ce4" office:value-type="string">
            <text:p>digits/21</text:p>
          </table:table-cell>
          <table:table-cell table:style-name="ce10" office:value-type="string">
            <text:p><text:s/>veintiuno</text:p>
          </table:table-cell>
          <table:table-cell table:number-columns-repeated="3" office:value-type="string">
            <text:p>x</text:p>
          </table:table-cell>
          <table:table-cell/>
          <table:table-cell table:formula="oooc:=CONCATENATE(&quot;swift -n Miguel -o &quot;;[.A20];&quot;.wav '&quot;;[.B20];&quot;' -e utf-8 -m text -p audio/channels=1,audio/sampling-rate=8000&quot;)" office:value-type="string" office:string-value="swift -n Miguel -o digits/21.wav ' veintiuno' -e utf-8 -m text -p audio/channels=1,audio/sampling-rate=8000">
            <text:p>swift -n Miguel -o digits/21.wav ' veintiuno' -e utf-8 -m text -p audio/channels=1,audio/sampling-rate=8000</text:p>
          </table:table-cell>
        </table:table-row>
        <table:table-row table:style-name="ro2">
          <table:table-cell office:value-type="string">
            <text:p>digits/22</text:p>
          </table:table-cell>
          <table:table-cell office:value-type="string">
            <text:p><text:s/>veintid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21];&quot;.wav '&quot;;[.B21];&quot;' -e utf-8 -m text -p audio/channels=1,audio/sampling-rate=8000&quot;)" office:value-type="string" office:string-value="swift -n Miguel -o digits/22.wav ' veintidos' -e utf-8 -m text -p audio/channels=1,audio/sampling-rate=8000">
            <text:p>swift -n Miguel -o digits/22.wav ' veintidos' -e utf-8 -m text -p audio/channels=1,audio/sampling-rate=8000</text:p>
          </table:table-cell>
        </table:table-row>
        <table:table-row table:style-name="ro2">
          <table:table-cell table:style-name="ce4" office:value-type="string">
            <text:p>digits/23</text:p>
          </table:table-cell>
          <table:table-cell table:style-name="ce10" office:value-type="string">
            <text:p><text:s/>veintitres</text:p>
          </table:table-cell>
          <table:table-cell table:number-columns-repeated="3" office:value-type="string">
            <text:p>x</text:p>
          </table:table-cell>
          <table:table-cell/>
          <table:table-cell table:formula="oooc:=CONCATENATE(&quot;swift -n Miguel -o &quot;;[.A22];&quot;.wav '&quot;;[.B22];&quot;' -e utf-8 -m text -p audio/channels=1,audio/sampling-rate=8000&quot;)" office:value-type="string" office:string-value="swift -n Miguel -o digits/23.wav ' veintitres' -e utf-8 -m text -p audio/channels=1,audio/sampling-rate=8000">
            <text:p>swift -n Miguel -o digits/23.wav ' veintitres' -e utf-8 -m text -p audio/channels=1,audio/sampling-rate=8000</text:p>
          </table:table-cell>
        </table:table-row>
        <table:table-row table:style-name="ro2">
          <table:table-cell office:value-type="string">
            <text:p>digits/24</text:p>
          </table:table-cell>
          <table:table-cell office:value-type="string">
            <text:p><text:s/>veinticuat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23];&quot;.wav '&quot;;[.B23];&quot;' -e utf-8 -m text -p audio/channels=1,audio/sampling-rate=8000&quot;)" office:value-type="string" office:string-value="swift -n Miguel -o digits/24.wav ' veinticuatro' -e utf-8 -m text -p audio/channels=1,audio/sampling-rate=8000">
            <text:p>swift -n Miguel -o digits/24.wav ' veinticuatro' -e utf-8 -m text -p audio/channels=1,audio/sampling-rate=8000</text:p>
          </table:table-cell>
        </table:table-row>
        <table:table-row table:style-name="ro2">
          <table:table-cell table:style-name="ce4" office:value-type="string">
            <text:p>digits/25</text:p>
          </table:table-cell>
          <table:table-cell table:style-name="ce10" office:value-type="string">
            <text:p><text:s/>veinticinco</text:p>
          </table:table-cell>
          <table:table-cell table:number-columns-repeated="3" office:value-type="string">
            <text:p>x</text:p>
          </table:table-cell>
          <table:table-cell/>
          <table:table-cell table:formula="oooc:=CONCATENATE(&quot;swift -n Miguel -o &quot;;[.A24];&quot;.wav '&quot;;[.B24];&quot;' -e utf-8 -m text -p audio/channels=1,audio/sampling-rate=8000&quot;)" office:value-type="string" office:string-value="swift -n Miguel -o digits/25.wav ' veinticinco' -e utf-8 -m text -p audio/channels=1,audio/sampling-rate=8000">
            <text:p>swift -n Miguel -o digits/25.wav ' veinticinco' -e utf-8 -m text -p audio/channels=1,audio/sampling-rate=8000</text:p>
          </table:table-cell>
        </table:table-row>
        <table:table-row table:style-name="ro2">
          <table:table-cell office:value-type="string">
            <text:p>digits/26</text:p>
          </table:table-cell>
          <table:table-cell office:value-type="string">
            <text:p><text:s/>veintisei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25];&quot;.wav '&quot;;[.B25];&quot;' -e utf-8 -m text -p audio/channels=1,audio/sampling-rate=8000&quot;)" office:value-type="string" office:string-value="swift -n Miguel -o digits/26.wav ' veintiseis' -e utf-8 -m text -p audio/channels=1,audio/sampling-rate=8000">
            <text:p>swift -n Miguel -o digits/26.wav ' veintiseis' -e utf-8 -m text -p audio/channels=1,audio/sampling-rate=8000</text:p>
          </table:table-cell>
        </table:table-row>
        <table:table-row table:style-name="ro2">
          <table:table-cell table:style-name="ce4" office:value-type="string">
            <text:p>digits/27</text:p>
          </table:table-cell>
          <table:table-cell table:style-name="ce10" office:value-type="string">
            <text:p><text:s/>veintisiete</text:p>
          </table:table-cell>
          <table:table-cell table:number-columns-repeated="3" office:value-type="string">
            <text:p>x</text:p>
          </table:table-cell>
          <table:table-cell/>
          <table:table-cell table:formula="oooc:=CONCATENATE(&quot;swift -n Miguel -o &quot;;[.A26];&quot;.wav '&quot;;[.B26];&quot;' -e utf-8 -m text -p audio/channels=1,audio/sampling-rate=8000&quot;)" office:value-type="string" office:string-value="swift -n Miguel -o digits/27.wav ' veintisiete' -e utf-8 -m text -p audio/channels=1,audio/sampling-rate=8000">
            <text:p>swift -n Miguel -o digits/27.wav ' veintisiete' -e utf-8 -m text -p audio/channels=1,audio/sampling-rate=8000</text:p>
          </table:table-cell>
        </table:table-row>
        <table:table-row table:style-name="ro2">
          <table:table-cell office:value-type="string">
            <text:p>digits/28</text:p>
          </table:table-cell>
          <table:table-cell office:value-type="string">
            <text:p><text:s/>veintioch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27];&quot;.wav '&quot;;[.B27];&quot;' -e utf-8 -m text -p audio/channels=1,audio/sampling-rate=8000&quot;)" office:value-type="string" office:string-value="swift -n Miguel -o digits/28.wav ' veintiocho' -e utf-8 -m text -p audio/channels=1,audio/sampling-rate=8000">
            <text:p>swift -n Miguel -o digits/28.wav ' veintiocho' -e utf-8 -m text -p audio/channels=1,audio/sampling-rate=8000</text:p>
          </table:table-cell>
        </table:table-row>
        <table:table-row table:style-name="ro2">
          <table:table-cell table:style-name="ce4" office:value-type="string">
            <text:p>digits/29</text:p>
          </table:table-cell>
          <table:table-cell table:style-name="ce10" office:value-type="string">
            <text:p><text:s/>veintinueve</text:p>
          </table:table-cell>
          <table:table-cell table:number-columns-repeated="3" office:value-type="string">
            <text:p>x</text:p>
          </table:table-cell>
          <table:table-cell/>
          <table:table-cell table:formula="oooc:=CONCATENATE(&quot;swift -n Miguel -o &quot;;[.A28];&quot;.wav '&quot;;[.B28];&quot;' -e utf-8 -m text -p audio/channels=1,audio/sampling-rate=8000&quot;)" office:value-type="string" office:string-value="swift -n Miguel -o digits/29.wav ' veintinueve' -e utf-8 -m text -p audio/channels=1,audio/sampling-rate=8000">
            <text:p>swift -n Miguel -o digits/29.wav ' veintinueve' -e utf-8 -m text -p audio/channels=1,audio/sampling-rate=8000</text:p>
          </table:table-cell>
        </table:table-row>
        <table:table-row table:style-name="ro2">
          <table:table-cell office:value-type="string">
            <text:p>digits/2</text:p>
          </table:table-cell>
          <table:table-cell office:value-type="string">
            <text:p><text:s/>d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29];&quot;.wav '&quot;;[.B29];&quot;' -e utf-8 -m text -p audio/channels=1,audio/sampling-rate=8000&quot;)" office:value-type="string" office:string-value="swift -n Miguel -o digits/2.wav ' dos' -e utf-8 -m text -p audio/channels=1,audio/sampling-rate=8000">
            <text:p>swift -n Miguel -o digits/2.wav ' dos' -e utf-8 -m text -p audio/channels=1,audio/sampling-rate=8000</text:p>
          </table:table-cell>
        </table:table-row>
        <table:table-row table:style-name="ro2">
          <table:table-cell table:style-name="ce4" office:value-type="string">
            <text:p>digits/300</text:p>
          </table:table-cell>
          <table:table-cell table:style-name="ce10" office:value-type="string">
            <text:p><text:s/>trescientos</text:p>
          </table:table-cell>
          <table:table-cell table:number-columns-repeated="3" office:value-type="string">
            <text:p>x</text:p>
          </table:table-cell>
          <table:table-cell/>
          <table:table-cell table:formula="oooc:=CONCATENATE(&quot;swift -n Miguel -o &quot;;[.A30];&quot;.wav '&quot;;[.B30];&quot;' -e utf-8 -m text -p audio/channels=1,audio/sampling-rate=8000&quot;)" office:value-type="string" office:string-value="swift -n Miguel -o digits/300.wav ' trescientos' -e utf-8 -m text -p audio/channels=1,audio/sampling-rate=8000">
            <text:p>swift -n Miguel -o digits/300.wav ' trescientos' -e utf-8 -m text -p audio/channels=1,audio/sampling-rate=8000</text:p>
          </table:table-cell>
        </table:table-row>
        <table:table-row table:style-name="ro2">
          <table:table-cell office:value-type="string">
            <text:p>digits/30</text:p>
          </table:table-cell>
          <table:table-cell office:value-type="string">
            <text:p><text:s/>treinta</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31];&quot;.wav '&quot;;[.B31];&quot;' -e utf-8 -m text -p audio/channels=1,audio/sampling-rate=8000&quot;)" office:value-type="string" office:string-value="swift -n Miguel -o digits/30.wav ' treinta' -e utf-8 -m text -p audio/channels=1,audio/sampling-rate=8000">
            <text:p>swift -n Miguel -o digits/30.wav ' treinta' -e utf-8 -m text -p audio/channels=1,audio/sampling-rate=8000</text:p>
          </table:table-cell>
        </table:table-row>
        <table:table-row table:style-name="ro2">
          <table:table-cell table:style-name="ce4" office:value-type="string">
            <text:p>digits/3</text:p>
          </table:table-cell>
          <table:table-cell table:style-name="ce10" office:value-type="string">
            <text:p><text:s/>tres</text:p>
          </table:table-cell>
          <table:table-cell table:number-columns-repeated="3" office:value-type="string">
            <text:p>x</text:p>
          </table:table-cell>
          <table:table-cell/>
          <table:table-cell table:formula="oooc:=CONCATENATE(&quot;swift -n Miguel -o &quot;;[.A32];&quot;.wav '&quot;;[.B32];&quot;' -e utf-8 -m text -p audio/channels=1,audio/sampling-rate=8000&quot;)" office:value-type="string" office:string-value="swift -n Miguel -o digits/3.wav ' tres' -e utf-8 -m text -p audio/channels=1,audio/sampling-rate=8000">
            <text:p>swift -n Miguel -o digits/3.wav ' tres' -e utf-8 -m text -p audio/channels=1,audio/sampling-rate=8000</text:p>
          </table:table-cell>
        </table:table-row>
        <table:table-row table:style-name="ro2">
          <table:table-cell office:value-type="string">
            <text:p>digits/400</text:p>
          </table:table-cell>
          <table:table-cell office:value-type="string">
            <text:p><text:s/>cuatrocient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33];&quot;.wav '&quot;;[.B33];&quot;' -e utf-8 -m text -p audio/channels=1,audio/sampling-rate=8000&quot;)" office:value-type="string" office:string-value="swift -n Miguel -o digits/400.wav ' cuatrocientos' -e utf-8 -m text -p audio/channels=1,audio/sampling-rate=8000">
            <text:p>swift -n Miguel -o digits/400.wav ' cuatrocientos' -e utf-8 -m text -p audio/channels=1,audio/sampling-rate=8000</text:p>
          </table:table-cell>
        </table:table-row>
        <table:table-row table:style-name="ro2">
          <table:table-cell table:style-name="ce4" office:value-type="string">
            <text:p>digits/40</text:p>
          </table:table-cell>
          <table:table-cell table:style-name="ce10" office:value-type="string">
            <text:p><text:s/>cuarenta</text:p>
          </table:table-cell>
          <table:table-cell table:number-columns-repeated="3" office:value-type="string">
            <text:p>x</text:p>
          </table:table-cell>
          <table:table-cell/>
          <table:table-cell table:formula="oooc:=CONCATENATE(&quot;swift -n Miguel -o &quot;;[.A34];&quot;.wav '&quot;;[.B34];&quot;' -e utf-8 -m text -p audio/channels=1,audio/sampling-rate=8000&quot;)" office:value-type="string" office:string-value="swift -n Miguel -o digits/40.wav ' cuarenta' -e utf-8 -m text -p audio/channels=1,audio/sampling-rate=8000">
            <text:p>swift -n Miguel -o digits/40.wav ' cuarenta' -e utf-8 -m text -p audio/channels=1,audio/sampling-rate=8000</text:p>
          </table:table-cell>
        </table:table-row>
        <table:table-row table:style-name="ro2">
          <table:table-cell office:value-type="string">
            <text:p>digits/4</text:p>
          </table:table-cell>
          <table:table-cell office:value-type="string">
            <text:p><text:s/>cuat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35];&quot;.wav '&quot;;[.B35];&quot;' -e utf-8 -m text -p audio/channels=1,audio/sampling-rate=8000&quot;)" office:value-type="string" office:string-value="swift -n Miguel -o digits/4.wav ' cuatro' -e utf-8 -m text -p audio/channels=1,audio/sampling-rate=8000">
            <text:p>swift -n Miguel -o digits/4.wav ' cuatro' -e utf-8 -m text -p audio/channels=1,audio/sampling-rate=8000</text:p>
          </table:table-cell>
        </table:table-row>
        <table:table-row table:style-name="ro2">
          <table:table-cell table:style-name="ce4" office:value-type="string">
            <text:p>digits/500</text:p>
          </table:table-cell>
          <table:table-cell table:style-name="ce10" office:value-type="string">
            <text:p><text:s/>quinientos</text:p>
          </table:table-cell>
          <table:table-cell table:number-columns-repeated="3" office:value-type="string">
            <text:p>x</text:p>
          </table:table-cell>
          <table:table-cell/>
          <table:table-cell table:formula="oooc:=CONCATENATE(&quot;swift -n Miguel -o &quot;;[.A36];&quot;.wav '&quot;;[.B36];&quot;' -e utf-8 -m text -p audio/channels=1,audio/sampling-rate=8000&quot;)" office:value-type="string" office:string-value="swift -n Miguel -o digits/500.wav ' quinientos' -e utf-8 -m text -p audio/channels=1,audio/sampling-rate=8000">
            <text:p>swift -n Miguel -o digits/500.wav ' quinientos' -e utf-8 -m text -p audio/channels=1,audio/sampling-rate=8000</text:p>
          </table:table-cell>
        </table:table-row>
        <table:table-row table:style-name="ro2">
          <table:table-cell office:value-type="string">
            <text:p>digits/50</text:p>
          </table:table-cell>
          <table:table-cell office:value-type="string">
            <text:p><text:s/>cincuenta</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37];&quot;.wav '&quot;;[.B37];&quot;' -e utf-8 -m text -p audio/channels=1,audio/sampling-rate=8000&quot;)" office:value-type="string" office:string-value="swift -n Miguel -o digits/50.wav ' cincuenta' -e utf-8 -m text -p audio/channels=1,audio/sampling-rate=8000">
            <text:p>swift -n Miguel -o digits/50.wav ' cincuenta' -e utf-8 -m text -p audio/channels=1,audio/sampling-rate=8000</text:p>
          </table:table-cell>
        </table:table-row>
        <table:table-row table:style-name="ro2">
          <table:table-cell table:style-name="ce4" office:value-type="string">
            <text:p>digits/5</text:p>
          </table:table-cell>
          <table:table-cell table:style-name="ce10" office:value-type="string">
            <text:p><text:s/>cinco</text:p>
          </table:table-cell>
          <table:table-cell table:number-columns-repeated="3" office:value-type="string">
            <text:p>x</text:p>
          </table:table-cell>
          <table:table-cell/>
          <table:table-cell table:formula="oooc:=CONCATENATE(&quot;swift -n Miguel -o &quot;;[.A38];&quot;.wav '&quot;;[.B38];&quot;' -e utf-8 -m text -p audio/channels=1,audio/sampling-rate=8000&quot;)" office:value-type="string" office:string-value="swift -n Miguel -o digits/5.wav ' cinco' -e utf-8 -m text -p audio/channels=1,audio/sampling-rate=8000">
            <text:p>swift -n Miguel -o digits/5.wav ' cinco' -e utf-8 -m text -p audio/channels=1,audio/sampling-rate=8000</text:p>
          </table:table-cell>
        </table:table-row>
        <table:table-row table:style-name="ro2">
          <table:table-cell office:value-type="string">
            <text:p>digits/600</text:p>
          </table:table-cell>
          <table:table-cell office:value-type="string">
            <text:p><text:s/>seiscient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39];&quot;.wav '&quot;;[.B39];&quot;' -e utf-8 -m text -p audio/channels=1,audio/sampling-rate=8000&quot;)" office:value-type="string" office:string-value="swift -n Miguel -o digits/600.wav ' seiscientos' -e utf-8 -m text -p audio/channels=1,audio/sampling-rate=8000">
            <text:p>swift -n Miguel -o digits/600.wav ' seiscientos' -e utf-8 -m text -p audio/channels=1,audio/sampling-rate=8000</text:p>
          </table:table-cell>
        </table:table-row>
        <table:table-row table:style-name="ro2">
          <table:table-cell table:style-name="ce4" office:value-type="string">
            <text:p>digits/60</text:p>
          </table:table-cell>
          <table:table-cell table:style-name="ce10" office:value-type="string">
            <text:p><text:s/>sesenta</text:p>
          </table:table-cell>
          <table:table-cell table:number-columns-repeated="3" office:value-type="string">
            <text:p>x</text:p>
          </table:table-cell>
          <table:table-cell/>
          <table:table-cell table:formula="oooc:=CONCATENATE(&quot;swift -n Miguel -o &quot;;[.A40];&quot;.wav '&quot;;[.B40];&quot;' -e utf-8 -m text -p audio/channels=1,audio/sampling-rate=8000&quot;)" office:value-type="string" office:string-value="swift -n Miguel -o digits/60.wav ' sesenta' -e utf-8 -m text -p audio/channels=1,audio/sampling-rate=8000">
            <text:p>swift -n Miguel -o digits/60.wav ' sesenta' -e utf-8 -m text -p audio/channels=1,audio/sampling-rate=8000</text:p>
          </table:table-cell>
        </table:table-row>
        <table:table-row table:style-name="ro2">
          <table:table-cell office:value-type="string">
            <text:p>digits/6</text:p>
          </table:table-cell>
          <table:table-cell office:value-type="string">
            <text:p><text:s/>sei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41];&quot;.wav '&quot;;[.B41];&quot;' -e utf-8 -m text -p audio/channels=1,audio/sampling-rate=8000&quot;)" office:value-type="string" office:string-value="swift -n Miguel -o digits/6.wav ' seis' -e utf-8 -m text -p audio/channels=1,audio/sampling-rate=8000">
            <text:p>swift -n Miguel -o digits/6.wav ' seis' -e utf-8 -m text -p audio/channels=1,audio/sampling-rate=8000</text:p>
          </table:table-cell>
        </table:table-row>
        <table:table-row table:style-name="ro2">
          <table:table-cell table:style-name="ce4" office:value-type="string">
            <text:p>digits/700</text:p>
          </table:table-cell>
          <table:table-cell table:style-name="ce10" office:value-type="string">
            <text:p><text:s/>setecientos</text:p>
          </table:table-cell>
          <table:table-cell table:number-columns-repeated="3" office:value-type="string">
            <text:p>x</text:p>
          </table:table-cell>
          <table:table-cell/>
          <table:table-cell table:formula="oooc:=CONCATENATE(&quot;swift -n Miguel -o &quot;;[.A42];&quot;.wav '&quot;;[.B42];&quot;' -e utf-8 -m text -p audio/channels=1,audio/sampling-rate=8000&quot;)" office:value-type="string" office:string-value="swift -n Miguel -o digits/700.wav ' setecientos' -e utf-8 -m text -p audio/channels=1,audio/sampling-rate=8000">
            <text:p>swift -n Miguel -o digits/700.wav ' setecientos' -e utf-8 -m text -p audio/channels=1,audio/sampling-rate=8000</text:p>
          </table:table-cell>
        </table:table-row>
        <table:table-row table:style-name="ro2">
          <table:table-cell office:value-type="string">
            <text:p>digits/70</text:p>
          </table:table-cell>
          <table:table-cell office:value-type="string">
            <text:p><text:s/>setenta</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43];&quot;.wav '&quot;;[.B43];&quot;' -e utf-8 -m text -p audio/channels=1,audio/sampling-rate=8000&quot;)" office:value-type="string" office:string-value="swift -n Miguel -o digits/70.wav ' setenta' -e utf-8 -m text -p audio/channels=1,audio/sampling-rate=8000">
            <text:p>swift -n Miguel -o digits/70.wav ' setenta' -e utf-8 -m text -p audio/channels=1,audio/sampling-rate=8000</text:p>
          </table:table-cell>
        </table:table-row>
        <table:table-row table:style-name="ro2">
          <table:table-cell table:style-name="ce4" office:value-type="string">
            <text:p>digits/7</text:p>
          </table:table-cell>
          <table:table-cell table:style-name="ce10" office:value-type="string">
            <text:p><text:s/>siete</text:p>
          </table:table-cell>
          <table:table-cell table:number-columns-repeated="3" office:value-type="string">
            <text:p>x</text:p>
          </table:table-cell>
          <table:table-cell/>
          <table:table-cell table:formula="oooc:=CONCATENATE(&quot;swift -n Miguel -o &quot;;[.A44];&quot;.wav '&quot;;[.B44];&quot;' -e utf-8 -m text -p audio/channels=1,audio/sampling-rate=8000&quot;)" office:value-type="string" office:string-value="swift -n Miguel -o digits/7.wav ' siete' -e utf-8 -m text -p audio/channels=1,audio/sampling-rate=8000">
            <text:p>swift -n Miguel -o digits/7.wav ' siete' -e utf-8 -m text -p audio/channels=1,audio/sampling-rate=8000</text:p>
          </table:table-cell>
        </table:table-row>
        <table:table-row table:style-name="ro2">
          <table:table-cell office:value-type="string">
            <text:p>digits/800</text:p>
          </table:table-cell>
          <table:table-cell office:value-type="string">
            <text:p><text:s/>ochocient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45];&quot;.wav '&quot;;[.B45];&quot;' -e utf-8 -m text -p audio/channels=1,audio/sampling-rate=8000&quot;)" office:value-type="string" office:string-value="swift -n Miguel -o digits/800.wav ' ochocientos' -e utf-8 -m text -p audio/channels=1,audio/sampling-rate=8000">
            <text:p>swift -n Miguel -o digits/800.wav ' ochocientos' -e utf-8 -m text -p audio/channels=1,audio/sampling-rate=8000</text:p>
          </table:table-cell>
        </table:table-row>
        <table:table-row table:style-name="ro2">
          <table:table-cell table:style-name="ce4" office:value-type="string">
            <text:p>digits/80</text:p>
          </table:table-cell>
          <table:table-cell table:style-name="ce10" office:value-type="string">
            <text:p><text:s/>ochenta</text:p>
          </table:table-cell>
          <table:table-cell table:number-columns-repeated="3" office:value-type="string">
            <text:p>x</text:p>
          </table:table-cell>
          <table:table-cell/>
          <table:table-cell table:formula="oooc:=CONCATENATE(&quot;swift -n Miguel -o &quot;;[.A46];&quot;.wav '&quot;;[.B46];&quot;' -e utf-8 -m text -p audio/channels=1,audio/sampling-rate=8000&quot;)" office:value-type="string" office:string-value="swift -n Miguel -o digits/80.wav ' ochenta' -e utf-8 -m text -p audio/channels=1,audio/sampling-rate=8000">
            <text:p>swift -n Miguel -o digits/80.wav ' ochenta' -e utf-8 -m text -p audio/channels=1,audio/sampling-rate=8000</text:p>
          </table:table-cell>
        </table:table-row>
        <table:table-row table:style-name="ro2">
          <table:table-cell office:value-type="string">
            <text:p>digits/8</text:p>
          </table:table-cell>
          <table:table-cell office:value-type="string">
            <text:p><text:s/>och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47];&quot;.wav '&quot;;[.B47];&quot;' -e utf-8 -m text -p audio/channels=1,audio/sampling-rate=8000&quot;)" office:value-type="string" office:string-value="swift -n Miguel -o digits/8.wav ' ocho' -e utf-8 -m text -p audio/channels=1,audio/sampling-rate=8000">
            <text:p>swift -n Miguel -o digits/8.wav ' ocho' -e utf-8 -m text -p audio/channels=1,audio/sampling-rate=8000</text:p>
          </table:table-cell>
        </table:table-row>
        <table:table-row table:style-name="ro2">
          <table:table-cell table:style-name="ce4" office:value-type="string">
            <text:p>digits/900</text:p>
          </table:table-cell>
          <table:table-cell table:style-name="ce10" office:value-type="string">
            <text:p><text:s/>novecientos</text:p>
          </table:table-cell>
          <table:table-cell table:number-columns-repeated="3" office:value-type="string">
            <text:p>x</text:p>
          </table:table-cell>
          <table:table-cell/>
          <table:table-cell table:formula="oooc:=CONCATENATE(&quot;swift -n Miguel -o &quot;;[.A48];&quot;.wav '&quot;;[.B48];&quot;' -e utf-8 -m text -p audio/channels=1,audio/sampling-rate=8000&quot;)" office:value-type="string" office:string-value="swift -n Miguel -o digits/900.wav ' novecientos' -e utf-8 -m text -p audio/channels=1,audio/sampling-rate=8000">
            <text:p>swift -n Miguel -o digits/900.wav ' novecientos' -e utf-8 -m text -p audio/channels=1,audio/sampling-rate=8000</text:p>
          </table:table-cell>
        </table:table-row>
        <table:table-row table:style-name="ro2">
          <table:table-cell office:value-type="string">
            <text:p>digits/90</text:p>
          </table:table-cell>
          <table:table-cell office:value-type="string">
            <text:p><text:s/>noventa</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49];&quot;.wav '&quot;;[.B49];&quot;' -e utf-8 -m text -p audio/channels=1,audio/sampling-rate=8000&quot;)" office:value-type="string" office:string-value="swift -n Miguel -o digits/90.wav ' noventa' -e utf-8 -m text -p audio/channels=1,audio/sampling-rate=8000">
            <text:p>swift -n Miguel -o digits/90.wav ' noventa' -e utf-8 -m text -p audio/channels=1,audio/sampling-rate=8000</text:p>
          </table:table-cell>
        </table:table-row>
        <table:table-row table:style-name="ro2">
          <table:table-cell table:style-name="ce4" office:value-type="string">
            <text:p>digits/9</text:p>
          </table:table-cell>
          <table:table-cell table:style-name="ce10" office:value-type="string">
            <text:p><text:s/>nueve</text:p>
          </table:table-cell>
          <table:table-cell table:number-columns-repeated="3" office:value-type="string">
            <text:p>x</text:p>
          </table:table-cell>
          <table:table-cell/>
          <table:table-cell table:formula="oooc:=CONCATENATE(&quot;swift -n Miguel -o &quot;;[.A50];&quot;.wav '&quot;;[.B50];&quot;' -e utf-8 -m text -p audio/channels=1,audio/sampling-rate=8000&quot;)" office:value-type="string" office:string-value="swift -n Miguel -o digits/9.wav ' nueve' -e utf-8 -m text -p audio/channels=1,audio/sampling-rate=8000">
            <text:p>swift -n Miguel -o digits/9.wav ' nueve' -e utf-8 -m text -p audio/channels=1,audio/sampling-rate=8000</text:p>
          </table:table-cell>
        </table:table-row>
        <table:table-row table:style-name="ro2">
          <table:table-cell office:value-type="string">
            <text:p>digits/a-m</text:p>
          </table:table-cell>
          <table:table-cell office:value-type="string">
            <text:p><text:s/>a.m.</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1];&quot;.wav '&quot;;[.B51];&quot;' -e utf-8 -m text -p audio/channels=1,audio/sampling-rate=8000&quot;)" office:value-type="string" office:string-value="swift -n Miguel -o digits/a-m.wav ' a.m.' -e utf-8 -m text -p audio/channels=1,audio/sampling-rate=8000">
            <text:p>swift -n Miguel -o digits/a-m.wav ' a.m.' -e utf-8 -m text -p audio/channels=1,audio/sampling-rate=8000</text:p>
          </table:table-cell>
        </table:table-row>
        <table:table-row table:style-name="ro2">
          <table:table-cell table:style-name="ce4" office:value-type="string">
            <text:p>digits/afternoon</text:p>
          </table:table-cell>
          <table:table-cell table:style-name="ce10" office:value-type="string">
            <text:p><text:s/>de la tarde</text:p>
          </table:table-cell>
          <table:table-cell table:number-columns-repeated="3" office:value-type="string">
            <text:p>x</text:p>
          </table:table-cell>
          <table:table-cell/>
          <table:table-cell table:formula="oooc:=CONCATENATE(&quot;swift -n Miguel -o &quot;;[.A52];&quot;.wav '&quot;;[.B52];&quot;' -e utf-8 -m text -p audio/channels=1,audio/sampling-rate=8000&quot;)" office:value-type="string" office:string-value="swift -n Miguel -o digits/afternoon.wav ' de la tarde' -e utf-8 -m text -p audio/channels=1,audio/sampling-rate=8000">
            <text:p>swift -n Miguel -o digits/afternoon.wav ' de la tarde' -e utf-8 -m text -p audio/channels=1,audio/sampling-rate=8000</text:p>
          </table:table-cell>
        </table:table-row>
        <table:table-row table:style-name="ro2">
          <table:table-cell office:value-type="string">
            <text:p>digits/and</text:p>
          </table:table-cell>
          <table:table-cell office:value-type="string">
            <text:p><text:s/>y</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3];&quot;.wav '&quot;;[.B53];&quot;' -e utf-8 -m text -p audio/channels=1,audio/sampling-rate=8000&quot;)" office:value-type="string" office:string-value="swift -n Miguel -o digits/and.wav ' y' -e utf-8 -m text -p audio/channels=1,audio/sampling-rate=8000">
            <text:p>swift -n Miguel -o digits/and.wav ' y' -e utf-8 -m text -p audio/channels=1,audio/sampling-rate=8000</text:p>
          </table:table-cell>
        </table:table-row>
        <table:table-row table:style-name="ro2">
          <table:table-cell table:style-name="ce4" office:value-type="string">
            <text:p>digits/at</text:p>
          </table:table-cell>
          <table:table-cell table:style-name="ce10" office:value-type="string">
            <text:p><text:s/>a las</text:p>
          </table:table-cell>
          <table:table-cell table:number-columns-repeated="3" office:value-type="string">
            <text:p>x</text:p>
          </table:table-cell>
          <table:table-cell/>
          <table:table-cell table:formula="oooc:=CONCATENATE(&quot;swift -n Miguel -o &quot;;[.A54];&quot;.wav '&quot;;[.B54];&quot;' -e utf-8 -m text -p audio/channels=1,audio/sampling-rate=8000&quot;)" office:value-type="string" office:string-value="swift -n Miguel -o digits/at.wav ' a las' -e utf-8 -m text -p audio/channels=1,audio/sampling-rate=8000">
            <text:p>swift -n Miguel -o digits/at.wav ' a las' -e utf-8 -m text -p audio/channels=1,audio/sampling-rate=8000</text:p>
          </table:table-cell>
        </table:table-row>
        <table:table-row table:style-name="ro2">
          <table:table-cell office:value-type="string">
            <text:p>digits/day-0</text:p>
          </table:table-cell>
          <table:table-cell office:value-type="string">
            <text:p><text:s/>Doming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5];&quot;.wav '&quot;;[.B55];&quot;' -e utf-8 -m text -p audio/channels=1,audio/sampling-rate=8000&quot;)" office:value-type="string" office:string-value="swift -n Miguel -o digits/day-0.wav ' Domingo' -e utf-8 -m text -p audio/channels=1,audio/sampling-rate=8000">
            <text:p>swift -n Miguel -o digits/day-0.wav ' Domingo' -e utf-8 -m text -p audio/channels=1,audio/sampling-rate=8000</text:p>
          </table:table-cell>
        </table:table-row>
        <table:table-row table:style-name="ro2">
          <table:table-cell table:style-name="ce4" office:value-type="string">
            <text:p>digits/day-1</text:p>
          </table:table-cell>
          <table:table-cell table:style-name="ce10" office:value-type="string">
            <text:p><text:s/>Lunes</text:p>
          </table:table-cell>
          <table:table-cell table:number-columns-repeated="3" office:value-type="string">
            <text:p>x</text:p>
          </table:table-cell>
          <table:table-cell/>
          <table:table-cell table:formula="oooc:=CONCATENATE(&quot;swift -n Miguel -o &quot;;[.A56];&quot;.wav '&quot;;[.B56];&quot;' -e utf-8 -m text -p audio/channels=1,audio/sampling-rate=8000&quot;)" office:value-type="string" office:string-value="swift -n Miguel -o digits/day-1.wav ' Lunes' -e utf-8 -m text -p audio/channels=1,audio/sampling-rate=8000">
            <text:p>swift -n Miguel -o digits/day-1.wav ' Lunes' -e utf-8 -m text -p audio/channels=1,audio/sampling-rate=8000</text:p>
          </table:table-cell>
        </table:table-row>
        <table:table-row table:style-name="ro2">
          <table:table-cell office:value-type="string">
            <text:p>digits/day-2</text:p>
          </table:table-cell>
          <table:table-cell office:value-type="string">
            <text:p><text:s/>Marte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7];&quot;.wav '&quot;;[.B57];&quot;' -e utf-8 -m text -p audio/channels=1,audio/sampling-rate=8000&quot;)" office:value-type="string" office:string-value="swift -n Miguel -o digits/day-2.wav ' Martes' -e utf-8 -m text -p audio/channels=1,audio/sampling-rate=8000">
            <text:p>swift -n Miguel -o digits/day-2.wav ' Martes' -e utf-8 -m text -p audio/channels=1,audio/sampling-rate=8000</text:p>
          </table:table-cell>
        </table:table-row>
        <table:table-row table:style-name="ro2">
          <table:table-cell table:style-name="ce4" office:value-type="string">
            <text:p>digits/day-3</text:p>
          </table:table-cell>
          <table:table-cell table:style-name="ce10" office:value-type="string">
            <text:p><text:s/>Miercoles</text:p>
          </table:table-cell>
          <table:table-cell table:number-columns-repeated="3" office:value-type="string">
            <text:p>x</text:p>
          </table:table-cell>
          <table:table-cell/>
          <table:table-cell table:formula="oooc:=CONCATENATE(&quot;swift -n Miguel -o &quot;;[.A58];&quot;.wav '&quot;;[.B58];&quot;' -e utf-8 -m text -p audio/channels=1,audio/sampling-rate=8000&quot;)" office:value-type="string" office:string-value="swift -n Miguel -o digits/day-3.wav ' Miercoles' -e utf-8 -m text -p audio/channels=1,audio/sampling-rate=8000">
            <text:p>swift -n Miguel -o digits/day-3.wav ' Miercoles' -e utf-8 -m text -p audio/channels=1,audio/sampling-rate=8000</text:p>
          </table:table-cell>
        </table:table-row>
        <table:table-row table:style-name="ro2">
          <table:table-cell office:value-type="string">
            <text:p>digits/day-4</text:p>
          </table:table-cell>
          <table:table-cell office:value-type="string">
            <text:p><text:s/>Jueve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59];&quot;.wav '&quot;;[.B59];&quot;' -e utf-8 -m text -p audio/channels=1,audio/sampling-rate=8000&quot;)" office:value-type="string" office:string-value="swift -n Miguel -o digits/day-4.wav ' Jueves' -e utf-8 -m text -p audio/channels=1,audio/sampling-rate=8000">
            <text:p>swift -n Miguel -o digits/day-4.wav ' Jueves' -e utf-8 -m text -p audio/channels=1,audio/sampling-rate=8000</text:p>
          </table:table-cell>
        </table:table-row>
        <table:table-row table:style-name="ro2">
          <table:table-cell table:style-name="ce4" office:value-type="string">
            <text:p>digits/day-5</text:p>
          </table:table-cell>
          <table:table-cell table:style-name="ce10" office:value-type="string">
            <text:p><text:s/>Viernes</text:p>
          </table:table-cell>
          <table:table-cell table:number-columns-repeated="3" office:value-type="string">
            <text:p>x</text:p>
          </table:table-cell>
          <table:table-cell/>
          <table:table-cell table:formula="oooc:=CONCATENATE(&quot;swift -n Miguel -o &quot;;[.A60];&quot;.wav '&quot;;[.B60];&quot;' -e utf-8 -m text -p audio/channels=1,audio/sampling-rate=8000&quot;)" office:value-type="string" office:string-value="swift -n Miguel -o digits/day-5.wav ' Viernes' -e utf-8 -m text -p audio/channels=1,audio/sampling-rate=8000">
            <text:p>swift -n Miguel -o digits/day-5.wav ' Viernes' -e utf-8 -m text -p audio/channels=1,audio/sampling-rate=8000</text:p>
          </table:table-cell>
        </table:table-row>
        <table:table-row table:style-name="ro2">
          <table:table-cell office:value-type="string">
            <text:p>digits/day-6</text:p>
          </table:table-cell>
          <table:table-cell office:value-type="string">
            <text:p><text:s/>Sabad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61];&quot;.wav '&quot;;[.B61];&quot;' -e utf-8 -m text -p audio/channels=1,audio/sampling-rate=8000&quot;)" office:value-type="string" office:string-value="swift -n Miguel -o digits/day-6.wav ' Sabado' -e utf-8 -m text -p audio/channels=1,audio/sampling-rate=8000">
            <text:p>swift -n Miguel -o digits/day-6.wav ' Sabado' -e utf-8 -m text -p audio/channels=1,audio/sampling-rate=8000</text:p>
          </table:table-cell>
        </table:table-row>
        <table:table-row table:style-name="ro2">
          <table:table-cell table:style-name="ce4" office:value-type="string">
            <text:p>digits/dollars</text:p>
          </table:table-cell>
          <table:table-cell table:style-name="ce10" office:value-type="string">
            <text:p><text:s/>dolares</text:p>
          </table:table-cell>
          <table:table-cell table:number-columns-repeated="3" office:value-type="string">
            <text:p>x</text:p>
          </table:table-cell>
          <table:table-cell/>
          <table:table-cell table:formula="oooc:=CONCATENATE(&quot;swift -n Miguel -o &quot;;[.A62];&quot;.wav '&quot;;[.B62];&quot;' -e utf-8 -m text -p audio/channels=1,audio/sampling-rate=8000&quot;)" office:value-type="string" office:string-value="swift -n Miguel -o digits/dollars.wav ' dolares' -e utf-8 -m text -p audio/channels=1,audio/sampling-rate=8000">
            <text:p>swift -n Miguel -o digits/dollars.wav ' dolares' -e utf-8 -m text -p audio/channels=1,audio/sampling-rate=8000</text:p>
          </table:table-cell>
        </table:table-row>
        <table:table-row table:style-name="ro2">
          <table:table-cell office:value-type="string">
            <text:p>digits/es-de</text:p>
          </table:table-cell>
          <table:table-cell office:value-type="string">
            <text:p><text:s/>d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63];&quot;.wav '&quot;;[.B63];&quot;' -e utf-8 -m text -p audio/channels=1,audio/sampling-rate=8000&quot;)" office:value-type="string" office:string-value="swift -n Miguel -o digits/es-de.wav ' de' -e utf-8 -m text -p audio/channels=1,audio/sampling-rate=8000">
            <text:p>swift -n Miguel -o digits/es-de.wav ' de' -e utf-8 -m text -p audio/channels=1,audio/sampling-rate=8000</text:p>
          </table:table-cell>
        </table:table-row>
        <table:table-row table:style-name="ro2">
          <table:table-cell table:style-name="ce4" office:value-type="string">
            <text:p>digits/es-el</text:p>
          </table:table-cell>
          <table:table-cell table:style-name="ce10" office:value-type="string">
            <text:p><text:s/>el</text:p>
          </table:table-cell>
          <table:table-cell table:number-columns-repeated="3" office:value-type="string">
            <text:p>x</text:p>
          </table:table-cell>
          <table:table-cell/>
          <table:table-cell table:formula="oooc:=CONCATENATE(&quot;swift -n Miguel -o &quot;;[.A64];&quot;.wav '&quot;;[.B64];&quot;' -e utf-8 -m text -p audio/channels=1,audio/sampling-rate=8000&quot;)" office:value-type="string" office:string-value="swift -n Miguel -o digits/es-el.wav ' el' -e utf-8 -m text -p audio/channels=1,audio/sampling-rate=8000">
            <text:p>swift -n Miguel -o digits/es-el.wav ' el' -e utf-8 -m text -p audio/channels=1,audio/sampling-rate=8000</text:p>
          </table:table-cell>
        </table:table-row>
        <table:table-row table:style-name="ro2">
          <table:table-cell office:value-type="string">
            <text:p>digits/h-10</text:p>
          </table:table-cell>
          <table:table-cell office:value-type="string">
            <text:p><text:s/>decim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65];&quot;.wav '&quot;;[.B65];&quot;' -e utf-8 -m text -p audio/channels=1,audio/sampling-rate=8000&quot;)" office:value-type="string" office:string-value="swift -n Miguel -o digits/h-10.wav ' decimo' -e utf-8 -m text -p audio/channels=1,audio/sampling-rate=8000">
            <text:p>swift -n Miguel -o digits/h-10.wav ' decimo' -e utf-8 -m text -p audio/channels=1,audio/sampling-rate=8000</text:p>
          </table:table-cell>
        </table:table-row>
        <table:table-row table:style-name="ro2">
          <table:table-cell table:style-name="ce4" office:value-type="string">
            <text:p>digits/h-11</text:p>
          </table:table-cell>
          <table:table-cell table:style-name="ce10" office:value-type="string">
            <text:p><text:s/>undecimo</text:p>
          </table:table-cell>
          <table:table-cell table:number-columns-repeated="3" office:value-type="string">
            <text:p>x</text:p>
          </table:table-cell>
          <table:table-cell/>
          <table:table-cell table:formula="oooc:=CONCATENATE(&quot;swift -n Miguel -o &quot;;[.A66];&quot;.wav '&quot;;[.B66];&quot;' -e utf-8 -m text -p audio/channels=1,audio/sampling-rate=8000&quot;)" office:value-type="string" office:string-value="swift -n Miguel -o digits/h-11.wav ' undecimo' -e utf-8 -m text -p audio/channels=1,audio/sampling-rate=8000">
            <text:p>swift -n Miguel -o digits/h-11.wav ' undecimo' -e utf-8 -m text -p audio/channels=1,audio/sampling-rate=8000</text:p>
          </table:table-cell>
        </table:table-row>
        <table:table-row table:style-name="ro2">
          <table:table-cell office:value-type="string">
            <text:p>digits/h-12</text:p>
          </table:table-cell>
          <table:table-cell office:value-type="string">
            <text:p><text:s/>duodecim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67];&quot;.wav '&quot;;[.B67];&quot;' -e utf-8 -m text -p audio/channels=1,audio/sampling-rate=8000&quot;)" office:value-type="string" office:string-value="swift -n Miguel -o digits/h-12.wav ' duodecimo' -e utf-8 -m text -p audio/channels=1,audio/sampling-rate=8000">
            <text:p>swift -n Miguel -o digits/h-12.wav ' duodecimo' -e utf-8 -m text -p audio/channels=1,audio/sampling-rate=8000</text:p>
          </table:table-cell>
        </table:table-row>
        <table:table-row table:style-name="ro2">
          <table:table-cell table:style-name="ce4" office:value-type="string">
            <text:p>digits/h-13</text:p>
          </table:table-cell>
          <table:table-cell table:style-name="ce10" office:value-type="string">
            <text:p><text:s/>decimo tercero</text:p>
          </table:table-cell>
          <table:table-cell table:number-columns-repeated="3" office:value-type="string">
            <text:p>x</text:p>
          </table:table-cell>
          <table:table-cell/>
          <table:table-cell table:formula="oooc:=CONCATENATE(&quot;swift -n Miguel -o &quot;;[.A68];&quot;.wav '&quot;;[.B68];&quot;' -e utf-8 -m text -p audio/channels=1,audio/sampling-rate=8000&quot;)" office:value-type="string" office:string-value="swift -n Miguel -o digits/h-13.wav ' decimo tercero' -e utf-8 -m text -p audio/channels=1,audio/sampling-rate=8000">
            <text:p>swift -n Miguel -o digits/h-13.wav ' decimo tercero' -e utf-8 -m text -p audio/channels=1,audio/sampling-rate=8000</text:p>
          </table:table-cell>
        </table:table-row>
        <table:table-row table:style-name="ro2">
          <table:table-cell office:value-type="string">
            <text:p>digits/h-14</text:p>
          </table:table-cell>
          <table:table-cell office:value-type="string">
            <text:p><text:s/>decimo cuart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69];&quot;.wav '&quot;;[.B69];&quot;' -e utf-8 -m text -p audio/channels=1,audio/sampling-rate=8000&quot;)" office:value-type="string" office:string-value="swift -n Miguel -o digits/h-14.wav ' decimo cuarto' -e utf-8 -m text -p audio/channels=1,audio/sampling-rate=8000">
            <text:p>swift -n Miguel -o digits/h-14.wav ' decimo cuarto' -e utf-8 -m text -p audio/channels=1,audio/sampling-rate=8000</text:p>
          </table:table-cell>
        </table:table-row>
        <table:table-row table:style-name="ro2">
          <table:table-cell table:style-name="ce4" office:value-type="string">
            <text:p>digits/h-15</text:p>
          </table:table-cell>
          <table:table-cell table:style-name="ce10" office:value-type="string">
            <text:p><text:s/>decimo quinto</text:p>
          </table:table-cell>
          <table:table-cell table:number-columns-repeated="3" office:value-type="string">
            <text:p>x</text:p>
          </table:table-cell>
          <table:table-cell/>
          <table:table-cell table:formula="oooc:=CONCATENATE(&quot;swift -n Miguel -o &quot;;[.A70];&quot;.wav '&quot;;[.B70];&quot;' -e utf-8 -m text -p audio/channels=1,audio/sampling-rate=8000&quot;)" office:value-type="string" office:string-value="swift -n Miguel -o digits/h-15.wav ' decimo quinto' -e utf-8 -m text -p audio/channels=1,audio/sampling-rate=8000">
            <text:p>swift -n Miguel -o digits/h-15.wav ' decimo quinto' -e utf-8 -m text -p audio/channels=1,audio/sampling-rate=8000</text:p>
          </table:table-cell>
        </table:table-row>
        <table:table-row table:style-name="ro2">
          <table:table-cell office:value-type="string">
            <text:p>digits/h-16</text:p>
          </table:table-cell>
          <table:table-cell office:value-type="string">
            <text:p><text:s/>decimo sext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1];&quot;.wav '&quot;;[.B71];&quot;' -e utf-8 -m text -p audio/channels=1,audio/sampling-rate=8000&quot;)" office:value-type="string" office:string-value="swift -n Miguel -o digits/h-16.wav ' decimo sexto' -e utf-8 -m text -p audio/channels=1,audio/sampling-rate=8000">
            <text:p>swift -n Miguel -o digits/h-16.wav ' decimo sexto' -e utf-8 -m text -p audio/channels=1,audio/sampling-rate=8000</text:p>
          </table:table-cell>
        </table:table-row>
        <table:table-row table:style-name="ro2">
          <table:table-cell table:style-name="ce4" office:value-type="string">
            <text:p>digits/h-17</text:p>
          </table:table-cell>
          <table:table-cell table:style-name="ce10" office:value-type="string">
            <text:p><text:s/>decimo septimo</text:p>
          </table:table-cell>
          <table:table-cell table:number-columns-repeated="3" office:value-type="string">
            <text:p>x</text:p>
          </table:table-cell>
          <table:table-cell/>
          <table:table-cell table:formula="oooc:=CONCATENATE(&quot;swift -n Miguel -o &quot;;[.A72];&quot;.wav '&quot;;[.B72];&quot;' -e utf-8 -m text -p audio/channels=1,audio/sampling-rate=8000&quot;)" office:value-type="string" office:string-value="swift -n Miguel -o digits/h-17.wav ' decimo septimo' -e utf-8 -m text -p audio/channels=1,audio/sampling-rate=8000">
            <text:p>swift -n Miguel -o digits/h-17.wav ' decimo septimo' -e utf-8 -m text -p audio/channels=1,audio/sampling-rate=8000</text:p>
          </table:table-cell>
        </table:table-row>
        <table:table-row table:style-name="ro2">
          <table:table-cell office:value-type="string">
            <text:p>digits/h-18</text:p>
          </table:table-cell>
          <table:table-cell office:value-type="string">
            <text:p><text:s/>decimo octav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3];&quot;.wav '&quot;;[.B73];&quot;' -e utf-8 -m text -p audio/channels=1,audio/sampling-rate=8000&quot;)" office:value-type="string" office:string-value="swift -n Miguel -o digits/h-18.wav ' decimo octavo' -e utf-8 -m text -p audio/channels=1,audio/sampling-rate=8000">
            <text:p>swift -n Miguel -o digits/h-18.wav ' decimo octavo' -e utf-8 -m text -p audio/channels=1,audio/sampling-rate=8000</text:p>
          </table:table-cell>
        </table:table-row>
        <table:table-row table:style-name="ro2">
          <table:table-cell table:style-name="ce4" office:value-type="string">
            <text:p>digits/h-19</text:p>
          </table:table-cell>
          <table:table-cell table:style-name="ce10" office:value-type="string">
            <text:p><text:s/>decimo noveno</text:p>
          </table:table-cell>
          <table:table-cell table:number-columns-repeated="3" office:value-type="string">
            <text:p>x</text:p>
          </table:table-cell>
          <table:table-cell/>
          <table:table-cell table:formula="oooc:=CONCATENATE(&quot;swift -n Miguel -o &quot;;[.A74];&quot;.wav '&quot;;[.B74];&quot;' -e utf-8 -m text -p audio/channels=1,audio/sampling-rate=8000&quot;)" office:value-type="string" office:string-value="swift -n Miguel -o digits/h-19.wav ' decimo noveno' -e utf-8 -m text -p audio/channels=1,audio/sampling-rate=8000">
            <text:p>swift -n Miguel -o digits/h-19.wav ' decimo noveno' -e utf-8 -m text -p audio/channels=1,audio/sampling-rate=8000</text:p>
          </table:table-cell>
        </table:table-row>
        <table:table-row table:style-name="ro2">
          <table:table-cell office:value-type="string">
            <text:p>digits/h-1</text:p>
          </table:table-cell>
          <table:table-cell office:value-type="string">
            <text:p><text:s/>prime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5];&quot;.wav '&quot;;[.B75];&quot;' -e utf-8 -m text -p audio/channels=1,audio/sampling-rate=8000&quot;)" office:value-type="string" office:string-value="swift -n Miguel -o digits/h-1.wav ' primero' -e utf-8 -m text -p audio/channels=1,audio/sampling-rate=8000">
            <text:p>swift -n Miguel -o digits/h-1.wav ' primero' -e utf-8 -m text -p audio/channels=1,audio/sampling-rate=8000</text:p>
          </table:table-cell>
        </table:table-row>
        <table:table-row table:style-name="ro2">
          <table:table-cell table:style-name="ce4" office:value-type="string">
            <text:p>digits/h-20</text:p>
          </table:table-cell>
          <table:table-cell table:style-name="ce10" office:value-type="string">
            <text:p><text:s/>vigesimo</text:p>
          </table:table-cell>
          <table:table-cell table:number-columns-repeated="3" office:value-type="string">
            <text:p>x</text:p>
          </table:table-cell>
          <table:table-cell/>
          <table:table-cell table:formula="oooc:=CONCATENATE(&quot;swift -n Miguel -o &quot;;[.A76];&quot;.wav '&quot;;[.B76];&quot;' -e utf-8 -m text -p audio/channels=1,audio/sampling-rate=8000&quot;)" office:value-type="string" office:string-value="swift -n Miguel -o digits/h-20.wav ' vigesimo' -e utf-8 -m text -p audio/channels=1,audio/sampling-rate=8000">
            <text:p>swift -n Miguel -o digits/h-20.wav ' vigesimo' -e utf-8 -m text -p audio/channels=1,audio/sampling-rate=8000</text:p>
          </table:table-cell>
        </table:table-row>
        <table:table-row table:style-name="ro2">
          <table:table-cell office:value-type="string">
            <text:p>digits/h-2</text:p>
          </table:table-cell>
          <table:table-cell office:value-type="string">
            <text:p><text:s/>segund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7];&quot;.wav '&quot;;[.B77];&quot;' -e utf-8 -m text -p audio/channels=1,audio/sampling-rate=8000&quot;)" office:value-type="string" office:string-value="swift -n Miguel -o digits/h-2.wav ' segundo' -e utf-8 -m text -p audio/channels=1,audio/sampling-rate=8000">
            <text:p>swift -n Miguel -o digits/h-2.wav ' segundo' -e utf-8 -m text -p audio/channels=1,audio/sampling-rate=8000</text:p>
          </table:table-cell>
        </table:table-row>
        <table:table-row table:style-name="ro2">
          <table:table-cell table:style-name="ce4" office:value-type="string">
            <text:p>digits/h-30</text:p>
          </table:table-cell>
          <table:table-cell table:style-name="ce10" office:value-type="string">
            <text:p><text:s/>trigesimo</text:p>
          </table:table-cell>
          <table:table-cell table:number-columns-repeated="3" office:value-type="string">
            <text:p>x</text:p>
          </table:table-cell>
          <table:table-cell/>
          <table:table-cell table:formula="oooc:=CONCATENATE(&quot;swift -n Miguel -o &quot;;[.A78];&quot;.wav '&quot;;[.B78];&quot;' -e utf-8 -m text -p audio/channels=1,audio/sampling-rate=8000&quot;)" office:value-type="string" office:string-value="swift -n Miguel -o digits/h-30.wav ' trigesimo' -e utf-8 -m text -p audio/channels=1,audio/sampling-rate=8000">
            <text:p>swift -n Miguel -o digits/h-30.wav ' trigesimo' -e utf-8 -m text -p audio/channels=1,audio/sampling-rate=8000</text:p>
          </table:table-cell>
        </table:table-row>
        <table:table-row table:style-name="ro2">
          <table:table-cell office:value-type="string">
            <text:p>digits/h-3</text:p>
          </table:table-cell>
          <table:table-cell office:value-type="string">
            <text:p><text:s/>terce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79];&quot;.wav '&quot;;[.B79];&quot;' -e utf-8 -m text -p audio/channels=1,audio/sampling-rate=8000&quot;)" office:value-type="string" office:string-value="swift -n Miguel -o digits/h-3.wav ' tercero' -e utf-8 -m text -p audio/channels=1,audio/sampling-rate=8000">
            <text:p>swift -n Miguel -o digits/h-3.wav ' tercero' -e utf-8 -m text -p audio/channels=1,audio/sampling-rate=8000</text:p>
          </table:table-cell>
        </table:table-row>
        <table:table-row table:style-name="ro2">
          <table:table-cell table:style-name="ce4" office:value-type="string">
            <text:p>digits/h-4</text:p>
          </table:table-cell>
          <table:table-cell table:style-name="ce10" office:value-type="string">
            <text:p><text:s/>cuarto</text:p>
          </table:table-cell>
          <table:table-cell table:number-columns-repeated="3" office:value-type="string">
            <text:p>x</text:p>
          </table:table-cell>
          <table:table-cell/>
          <table:table-cell table:formula="oooc:=CONCATENATE(&quot;swift -n Miguel -o &quot;;[.A80];&quot;.wav '&quot;;[.B80];&quot;' -e utf-8 -m text -p audio/channels=1,audio/sampling-rate=8000&quot;)" office:value-type="string" office:string-value="swift -n Miguel -o digits/h-4.wav ' cuarto' -e utf-8 -m text -p audio/channels=1,audio/sampling-rate=8000">
            <text:p>swift -n Miguel -o digits/h-4.wav ' cuarto' -e utf-8 -m text -p audio/channels=1,audio/sampling-rate=8000</text:p>
          </table:table-cell>
        </table:table-row>
        <table:table-row table:style-name="ro2">
          <table:table-cell office:value-type="string">
            <text:p>digits/h-5</text:p>
          </table:table-cell>
          <table:table-cell office:value-type="string">
            <text:p><text:s/>quint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81];&quot;.wav '&quot;;[.B81];&quot;' -e utf-8 -m text -p audio/channels=1,audio/sampling-rate=8000&quot;)" office:value-type="string" office:string-value="swift -n Miguel -o digits/h-5.wav ' quinto' -e utf-8 -m text -p audio/channels=1,audio/sampling-rate=8000">
            <text:p>swift -n Miguel -o digits/h-5.wav ' quinto' -e utf-8 -m text -p audio/channels=1,audio/sampling-rate=8000</text:p>
          </table:table-cell>
        </table:table-row>
        <table:table-row table:style-name="ro2">
          <table:table-cell table:style-name="ce4" office:value-type="string">
            <text:p>digits/h-6</text:p>
          </table:table-cell>
          <table:table-cell table:style-name="ce10" office:value-type="string">
            <text:p><text:s/>sexto</text:p>
          </table:table-cell>
          <table:table-cell table:number-columns-repeated="3" office:value-type="string">
            <text:p>x</text:p>
          </table:table-cell>
          <table:table-cell/>
          <table:table-cell table:formula="oooc:=CONCATENATE(&quot;swift -n Miguel -o &quot;;[.A82];&quot;.wav '&quot;;[.B82];&quot;' -e utf-8 -m text -p audio/channels=1,audio/sampling-rate=8000&quot;)" office:value-type="string" office:string-value="swift -n Miguel -o digits/h-6.wav ' sexto' -e utf-8 -m text -p audio/channels=1,audio/sampling-rate=8000">
            <text:p>swift -n Miguel -o digits/h-6.wav ' sexto' -e utf-8 -m text -p audio/channels=1,audio/sampling-rate=8000</text:p>
          </table:table-cell>
        </table:table-row>
        <table:table-row table:style-name="ro2">
          <table:table-cell office:value-type="string">
            <text:p>digits/h-7</text:p>
          </table:table-cell>
          <table:table-cell office:value-type="string">
            <text:p><text:s/>septim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83];&quot;.wav '&quot;;[.B83];&quot;' -e utf-8 -m text -p audio/channels=1,audio/sampling-rate=8000&quot;)" office:value-type="string" office:string-value="swift -n Miguel -o digits/h-7.wav ' septimo' -e utf-8 -m text -p audio/channels=1,audio/sampling-rate=8000">
            <text:p>swift -n Miguel -o digits/h-7.wav ' septimo' -e utf-8 -m text -p audio/channels=1,audio/sampling-rate=8000</text:p>
          </table:table-cell>
        </table:table-row>
        <table:table-row table:style-name="ro2">
          <table:table-cell table:style-name="ce4" office:value-type="string">
            <text:p>digits/h-8</text:p>
          </table:table-cell>
          <table:table-cell table:style-name="ce10" office:value-type="string">
            <text:p><text:s/>octavo</text:p>
          </table:table-cell>
          <table:table-cell table:number-columns-repeated="3" office:value-type="string">
            <text:p>x</text:p>
          </table:table-cell>
          <table:table-cell/>
          <table:table-cell table:formula="oooc:=CONCATENATE(&quot;swift -n Miguel -o &quot;;[.A84];&quot;.wav '&quot;;[.B84];&quot;' -e utf-8 -m text -p audio/channels=1,audio/sampling-rate=8000&quot;)" office:value-type="string" office:string-value="swift -n Miguel -o digits/h-8.wav ' octavo' -e utf-8 -m text -p audio/channels=1,audio/sampling-rate=8000">
            <text:p>swift -n Miguel -o digits/h-8.wav ' octavo' -e utf-8 -m text -p audio/channels=1,audio/sampling-rate=8000</text:p>
          </table:table-cell>
        </table:table-row>
        <table:table-row table:style-name="ro2">
          <table:table-cell office:value-type="string">
            <text:p>digits/h-9</text:p>
          </table:table-cell>
          <table:table-cell office:value-type="string">
            <text:p><text:s/>noven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85];&quot;.wav '&quot;;[.B85];&quot;' -e utf-8 -m text -p audio/channels=1,audio/sampling-rate=8000&quot;)" office:value-type="string" office:string-value="swift -n Miguel -o digits/h-9.wav ' noveno' -e utf-8 -m text -p audio/channels=1,audio/sampling-rate=8000">
            <text:p>swift -n Miguel -o digits/h-9.wav ' noveno' -e utf-8 -m text -p audio/channels=1,audio/sampling-rate=8000</text:p>
          </table:table-cell>
        </table:table-row>
        <table:table-row table:style-name="ro2">
          <table:table-cell table:style-name="ce4" office:value-type="string">
            <text:p>digits/hundred</text:p>
          </table:table-cell>
          <table:table-cell table:style-name="ce10" office:value-type="string">
            <text:p>cien</text:p>
          </table:table-cell>
          <table:table-cell table:number-columns-repeated="3" office:value-type="string">
            <text:p>x</text:p>
          </table:table-cell>
          <table:table-cell/>
          <table:table-cell table:formula="oooc:=CONCATENATE(&quot;swift -n Miguel -o &quot;;[.A86];&quot;.wav '&quot;;[.B86];&quot;' -e utf-8 -m text -p audio/channels=1,audio/sampling-rate=8000&quot;)" office:value-type="string" office:string-value="swift -n Miguel -o digits/hundred.wav 'cien' -e utf-8 -m text -p audio/channels=1,audio/sampling-rate=8000">
            <text:p>swift -n Miguel -o digits/hundred.wav 'cien' -e utf-8 -m text -p audio/channels=1,audio/sampling-rate=8000</text:p>
          </table:table-cell>
        </table:table-row>
        <table:table-row table:style-name="ro2">
          <table:table-cell office:value-type="string">
            <text:p>digits/million</text:p>
          </table:table-cell>
          <table:table-cell office:value-type="string">
            <text:p><text:s/>millon</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87];&quot;.wav '&quot;;[.B87];&quot;' -e utf-8 -m text -p audio/channels=1,audio/sampling-rate=8000&quot;)" office:value-type="string" office:string-value="swift -n Miguel -o digits/million.wav ' millon' -e utf-8 -m text -p audio/channels=1,audio/sampling-rate=8000">
            <text:p>swift -n Miguel -o digits/million.wav ' millon' -e utf-8 -m text -p audio/channels=1,audio/sampling-rate=8000</text:p>
          </table:table-cell>
        </table:table-row>
        <table:table-row table:style-name="ro2">
          <table:table-cell table:style-name="ce4" office:value-type="string">
            <text:p>digits/millions</text:p>
          </table:table-cell>
          <table:table-cell table:style-name="ce10" office:value-type="string">
            <text:p><text:s/>millones</text:p>
          </table:table-cell>
          <table:table-cell table:number-columns-repeated="3" office:value-type="string">
            <text:p>x</text:p>
          </table:table-cell>
          <table:table-cell/>
          <table:table-cell table:formula="oooc:=CONCATENATE(&quot;swift -n Miguel -o &quot;;[.A88];&quot;.wav '&quot;;[.B88];&quot;' -e utf-8 -m text -p audio/channels=1,audio/sampling-rate=8000&quot;)" office:value-type="string" office:string-value="swift -n Miguel -o digits/millions.wav ' millones' -e utf-8 -m text -p audio/channels=1,audio/sampling-rate=8000">
            <text:p>swift -n Miguel -o digits/millions.wav ' millones' -e utf-8 -m text -p audio/channels=1,audio/sampling-rate=8000</text:p>
          </table:table-cell>
        </table:table-row>
        <table:table-row table:style-name="ro2">
          <table:table-cell office:value-type="string">
            <text:p>digits/minus</text:p>
          </table:table-cell>
          <table:table-cell office:value-type="string">
            <text:p><text:s/>menos</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89];&quot;.wav '&quot;;[.B89];&quot;' -e utf-8 -m text -p audio/channels=1,audio/sampling-rate=8000&quot;)" office:value-type="string" office:string-value="swift -n Miguel -o digits/minus.wav ' menos' -e utf-8 -m text -p audio/channels=1,audio/sampling-rate=8000">
            <text:p>swift -n Miguel -o digits/minus.wav ' menos' -e utf-8 -m text -p audio/channels=1,audio/sampling-rate=8000</text:p>
          </table:table-cell>
        </table:table-row>
        <table:table-row table:style-name="ro2">
          <table:table-cell table:style-name="ce4" office:value-type="string">
            <text:p>digits/mon-0</text:p>
          </table:table-cell>
          <table:table-cell table:style-name="ce10" office:value-type="string">
            <text:p><text:s/>Enero</text:p>
          </table:table-cell>
          <table:table-cell table:number-columns-repeated="3" office:value-type="string">
            <text:p>x</text:p>
          </table:table-cell>
          <table:table-cell/>
          <table:table-cell table:formula="oooc:=CONCATENATE(&quot;swift -n Miguel -o &quot;;[.A90];&quot;.wav '&quot;;[.B90];&quot;' -e utf-8 -m text -p audio/channels=1,audio/sampling-rate=8000&quot;)" office:value-type="string" office:string-value="swift -n Miguel -o digits/mon-0.wav ' Enero' -e utf-8 -m text -p audio/channels=1,audio/sampling-rate=8000">
            <text:p>swift -n Miguel -o digits/mon-0.wav ' Enero' -e utf-8 -m text -p audio/channels=1,audio/sampling-rate=8000</text:p>
          </table:table-cell>
        </table:table-row>
        <table:table-row table:style-name="ro2">
          <table:table-cell office:value-type="string">
            <text:p>digits/mon-10</text:p>
          </table:table-cell>
          <table:table-cell office:value-type="string">
            <text:p><text:s/>Noviembr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1];&quot;.wav '&quot;;[.B91];&quot;' -e utf-8 -m text -p audio/channels=1,audio/sampling-rate=8000&quot;)" office:value-type="string" office:string-value="swift -n Miguel -o digits/mon-10.wav ' Noviembre' -e utf-8 -m text -p audio/channels=1,audio/sampling-rate=8000">
            <text:p>swift -n Miguel -o digits/mon-10.wav ' Noviembre' -e utf-8 -m text -p audio/channels=1,audio/sampling-rate=8000</text:p>
          </table:table-cell>
        </table:table-row>
        <table:table-row table:style-name="ro2">
          <table:table-cell table:style-name="ce4" office:value-type="string">
            <text:p>digits/mon-11</text:p>
          </table:table-cell>
          <table:table-cell table:style-name="ce10" office:value-type="string">
            <text:p><text:s/>Diciembre</text:p>
          </table:table-cell>
          <table:table-cell table:number-columns-repeated="3" office:value-type="string">
            <text:p>x</text:p>
          </table:table-cell>
          <table:table-cell/>
          <table:table-cell table:formula="oooc:=CONCATENATE(&quot;swift -n Miguel -o &quot;;[.A92];&quot;.wav '&quot;;[.B92];&quot;' -e utf-8 -m text -p audio/channels=1,audio/sampling-rate=8000&quot;)" office:value-type="string" office:string-value="swift -n Miguel -o digits/mon-11.wav ' Diciembre' -e utf-8 -m text -p audio/channels=1,audio/sampling-rate=8000">
            <text:p>swift -n Miguel -o digits/mon-11.wav ' Diciembre' -e utf-8 -m text -p audio/channels=1,audio/sampling-rate=8000</text:p>
          </table:table-cell>
        </table:table-row>
        <table:table-row table:style-name="ro2">
          <table:table-cell office:value-type="string">
            <text:p>digits/mon-1</text:p>
          </table:table-cell>
          <table:table-cell office:value-type="string">
            <text:p><text:s/>Febre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3];&quot;.wav '&quot;;[.B93];&quot;' -e utf-8 -m text -p audio/channels=1,audio/sampling-rate=8000&quot;)" office:value-type="string" office:string-value="swift -n Miguel -o digits/mon-1.wav ' Febrero' -e utf-8 -m text -p audio/channels=1,audio/sampling-rate=8000">
            <text:p>swift -n Miguel -o digits/mon-1.wav ' Febrero' -e utf-8 -m text -p audio/channels=1,audio/sampling-rate=8000</text:p>
          </table:table-cell>
        </table:table-row>
        <table:table-row table:style-name="ro2">
          <table:table-cell table:style-name="ce4" office:value-type="string">
            <text:p>digits/mon-2</text:p>
          </table:table-cell>
          <table:table-cell table:style-name="ce10" office:value-type="string">
            <text:p><text:s/>Marzo</text:p>
          </table:table-cell>
          <table:table-cell table:number-columns-repeated="3" office:value-type="string">
            <text:p>x</text:p>
          </table:table-cell>
          <table:table-cell/>
          <table:table-cell table:formula="oooc:=CONCATENATE(&quot;swift -n Miguel -o &quot;;[.A94];&quot;.wav '&quot;;[.B94];&quot;' -e utf-8 -m text -p audio/channels=1,audio/sampling-rate=8000&quot;)" office:value-type="string" office:string-value="swift -n Miguel -o digits/mon-2.wav ' Marzo' -e utf-8 -m text -p audio/channels=1,audio/sampling-rate=8000">
            <text:p>swift -n Miguel -o digits/mon-2.wav ' Marzo' -e utf-8 -m text -p audio/channels=1,audio/sampling-rate=8000</text:p>
          </table:table-cell>
        </table:table-row>
        <table:table-row table:style-name="ro2">
          <table:table-cell office:value-type="string">
            <text:p>digits/mon-3</text:p>
          </table:table-cell>
          <table:table-cell office:value-type="string">
            <text:p><text:s/>Abril</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5];&quot;.wav '&quot;;[.B95];&quot;' -e utf-8 -m text -p audio/channels=1,audio/sampling-rate=8000&quot;)" office:value-type="string" office:string-value="swift -n Miguel -o digits/mon-3.wav ' Abril' -e utf-8 -m text -p audio/channels=1,audio/sampling-rate=8000">
            <text:p>swift -n Miguel -o digits/mon-3.wav ' Abril' -e utf-8 -m text -p audio/channels=1,audio/sampling-rate=8000</text:p>
          </table:table-cell>
        </table:table-row>
        <table:table-row table:style-name="ro2">
          <table:table-cell table:style-name="ce4" office:value-type="string">
            <text:p>digits/mon-4</text:p>
          </table:table-cell>
          <table:table-cell table:style-name="ce10" office:value-type="string">
            <text:p><text:s/>Mayo</text:p>
          </table:table-cell>
          <table:table-cell table:number-columns-repeated="3" office:value-type="string">
            <text:p>x</text:p>
          </table:table-cell>
          <table:table-cell/>
          <table:table-cell table:formula="oooc:=CONCATENATE(&quot;swift -n Miguel -o &quot;;[.A96];&quot;.wav '&quot;;[.B96];&quot;' -e utf-8 -m text -p audio/channels=1,audio/sampling-rate=8000&quot;)" office:value-type="string" office:string-value="swift -n Miguel -o digits/mon-4.wav ' Mayo' -e utf-8 -m text -p audio/channels=1,audio/sampling-rate=8000">
            <text:p>swift -n Miguel -o digits/mon-4.wav ' Mayo' -e utf-8 -m text -p audio/channels=1,audio/sampling-rate=8000</text:p>
          </table:table-cell>
        </table:table-row>
        <table:table-row table:style-name="ro2">
          <table:table-cell office:value-type="string">
            <text:p>digits/mon-5</text:p>
          </table:table-cell>
          <table:table-cell office:value-type="string">
            <text:p><text:s/>Juni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7];&quot;.wav '&quot;;[.B97];&quot;' -e utf-8 -m text -p audio/channels=1,audio/sampling-rate=8000&quot;)" office:value-type="string" office:string-value="swift -n Miguel -o digits/mon-5.wav ' Junio' -e utf-8 -m text -p audio/channels=1,audio/sampling-rate=8000">
            <text:p>swift -n Miguel -o digits/mon-5.wav ' Junio' -e utf-8 -m text -p audio/channels=1,audio/sampling-rate=8000</text:p>
          </table:table-cell>
        </table:table-row>
        <table:table-row table:style-name="ro2">
          <table:table-cell table:style-name="ce4" office:value-type="string">
            <text:p>digits/mon-6</text:p>
          </table:table-cell>
          <table:table-cell table:style-name="ce10" office:value-type="string">
            <text:p><text:s/>Julio</text:p>
          </table:table-cell>
          <table:table-cell table:number-columns-repeated="3" office:value-type="string">
            <text:p>x</text:p>
          </table:table-cell>
          <table:table-cell/>
          <table:table-cell table:formula="oooc:=CONCATENATE(&quot;swift -n Miguel -o &quot;;[.A98];&quot;.wav '&quot;;[.B98];&quot;' -e utf-8 -m text -p audio/channels=1,audio/sampling-rate=8000&quot;)" office:value-type="string" office:string-value="swift -n Miguel -o digits/mon-6.wav ' Julio' -e utf-8 -m text -p audio/channels=1,audio/sampling-rate=8000">
            <text:p>swift -n Miguel -o digits/mon-6.wav ' Julio' -e utf-8 -m text -p audio/channels=1,audio/sampling-rate=8000</text:p>
          </table:table-cell>
        </table:table-row>
        <table:table-row table:style-name="ro2">
          <table:table-cell office:value-type="string">
            <text:p>digits/mon-7</text:p>
          </table:table-cell>
          <table:table-cell office:value-type="string">
            <text:p><text:s/>Agost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99];&quot;.wav '&quot;;[.B99];&quot;' -e utf-8 -m text -p audio/channels=1,audio/sampling-rate=8000&quot;)" office:value-type="string" office:string-value="swift -n Miguel -o digits/mon-7.wav ' Agosto' -e utf-8 -m text -p audio/channels=1,audio/sampling-rate=8000">
            <text:p>swift -n Miguel -o digits/mon-7.wav ' Agosto' -e utf-8 -m text -p audio/channels=1,audio/sampling-rate=8000</text:p>
          </table:table-cell>
        </table:table-row>
        <table:table-row table:style-name="ro2">
          <table:table-cell table:style-name="ce4" office:value-type="string">
            <text:p>digits/mon-8</text:p>
          </table:table-cell>
          <table:table-cell table:style-name="ce10" office:value-type="string">
            <text:p><text:s/>Septiembre</text:p>
          </table:table-cell>
          <table:table-cell table:number-columns-repeated="3" office:value-type="string">
            <text:p>x</text:p>
          </table:table-cell>
          <table:table-cell/>
          <table:table-cell table:formula="oooc:=CONCATENATE(&quot;swift -n Miguel -o &quot;;[.A100];&quot;.wav '&quot;;[.B100];&quot;' -e utf-8 -m text -p audio/channels=1,audio/sampling-rate=8000&quot;)" office:value-type="string" office:string-value="swift -n Miguel -o digits/mon-8.wav ' Septiembre' -e utf-8 -m text -p audio/channels=1,audio/sampling-rate=8000">
            <text:p>swift -n Miguel -o digits/mon-8.wav ' Septiembre' -e utf-8 -m text -p audio/channels=1,audio/sampling-rate=8000</text:p>
          </table:table-cell>
        </table:table-row>
        <table:table-row table:style-name="ro2">
          <table:table-cell office:value-type="string">
            <text:p>digits/mon-9</text:p>
          </table:table-cell>
          <table:table-cell office:value-type="string">
            <text:p><text:s/>Octubre</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01];&quot;.wav '&quot;;[.B101];&quot;' -e utf-8 -m text -p audio/channels=1,audio/sampling-rate=8000&quot;)" office:value-type="string" office:string-value="swift -n Miguel -o digits/mon-9.wav ' Octubre' -e utf-8 -m text -p audio/channels=1,audio/sampling-rate=8000">
            <text:p>swift -n Miguel -o digits/mon-9.wav ' Octubre' -e utf-8 -m text -p audio/channels=1,audio/sampling-rate=8000</text:p>
          </table:table-cell>
        </table:table-row>
        <table:table-row table:style-name="ro2">
          <table:table-cell table:style-name="ce4" office:value-type="string">
            <text:p>digits/oclock</text:p>
          </table:table-cell>
          <table:table-cell table:style-name="ce10" office:value-type="string">
            <text:p><text:s/>en punto</text:p>
          </table:table-cell>
          <table:table-cell table:number-columns-repeated="3" office:value-type="string">
            <text:p>x</text:p>
          </table:table-cell>
          <table:table-cell/>
          <table:table-cell table:formula="oooc:=CONCATENATE(&quot;swift -n Miguel -o &quot;;[.A102];&quot;.wav '&quot;;[.B102];&quot;' -e utf-8 -m text -p audio/channels=1,audio/sampling-rate=8000&quot;)" office:value-type="string" office:string-value="swift -n Miguel -o digits/oclock.wav ' en punto' -e utf-8 -m text -p audio/channels=1,audio/sampling-rate=8000">
            <text:p>swift -n Miguel -o digits/oclock.wav ' en punto' -e utf-8 -m text -p audio/channels=1,audio/sampling-rate=8000</text:p>
          </table:table-cell>
        </table:table-row>
        <table:table-row table:style-name="ro2">
          <table:table-cell office:value-type="string">
            <text:p>digits/oh</text:p>
          </table:table-cell>
          <table:table-cell office:value-type="string">
            <text:p><text:s/>oh</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03];&quot;.wav '&quot;;[.B103];&quot;' -e utf-8 -m text -p audio/channels=1,audio/sampling-rate=8000&quot;)" office:value-type="string" office:string-value="swift -n Miguel -o digits/oh.wav ' oh' -e utf-8 -m text -p audio/channels=1,audio/sampling-rate=8000">
            <text:p>swift -n Miguel -o digits/oh.wav ' oh' -e utf-8 -m text -p audio/channels=1,audio/sampling-rate=8000</text:p>
          </table:table-cell>
        </table:table-row>
        <table:table-row table:style-name="ro2">
          <table:table-cell table:style-name="ce4" office:value-type="string">
            <text:p>digits/p-m</text:p>
          </table:table-cell>
          <table:table-cell table:style-name="ce10" office:value-type="string">
            <text:p><text:s/>p.m.</text:p>
          </table:table-cell>
          <table:table-cell table:number-columns-repeated="3" office:value-type="string">
            <text:p>x</text:p>
          </table:table-cell>
          <table:table-cell/>
          <table:table-cell table:formula="oooc:=CONCATENATE(&quot;swift -n Miguel -o &quot;;[.A104];&quot;.wav '&quot;;[.B104];&quot;' -e utf-8 -m text -p audio/channels=1,audio/sampling-rate=8000&quot;)" office:value-type="string" office:string-value="swift -n Miguel -o digits/p-m.wav ' p.m.' -e utf-8 -m text -p audio/channels=1,audio/sampling-rate=8000">
            <text:p>swift -n Miguel -o digits/p-m.wav ' p.m.' -e utf-8 -m text -p audio/channels=1,audio/sampling-rate=8000</text:p>
          </table:table-cell>
        </table:table-row>
        <table:table-row table:style-name="ro2">
          <table:table-cell office:value-type="string">
            <text:p>digits/pound</text:p>
          </table:table-cell>
          <table:table-cell office:value-type="string">
            <text:p><text:s/>tecla de numero</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05];&quot;.wav '&quot;;[.B105];&quot;' -e utf-8 -m text -p audio/channels=1,audio/sampling-rate=8000&quot;)" office:value-type="string" office:string-value="swift -n Miguel -o digits/pound.wav ' tecla de numero' -e utf-8 -m text -p audio/channels=1,audio/sampling-rate=8000">
            <text:p>swift -n Miguel -o digits/pound.wav ' tecla de numero' -e utf-8 -m text -p audio/channels=1,audio/sampling-rate=8000</text:p>
          </table:table-cell>
        </table:table-row>
        <table:table-row table:style-name="ro2">
          <table:table-cell table:style-name="ce4" office:value-type="string">
            <text:p>digits/star</text:p>
          </table:table-cell>
          <table:table-cell table:style-name="ce10" office:value-type="string">
            <text:p><text:s/>asterisco</text:p>
          </table:table-cell>
          <table:table-cell table:number-columns-repeated="3" office:value-type="string">
            <text:p>x</text:p>
          </table:table-cell>
          <table:table-cell/>
          <table:table-cell table:formula="oooc:=CONCATENATE(&quot;swift -n Miguel -o &quot;;[.A106];&quot;.wav '&quot;;[.B106];&quot;' -e utf-8 -m text -p audio/channels=1,audio/sampling-rate=8000&quot;)" office:value-type="string" office:string-value="swift -n Miguel -o digits/star.wav ' asterisco' -e utf-8 -m text -p audio/channels=1,audio/sampling-rate=8000">
            <text:p>swift -n Miguel -o digits/star.wav ' asterisco' -e utf-8 -m text -p audio/channels=1,audio/sampling-rate=8000</text:p>
          </table:table-cell>
        </table:table-row>
        <table:table-row table:style-name="ro2">
          <table:table-cell office:value-type="string">
            <text:p>digits/thousand</text:p>
          </table:table-cell>
          <table:table-cell office:value-type="string">
            <text:p><text:s/>mil</text:p>
          </table:table-cell>
          <table:table-cell table:style-name="ce16" office:value-type="string">
            <text:p>x</text:p>
          </table:table-cell>
          <table:table-cell table:style-name="ce21" office:value-type="string">
            <text:p>x</text:p>
          </table:table-cell>
          <table:table-cell table:style-name="ce25" office:value-type="string">
            <text:p>x</text:p>
          </table:table-cell>
          <table:table-cell/>
          <table:table-cell table:formula="oooc:=CONCATENATE(&quot;swift -n Miguel -o &quot;;[.A107];&quot;.wav '&quot;;[.B107];&quot;' -e utf-8 -m text -p audio/channels=1,audio/sampling-rate=8000&quot;)" office:value-type="string" office:string-value="swift -n Miguel -o digits/thousand.wav ' mil' -e utf-8 -m text -p audio/channels=1,audio/sampling-rate=8000">
            <text:p>swift -n Miguel -o digits/thousand.wav ' mil' -e utf-8 -m text -p audio/channels=1,audio/sampling-rate=8000</text:p>
          </table:table-cell>
        </table:table-row>
        <table:table-row table:style-name="ro2">
          <table:table-cell table:style-name="ce4" office:value-type="string">
            <text:p>digits/today</text:p>
          </table:table-cell>
          <table:table-cell table:style-name="ce10" office:value-type="string">
            <text:p><text:s/>hoy</text:p>
          </table:table-cell>
          <table:table-cell table:number-columns-repeated="2" office:value-type="string">
            <text:p>x</text:p>
          </table:table-cell>
          <table:table-cell table:style-name="ce20" office:value-type="string">
            <text:p>x</text:p>
          </table:table-cell>
          <table:table-cell/>
          <table:table-cell table:formula="oooc:=CONCATENATE(&quot;swift -n Miguel -o &quot;;[.A108];&quot;.wav '&quot;;[.B108];&quot;' -e utf-8 -m text -p audio/channels=1,audio/sampling-rate=8000&quot;)" office:value-type="string" office:string-value="swift -n Miguel -o digits/today.wav ' hoy' -e utf-8 -m text -p audio/channels=1,audio/sampling-rate=8000">
            <text:p>swift -n Miguel -o digits/today.wav ' hoy' -e utf-8 -m text -p audio/channels=1,audio/sampling-rate=8000</text:p>
          </table:table-cell>
        </table:table-row>
        <table:table-row table:style-name="ro2">
          <table:table-cell office:value-type="string">
            <text:p>digits/tomorrow</text:p>
          </table:table-cell>
          <table:table-cell office:value-type="string">
            <text:p><text:s/>manana </text:p>
          </table:table-cell>
          <table:table-cell table:style-name="ce16" office:value-type="string">
            <text:p>x</text:p>
          </table:table-cell>
          <table:table-cell table:number-columns-repeated="2" table:style-name="ce21" office:value-type="string">
            <text:p>x</text:p>
          </table:table-cell>
          <table:table-cell/>
          <table:table-cell table:formula="oooc:=CONCATENATE(&quot;swift -n Miguel -o &quot;;[.A109];&quot;.wav '&quot;;[.B109];&quot;' -e utf-8 -m text -p audio/channels=1,audio/sampling-rate=8000&quot;)" office:value-type="string" office:string-value="swift -n Miguel -o digits/tomorrow.wav ' manana ' -e utf-8 -m text -p audio/channels=1,audio/sampling-rate=8000">
            <text:p>swift -n Miguel -o digits/tomorrow.wav ' manana ' -e utf-8 -m text -p audio/channels=1,audio/sampling-rate=8000</text:p>
          </table:table-cell>
        </table:table-row>
        <table:table-row table:style-name="ro2">
          <table:table-cell table:style-name="ce5" office:value-type="string">
            <text:p>digits/yesterday</text:p>
          </table:table-cell>
          <table:table-cell table:style-name="ce11" office:value-type="string">
            <text:p><text:s/>ayer</text:p>
          </table:table-cell>
          <table:table-cell table:style-name="ce17" office:value-type="string">
            <text:p>x</text:p>
          </table:table-cell>
          <table:table-cell office:value-type="string">
            <text:p>x</text:p>
          </table:table-cell>
          <table:table-cell table:style-name="ce20" office:value-type="string">
            <text:p>x</text:p>
          </table:table-cell>
          <table:table-cell/>
          <table:table-cell table:formula="oooc:=CONCATENATE(&quot;swift -n Miguel -o &quot;;[.A110];&quot;.wav '&quot;;[.B110];&quot;' -e utf-8 -m text -p audio/channels=1,audio/sampling-rate=8000&quot;)" office:value-type="string" office:string-value="swift -n Miguel -o digits/yesterday.wav ' ayer' -e utf-8 -m text -p audio/channels=1,audio/sampling-rate=8000">
            <text:p>swift -n Miguel -o digits/yesterday.wav ' ayer' -e utf-8 -m text -p audio/channels=1,audio/sampling-rate=8000</text:p>
          </table:table-cell>
        </table:table-row>
        <table:table-row table:style-name="ro2" table:number-rows-repeated="8">
          <table:table-cell table:style-name="ce6" table:number-columns-repeated="2"/>
          <table:table-cell table:style-name="Default"/>
          <table:table-cell table:style-name="ce22" table:number-columns-repeated="2"/>
          <table:table-cell table:number-columns-repeated="2"/>
        </table:table-row>
        <table:table-row table:style-name="ro2" table:number-rows-repeated="20">
          <table:table-cell table:style-name="ce6" table:number-columns-repeated="2"/>
          <table:table-cell table:style-name="Default" table:number-columns-repeated="3"/>
          <table:table-cell table:number-columns-repeated="2"/>
        </table:table-row>
        <table:table-row table:style-name="ro2">
          <table:table-cell table:style-name="ce6" table:number-columns-repeated="2"/>
          <table:table-cell table:style-name="Default" table:number-columns-repeated="3"/>
          <table:table-cell table:number-columns-repeated="2"/>
        </table:table-row>
      </table:table>
      <table:table table:name="Conference" table:style-name="ta1" table:print="false">
        <office:forms form:automatic-focus="false" form:apply-design-mode="false"/>
        <table:table-column table:style-name="co1" table:default-cell-style-name="ce3"/>
        <table:table-column table:style-name="co2" table:default-cell-style-name="ce27"/>
        <table:table-column table:style-name="co3" table:number-columns-repeated="2" table:default-cell-style-name="ce31"/>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4">
          <table:table-cell table:style-name="ce2" office:value-type="string">
            <text:p>conf-adminmenu</text:p>
          </table:table-cell>
          <table:table-cell table:style-name="ce26" office:value-type="string">
            <text:p><text:s/>Presione 1 para autosilenciarse vuelvalo a pulsar para hablar de nuevo, presione 2 para bloquear o desbloquear la conferencia, 3 para expulsar al ultimo usuario que se incorporó a la conferencia, 4 o 6 para aumentar o disminuir el volumen de la conferencia, 7 o 9 para subir o bajar su volumen, presione 8 para salir.</text:p>
          </table:table-cell>
          <table:table-cell table:number-columns-repeated="2" table:style-name="ce30" office:value-type="string">
            <text:p>x</text:p>
          </table:table-cell>
          <table:table-cell table:style-name="ce34" office:value-type="string">
            <text:p>x</text:p>
          </table:table-cell>
          <table:table-cell/>
          <table:table-cell table:formula="oooc:=CONCATENATE(&quot;swift -n Miguel -o &quot;;[.A2];&quot;.wav '&quot;;[.B2];&quot;' -e utf-8 -m text -p audio/channels=1,audio/sampling-rate=8000&quot;)" office:value-type="string" office:string-value="swift -n Miguel -o conf-adminmenu.wav ' Presione 1 para autosilenciarse vuelvalo a pulsar para hablar de nuevo, presione 2 para bloquear o desbloquear la conferencia, 3 para expulsar al ultimo usuario que se incorporó a la conferencia, 4 o 6 para aumentar o disminuir el volumen de la conferencia, 7 o 9 para subir o bajar su volumen, presione 8 para salir.' -e utf-8 -m text -p audio/channels=1,audio/sampling-rate=8000">
            <text:p>swift -n Miguel -o conf-adminmenu.wav ' Presione 1 para autosilenciarse vuelvalo a pulsar para hablar de nuevo, presione 2 para bloquear o desbloquear la conferencia, 3 para expulsar al ultimo usuario que se incorporó a la conferencia, 4 o 6 para aumentar o disminuir el volumen de la conferencia, 7 o 9 para subir o bajar su volumen, presione 8 para salir.' -e utf-8 -m text -p audio/channels=1,audio/sampling-rate=8000</text:p>
          </table:table-cell>
        </table:table-row>
        <table:table-row table:style-name="ro2">
          <table:table-cell office:value-type="string">
            <text:p>conf-enteringno</text:p>
          </table:table-cell>
          <table:table-cell office:value-type="string">
            <text:p>Usted esta entrando a la conferencia numero</text:p>
          </table:table-cell>
          <table:table-cell table:number-columns-repeated="3" office:value-type="string">
            <text:p>x</text:p>
          </table:table-cell>
          <table:table-cell/>
          <table:table-cell table:formula="oooc:=CONCATENATE(&quot;swift -n Miguel -o &quot;;[.A3];&quot;.wav '&quot;;[.B3];&quot;' -e utf-8 -m text -p audio/channels=1,audio/sampling-rate=8000&quot;)" office:value-type="string" office:string-value="swift -n Miguel -o conf-enteringno.wav 'Usted esta entrando a la conferencia numero' -e utf-8 -m text -p audio/channels=1,audio/sampling-rate=8000">
            <text:p>swift -n Miguel -o conf-enteringno.wav 'Usted esta entrando a la conferencia numero' -e utf-8 -m text -p audio/channels=1,audio/sampling-rate=8000</text:p>
          </table:table-cell>
        </table:table-row>
        <table:table-row table:style-name="ro2">
          <table:table-cell table:style-name="ce4" office:value-type="string">
            <text:p>conf-errormenu</text:p>
          </table:table-cell>
          <table:table-cell table:style-name="ce28" office:value-type="string">
            <text:p>Seleccion invalid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4];&quot;.wav '&quot;;[.B4];&quot;' -e utf-8 -m text -p audio/channels=1,audio/sampling-rate=8000&quot;)" office:value-type="string" office:string-value="swift -n Miguel -o conf-errormenu.wav 'Seleccion invalida' -e utf-8 -m text -p audio/channels=1,audio/sampling-rate=8000">
            <text:p>swift -n Miguel -o conf-errormenu.wav 'Seleccion invalida' -e utf-8 -m text -p audio/channels=1,audio/sampling-rate=8000</text:p>
          </table:table-cell>
        </table:table-row>
        <table:table-row table:style-name="ro2">
          <table:table-cell office:value-type="string">
            <text:p>conf-extended</text:p>
          </table:table-cell>
          <table:table-cell office:value-type="string">
            <text:p><text:s/>La conferencia ha sido extendida.</text:p>
          </table:table-cell>
          <table:table-cell table:number-columns-repeated="3" office:value-type="string">
            <text:p>x</text:p>
          </table:table-cell>
          <table:table-cell/>
          <table:table-cell table:formula="oooc:=CONCATENATE(&quot;swift -n Miguel -o &quot;;[.A5];&quot;.wav '&quot;;[.B5];&quot;' -e utf-8 -m text -p audio/channels=1,audio/sampling-rate=8000&quot;)" office:value-type="string" office:string-value="swift -n Miguel -o conf-extended.wav ' La conferencia ha sido extendida.' -e utf-8 -m text -p audio/channels=1,audio/sampling-rate=8000">
            <text:p>swift -n Miguel -o conf-extended.wav ' La conferencia ha sido extendida.' -e utf-8 -m text -p audio/channels=1,audio/sampling-rate=8000</text:p>
          </table:table-cell>
        </table:table-row>
        <table:table-row table:style-name="ro2">
          <table:table-cell table:style-name="ce4" office:value-type="string">
            <text:p>conf-getchannel</text:p>
          </table:table-cell>
          <table:table-cell table:style-name="ce28" office:value-type="string">
            <text:p><text:s/>Por favor introduzca <text:s/>el numero de canal seguido por la tecla numeral.</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6];&quot;.wav '&quot;;[.B6];&quot;' -e utf-8 -m text -p audio/channels=1,audio/sampling-rate=8000&quot;)" office:value-type="string" office:string-value="swift -n Miguel -o conf-getchannel.wav ' Por favor introduzca  el numero de canal seguido por la tecla numeral.' -e utf-8 -m text -p audio/channels=1,audio/sampling-rate=8000">
            <text:p>swift -n Miguel -o conf-getchannel.wav ' Por favor introduzca <text:s/>el numero de canal seguido por la tecla numeral.' -e utf-8 -m text -p audio/channels=1,audio/sampling-rate=8000</text:p>
          </table:table-cell>
        </table:table-row>
        <table:table-row table:style-name="ro2">
          <table:table-cell office:value-type="string">
            <text:p>conf-getconfno</text:p>
          </table:table-cell>
          <table:table-cell office:value-type="string">
            <text:p><text:s/>Por favor introduzca el numero de la conferencia seguido por la tecla numeral.</text:p>
          </table:table-cell>
          <table:table-cell table:number-columns-repeated="3" office:value-type="string">
            <text:p>x</text:p>
          </table:table-cell>
          <table:table-cell/>
          <table:table-cell table:formula="oooc:=CONCATENATE(&quot;swift -n Miguel -o &quot;;[.A7];&quot;.wav '&quot;;[.B7];&quot;' -e utf-8 -m text -p audio/channels=1,audio/sampling-rate=8000&quot;)" office:value-type="string" office:string-value="swift -n Miguel -o conf-getconfno.wav ' Por favor introduzca el numero de la conferencia seguido por la tecla numeral.' -e utf-8 -m text -p audio/channels=1,audio/sampling-rate=8000">
            <text:p>swift -n Miguel -o conf-getconfno.wav ' Por favor introduzca el numero de la conferencia seguido por la tecla numeral.' -e utf-8 -m text -p audio/channels=1,audio/sampling-rate=8000</text:p>
          </table:table-cell>
        </table:table-row>
        <table:table-row table:style-name="ro2">
          <table:table-cell table:style-name="ce4" office:value-type="string">
            <text:p>conf-getpin</text:p>
          </table:table-cell>
          <table:table-cell table:style-name="ce28" office:value-type="string">
            <text:p>Introduzca el numero de pin de l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8];&quot;.wav '&quot;;[.B8];&quot;' -e utf-8 -m text -p audio/channels=1,audio/sampling-rate=8000&quot;)" office:value-type="string" office:string-value="swift -n Miguel -o conf-getpin.wav 'Introduzca el numero de pin de la conferencia.' -e utf-8 -m text -p audio/channels=1,audio/sampling-rate=8000">
            <text:p>swift -n Miguel -o conf-getpin.wav 'Introduzca el numero de pin de la conferencia.' -e utf-8 -m text -p audio/channels=1,audio/sampling-rate=8000</text:p>
          </table:table-cell>
        </table:table-row>
        <table:table-row table:style-name="ro2">
          <table:table-cell office:value-type="string">
            <text:p>conf-hasjoin</text:p>
          </table:table-cell>
          <table:table-cell office:value-type="string">
            <text:p><text:s/>Se ha unido a la conferencia.</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conf-hasjoin.wav ' Se ha unido a la conferencia.' -e utf-8 -m text -p audio/channels=1,audio/sampling-rate=8000">
            <text:p>swift -n Miguel -o conf-hasjoin.wav ' Se ha unido a la conferencia.' -e utf-8 -m text -p audio/channels=1,audio/sampling-rate=8000</text:p>
          </table:table-cell>
        </table:table-row>
        <table:table-row table:style-name="ro2">
          <table:table-cell table:style-name="ce4" office:value-type="string">
            <text:p>conf-hasleft</text:p>
          </table:table-cell>
          <table:table-cell table:style-name="ce28" office:value-type="string">
            <text:p><text:s/>Ha dejado l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10];&quot;.wav '&quot;;[.B10];&quot;' -e utf-8 -m text -p audio/channels=1,audio/sampling-rate=8000&quot;)" office:value-type="string" office:string-value="swift -n Miguel -o conf-hasleft.wav ' Ha dejado la conferencia.' -e utf-8 -m text -p audio/channels=1,audio/sampling-rate=8000">
            <text:p>swift -n Miguel -o conf-hasleft.wav ' Ha dejado la conferencia.' -e utf-8 -m text -p audio/channels=1,audio/sampling-rate=8000</text:p>
          </table:table-cell>
        </table:table-row>
        <table:table-row table:style-name="ro2">
          <table:table-cell office:value-type="string">
            <text:p>conf-invalid</text:p>
          </table:table-cell>
          <table:table-cell office:value-type="string">
            <text:p><text:s/>Numero de conferencia invalido. Por favor intente nuevamente.</text:p>
          </table:table-cell>
          <table:table-cell table:number-columns-repeated="3" office:value-type="string">
            <text:p>x</text:p>
          </table:table-cell>
          <table:table-cell/>
          <table:table-cell table:formula="oooc:=CONCATENATE(&quot;swift -n Miguel -o &quot;;[.A11];&quot;.wav '&quot;;[.B11];&quot;' -e utf-8 -m text -p audio/channels=1,audio/sampling-rate=8000&quot;)" office:value-type="string" office:string-value="swift -n Miguel -o conf-invalid.wav ' Numero de conferencia invalido. Por favor intente nuevamente.' -e utf-8 -m text -p audio/channels=1,audio/sampling-rate=8000">
            <text:p>swift -n Miguel -o conf-invalid.wav ' Numero de conferencia invalido. Por favor intente nuevamente.' -e utf-8 -m text -p audio/channels=1,audio/sampling-rate=8000</text:p>
          </table:table-cell>
        </table:table-row>
        <table:table-row table:style-name="ro2">
          <table:table-cell table:style-name="ce4" office:value-type="string">
            <text:p>conf-invalidpin</text:p>
          </table:table-cell>
          <table:table-cell table:style-name="ce28" office:value-type="string">
            <text:p><text:s/>Numero de pin invalido para est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12];&quot;.wav '&quot;;[.B12];&quot;' -e utf-8 -m text -p audio/channels=1,audio/sampling-rate=8000&quot;)" office:value-type="string" office:string-value="swift -n Miguel -o conf-invalidpin.wav ' Numero de pin invalido para esta conferencia.' -e utf-8 -m text -p audio/channels=1,audio/sampling-rate=8000">
            <text:p>swift -n Miguel -o conf-invalidpin.wav ' Numero de pin invalido para esta conferencia.' -e utf-8 -m text -p audio/channels=1,audio/sampling-rate=8000</text:p>
          </table:table-cell>
        </table:table-row>
        <table:table-row table:style-name="ro2">
          <table:table-cell office:value-type="string">
            <text:p>conf-kicked</text:p>
          </table:table-cell>
          <table:table-cell office:value-type="string">
            <text:p>Usted ha sido expulsado de esta conferencia.</text:p>
          </table:table-cell>
          <table:table-cell table:number-columns-repeated="3" office:value-type="string">
            <text:p>x</text:p>
          </table:table-cell>
          <table:table-cell/>
          <table:table-cell table:formula="oooc:=CONCATENATE(&quot;swift -n Miguel -o &quot;;[.A13];&quot;.wav '&quot;;[.B13];&quot;' -e utf-8 -m text -p audio/channels=1,audio/sampling-rate=8000&quot;)" office:value-type="string" office:string-value="swift -n Miguel -o conf-kicked.wav 'Usted ha sido expulsado de esta conferencia.' -e utf-8 -m text -p audio/channels=1,audio/sampling-rate=8000">
            <text:p>swift -n Miguel -o conf-kicked.wav 'Usted ha sido expulsado de esta conferencia.' -e utf-8 -m text -p audio/channels=1,audio/sampling-rate=8000</text:p>
          </table:table-cell>
        </table:table-row>
        <table:table-row table:style-name="ro2">
          <table:table-cell table:style-name="ce4" office:value-type="string">
            <text:p>conf-leaderhasleft</text:p>
          </table:table-cell>
          <table:table-cell table:style-name="ce28" office:value-type="string">
            <text:p>El anfitrion de la conferencia se ha retirado.</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14];&quot;.wav '&quot;;[.B14];&quot;' -e utf-8 -m text -p audio/channels=1,audio/sampling-rate=8000&quot;)" office:value-type="string" office:string-value="swift -n Miguel -o conf-leaderhasleft.wav 'El anfitrion de la conferencia se ha retirado.' -e utf-8 -m text -p audio/channels=1,audio/sampling-rate=8000">
            <text:p>swift -n Miguel -o conf-leaderhasleft.wav 'El anfitrion de la conferencia se ha retirado.' -e utf-8 -m text -p audio/channels=1,audio/sampling-rate=8000</text:p>
          </table:table-cell>
        </table:table-row>
        <table:table-row table:style-name="ro2">
          <table:table-cell office:value-type="string">
            <text:p>conf-locked</text:p>
          </table:table-cell>
          <table:table-cell office:value-type="string">
            <text:p>Esta conferencia ha sido bloqueada.</text:p>
          </table:table-cell>
          <table:table-cell table:number-columns-repeated="3" office:value-type="string">
            <text:p>x</text:p>
          </table:table-cell>
          <table:table-cell/>
          <table:table-cell table:formula="oooc:=CONCATENATE(&quot;swift -n Miguel -o &quot;;[.A15];&quot;.wav '&quot;;[.B15];&quot;' -e utf-8 -m text -p audio/channels=1,audio/sampling-rate=8000&quot;)" office:value-type="string" office:string-value="swift -n Miguel -o conf-locked.wav 'Esta conferencia ha sido bloqueada.' -e utf-8 -m text -p audio/channels=1,audio/sampling-rate=8000">
            <text:p>swift -n Miguel -o conf-locked.wav 'Esta conferencia ha sido bloqueada.' -e utf-8 -m text -p audio/channels=1,audio/sampling-rate=8000</text:p>
          </table:table-cell>
        </table:table-row>
        <table:table-row table:style-name="ro2">
          <table:table-cell table:style-name="ce4" office:value-type="string">
            <text:p>conf-lockednow</text:p>
          </table:table-cell>
          <table:table-cell table:style-name="ce28" office:value-type="string">
            <text:p>Se ha bloqueado l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16];&quot;.wav '&quot;;[.B16];&quot;' -e utf-8 -m text -p audio/channels=1,audio/sampling-rate=8000&quot;)" office:value-type="string" office:string-value="swift -n Miguel -o conf-lockednow.wav 'Se ha bloqueado la conferencia.' -e utf-8 -m text -p audio/channels=1,audio/sampling-rate=8000">
            <text:p>swift -n Miguel -o conf-lockednow.wav 'Se ha bloqueado la conferencia.' -e utf-8 -m text -p audio/channels=1,audio/sampling-rate=8000</text:p>
          </table:table-cell>
        </table:table-row>
        <table:table-row table:style-name="ro2">
          <table:table-cell office:value-type="string">
            <text:p>conf-muted</text:p>
          </table:table-cell>
          <table:table-cell office:value-type="string">
            <text:p>Usted ha sido silenciado.</text:p>
          </table:table-cell>
          <table:table-cell table:number-columns-repeated="3" office:value-type="string">
            <text:p>x</text:p>
          </table:table-cell>
          <table:table-cell/>
          <table:table-cell table:formula="oooc:=CONCATENATE(&quot;swift -n Miguel -o &quot;;[.A17];&quot;.wav '&quot;;[.B17];&quot;' -e utf-8 -m text -p audio/channels=1,audio/sampling-rate=8000&quot;)" office:value-type="string" office:string-value="swift -n Miguel -o conf-muted.wav 'Usted ha sido silenciado.' -e utf-8 -m text -p audio/channels=1,audio/sampling-rate=8000">
            <text:p>swift -n Miguel -o conf-muted.wav 'Usted ha sido silenciado.' -e utf-8 -m text -p audio/channels=1,audio/sampling-rate=8000</text:p>
          </table:table-cell>
        </table:table-row>
        <table:table-row table:style-name="ro2">
          <table:table-cell table:style-name="ce4" office:value-type="string">
            <text:p>conf-noempty</text:p>
          </table:table-cell>
          <table:table-cell table:style-name="ce28" office:value-type="string">
            <text:p>No hay conferencias disponibles en este momento.</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18];&quot;.wav '&quot;;[.B18];&quot;' -e utf-8 -m text -p audio/channels=1,audio/sampling-rate=8000&quot;)" office:value-type="string" office:string-value="swift -n Miguel -o conf-noempty.wav 'No hay conferencias disponibles en este momento.' -e utf-8 -m text -p audio/channels=1,audio/sampling-rate=8000">
            <text:p>swift -n Miguel -o conf-noempty.wav 'No hay conferencias disponibles en este momento.' -e utf-8 -m text -p audio/channels=1,audio/sampling-rate=8000</text:p>
          </table:table-cell>
        </table:table-row>
        <table:table-row table:style-name="ro2">
          <table:table-cell office:value-type="string">
            <text:p>conf-nonextended</text:p>
          </table:table-cell>
          <table:table-cell office:value-type="string">
            <text:p><text:s/>La conferencia no puede ser extendida.</text:p>
          </table:table-cell>
          <table:table-cell table:number-columns-repeated="3" office:value-type="string">
            <text:p>x</text:p>
          </table:table-cell>
          <table:table-cell/>
          <table:table-cell table:formula="oooc:=CONCATENATE(&quot;swift -n Miguel -o &quot;;[.A19];&quot;.wav '&quot;;[.B19];&quot;' -e utf-8 -m text -p audio/channels=1,audio/sampling-rate=8000&quot;)" office:value-type="string" office:string-value="swift -n Miguel -o conf-nonextended.wav ' La conferencia no puede ser extendida.' -e utf-8 -m text -p audio/channels=1,audio/sampling-rate=8000">
            <text:p>swift -n Miguel -o conf-nonextended.wav ' La conferencia no puede ser extendida.' -e utf-8 -m text -p audio/channels=1,audio/sampling-rate=8000</text:p>
          </table:table-cell>
        </table:table-row>
        <table:table-row table:style-name="ro2">
          <table:table-cell table:style-name="ce4" office:value-type="string">
            <text:p>conf-onlyone</text:p>
          </table:table-cell>
          <table:table-cell table:style-name="ce28" office:value-type="string">
            <text:p>En este momento solo existe otro partcipante en est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20];&quot;.wav '&quot;;[.B20];&quot;' -e utf-8 -m text -p audio/channels=1,audio/sampling-rate=8000&quot;)" office:value-type="string" office:string-value="swift -n Miguel -o conf-onlyone.wav 'En este momento solo existe otro partcipante en esta conferencia.' -e utf-8 -m text -p audio/channels=1,audio/sampling-rate=8000">
            <text:p>swift -n Miguel -o conf-onlyone.wav 'En este momento solo existe otro partcipante en esta conferencia.' -e utf-8 -m text -p audio/channels=1,audio/sampling-rate=8000</text:p>
          </table:table-cell>
        </table:table-row>
        <table:table-row table:style-name="ro2">
          <table:table-cell office:value-type="string">
            <text:p>conf-onlyperson</text:p>
          </table:table-cell>
          <table:table-cell office:value-type="string">
            <text:p>Usted es el único participante de esta conferencia.</text:p>
          </table:table-cell>
          <table:table-cell table:number-columns-repeated="3" office:value-type="string">
            <text:p>x</text:p>
          </table:table-cell>
          <table:table-cell/>
          <table:table-cell table:formula="oooc:=CONCATENATE(&quot;swift -n Miguel -o &quot;;[.A21];&quot;.wav '&quot;;[.B21];&quot;' -e utf-8 -m text -p audio/channels=1,audio/sampling-rate=8000&quot;)" office:value-type="string" office:string-value="swift -n Miguel -o conf-onlyperson.wav 'Usted es el único participante de esta conferencia.' -e utf-8 -m text -p audio/channels=1,audio/sampling-rate=8000">
            <text:p>swift -n Miguel -o conf-onlyperson.wav 'Usted es el único participante de esta conferencia.' -e utf-8 -m text -p audio/channels=1,audio/sampling-rate=8000</text:p>
          </table:table-cell>
        </table:table-row>
        <table:table-row table:style-name="ro2">
          <table:table-cell table:style-name="ce4" office:value-type="string">
            <text:p>conf-otherinparty</text:p>
          </table:table-cell>
          <table:table-cell table:style-name="ce28" office:value-type="string">
            <text:p><text:s/>Otros participantes en est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22];&quot;.wav '&quot;;[.B22];&quot;' -e utf-8 -m text -p audio/channels=1,audio/sampling-rate=8000&quot;)" office:value-type="string" office:string-value="swift -n Miguel -o conf-otherinparty.wav ' Otros participantes en esta conferencia.' -e utf-8 -m text -p audio/channels=1,audio/sampling-rate=8000">
            <text:p>swift -n Miguel -o conf-otherinparty.wav ' Otros participantes en esta conferencia.' -e utf-8 -m text -p audio/channels=1,audio/sampling-rate=8000</text:p>
          </table:table-cell>
        </table:table-row>
        <table:table-row table:style-name="ro2">
          <table:table-cell office:value-type="string">
            <text:p>conf-placeintoconf</text:p>
          </table:table-cell>
          <table:table-cell office:value-type="string">
            <text:p><text:s/>Usted esta entrado a la conferencia.</text:p>
          </table:table-cell>
          <table:table-cell table:number-columns-repeated="3" office:value-type="string">
            <text:p>x</text:p>
          </table:table-cell>
          <table:table-cell/>
          <table:table-cell table:formula="oooc:=CONCATENATE(&quot;swift -n Miguel -o &quot;;[.A23];&quot;.wav '&quot;;[.B23];&quot;' -e utf-8 -m text -p audio/channels=1,audio/sampling-rate=8000&quot;)" office:value-type="string" office:string-value="swift -n Miguel -o conf-placeintoconf.wav ' Usted esta entrado a la conferencia.' -e utf-8 -m text -p audio/channels=1,audio/sampling-rate=8000">
            <text:p>swift -n Miguel -o conf-placeintoconf.wav ' Usted esta entrado a la conferencia.' -e utf-8 -m text -p audio/channels=1,audio/sampling-rate=8000</text:p>
          </table:table-cell>
        </table:table-row>
        <table:table-row table:style-name="ro2">
          <table:table-cell table:style-name="ce4" office:value-type="string">
            <text:p>conf-thereare</text:p>
          </table:table-cell>
          <table:table-cell table:style-name="ce28" office:value-type="string">
            <text:p>En este momento existen</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24];&quot;.wav '&quot;;[.B24];&quot;' -e utf-8 -m text -p audio/channels=1,audio/sampling-rate=8000&quot;)" office:value-type="string" office:string-value="swift -n Miguel -o conf-thereare.wav 'En este momento existen' -e utf-8 -m text -p audio/channels=1,audio/sampling-rate=8000">
            <text:p>swift -n Miguel -o conf-thereare.wav 'En este momento existen' -e utf-8 -m text -p audio/channels=1,audio/sampling-rate=8000</text:p>
          </table:table-cell>
        </table:table-row>
        <table:table-row table:style-name="ro2">
          <table:table-cell office:value-type="string">
            <text:p>conf-unlockednow</text:p>
          </table:table-cell>
          <table:table-cell office:value-type="string">
            <text:p>Se ha desbloquedo la conferencia.</text:p>
          </table:table-cell>
          <table:table-cell table:number-columns-repeated="3" office:value-type="string">
            <text:p>x</text:p>
          </table:table-cell>
          <table:table-cell/>
          <table:table-cell table:formula="oooc:=CONCATENATE(&quot;swift -n Miguel -o &quot;;[.A25];&quot;.wav '&quot;;[.B25];&quot;' -e utf-8 -m text -p audio/channels=1,audio/sampling-rate=8000&quot;)" office:value-type="string" office:string-value="swift -n Miguel -o conf-unlockednow.wav 'Se ha desbloquedo la conferencia.' -e utf-8 -m text -p audio/channels=1,audio/sampling-rate=8000">
            <text:p>swift -n Miguel -o conf-unlockednow.wav 'Se ha desbloquedo la conferencia.' -e utf-8 -m text -p audio/channels=1,audio/sampling-rate=8000</text:p>
          </table:table-cell>
        </table:table-row>
        <table:table-row table:style-name="ro2">
          <table:table-cell table:style-name="ce4" office:value-type="string">
            <text:p>conf-unmuted</text:p>
          </table:table-cell>
          <table:table-cell table:style-name="ce28" office:value-type="string">
            <text:p>Usted puede hablar ahor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26];&quot;.wav '&quot;;[.B26];&quot;' -e utf-8 -m text -p audio/channels=1,audio/sampling-rate=8000&quot;)" office:value-type="string" office:string-value="swift -n Miguel -o conf-unmuted.wav 'Usted puede hablar ahora.' -e utf-8 -m text -p audio/channels=1,audio/sampling-rate=8000">
            <text:p>swift -n Miguel -o conf-unmuted.wav 'Usted puede hablar ahora.' -e utf-8 -m text -p audio/channels=1,audio/sampling-rate=8000</text:p>
          </table:table-cell>
        </table:table-row>
        <table:table-row table:style-name="ro5">
          <table:table-cell office:value-type="string">
            <text:p>conf-usermenu</text:p>
          </table:table-cell>
          <table:table-cell office:value-type="string">
            <text:p>Presione 1 para autosilenciarse vuelvalo a pulsar para poder hablar de nuevo, Presione 4 o 6 para aumentar o disminuir el volumen de la conferencia,presione 7 o 9 para subir o bajar su volumen ,Presione <text:s/>8 para salir.</text:p>
          </table:table-cell>
          <table:table-cell table:number-columns-repeated="3" office:value-type="string">
            <text:p>x</text:p>
          </table:table-cell>
          <table:table-cell/>
          <table:table-cell table:formula="oooc:=CONCATENATE(&quot;swift -n Miguel -o &quot;;[.A27];&quot;.wav '&quot;;[.B27];&quot;' -e utf-8 -m text -p audio/channels=1,audio/sampling-rate=8000&quot;)" office:value-type="string" office:string-value="swift -n Miguel -o conf-usermenu.wav 'Presione 1 para autosilenciarse vuelvalo a pulsar para poder hablar de nuevo, Presione 4 o 6 para aumentar o disminuir el volumen de la conferencia,presione 7 o 9 para subir o bajar su volumen ,Presione  8 para salir.' -e utf-8 -m text -p audio/channels=1,audio/sampling-rate=8000">
            <text:p>swift -n Miguel -o conf-usermenu.wav 'Presione 1 para autosilenciarse vuelvalo a pulsar para poder hablar de nuevo, Presione 4 o 6 para aumentar o disminuir el volumen de la conferencia,presione 7 o 9 para subir o bajar su volumen ,Presione <text:s/>8 para salir.' -e utf-8 -m text -p audio/channels=1,audio/sampling-rate=8000</text:p>
          </table:table-cell>
        </table:table-row>
        <table:table-row table:style-name="ro2">
          <table:table-cell table:style-name="ce4" office:value-type="string">
            <text:p>conf-userswilljoin</text:p>
          </table:table-cell>
          <table:table-cell table:style-name="ce28" office:value-type="string">
            <text:p><text:s/>Usuarios se incorporara a la conferencia.</text:p>
          </table:table-cell>
          <table:table-cell table:number-columns-repeated="2" table:style-name="ce32" office:value-type="string">
            <text:p>x</text:p>
          </table:table-cell>
          <table:table-cell table:style-name="ce36" office:value-type="string">
            <text:p>x</text:p>
          </table:table-cell>
          <table:table-cell/>
          <table:table-cell table:formula="oooc:=CONCATENATE(&quot;swift -n Miguel -o &quot;;[.A28];&quot;.wav '&quot;;[.B28];&quot;' -e utf-8 -m text -p audio/channels=1,audio/sampling-rate=8000&quot;)" office:value-type="string" office:string-value="swift -n Miguel -o conf-userswilljoin.wav ' Usuarios se incorporara a la conferencia.' -e utf-8 -m text -p audio/channels=1,audio/sampling-rate=8000">
            <text:p>swift -n Miguel -o conf-userswilljoin.wav ' Usuarios se incorporara a la conferencia.' -e utf-8 -m text -p audio/channels=1,audio/sampling-rate=8000</text:p>
          </table:table-cell>
        </table:table-row>
        <table:table-row table:style-name="ro2">
          <table:table-cell office:value-type="string">
            <text:p>conf-userwilljoin</text:p>
          </table:table-cell>
          <table:table-cell office:value-type="string">
            <text:p><text:s/>Usuario se <text:s/>incorporara a la conferencia.</text:p>
          </table:table-cell>
          <table:table-cell table:number-columns-repeated="3" office:value-type="string">
            <text:p>x</text:p>
          </table:table-cell>
          <table:table-cell/>
          <table:table-cell table:formula="oooc:=CONCATENATE(&quot;swift -n Miguel -o &quot;;[.A29];&quot;.wav '&quot;;[.B29];&quot;' -e utf-8 -m text -p audio/channels=1,audio/sampling-rate=8000&quot;)" office:value-type="string" office:string-value="swift -n Miguel -o conf-userwilljoin.wav ' Usuario se  incorporara a la conferencia.' -e utf-8 -m text -p audio/channels=1,audio/sampling-rate=8000">
            <text:p>swift -n Miguel -o conf-userwilljoin.wav ' Usuario se <text:s/>incorporara a la conferencia.' -e utf-8 -m text -p audio/channels=1,audio/sampling-rate=8000</text:p>
          </table:table-cell>
        </table:table-row>
        <table:table-row table:style-name="ro2">
          <table:table-cell table:style-name="ce5" office:value-type="string">
            <text:p>conf-waitforleader</text:p>
          </table:table-cell>
          <table:table-cell table:style-name="ce29" office:value-type="string">
            <text:p><text:s/>La conferencia comenzara cuando el anfitrion se incorpore.</text:p>
          </table:table-cell>
          <table:table-cell table:number-columns-repeated="2" table:style-name="ce33" office:value-type="string">
            <text:p>x</text:p>
          </table:table-cell>
          <table:table-cell table:style-name="ce37" office:value-type="string">
            <text:p>x</text:p>
          </table:table-cell>
          <table:table-cell/>
          <table:table-cell table:formula="oooc:=CONCATENATE(&quot;swift -n Miguel -o &quot;;[.A30];&quot;.wav '&quot;;[.B30];&quot;' -e utf-8 -m text -p audio/channels=1,audio/sampling-rate=8000&quot;)" office:value-type="string" office:string-value="swift -n Miguel -o conf-waitforleader.wav ' La conferencia comenzara cuando el anfitrion se incorpore.' -e utf-8 -m text -p audio/channels=1,audio/sampling-rate=8000">
            <text:p>swift -n Miguel -o conf-waitforleader.wav ' La conferencia comenzara cuando el anfitrion se incorpore.' -e utf-8 -m text -p audio/channels=1,audio/sampling-rate=8000</text:p>
          </table:table-cell>
        </table:table-row>
      </table:table>
      <table:table table:name="Letters" table:style-name="ta1" table:print="false">
        <office:forms form:automatic-focus="false" form:apply-design-mode="false"/>
        <table:table-column table:style-name="co6" table:default-cell-style-name="ce3"/>
        <table:table-column table:style-name="co2" table:default-cell-style-name="ce39"/>
        <table:table-column table:style-name="co3" table:number-columns-repeated="2" table:default-cell-style-name="ce35"/>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2">
          <table:table-cell table:style-name="ce2" office:value-type="string">
            <text:p>letters/a</text:p>
          </table:table-cell>
          <table:table-cell table:style-name="ce38" office:value-type="string">
            <text:p><text:s/>a</text:p>
          </table:table-cell>
          <table:table-cell table:number-columns-repeated="3" table:style-name="ce42" office:value-type="string">
            <text:p>x</text:p>
          </table:table-cell>
          <table:table-cell/>
          <table:table-cell table:formula="oooc:=CONCATENATE(&quot;swift -n Miguel -o &quot;;[.A2];&quot;.wav '&quot;;[.B2];&quot;' -e utf-8 -m text -p audio/channels=1,audio/sampling-rate=8000&quot;)" office:value-type="string" office:string-value="swift -n Miguel -o letters/a.wav ' a' -e utf-8 -m text -p audio/channels=1,audio/sampling-rate=8000">
            <text:p>swift -n Miguel -o letters/a.wav ' a' -e utf-8 -m text -p audio/channels=1,audio/sampling-rate=8000</text:p>
          </table:table-cell>
        </table:table-row>
        <table:table-row table:style-name="ro2">
          <table:table-cell office:value-type="string">
            <text:p>letters/at</text:p>
          </table:table-cell>
          <table:table-cell office:value-type="string">
            <text:p><text:s/>arroba</text:p>
          </table:table-cell>
          <table:table-cell table:number-columns-repeated="3" office:value-type="string">
            <text:p>x</text:p>
          </table:table-cell>
          <table:table-cell/>
          <table:table-cell table:formula="oooc:=CONCATENATE(&quot;swift -n Miguel -o &quot;;[.A3];&quot;.wav '&quot;;[.B3];&quot;' -e utf-8 -m text -p audio/channels=1,audio/sampling-rate=8000&quot;)" office:value-type="string" office:string-value="swift -n Miguel -o letters/at.wav ' arroba' -e utf-8 -m text -p audio/channels=1,audio/sampling-rate=8000">
            <text:p>swift -n Miguel -o letters/at.wav ' arroba' -e utf-8 -m text -p audio/channels=1,audio/sampling-rate=8000</text:p>
          </table:table-cell>
        </table:table-row>
        <table:table-row table:style-name="ro2">
          <table:table-cell table:style-name="ce4" office:value-type="string">
            <text:p>letters/b</text:p>
          </table:table-cell>
          <table:table-cell table:style-name="ce40" office:value-type="string">
            <text:p><text:s/>b</text:p>
          </table:table-cell>
          <table:table-cell table:number-columns-repeated="3" table:style-name="ce43" office:value-type="string">
            <text:p>x</text:p>
          </table:table-cell>
          <table:table-cell/>
          <table:table-cell table:formula="oooc:=CONCATENATE(&quot;swift -n Miguel -o &quot;;[.A4];&quot;.wav '&quot;;[.B4];&quot;' -e utf-8 -m text -p audio/channels=1,audio/sampling-rate=8000&quot;)" office:value-type="string" office:string-value="swift -n Miguel -o letters/b.wav ' b' -e utf-8 -m text -p audio/channels=1,audio/sampling-rate=8000">
            <text:p>swift -n Miguel -o letters/b.wav ' b' -e utf-8 -m text -p audio/channels=1,audio/sampling-rate=8000</text:p>
          </table:table-cell>
        </table:table-row>
        <table:table-row table:style-name="ro2">
          <table:table-cell office:value-type="string">
            <text:p>letters/c</text:p>
          </table:table-cell>
          <table:table-cell office:value-type="string">
            <text:p><text:s/>c</text:p>
          </table:table-cell>
          <table:table-cell table:number-columns-repeated="3" office:value-type="string">
            <text:p>x</text:p>
          </table:table-cell>
          <table:table-cell/>
          <table:table-cell table:formula="oooc:=CONCATENATE(&quot;swift -n Miguel -o &quot;;[.A5];&quot;.wav '&quot;;[.B5];&quot;' -e utf-8 -m text -p audio/channels=1,audio/sampling-rate=8000&quot;)" office:value-type="string" office:string-value="swift -n Miguel -o letters/c.wav ' c' -e utf-8 -m text -p audio/channels=1,audio/sampling-rate=8000">
            <text:p>swift -n Miguel -o letters/c.wav ' c' -e utf-8 -m text -p audio/channels=1,audio/sampling-rate=8000</text:p>
          </table:table-cell>
        </table:table-row>
        <table:table-row table:style-name="ro2">
          <table:table-cell table:style-name="ce4" office:value-type="string">
            <text:p>letters/d</text:p>
          </table:table-cell>
          <table:table-cell table:style-name="ce40" office:value-type="string">
            <text:p><text:s/>d</text:p>
          </table:table-cell>
          <table:table-cell table:number-columns-repeated="3" table:style-name="ce43" office:value-type="string">
            <text:p>x</text:p>
          </table:table-cell>
          <table:table-cell/>
          <table:table-cell table:formula="oooc:=CONCATENATE(&quot;swift -n Miguel -o &quot;;[.A6];&quot;.wav '&quot;;[.B6];&quot;' -e utf-8 -m text -p audio/channels=1,audio/sampling-rate=8000&quot;)" office:value-type="string" office:string-value="swift -n Miguel -o letters/d.wav ' d' -e utf-8 -m text -p audio/channels=1,audio/sampling-rate=8000">
            <text:p>swift -n Miguel -o letters/d.wav ' d' -e utf-8 -m text -p audio/channels=1,audio/sampling-rate=8000</text:p>
          </table:table-cell>
        </table:table-row>
        <table:table-row table:style-name="ro2">
          <table:table-cell office:value-type="string">
            <text:p>letters/dash</text:p>
          </table:table-cell>
          <table:table-cell office:value-type="string">
            <text:p><text:s/>guion</text:p>
          </table:table-cell>
          <table:table-cell table:number-columns-repeated="3" office:value-type="string">
            <text:p>x</text:p>
          </table:table-cell>
          <table:table-cell/>
          <table:table-cell table:formula="oooc:=CONCATENATE(&quot;swift -n Miguel -o &quot;;[.A7];&quot;.wav '&quot;;[.B7];&quot;' -e utf-8 -m text -p audio/channels=1,audio/sampling-rate=8000&quot;)" office:value-type="string" office:string-value="swift -n Miguel -o letters/dash.wav ' guion' -e utf-8 -m text -p audio/channels=1,audio/sampling-rate=8000">
            <text:p>swift -n Miguel -o letters/dash.wav ' guion' -e utf-8 -m text -p audio/channels=1,audio/sampling-rate=8000</text:p>
          </table:table-cell>
        </table:table-row>
        <table:table-row table:style-name="ro2">
          <table:table-cell table:style-name="ce4" office:value-type="string">
            <text:p>letters/dollar</text:p>
          </table:table-cell>
          <table:table-cell table:style-name="ce40" office:value-type="string">
            <text:p><text:s/>dolar</text:p>
          </table:table-cell>
          <table:table-cell table:number-columns-repeated="3" table:style-name="ce43" office:value-type="string">
            <text:p>x</text:p>
          </table:table-cell>
          <table:table-cell/>
          <table:table-cell table:formula="oooc:=CONCATENATE(&quot;swift -n Miguel -o &quot;;[.A8];&quot;.wav '&quot;;[.B8];&quot;' -e utf-8 -m text -p audio/channels=1,audio/sampling-rate=8000&quot;)" office:value-type="string" office:string-value="swift -n Miguel -o letters/dollar.wav ' dolar' -e utf-8 -m text -p audio/channels=1,audio/sampling-rate=8000">
            <text:p>swift -n Miguel -o letters/dollar.wav ' dolar' -e utf-8 -m text -p audio/channels=1,audio/sampling-rate=8000</text:p>
          </table:table-cell>
        </table:table-row>
        <table:table-row table:style-name="ro2">
          <table:table-cell office:value-type="string">
            <text:p>letters/dot</text:p>
          </table:table-cell>
          <table:table-cell office:value-type="string">
            <text:p><text:s/>punto</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letters/dot.wav ' punto' -e utf-8 -m text -p audio/channels=1,audio/sampling-rate=8000">
            <text:p>swift -n Miguel -o letters/dot.wav ' punto' -e utf-8 -m text -p audio/channels=1,audio/sampling-rate=8000</text:p>
          </table:table-cell>
        </table:table-row>
        <table:table-row table:style-name="ro2">
          <table:table-cell table:style-name="ce4" office:value-type="string">
            <text:p>letters/e</text:p>
          </table:table-cell>
          <table:table-cell table:style-name="ce40" office:value-type="string">
            <text:p><text:s/>e</text:p>
          </table:table-cell>
          <table:table-cell table:number-columns-repeated="3" table:style-name="ce43" office:value-type="string">
            <text:p>x</text:p>
          </table:table-cell>
          <table:table-cell/>
          <table:table-cell table:formula="oooc:=CONCATENATE(&quot;swift -n Miguel -o &quot;;[.A10];&quot;.wav '&quot;;[.B10];&quot;' -e utf-8 -m text -p audio/channels=1,audio/sampling-rate=8000&quot;)" office:value-type="string" office:string-value="swift -n Miguel -o letters/e.wav ' e' -e utf-8 -m text -p audio/channels=1,audio/sampling-rate=8000">
            <text:p>swift -n Miguel -o letters/e.wav ' e' -e utf-8 -m text -p audio/channels=1,audio/sampling-rate=8000</text:p>
          </table:table-cell>
        </table:table-row>
        <table:table-row table:style-name="ro2">
          <table:table-cell office:value-type="string">
            <text:p>letters/equals</text:p>
          </table:table-cell>
          <table:table-cell office:value-type="string">
            <text:p><text:s/>igual</text:p>
          </table:table-cell>
          <table:table-cell table:number-columns-repeated="3" office:value-type="string">
            <text:p>x</text:p>
          </table:table-cell>
          <table:table-cell/>
          <table:table-cell table:formula="oooc:=CONCATENATE(&quot;swift -n Miguel -o &quot;;[.A11];&quot;.wav '&quot;;[.B11];&quot;' -e utf-8 -m text -p audio/channels=1,audio/sampling-rate=8000&quot;)" office:value-type="string" office:string-value="swift -n Miguel -o letters/equals.wav ' igual' -e utf-8 -m text -p audio/channels=1,audio/sampling-rate=8000">
            <text:p>swift -n Miguel -o letters/equals.wav ' igual' -e utf-8 -m text -p audio/channels=1,audio/sampling-rate=8000</text:p>
          </table:table-cell>
        </table:table-row>
        <table:table-row table:style-name="ro2">
          <table:table-cell table:style-name="ce4" office:value-type="string">
            <text:p>letters/exclaimation-point</text:p>
          </table:table-cell>
          <table:table-cell table:style-name="ce40" office:value-type="string">
            <text:p><text:s/>signo de exclamacion</text:p>
          </table:table-cell>
          <table:table-cell table:number-columns-repeated="3" table:style-name="ce43" office:value-type="string">
            <text:p>x</text:p>
          </table:table-cell>
          <table:table-cell/>
          <table:table-cell table:formula="oooc:=CONCATENATE(&quot;swift -n Miguel -o &quot;;[.A12];&quot;.wav '&quot;;[.B12];&quot;' -e utf-8 -m text -p audio/channels=1,audio/sampling-rate=8000&quot;)" office:value-type="string" office:string-value="swift -n Miguel -o letters/exclaimation-point.wav ' signo de exclamacion' -e utf-8 -m text -p audio/channels=1,audio/sampling-rate=8000">
            <text:p>swift -n Miguel -o letters/exclaimation-point.wav ' signo de exclamacion' -e utf-8 -m text -p audio/channels=1,audio/sampling-rate=8000</text:p>
          </table:table-cell>
        </table:table-row>
        <table:table-row table:style-name="ro2">
          <table:table-cell office:value-type="string">
            <text:p>letters/f</text:p>
          </table:table-cell>
          <table:table-cell office:value-type="string">
            <text:p><text:s/>f</text:p>
          </table:table-cell>
          <table:table-cell table:number-columns-repeated="3" office:value-type="string">
            <text:p>x</text:p>
          </table:table-cell>
          <table:table-cell/>
          <table:table-cell table:formula="oooc:=CONCATENATE(&quot;swift -n Miguel -o &quot;;[.A13];&quot;.wav '&quot;;[.B13];&quot;' -e utf-8 -m text -p audio/channels=1,audio/sampling-rate=8000&quot;)" office:value-type="string" office:string-value="swift -n Miguel -o letters/f.wav ' f' -e utf-8 -m text -p audio/channels=1,audio/sampling-rate=8000">
            <text:p>swift -n Miguel -o letters/f.wav ' f' -e utf-8 -m text -p audio/channels=1,audio/sampling-rate=8000</text:p>
          </table:table-cell>
        </table:table-row>
        <table:table-row table:style-name="ro2">
          <table:table-cell table:style-name="ce4" office:value-type="string">
            <text:p>letters/g</text:p>
          </table:table-cell>
          <table:table-cell table:style-name="ce40" office:value-type="string">
            <text:p><text:s/>g</text:p>
          </table:table-cell>
          <table:table-cell table:number-columns-repeated="3" table:style-name="ce43" office:value-type="string">
            <text:p>x</text:p>
          </table:table-cell>
          <table:table-cell/>
          <table:table-cell table:formula="oooc:=CONCATENATE(&quot;swift -n Miguel -o &quot;;[.A14];&quot;.wav '&quot;;[.B14];&quot;' -e utf-8 -m text -p audio/channels=1,audio/sampling-rate=8000&quot;)" office:value-type="string" office:string-value="swift -n Miguel -o letters/g.wav ' g' -e utf-8 -m text -p audio/channels=1,audio/sampling-rate=8000">
            <text:p>swift -n Miguel -o letters/g.wav ' g' -e utf-8 -m text -p audio/channels=1,audio/sampling-rate=8000</text:p>
          </table:table-cell>
        </table:table-row>
        <table:table-row table:style-name="ro2">
          <table:table-cell office:value-type="string">
            <text:p>letters/h</text:p>
          </table:table-cell>
          <table:table-cell office:value-type="string">
            <text:p><text:s/>h</text:p>
          </table:table-cell>
          <table:table-cell table:number-columns-repeated="3" office:value-type="string">
            <text:p>x</text:p>
          </table:table-cell>
          <table:table-cell/>
          <table:table-cell table:formula="oooc:=CONCATENATE(&quot;swift -n Miguel -o &quot;;[.A15];&quot;.wav '&quot;;[.B15];&quot;' -e utf-8 -m text -p audio/channels=1,audio/sampling-rate=8000&quot;)" office:value-type="string" office:string-value="swift -n Miguel -o letters/h.wav ' h' -e utf-8 -m text -p audio/channels=1,audio/sampling-rate=8000">
            <text:p>swift -n Miguel -o letters/h.wav ' h' -e utf-8 -m text -p audio/channels=1,audio/sampling-rate=8000</text:p>
          </table:table-cell>
        </table:table-row>
        <table:table-row table:style-name="ro2">
          <table:table-cell table:style-name="ce4" office:value-type="string">
            <text:p>letters/i</text:p>
          </table:table-cell>
          <table:table-cell table:style-name="ce40" office:value-type="string">
            <text:p><text:s/>i</text:p>
          </table:table-cell>
          <table:table-cell table:number-columns-repeated="3" table:style-name="ce43" office:value-type="string">
            <text:p>x</text:p>
          </table:table-cell>
          <table:table-cell/>
          <table:table-cell table:formula="oooc:=CONCATENATE(&quot;swift -n Miguel -o &quot;;[.A16];&quot;.wav '&quot;;[.B16];&quot;' -e utf-8 -m text -p audio/channels=1,audio/sampling-rate=8000&quot;)" office:value-type="string" office:string-value="swift -n Miguel -o letters/i.wav ' i' -e utf-8 -m text -p audio/channels=1,audio/sampling-rate=8000">
            <text:p>swift -n Miguel -o letters/i.wav ' i' -e utf-8 -m text -p audio/channels=1,audio/sampling-rate=8000</text:p>
          </table:table-cell>
        </table:table-row>
        <table:table-row table:style-name="ro2">
          <table:table-cell office:value-type="string">
            <text:p>letters/j</text:p>
          </table:table-cell>
          <table:table-cell office:value-type="string">
            <text:p><text:s/>j</text:p>
          </table:table-cell>
          <table:table-cell table:number-columns-repeated="3" office:value-type="string">
            <text:p>x</text:p>
          </table:table-cell>
          <table:table-cell/>
          <table:table-cell table:formula="oooc:=CONCATENATE(&quot;swift -n Miguel -o &quot;;[.A17];&quot;.wav '&quot;;[.B17];&quot;' -e utf-8 -m text -p audio/channels=1,audio/sampling-rate=8000&quot;)" office:value-type="string" office:string-value="swift -n Miguel -o letters/j.wav ' j' -e utf-8 -m text -p audio/channels=1,audio/sampling-rate=8000">
            <text:p>swift -n Miguel -o letters/j.wav ' j' -e utf-8 -m text -p audio/channels=1,audio/sampling-rate=8000</text:p>
          </table:table-cell>
        </table:table-row>
        <table:table-row table:style-name="ro2">
          <table:table-cell table:style-name="ce4" office:value-type="string">
            <text:p>letters/k</text:p>
          </table:table-cell>
          <table:table-cell table:style-name="ce40" office:value-type="string">
            <text:p><text:s/>k</text:p>
          </table:table-cell>
          <table:table-cell table:number-columns-repeated="3" table:style-name="ce43" office:value-type="string">
            <text:p>x</text:p>
          </table:table-cell>
          <table:table-cell/>
          <table:table-cell table:formula="oooc:=CONCATENATE(&quot;swift -n Miguel -o &quot;;[.A18];&quot;.wav '&quot;;[.B18];&quot;' -e utf-8 -m text -p audio/channels=1,audio/sampling-rate=8000&quot;)" office:value-type="string" office:string-value="swift -n Miguel -o letters/k.wav ' k' -e utf-8 -m text -p audio/channels=1,audio/sampling-rate=8000">
            <text:p>swift -n Miguel -o letters/k.wav ' k' -e utf-8 -m text -p audio/channels=1,audio/sampling-rate=8000</text:p>
          </table:table-cell>
        </table:table-row>
        <table:table-row table:style-name="ro2">
          <table:table-cell office:value-type="string">
            <text:p>letters/l</text:p>
          </table:table-cell>
          <table:table-cell office:value-type="string">
            <text:p><text:s/>l</text:p>
          </table:table-cell>
          <table:table-cell table:number-columns-repeated="3" office:value-type="string">
            <text:p>x</text:p>
          </table:table-cell>
          <table:table-cell/>
          <table:table-cell table:formula="oooc:=CONCATENATE(&quot;swift -n Miguel -o &quot;;[.A19];&quot;.wav '&quot;;[.B19];&quot;' -e utf-8 -m text -p audio/channels=1,audio/sampling-rate=8000&quot;)" office:value-type="string" office:string-value="swift -n Miguel -o letters/l.wav ' l' -e utf-8 -m text -p audio/channels=1,audio/sampling-rate=8000">
            <text:p>swift -n Miguel -o letters/l.wav ' l' -e utf-8 -m text -p audio/channels=1,audio/sampling-rate=8000</text:p>
          </table:table-cell>
        </table:table-row>
        <table:table-row table:style-name="ro2">
          <table:table-cell table:style-name="ce4" office:value-type="string">
            <text:p>letters/m</text:p>
          </table:table-cell>
          <table:table-cell table:style-name="ce40" office:value-type="string">
            <text:p><text:s/>m</text:p>
          </table:table-cell>
          <table:table-cell table:number-columns-repeated="3" table:style-name="ce43" office:value-type="string">
            <text:p>x</text:p>
          </table:table-cell>
          <table:table-cell/>
          <table:table-cell table:formula="oooc:=CONCATENATE(&quot;swift -n Miguel -o &quot;;[.A20];&quot;.wav '&quot;;[.B20];&quot;' -e utf-8 -m text -p audio/channels=1,audio/sampling-rate=8000&quot;)" office:value-type="string" office:string-value="swift -n Miguel -o letters/m.wav ' m' -e utf-8 -m text -p audio/channels=1,audio/sampling-rate=8000">
            <text:p>swift -n Miguel -o letters/m.wav ' m' -e utf-8 -m text -p audio/channels=1,audio/sampling-rate=8000</text:p>
          </table:table-cell>
        </table:table-row>
        <table:table-row table:style-name="ro2">
          <table:table-cell office:value-type="string">
            <text:p>letters/n</text:p>
          </table:table-cell>
          <table:table-cell office:value-type="string">
            <text:p><text:s/>n</text:p>
          </table:table-cell>
          <table:table-cell table:number-columns-repeated="3" office:value-type="string">
            <text:p>x</text:p>
          </table:table-cell>
          <table:table-cell/>
          <table:table-cell table:formula="oooc:=CONCATENATE(&quot;swift -n Miguel -o &quot;;[.A21];&quot;.wav '&quot;;[.B21];&quot;' -e utf-8 -m text -p audio/channels=1,audio/sampling-rate=8000&quot;)" office:value-type="string" office:string-value="swift -n Miguel -o letters/n.wav ' n' -e utf-8 -m text -p audio/channels=1,audio/sampling-rate=8000">
            <text:p>swift -n Miguel -o letters/n.wav ' n' -e utf-8 -m text -p audio/channels=1,audio/sampling-rate=8000</text:p>
          </table:table-cell>
        </table:table-row>
        <table:table-row table:style-name="ro2">
          <table:table-cell table:style-name="ce4" office:value-type="string">
            <text:p>letters/o</text:p>
          </table:table-cell>
          <table:table-cell table:style-name="ce40" office:value-type="string">
            <text:p><text:s/>o</text:p>
          </table:table-cell>
          <table:table-cell table:number-columns-repeated="3" table:style-name="ce43" office:value-type="string">
            <text:p>x</text:p>
          </table:table-cell>
          <table:table-cell/>
          <table:table-cell table:formula="oooc:=CONCATENATE(&quot;swift -n Miguel -o &quot;;[.A22];&quot;.wav '&quot;;[.B22];&quot;' -e utf-8 -m text -p audio/channels=1,audio/sampling-rate=8000&quot;)" office:value-type="string" office:string-value="swift -n Miguel -o letters/o.wav ' o' -e utf-8 -m text -p audio/channels=1,audio/sampling-rate=8000">
            <text:p>swift -n Miguel -o letters/o.wav ' o' -e utf-8 -m text -p audio/channels=1,audio/sampling-rate=8000</text:p>
          </table:table-cell>
        </table:table-row>
        <table:table-row table:style-name="ro2">
          <table:table-cell office:value-type="string">
            <text:p>letters/p</text:p>
          </table:table-cell>
          <table:table-cell office:value-type="string">
            <text:p><text:s/>p</text:p>
          </table:table-cell>
          <table:table-cell table:number-columns-repeated="3" office:value-type="string">
            <text:p>x</text:p>
          </table:table-cell>
          <table:table-cell/>
          <table:table-cell table:formula="oooc:=CONCATENATE(&quot;swift -n Miguel -o &quot;;[.A23];&quot;.wav '&quot;;[.B23];&quot;' -e utf-8 -m text -p audio/channels=1,audio/sampling-rate=8000&quot;)" office:value-type="string" office:string-value="swift -n Miguel -o letters/p.wav ' p' -e utf-8 -m text -p audio/channels=1,audio/sampling-rate=8000">
            <text:p>swift -n Miguel -o letters/p.wav ' p' -e utf-8 -m text -p audio/channels=1,audio/sampling-rate=8000</text:p>
          </table:table-cell>
        </table:table-row>
        <table:table-row table:style-name="ro2">
          <table:table-cell table:style-name="ce4" office:value-type="string">
            <text:p>letters/plus</text:p>
          </table:table-cell>
          <table:table-cell table:style-name="ce40" office:value-type="string">
            <text:p><text:s/>mas </text:p>
          </table:table-cell>
          <table:table-cell table:number-columns-repeated="3" table:style-name="ce43" office:value-type="string">
            <text:p>x</text:p>
          </table:table-cell>
          <table:table-cell/>
          <table:table-cell table:formula="oooc:=CONCATENATE(&quot;swift -n Miguel -o &quot;;[.A24];&quot;.wav '&quot;;[.B24];&quot;' -e utf-8 -m text -p audio/channels=1,audio/sampling-rate=8000&quot;)" office:value-type="string" office:string-value="swift -n Miguel -o letters/plus.wav ' mas ' -e utf-8 -m text -p audio/channels=1,audio/sampling-rate=8000">
            <text:p>swift -n Miguel -o letters/plus.wav ' mas ' -e utf-8 -m text -p audio/channels=1,audio/sampling-rate=8000</text:p>
          </table:table-cell>
        </table:table-row>
        <table:table-row table:style-name="ro2">
          <table:table-cell office:value-type="string">
            <text:p>letters/q</text:p>
          </table:table-cell>
          <table:table-cell office:value-type="string">
            <text:p><text:s/>q</text:p>
          </table:table-cell>
          <table:table-cell table:number-columns-repeated="3" office:value-type="string">
            <text:p>x</text:p>
          </table:table-cell>
          <table:table-cell/>
          <table:table-cell table:formula="oooc:=CONCATENATE(&quot;swift -n Miguel -o &quot;;[.A25];&quot;.wav '&quot;;[.B25];&quot;' -e utf-8 -m text -p audio/channels=1,audio/sampling-rate=8000&quot;)" office:value-type="string" office:string-value="swift -n Miguel -o letters/q.wav ' q' -e utf-8 -m text -p audio/channels=1,audio/sampling-rate=8000">
            <text:p>swift -n Miguel -o letters/q.wav ' q' -e utf-8 -m text -p audio/channels=1,audio/sampling-rate=8000</text:p>
          </table:table-cell>
        </table:table-row>
        <table:table-row table:style-name="ro2">
          <table:table-cell table:style-name="ce4" office:value-type="string">
            <text:p>letters/r</text:p>
          </table:table-cell>
          <table:table-cell table:style-name="ce40" office:value-type="string">
            <text:p><text:s/>r</text:p>
          </table:table-cell>
          <table:table-cell table:number-columns-repeated="3" table:style-name="ce43" office:value-type="string">
            <text:p>x</text:p>
          </table:table-cell>
          <table:table-cell/>
          <table:table-cell table:formula="oooc:=CONCATENATE(&quot;swift -n Miguel -o &quot;;[.A26];&quot;.wav '&quot;;[.B26];&quot;' -e utf-8 -m text -p audio/channels=1,audio/sampling-rate=8000&quot;)" office:value-type="string" office:string-value="swift -n Miguel -o letters/r.wav ' r' -e utf-8 -m text -p audio/channels=1,audio/sampling-rate=8000">
            <text:p>swift -n Miguel -o letters/r.wav ' r' -e utf-8 -m text -p audio/channels=1,audio/sampling-rate=8000</text:p>
          </table:table-cell>
        </table:table-row>
        <table:table-row table:style-name="ro2">
          <table:table-cell office:value-type="string">
            <text:p>letters/s</text:p>
          </table:table-cell>
          <table:table-cell office:value-type="string">
            <text:p><text:s/>s</text:p>
          </table:table-cell>
          <table:table-cell table:number-columns-repeated="3" office:value-type="string">
            <text:p>x</text:p>
          </table:table-cell>
          <table:table-cell/>
          <table:table-cell table:formula="oooc:=CONCATENATE(&quot;swift -n Miguel -o &quot;;[.A27];&quot;.wav '&quot;;[.B27];&quot;' -e utf-8 -m text -p audio/channels=1,audio/sampling-rate=8000&quot;)" office:value-type="string" office:string-value="swift -n Miguel -o letters/s.wav ' s' -e utf-8 -m text -p audio/channels=1,audio/sampling-rate=8000">
            <text:p>swift -n Miguel -o letters/s.wav ' s' -e utf-8 -m text -p audio/channels=1,audio/sampling-rate=8000</text:p>
          </table:table-cell>
        </table:table-row>
        <table:table-row table:style-name="ro2">
          <table:table-cell table:style-name="ce4" office:value-type="string">
            <text:p>letters/slash</text:p>
          </table:table-cell>
          <table:table-cell table:style-name="ce40" office:value-type="string">
            <text:p><text:s/>diagonal</text:p>
          </table:table-cell>
          <table:table-cell table:number-columns-repeated="3" table:style-name="ce43" office:value-type="string">
            <text:p>x</text:p>
          </table:table-cell>
          <table:table-cell/>
          <table:table-cell table:formula="oooc:=CONCATENATE(&quot;swift -n Miguel -o &quot;;[.A28];&quot;.wav '&quot;;[.B28];&quot;' -e utf-8 -m text -p audio/channels=1,audio/sampling-rate=8000&quot;)" office:value-type="string" office:string-value="swift -n Miguel -o letters/slash.wav ' diagonal' -e utf-8 -m text -p audio/channels=1,audio/sampling-rate=8000">
            <text:p>swift -n Miguel -o letters/slash.wav ' diagonal' -e utf-8 -m text -p audio/channels=1,audio/sampling-rate=8000</text:p>
          </table:table-cell>
        </table:table-row>
        <table:table-row table:style-name="ro2">
          <table:table-cell office:value-type="string">
            <text:p>letters/space</text:p>
          </table:table-cell>
          <table:table-cell office:value-type="string">
            <text:p><text:s/>espacio</text:p>
          </table:table-cell>
          <table:table-cell table:number-columns-repeated="3" office:value-type="string">
            <text:p>x</text:p>
          </table:table-cell>
          <table:table-cell/>
          <table:table-cell table:formula="oooc:=CONCATENATE(&quot;swift -n Miguel -o &quot;;[.A29];&quot;.wav '&quot;;[.B29];&quot;' -e utf-8 -m text -p audio/channels=1,audio/sampling-rate=8000&quot;)" office:value-type="string" office:string-value="swift -n Miguel -o letters/space.wav ' espacio' -e utf-8 -m text -p audio/channels=1,audio/sampling-rate=8000">
            <text:p>swift -n Miguel -o letters/space.wav ' espacio' -e utf-8 -m text -p audio/channels=1,audio/sampling-rate=8000</text:p>
          </table:table-cell>
        </table:table-row>
        <table:table-row table:style-name="ro2">
          <table:table-cell table:style-name="ce4" office:value-type="string">
            <text:p>letters/t</text:p>
          </table:table-cell>
          <table:table-cell table:style-name="ce40" office:value-type="string">
            <text:p><text:s/>t</text:p>
          </table:table-cell>
          <table:table-cell table:number-columns-repeated="3" table:style-name="ce43" office:value-type="string">
            <text:p>x</text:p>
          </table:table-cell>
          <table:table-cell/>
          <table:table-cell table:formula="oooc:=CONCATENATE(&quot;swift -n Miguel -o &quot;;[.A30];&quot;.wav '&quot;;[.B30];&quot;' -e utf-8 -m text -p audio/channels=1,audio/sampling-rate=8000&quot;)" office:value-type="string" office:string-value="swift -n Miguel -o letters/t.wav ' t' -e utf-8 -m text -p audio/channels=1,audio/sampling-rate=8000">
            <text:p>swift -n Miguel -o letters/t.wav ' t' -e utf-8 -m text -p audio/channels=1,audio/sampling-rate=8000</text:p>
          </table:table-cell>
        </table:table-row>
        <table:table-row table:style-name="ro2">
          <table:table-cell office:value-type="string">
            <text:p>letters/u</text:p>
          </table:table-cell>
          <table:table-cell office:value-type="string">
            <text:p><text:s/>u</text:p>
          </table:table-cell>
          <table:table-cell table:number-columns-repeated="3" office:value-type="string">
            <text:p>x</text:p>
          </table:table-cell>
          <table:table-cell/>
          <table:table-cell table:formula="oooc:=CONCATENATE(&quot;swift -n Miguel -o &quot;;[.A31];&quot;.wav '&quot;;[.B31];&quot;' -e utf-8 -m text -p audio/channels=1,audio/sampling-rate=8000&quot;)" office:value-type="string" office:string-value="swift -n Miguel -o letters/u.wav ' u' -e utf-8 -m text -p audio/channels=1,audio/sampling-rate=8000">
            <text:p>swift -n Miguel -o letters/u.wav ' u' -e utf-8 -m text -p audio/channels=1,audio/sampling-rate=8000</text:p>
          </table:table-cell>
        </table:table-row>
        <table:table-row table:style-name="ro2">
          <table:table-cell table:style-name="ce4" office:value-type="string">
            <text:p>letters/v</text:p>
          </table:table-cell>
          <table:table-cell table:style-name="ce40" office:value-type="string">
            <text:p><text:s/>v</text:p>
          </table:table-cell>
          <table:table-cell table:number-columns-repeated="3" table:style-name="ce43" office:value-type="string">
            <text:p>x</text:p>
          </table:table-cell>
          <table:table-cell/>
          <table:table-cell table:formula="oooc:=CONCATENATE(&quot;swift -n Miguel -o &quot;;[.A32];&quot;.wav '&quot;;[.B32];&quot;' -e utf-8 -m text -p audio/channels=1,audio/sampling-rate=8000&quot;)" office:value-type="string" office:string-value="swift -n Miguel -o letters/v.wav ' v' -e utf-8 -m text -p audio/channels=1,audio/sampling-rate=8000">
            <text:p>swift -n Miguel -o letters/v.wav ' v' -e utf-8 -m text -p audio/channels=1,audio/sampling-rate=8000</text:p>
          </table:table-cell>
        </table:table-row>
        <table:table-row table:style-name="ro2">
          <table:table-cell office:value-type="string">
            <text:p>letters/w</text:p>
          </table:table-cell>
          <table:table-cell office:value-type="string">
            <text:p><text:s/>w</text:p>
          </table:table-cell>
          <table:table-cell table:number-columns-repeated="3" office:value-type="string">
            <text:p>x</text:p>
          </table:table-cell>
          <table:table-cell/>
          <table:table-cell table:formula="oooc:=CONCATENATE(&quot;swift -n Miguel -o &quot;;[.A33];&quot;.wav '&quot;;[.B33];&quot;' -e utf-8 -m text -p audio/channels=1,audio/sampling-rate=8000&quot;)" office:value-type="string" office:string-value="swift -n Miguel -o letters/w.wav ' w' -e utf-8 -m text -p audio/channels=1,audio/sampling-rate=8000">
            <text:p>swift -n Miguel -o letters/w.wav ' w' -e utf-8 -m text -p audio/channels=1,audio/sampling-rate=8000</text:p>
          </table:table-cell>
        </table:table-row>
        <table:table-row table:style-name="ro2">
          <table:table-cell table:style-name="ce4" office:value-type="string">
            <text:p>letters/x</text:p>
          </table:table-cell>
          <table:table-cell table:style-name="ce40" office:value-type="string">
            <text:p><text:s/>x</text:p>
          </table:table-cell>
          <table:table-cell table:number-columns-repeated="3" table:style-name="ce43" office:value-type="string">
            <text:p>x</text:p>
          </table:table-cell>
          <table:table-cell/>
          <table:table-cell table:formula="oooc:=CONCATENATE(&quot;swift -n Miguel -o &quot;;[.A34];&quot;.wav '&quot;;[.B34];&quot;' -e utf-8 -m text -p audio/channels=1,audio/sampling-rate=8000&quot;)" office:value-type="string" office:string-value="swift -n Miguel -o letters/x.wav ' x' -e utf-8 -m text -p audio/channels=1,audio/sampling-rate=8000">
            <text:p>swift -n Miguel -o letters/x.wav ' x' -e utf-8 -m text -p audio/channels=1,audio/sampling-rate=8000</text:p>
          </table:table-cell>
        </table:table-row>
        <table:table-row table:style-name="ro2">
          <table:table-cell office:value-type="string">
            <text:p>letters/y</text:p>
          </table:table-cell>
          <table:table-cell office:value-type="string">
            <text:p><text:s/>y</text:p>
          </table:table-cell>
          <table:table-cell table:number-columns-repeated="3" office:value-type="string">
            <text:p>x</text:p>
          </table:table-cell>
          <table:table-cell/>
          <table:table-cell table:formula="oooc:=CONCATENATE(&quot;swift -n Miguel -o &quot;;[.A35];&quot;.wav '&quot;;[.B35];&quot;' -e utf-8 -m text -p audio/channels=1,audio/sampling-rate=8000&quot;)" office:value-type="string" office:string-value="swift -n Miguel -o letters/y.wav ' y' -e utf-8 -m text -p audio/channels=1,audio/sampling-rate=8000">
            <text:p>swift -n Miguel -o letters/y.wav ' y' -e utf-8 -m text -p audio/channels=1,audio/sampling-rate=8000</text:p>
          </table:table-cell>
        </table:table-row>
        <table:table-row table:style-name="ro2">
          <table:table-cell table:style-name="ce5" office:value-type="string">
            <text:p>letters/z</text:p>
          </table:table-cell>
          <table:table-cell table:style-name="ce41" office:value-type="string">
            <text:p><text:s/>z</text:p>
          </table:table-cell>
          <table:table-cell table:style-name="ce44" office:value-type="string">
            <text:p>x</text:p>
          </table:table-cell>
          <table:table-cell table:number-columns-repeated="2" table:style-name="ce43" office:value-type="string">
            <text:p>x</text:p>
          </table:table-cell>
          <table:table-cell/>
          <table:table-cell table:formula="oooc:=CONCATENATE(&quot;swift -n Miguel -o &quot;;[.A36];&quot;.wav '&quot;;[.B36];&quot;' -e utf-8 -m text -p audio/channels=1,audio/sampling-rate=8000&quot;)" office:value-type="string" office:string-value="swift -n Miguel -o letters/z.wav ' z' -e utf-8 -m text -p audio/channels=1,audio/sampling-rate=8000">
            <text:p>swift -n Miguel -o letters/z.wav ' z' -e utf-8 -m text -p audio/channels=1,audio/sampling-rate=8000</text:p>
          </table:table-cell>
        </table:table-row>
      </table:table>
      <table:table table:name="Phonetic" table:style-name="ta1" table:print="false">
        <office:forms form:automatic-focus="false" form:apply-design-mode="false"/>
        <table:table-column table:style-name="co7" table:default-cell-style-name="ce3"/>
        <table:table-column table:style-name="co2" table:default-cell-style-name="ce39"/>
        <table:table-column table:style-name="co3" table:number-columns-repeated="2" table:default-cell-style-name="ce35"/>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2">
          <table:table-cell table:style-name="ce2" office:value-type="string">
            <text:p>phonetic/9_p</text:p>
          </table:table-cell>
          <table:table-cell table:style-name="ce38" office:value-type="string">
            <text:p><text:s/>noveno</text:p>
          </table:table-cell>
          <table:table-cell table:number-columns-repeated="3" table:style-name="ce42" office:value-type="string">
            <text:p>x</text:p>
          </table:table-cell>
          <table:table-cell/>
          <table:table-cell table:formula="oooc:=CONCATENATE(&quot;swift -n Miguel -o &quot;;[.A2];&quot;.wav '&quot;;[.B2];&quot;' -e utf-8 -m text -p audio/channels=1,audio/sampling-rate=8000&quot;)" office:value-type="string" office:string-value="swift -n Miguel -o phonetic/9_p.wav ' noveno' -e utf-8 -m text -p audio/channels=1,audio/sampling-rate=8000">
            <text:p>swift -n Miguel -o phonetic/9_p.wav ' noveno' -e utf-8 -m text -p audio/channels=1,audio/sampling-rate=8000</text:p>
          </table:table-cell>
        </table:table-row>
        <table:table-row table:style-name="ro2">
          <table:table-cell office:value-type="string">
            <text:p>phonetic/a_p</text:p>
          </table:table-cell>
          <table:table-cell office:value-type="string">
            <text:p><text:s/>Alfa</text:p>
          </table:table-cell>
          <table:table-cell table:number-columns-repeated="3" office:value-type="string">
            <text:p>x</text:p>
          </table:table-cell>
          <table:table-cell/>
          <table:table-cell table:formula="oooc:=CONCATENATE(&quot;swift -n Miguel -o &quot;;[.A3];&quot;.wav '&quot;;[.B3];&quot;' -e utf-8 -m text -p audio/channels=1,audio/sampling-rate=8000&quot;)" office:value-type="string" office:string-value="swift -n Miguel -o phonetic/a_p.wav ' Alfa' -e utf-8 -m text -p audio/channels=1,audio/sampling-rate=8000">
            <text:p>swift -n Miguel -o phonetic/a_p.wav ' Alfa' -e utf-8 -m text -p audio/channels=1,audio/sampling-rate=8000</text:p>
          </table:table-cell>
        </table:table-row>
        <table:table-row table:style-name="ro2">
          <table:table-cell table:style-name="ce4" office:value-type="string">
            <text:p>phonetic/b_p</text:p>
          </table:table-cell>
          <table:table-cell table:style-name="ce40" office:value-type="string">
            <text:p><text:s/>Bravo</text:p>
          </table:table-cell>
          <table:table-cell table:number-columns-repeated="3" table:style-name="ce43" office:value-type="string">
            <text:p>x</text:p>
          </table:table-cell>
          <table:table-cell/>
          <table:table-cell table:formula="oooc:=CONCATENATE(&quot;swift -n Miguel -o &quot;;[.A4];&quot;.wav '&quot;;[.B4];&quot;' -e utf-8 -m text -p audio/channels=1,audio/sampling-rate=8000&quot;)" office:value-type="string" office:string-value="swift -n Miguel -o phonetic/b_p.wav ' Bravo' -e utf-8 -m text -p audio/channels=1,audio/sampling-rate=8000">
            <text:p>swift -n Miguel -o phonetic/b_p.wav ' Bravo' -e utf-8 -m text -p audio/channels=1,audio/sampling-rate=8000</text:p>
          </table:table-cell>
        </table:table-row>
        <table:table-row table:style-name="ro2">
          <table:table-cell office:value-type="string">
            <text:p>phonetic/c_p</text:p>
          </table:table-cell>
          <table:table-cell office:value-type="string">
            <text:p><text:s/>Carlos</text:p>
          </table:table-cell>
          <table:table-cell table:number-columns-repeated="3" office:value-type="string">
            <text:p>x</text:p>
          </table:table-cell>
          <table:table-cell/>
          <table:table-cell table:formula="oooc:=CONCATENATE(&quot;swift -n Miguel -o &quot;;[.A5];&quot;.wav '&quot;;[.B5];&quot;' -e utf-8 -m text -p audio/channels=1,audio/sampling-rate=8000&quot;)" office:value-type="string" office:string-value="swift -n Miguel -o phonetic/c_p.wav ' Carlos' -e utf-8 -m text -p audio/channels=1,audio/sampling-rate=8000">
            <text:p>swift -n Miguel -o phonetic/c_p.wav ' Carlos' -e utf-8 -m text -p audio/channels=1,audio/sampling-rate=8000</text:p>
          </table:table-cell>
        </table:table-row>
        <table:table-row table:style-name="ro2">
          <table:table-cell table:style-name="ce4" office:value-type="string">
            <text:p>phonetic/d_p</text:p>
          </table:table-cell>
          <table:table-cell table:style-name="ce40" office:value-type="string">
            <text:p><text:s/>Delta</text:p>
          </table:table-cell>
          <table:table-cell table:number-columns-repeated="3" table:style-name="ce43" office:value-type="string">
            <text:p>x</text:p>
          </table:table-cell>
          <table:table-cell/>
          <table:table-cell table:formula="oooc:=CONCATENATE(&quot;swift -n Miguel -o &quot;;[.A6];&quot;.wav '&quot;;[.B6];&quot;' -e utf-8 -m text -p audio/channels=1,audio/sampling-rate=8000&quot;)" office:value-type="string" office:string-value="swift -n Miguel -o phonetic/d_p.wav ' Delta' -e utf-8 -m text -p audio/channels=1,audio/sampling-rate=8000">
            <text:p>swift -n Miguel -o phonetic/d_p.wav ' Delta' -e utf-8 -m text -p audio/channels=1,audio/sampling-rate=8000</text:p>
          </table:table-cell>
        </table:table-row>
        <table:table-row table:style-name="ro2">
          <table:table-cell office:value-type="string">
            <text:p>phonetic/e_p</text:p>
          </table:table-cell>
          <table:table-cell office:value-type="string">
            <text:p><text:s/>Eco</text:p>
          </table:table-cell>
          <table:table-cell table:number-columns-repeated="3" office:value-type="string">
            <text:p>x</text:p>
          </table:table-cell>
          <table:table-cell/>
          <table:table-cell table:formula="oooc:=CONCATENATE(&quot;swift -n Miguel -o &quot;;[.A7];&quot;.wav '&quot;;[.B7];&quot;' -e utf-8 -m text -p audio/channels=1,audio/sampling-rate=8000&quot;)" office:value-type="string" office:string-value="swift -n Miguel -o phonetic/e_p.wav ' Eco' -e utf-8 -m text -p audio/channels=1,audio/sampling-rate=8000">
            <text:p>swift -n Miguel -o phonetic/e_p.wav ' Eco' -e utf-8 -m text -p audio/channels=1,audio/sampling-rate=8000</text:p>
          </table:table-cell>
        </table:table-row>
        <table:table-row table:style-name="ro2">
          <table:table-cell table:style-name="ce4" office:value-type="string">
            <text:p>phonetic/f_p</text:p>
          </table:table-cell>
          <table:table-cell table:style-name="ce40" office:value-type="string">
            <text:p><text:s/>Francia</text:p>
          </table:table-cell>
          <table:table-cell table:number-columns-repeated="3" table:style-name="ce43" office:value-type="string">
            <text:p>x</text:p>
          </table:table-cell>
          <table:table-cell/>
          <table:table-cell table:formula="oooc:=CONCATENATE(&quot;swift -n Miguel -o &quot;;[.A8];&quot;.wav '&quot;;[.B8];&quot;' -e utf-8 -m text -p audio/channels=1,audio/sampling-rate=8000&quot;)" office:value-type="string" office:string-value="swift -n Miguel -o phonetic/f_p.wav ' Francia' -e utf-8 -m text -p audio/channels=1,audio/sampling-rate=8000">
            <text:p>swift -n Miguel -o phonetic/f_p.wav ' Francia' -e utf-8 -m text -p audio/channels=1,audio/sampling-rate=8000</text:p>
          </table:table-cell>
        </table:table-row>
        <table:table-row table:style-name="ro2">
          <table:table-cell office:value-type="string">
            <text:p>phonetic/g_p</text:p>
          </table:table-cell>
          <table:table-cell office:value-type="string">
            <text:p><text:s/>Gato</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phonetic/g_p.wav ' Gato' -e utf-8 -m text -p audio/channels=1,audio/sampling-rate=8000">
            <text:p>swift -n Miguel -o phonetic/g_p.wav ' Gato' -e utf-8 -m text -p audio/channels=1,audio/sampling-rate=8000</text:p>
          </table:table-cell>
        </table:table-row>
        <table:table-row table:style-name="ro2">
          <table:table-cell table:style-name="ce4" office:value-type="string">
            <text:p>phonetic/h_p</text:p>
          </table:table-cell>
          <table:table-cell table:style-name="ce40" office:value-type="string">
            <text:p><text:s/>Hotel</text:p>
          </table:table-cell>
          <table:table-cell table:number-columns-repeated="3" table:style-name="ce43" office:value-type="string">
            <text:p>x</text:p>
          </table:table-cell>
          <table:table-cell/>
          <table:table-cell table:formula="oooc:=CONCATENATE(&quot;swift -n Miguel -o &quot;;[.A10];&quot;.wav '&quot;;[.B10];&quot;' -e utf-8 -m text -p audio/channels=1,audio/sampling-rate=8000&quot;)" office:value-type="string" office:string-value="swift -n Miguel -o phonetic/h_p.wav ' Hotel' -e utf-8 -m text -p audio/channels=1,audio/sampling-rate=8000">
            <text:p>swift -n Miguel -o phonetic/h_p.wav ' Hotel' -e utf-8 -m text -p audio/channels=1,audio/sampling-rate=8000</text:p>
          </table:table-cell>
        </table:table-row>
        <table:table-row table:style-name="ro2">
          <table:table-cell office:value-type="string">
            <text:p>phonetic/i_p</text:p>
          </table:table-cell>
          <table:table-cell office:value-type="string">
            <text:p><text:s/>India</text:p>
          </table:table-cell>
          <table:table-cell table:number-columns-repeated="3" office:value-type="string">
            <text:p>x</text:p>
          </table:table-cell>
          <table:table-cell/>
          <table:table-cell table:formula="oooc:=CONCATENATE(&quot;swift -n Miguel -o &quot;;[.A11];&quot;.wav '&quot;;[.B11];&quot;' -e utf-8 -m text -p audio/channels=1,audio/sampling-rate=8000&quot;)" office:value-type="string" office:string-value="swift -n Miguel -o phonetic/i_p.wav ' India' -e utf-8 -m text -p audio/channels=1,audio/sampling-rate=8000">
            <text:p>swift -n Miguel -o phonetic/i_p.wav ' India' -e utf-8 -m text -p audio/channels=1,audio/sampling-rate=8000</text:p>
          </table:table-cell>
        </table:table-row>
        <table:table-row table:style-name="ro2">
          <table:table-cell table:style-name="ce4" office:value-type="string">
            <text:p>phonetic/j_p</text:p>
          </table:table-cell>
          <table:table-cell table:style-name="ce40" office:value-type="string">
            <text:p><text:s/>Japon</text:p>
          </table:table-cell>
          <table:table-cell table:number-columns-repeated="3" table:style-name="ce43" office:value-type="string">
            <text:p>x</text:p>
          </table:table-cell>
          <table:table-cell/>
          <table:table-cell table:formula="oooc:=CONCATENATE(&quot;swift -n Miguel -o &quot;;[.A12];&quot;.wav '&quot;;[.B12];&quot;' -e utf-8 -m text -p audio/channels=1,audio/sampling-rate=8000&quot;)" office:value-type="string" office:string-value="swift -n Miguel -o phonetic/j_p.wav ' Japon' -e utf-8 -m text -p audio/channels=1,audio/sampling-rate=8000">
            <text:p>swift -n Miguel -o phonetic/j_p.wav ' Japon' -e utf-8 -m text -p audio/channels=1,audio/sampling-rate=8000</text:p>
          </table:table-cell>
        </table:table-row>
        <table:table-row table:style-name="ro2">
          <table:table-cell office:value-type="string">
            <text:p>phonetic/k_p</text:p>
          </table:table-cell>
          <table:table-cell office:value-type="string">
            <text:p><text:s/>Kilo</text:p>
          </table:table-cell>
          <table:table-cell table:number-columns-repeated="3" office:value-type="string">
            <text:p>x</text:p>
          </table:table-cell>
          <table:table-cell/>
          <table:table-cell table:formula="oooc:=CONCATENATE(&quot;swift -n Miguel -o &quot;;[.A13];&quot;.wav '&quot;;[.B13];&quot;' -e utf-8 -m text -p audio/channels=1,audio/sampling-rate=8000&quot;)" office:value-type="string" office:string-value="swift -n Miguel -o phonetic/k_p.wav ' Kilo' -e utf-8 -m text -p audio/channels=1,audio/sampling-rate=8000">
            <text:p>swift -n Miguel -o phonetic/k_p.wav ' Kilo' -e utf-8 -m text -p audio/channels=1,audio/sampling-rate=8000</text:p>
          </table:table-cell>
        </table:table-row>
        <table:table-row table:style-name="ro2">
          <table:table-cell table:style-name="ce4" office:value-type="string">
            <text:p>phonetic/l_p</text:p>
          </table:table-cell>
          <table:table-cell table:style-name="ce40" office:value-type="string">
            <text:p><text:s/>Lima</text:p>
          </table:table-cell>
          <table:table-cell table:number-columns-repeated="3" table:style-name="ce43" office:value-type="string">
            <text:p>x</text:p>
          </table:table-cell>
          <table:table-cell/>
          <table:table-cell table:formula="oooc:=CONCATENATE(&quot;swift -n Miguel -o &quot;;[.A14];&quot;.wav '&quot;;[.B14];&quot;' -e utf-8 -m text -p audio/channels=1,audio/sampling-rate=8000&quot;)" office:value-type="string" office:string-value="swift -n Miguel -o phonetic/l_p.wav ' Lima' -e utf-8 -m text -p audio/channels=1,audio/sampling-rate=8000">
            <text:p>swift -n Miguel -o phonetic/l_p.wav ' Lima' -e utf-8 -m text -p audio/channels=1,audio/sampling-rate=8000</text:p>
          </table:table-cell>
        </table:table-row>
        <table:table-row table:style-name="ro2">
          <table:table-cell office:value-type="string">
            <text:p>phonetic/m_p</text:p>
          </table:table-cell>
          <table:table-cell office:value-type="string">
            <text:p><text:s/>Maria</text:p>
          </table:table-cell>
          <table:table-cell table:number-columns-repeated="3" office:value-type="string">
            <text:p>x</text:p>
          </table:table-cell>
          <table:table-cell/>
          <table:table-cell table:formula="oooc:=CONCATENATE(&quot;swift -n Miguel -o &quot;;[.A15];&quot;.wav '&quot;;[.B15];&quot;' -e utf-8 -m text -p audio/channels=1,audio/sampling-rate=8000&quot;)" office:value-type="string" office:string-value="swift -n Miguel -o phonetic/m_p.wav ' Maria' -e utf-8 -m text -p audio/channels=1,audio/sampling-rate=8000">
            <text:p>swift -n Miguel -o phonetic/m_p.wav ' Maria' -e utf-8 -m text -p audio/channels=1,audio/sampling-rate=8000</text:p>
          </table:table-cell>
        </table:table-row>
        <table:table-row table:style-name="ro2">
          <table:table-cell table:style-name="ce4" office:value-type="string">
            <text:p>phonetic/n_p</text:p>
          </table:table-cell>
          <table:table-cell table:style-name="ce40" office:value-type="string">
            <text:p><text:s/>Nancy</text:p>
          </table:table-cell>
          <table:table-cell table:number-columns-repeated="3" table:style-name="ce43" office:value-type="string">
            <text:p>x</text:p>
          </table:table-cell>
          <table:table-cell/>
          <table:table-cell table:formula="oooc:=CONCATENATE(&quot;swift -n Miguel -o &quot;;[.A16];&quot;.wav '&quot;;[.B16];&quot;' -e utf-8 -m text -p audio/channels=1,audio/sampling-rate=8000&quot;)" office:value-type="string" office:string-value="swift -n Miguel -o phonetic/n_p.wav ' Nancy' -e utf-8 -m text -p audio/channels=1,audio/sampling-rate=8000">
            <text:p>swift -n Miguel -o phonetic/n_p.wav ' Nancy' -e utf-8 -m text -p audio/channels=1,audio/sampling-rate=8000</text:p>
          </table:table-cell>
        </table:table-row>
        <table:table-row table:style-name="ro2">
          <table:table-cell office:value-type="string">
            <text:p>phonetic/o_p</text:p>
          </table:table-cell>
          <table:table-cell office:value-type="string">
            <text:p><text:s/>Oscar</text:p>
          </table:table-cell>
          <table:table-cell table:number-columns-repeated="3" office:value-type="string">
            <text:p>x</text:p>
          </table:table-cell>
          <table:table-cell/>
          <table:table-cell table:formula="oooc:=CONCATENATE(&quot;swift -n Miguel -o &quot;;[.A17];&quot;.wav '&quot;;[.B17];&quot;' -e utf-8 -m text -p audio/channels=1,audio/sampling-rate=8000&quot;)" office:value-type="string" office:string-value="swift -n Miguel -o phonetic/o_p.wav ' Oscar' -e utf-8 -m text -p audio/channels=1,audio/sampling-rate=8000">
            <text:p>swift -n Miguel -o phonetic/o_p.wav ' Oscar' -e utf-8 -m text -p audio/channels=1,audio/sampling-rate=8000</text:p>
          </table:table-cell>
        </table:table-row>
        <table:table-row table:style-name="ro2">
          <table:table-cell table:style-name="ce4" office:value-type="string">
            <text:p>phonetic/p_p</text:p>
          </table:table-cell>
          <table:table-cell table:style-name="ce40" office:value-type="string">
            <text:p><text:s/>Papa</text:p>
          </table:table-cell>
          <table:table-cell table:number-columns-repeated="3" table:style-name="ce43" office:value-type="string">
            <text:p>x</text:p>
          </table:table-cell>
          <table:table-cell/>
          <table:table-cell table:formula="oooc:=CONCATENATE(&quot;swift -n Miguel -o &quot;;[.A18];&quot;.wav '&quot;;[.B18];&quot;' -e utf-8 -m text -p audio/channels=1,audio/sampling-rate=8000&quot;)" office:value-type="string" office:string-value="swift -n Miguel -o phonetic/p_p.wav ' Papa' -e utf-8 -m text -p audio/channels=1,audio/sampling-rate=8000">
            <text:p>swift -n Miguel -o phonetic/p_p.wav ' Papa' -e utf-8 -m text -p audio/channels=1,audio/sampling-rate=8000</text:p>
          </table:table-cell>
        </table:table-row>
        <table:table-row table:style-name="ro2">
          <table:table-cell office:value-type="string">
            <text:p>phonetic/q_p</text:p>
          </table:table-cell>
          <table:table-cell office:value-type="string">
            <text:p><text:s/>Queso</text:p>
          </table:table-cell>
          <table:table-cell table:number-columns-repeated="3" office:value-type="string">
            <text:p>x</text:p>
          </table:table-cell>
          <table:table-cell/>
          <table:table-cell table:formula="oooc:=CONCATENATE(&quot;swift -n Miguel -o &quot;;[.A19];&quot;.wav '&quot;;[.B19];&quot;' -e utf-8 -m text -p audio/channels=1,audio/sampling-rate=8000&quot;)" office:value-type="string" office:string-value="swift -n Miguel -o phonetic/q_p.wav ' Queso' -e utf-8 -m text -p audio/channels=1,audio/sampling-rate=8000">
            <text:p>swift -n Miguel -o phonetic/q_p.wav ' Queso' -e utf-8 -m text -p audio/channels=1,audio/sampling-rate=8000</text:p>
          </table:table-cell>
        </table:table-row>
        <table:table-row table:style-name="ro2">
          <table:table-cell table:style-name="ce4" office:value-type="string">
            <text:p>phonetic/r_p</text:p>
          </table:table-cell>
          <table:table-cell table:style-name="ce40" office:value-type="string">
            <text:p><text:s/>Romeo</text:p>
          </table:table-cell>
          <table:table-cell table:number-columns-repeated="3" table:style-name="ce43" office:value-type="string">
            <text:p>x</text:p>
          </table:table-cell>
          <table:table-cell/>
          <table:table-cell table:formula="oooc:=CONCATENATE(&quot;swift -n Miguel -o &quot;;[.A20];&quot;.wav '&quot;;[.B20];&quot;' -e utf-8 -m text -p audio/channels=1,audio/sampling-rate=8000&quot;)" office:value-type="string" office:string-value="swift -n Miguel -o phonetic/r_p.wav ' Romeo' -e utf-8 -m text -p audio/channels=1,audio/sampling-rate=8000">
            <text:p>swift -n Miguel -o phonetic/r_p.wav ' Romeo' -e utf-8 -m text -p audio/channels=1,audio/sampling-rate=8000</text:p>
          </table:table-cell>
        </table:table-row>
        <table:table-row table:style-name="ro2">
          <table:table-cell office:value-type="string">
            <text:p>phonetic/s_p</text:p>
          </table:table-cell>
          <table:table-cell office:value-type="string">
            <text:p><text:s/>Sandra</text:p>
          </table:table-cell>
          <table:table-cell table:number-columns-repeated="3" office:value-type="string">
            <text:p>x</text:p>
          </table:table-cell>
          <table:table-cell/>
          <table:table-cell table:formula="oooc:=CONCATENATE(&quot;swift -n Miguel -o &quot;;[.A21];&quot;.wav '&quot;;[.B21];&quot;' -e utf-8 -m text -p audio/channels=1,audio/sampling-rate=8000&quot;)" office:value-type="string" office:string-value="swift -n Miguel -o phonetic/s_p.wav ' Sandra' -e utf-8 -m text -p audio/channels=1,audio/sampling-rate=8000">
            <text:p>swift -n Miguel -o phonetic/s_p.wav ' Sandra' -e utf-8 -m text -p audio/channels=1,audio/sampling-rate=8000</text:p>
          </table:table-cell>
        </table:table-row>
        <table:table-row table:style-name="ro2">
          <table:table-cell table:style-name="ce4" office:value-type="string">
            <text:p>phonetic/t_p</text:p>
          </table:table-cell>
          <table:table-cell table:style-name="ce40" office:value-type="string">
            <text:p><text:s/>Tango</text:p>
          </table:table-cell>
          <table:table-cell table:number-columns-repeated="3" table:style-name="ce43" office:value-type="string">
            <text:p>x</text:p>
          </table:table-cell>
          <table:table-cell/>
          <table:table-cell table:formula="oooc:=CONCATENATE(&quot;swift -n Miguel -o &quot;;[.A22];&quot;.wav '&quot;;[.B22];&quot;' -e utf-8 -m text -p audio/channels=1,audio/sampling-rate=8000&quot;)" office:value-type="string" office:string-value="swift -n Miguel -o phonetic/t_p.wav ' Tango' -e utf-8 -m text -p audio/channels=1,audio/sampling-rate=8000">
            <text:p>swift -n Miguel -o phonetic/t_p.wav ' Tango' -e utf-8 -m text -p audio/channels=1,audio/sampling-rate=8000</text:p>
          </table:table-cell>
        </table:table-row>
        <table:table-row table:style-name="ro2">
          <table:table-cell office:value-type="string">
            <text:p>phonetic/u_p</text:p>
          </table:table-cell>
          <table:table-cell office:value-type="string">
            <text:p><text:s/>Urgente</text:p>
          </table:table-cell>
          <table:table-cell table:number-columns-repeated="3" office:value-type="string">
            <text:p>x</text:p>
          </table:table-cell>
          <table:table-cell/>
          <table:table-cell table:formula="oooc:=CONCATENATE(&quot;swift -n Miguel -o &quot;;[.A23];&quot;.wav '&quot;;[.B23];&quot;' -e utf-8 -m text -p audio/channels=1,audio/sampling-rate=8000&quot;)" office:value-type="string" office:string-value="swift -n Miguel -o phonetic/u_p.wav ' Urgente' -e utf-8 -m text -p audio/channels=1,audio/sampling-rate=8000">
            <text:p>swift -n Miguel -o phonetic/u_p.wav ' Urgente' -e utf-8 -m text -p audio/channels=1,audio/sampling-rate=8000</text:p>
          </table:table-cell>
        </table:table-row>
        <table:table-row table:style-name="ro2">
          <table:table-cell table:style-name="ce4" office:value-type="string">
            <text:p>phonetic/v_p</text:p>
          </table:table-cell>
          <table:table-cell table:style-name="ce40" office:value-type="string">
            <text:p><text:s/>Victor</text:p>
          </table:table-cell>
          <table:table-cell table:number-columns-repeated="3" table:style-name="ce43" office:value-type="string">
            <text:p>x</text:p>
          </table:table-cell>
          <table:table-cell/>
          <table:table-cell table:formula="oooc:=CONCATENATE(&quot;swift -n Miguel -o &quot;;[.A24];&quot;.wav '&quot;;[.B24];&quot;' -e utf-8 -m text -p audio/channels=1,audio/sampling-rate=8000&quot;)" office:value-type="string" office:string-value="swift -n Miguel -o phonetic/v_p.wav ' Victor' -e utf-8 -m text -p audio/channels=1,audio/sampling-rate=8000">
            <text:p>swift -n Miguel -o phonetic/v_p.wav ' Victor' -e utf-8 -m text -p audio/channels=1,audio/sampling-rate=8000</text:p>
          </table:table-cell>
        </table:table-row>
        <table:table-row table:style-name="ro2">
          <table:table-cell office:value-type="string">
            <text:p>phonetic/w_p</text:p>
          </table:table-cell>
          <table:table-cell office:value-type="string">
            <text:p><text:s/>Whiskey</text:p>
          </table:table-cell>
          <table:table-cell table:number-columns-repeated="3" office:value-type="string">
            <text:p>x</text:p>
          </table:table-cell>
          <table:table-cell/>
          <table:table-cell table:formula="oooc:=CONCATENATE(&quot;swift -n Miguel -o &quot;;[.A25];&quot;.wav '&quot;;[.B25];&quot;' -e utf-8 -m text -p audio/channels=1,audio/sampling-rate=8000&quot;)" office:value-type="string" office:string-value="swift -n Miguel -o phonetic/w_p.wav ' Whiskey' -e utf-8 -m text -p audio/channels=1,audio/sampling-rate=8000">
            <text:p>swift -n Miguel -o phonetic/w_p.wav ' Whiskey' -e utf-8 -m text -p audio/channels=1,audio/sampling-rate=8000</text:p>
          </table:table-cell>
        </table:table-row>
        <table:table-row table:style-name="ro2">
          <table:table-cell table:style-name="ce4" office:value-type="string">
            <text:p>phonetic/x_p</text:p>
          </table:table-cell>
          <table:table-cell table:style-name="ce40" office:value-type="string">
            <text:p><text:s/>X-Ray</text:p>
          </table:table-cell>
          <table:table-cell table:number-columns-repeated="3" table:style-name="ce43" office:value-type="string">
            <text:p>x</text:p>
          </table:table-cell>
          <table:table-cell/>
          <table:table-cell table:formula="oooc:=CONCATENATE(&quot;swift -n Miguel -o &quot;;[.A26];&quot;.wav '&quot;;[.B26];&quot;' -e utf-8 -m text -p audio/channels=1,audio/sampling-rate=8000&quot;)" office:value-type="string" office:string-value="swift -n Miguel -o phonetic/x_p.wav ' X-Ray' -e utf-8 -m text -p audio/channels=1,audio/sampling-rate=8000">
            <text:p>swift -n Miguel -o phonetic/x_p.wav ' X-Ray' -e utf-8 -m text -p audio/channels=1,audio/sampling-rate=8000</text:p>
          </table:table-cell>
        </table:table-row>
        <table:table-row table:style-name="ro2">
          <table:table-cell office:value-type="string">
            <text:p>phonetic/y_p</text:p>
          </table:table-cell>
          <table:table-cell office:value-type="string">
            <text:p><text:s/>Yankee</text:p>
          </table:table-cell>
          <table:table-cell table:number-columns-repeated="3" office:value-type="string">
            <text:p>x</text:p>
          </table:table-cell>
          <table:table-cell/>
          <table:table-cell table:formula="oooc:=CONCATENATE(&quot;swift -n Miguel -o &quot;;[.A27];&quot;.wav '&quot;;[.B27];&quot;' -e utf-8 -m text -p audio/channels=1,audio/sampling-rate=8000&quot;)" office:value-type="string" office:string-value="swift -n Miguel -o phonetic/y_p.wav ' Yankee' -e utf-8 -m text -p audio/channels=1,audio/sampling-rate=8000">
            <text:p>swift -n Miguel -o phonetic/y_p.wav ' Yankee' -e utf-8 -m text -p audio/channels=1,audio/sampling-rate=8000</text:p>
          </table:table-cell>
        </table:table-row>
        <table:table-row table:style-name="ro2">
          <table:table-cell table:style-name="ce5" office:value-type="string">
            <text:p>phonetic/z_p</text:p>
          </table:table-cell>
          <table:table-cell table:style-name="ce41" office:value-type="string">
            <text:p><text:s/>Zulu</text:p>
          </table:table-cell>
          <table:table-cell table:number-columns-repeated="3" table:style-name="ce44" office:value-type="string">
            <text:p>x</text:p>
          </table:table-cell>
          <table:table-cell/>
          <table:table-cell table:formula="oooc:=CONCATENATE(&quot;swift -n Miguel -o &quot;;[.A28];&quot;.wav '&quot;;[.B28];&quot;' -e utf-8 -m text -p audio/channels=1,audio/sampling-rate=8000&quot;)" office:value-type="string" office:string-value="swift -n Miguel -o phonetic/z_p.wav ' Zulu' -e utf-8 -m text -p audio/channels=1,audio/sampling-rate=8000">
            <text:p>swift -n Miguel -o phonetic/z_p.wav ' Zulu' -e utf-8 -m text -p audio/channels=1,audio/sampling-rate=8000</text:p>
          </table:table-cell>
        </table:table-row>
      </table:table>
      <table:table table:name="Voicemail" table:style-name="ta1" table:print="false">
        <office:forms form:automatic-focus="false" form:apply-design-mode="false"/>
        <table:table-column table:style-name="co1" table:default-cell-style-name="ce3"/>
        <table:table-column table:style-name="co8" table:default-cell-style-name="ce51"/>
        <table:table-column table:style-name="co3" table:number-columns-repeated="2" table:default-cell-style-name="ce35"/>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2">
          <table:table-cell table:style-name="ce45" office:value-type="string">
            <text:p>vm-advopts</text:p>
          </table:table-cell>
          <table:table-cell table:style-name="ce50" office:value-type="string">
            <text:p><text:s/>Marca 3 para opciones avanzadas.</text:p>
          </table:table-cell>
          <table:table-cell table:number-columns-repeated="3" table:style-name="ce42" office:value-type="string">
            <text:p>x</text:p>
          </table:table-cell>
          <table:table-cell/>
          <table:table-cell table:formula="oooc:=CONCATENATE(&quot;swift -n Miguel -o &quot;;[.A2];&quot;.wav '&quot;;[.B2];&quot;' -e utf-8 -m text -p audio/channels=1,audio/sampling-rate=8000&quot;)" office:value-type="string" office:string-value="swift -n Miguel -o vm-advopts.wav ' Marca 3 para opciones avanzadas.' -e utf-8 -m text -p audio/channels=1,audio/sampling-rate=8000">
            <text:p>swift -n Miguel -o vm-advopts.wav ' Marca 3 para opciones avanzadas.' -e utf-8 -m text -p audio/channels=1,audio/sampling-rate=8000</text:p>
          </table:table-cell>
        </table:table-row>
        <table:table-row table:style-name="ro2">
          <table:table-cell office:value-type="string">
            <text:p>vm-and</text:p>
          </table:table-cell>
          <table:table-cell table:style-name="ce39" office:value-type="string">
            <text:p><text:s/>y</text:p>
          </table:table-cell>
          <table:table-cell table:number-columns-repeated="3" office:value-type="string">
            <text:p>x</text:p>
          </table:table-cell>
          <table:table-cell/>
          <table:table-cell table:formula="oooc:=CONCATENATE(&quot;swift -n Miguel -o &quot;;[.A3];&quot;.wav '&quot;;[.B3];&quot;' -e utf-8 -m text -p audio/channels=1,audio/sampling-rate=8000&quot;)" office:value-type="string" office:string-value="swift -n Miguel -o vm-and.wav ' y' -e utf-8 -m text -p audio/channels=1,audio/sampling-rate=8000">
            <text:p>swift -n Miguel -o vm-and.wav ' y' -e utf-8 -m text -p audio/channels=1,audio/sampling-rate=8000</text:p>
          </table:table-cell>
        </table:table-row>
        <table:table-row table:style-name="ro2">
          <table:table-cell table:style-name="ce46" office:value-type="string">
            <text:p>vm-calldiffnum</text:p>
          </table:table-cell>
          <table:table-cell office:value-type="string">
            <text:p><text:s/>Marca 2 para llamar a otro numero.</text:p>
          </table:table-cell>
          <table:table-cell table:number-columns-repeated="3" table:style-name="ce43" office:value-type="string">
            <text:p>x</text:p>
          </table:table-cell>
          <table:table-cell/>
          <table:table-cell table:formula="oooc:=CONCATENATE(&quot;swift -n Miguel -o &quot;;[.A4];&quot;.wav '&quot;;[.B4];&quot;' -e utf-8 -m text -p audio/channels=1,audio/sampling-rate=8000&quot;)" office:value-type="string" office:string-value="swift -n Miguel -o vm-calldiffnum.wav ' Marca 2 para llamar a otro numero.' -e utf-8 -m text -p audio/channels=1,audio/sampling-rate=8000">
            <text:p>swift -n Miguel -o vm-calldiffnum.wav ' Marca 2 para llamar a otro numero.' -e utf-8 -m text -p audio/channels=1,audio/sampling-rate=8000</text:p>
          </table:table-cell>
        </table:table-row>
        <table:table-row table:style-name="ro2">
          <table:table-cell office:value-type="string">
            <text:p>vm-changeto</text:p>
          </table:table-cell>
          <table:table-cell table:style-name="ce39" office:value-type="string">
            <text:p><text:s/>Cambiar a que carpeta</text:p>
          </table:table-cell>
          <table:table-cell table:number-columns-repeated="3" office:value-type="string">
            <text:p>x</text:p>
          </table:table-cell>
          <table:table-cell/>
          <table:table-cell table:formula="oooc:=CONCATENATE(&quot;swift -n Miguel -o &quot;;[.A5];&quot;.wav '&quot;;[.B5];&quot;' -e utf-8 -m text -p audio/channels=1,audio/sampling-rate=8000&quot;)" office:value-type="string" office:string-value="swift -n Miguel -o vm-changeto.wav ' Cambiar a que carpeta' -e utf-8 -m text -p audio/channels=1,audio/sampling-rate=8000">
            <text:p>swift -n Miguel -o vm-changeto.wav ' Cambiar a que carpeta' -e utf-8 -m text -p audio/channels=1,audio/sampling-rate=8000</text:p>
          </table:table-cell>
        </table:table-row>
        <table:table-row table:style-name="ro2">
          <table:table-cell table:style-name="ce46" office:value-type="string">
            <text:p>vm-cust1</text:p>
          </table:table-cell>
          <table:table-cell office:value-type="string">
            <text:p><text:s/>Carpeta 5</text:p>
          </table:table-cell>
          <table:table-cell table:number-columns-repeated="3" table:style-name="ce43" office:value-type="string">
            <text:p>x</text:p>
          </table:table-cell>
          <table:table-cell/>
          <table:table-cell table:formula="oooc:=CONCATENATE(&quot;swift -n Miguel -o &quot;;[.A6];&quot;.wav '&quot;;[.B6];&quot;' -e utf-8 -m text -p audio/channels=1,audio/sampling-rate=8000&quot;)" office:value-type="string" office:string-value="swift -n Miguel -o vm-cust1.wav ' Carpeta 5' -e utf-8 -m text -p audio/channels=1,audio/sampling-rate=8000">
            <text:p>swift -n Miguel -o vm-cust1.wav ' Carpeta 5' -e utf-8 -m text -p audio/channels=1,audio/sampling-rate=8000</text:p>
          </table:table-cell>
        </table:table-row>
        <table:table-row table:style-name="ro2">
          <table:table-cell office:value-type="string">
            <text:p>vm-cust2</text:p>
          </table:table-cell>
          <table:table-cell table:style-name="ce39" office:value-type="string">
            <text:p><text:s/>Carpeta 6</text:p>
          </table:table-cell>
          <table:table-cell table:number-columns-repeated="3" office:value-type="string">
            <text:p>x</text:p>
          </table:table-cell>
          <table:table-cell/>
          <table:table-cell table:formula="oooc:=CONCATENATE(&quot;swift -n Miguel -o &quot;;[.A7];&quot;.wav '&quot;;[.B7];&quot;' -e utf-8 -m text -p audio/channels=1,audio/sampling-rate=8000&quot;)" office:value-type="string" office:string-value="swift -n Miguel -o vm-cust2.wav ' Carpeta 6' -e utf-8 -m text -p audio/channels=1,audio/sampling-rate=8000">
            <text:p>swift -n Miguel -o vm-cust2.wav ' Carpeta 6' -e utf-8 -m text -p audio/channels=1,audio/sampling-rate=8000</text:p>
          </table:table-cell>
        </table:table-row>
        <table:table-row table:style-name="ro2">
          <table:table-cell table:style-name="ce46" office:value-type="string">
            <text:p>vm-cust3</text:p>
          </table:table-cell>
          <table:table-cell office:value-type="string">
            <text:p><text:s/>Carpeta 7</text:p>
          </table:table-cell>
          <table:table-cell table:number-columns-repeated="3" table:style-name="ce43" office:value-type="string">
            <text:p>x</text:p>
          </table:table-cell>
          <table:table-cell/>
          <table:table-cell table:formula="oooc:=CONCATENATE(&quot;swift -n Miguel -o &quot;;[.A8];&quot;.wav '&quot;;[.B8];&quot;' -e utf-8 -m text -p audio/channels=1,audio/sampling-rate=8000&quot;)" office:value-type="string" office:string-value="swift -n Miguel -o vm-cust3.wav ' Carpeta 7' -e utf-8 -m text -p audio/channels=1,audio/sampling-rate=8000">
            <text:p>swift -n Miguel -o vm-cust3.wav ' Carpeta 7' -e utf-8 -m text -p audio/channels=1,audio/sampling-rate=8000</text:p>
          </table:table-cell>
        </table:table-row>
        <table:table-row table:style-name="ro2">
          <table:table-cell office:value-type="string">
            <text:p>vm-cust4</text:p>
          </table:table-cell>
          <table:table-cell table:style-name="ce39" office:value-type="string">
            <text:p><text:s/>Carpeta 8</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vm-cust4.wav ' Carpeta 8' -e utf-8 -m text -p audio/channels=1,audio/sampling-rate=8000">
            <text:p>swift -n Miguel -o vm-cust4.wav ' Carpeta 8' -e utf-8 -m text -p audio/channels=1,audio/sampling-rate=8000</text:p>
          </table:table-cell>
        </table:table-row>
        <table:table-row table:style-name="ro2">
          <table:table-cell table:style-name="ce46" office:value-type="string">
            <text:p>vm-cust5</text:p>
          </table:table-cell>
          <table:table-cell office:value-type="string">
            <text:p><text:s/>Carpeta 9</text:p>
          </table:table-cell>
          <table:table-cell table:number-columns-repeated="3" table:style-name="ce43" office:value-type="string">
            <text:p>x</text:p>
          </table:table-cell>
          <table:table-cell/>
          <table:table-cell table:formula="oooc:=CONCATENATE(&quot;swift -n Miguel -o &quot;;[.A10];&quot;.wav '&quot;;[.B10];&quot;' -e utf-8 -m text -p audio/channels=1,audio/sampling-rate=8000&quot;)" office:value-type="string" office:string-value="swift -n Miguel -o vm-cust5.wav ' Carpeta 9' -e utf-8 -m text -p audio/channels=1,audio/sampling-rate=8000">
            <text:p>swift -n Miguel -o vm-cust5.wav ' Carpeta 9' -e utf-8 -m text -p audio/channels=1,audio/sampling-rate=8000</text:p>
          </table:table-cell>
        </table:table-row>
        <table:table-row table:style-name="ro2">
          <table:table-cell office:value-type="string">
            <text:p>vm-delete</text:p>
          </table:table-cell>
          <table:table-cell table:style-name="ce39" office:value-type="string">
            <text:p><text:s/>Marca 7 para borrar el mensaje.</text:p>
          </table:table-cell>
          <table:table-cell table:number-columns-repeated="3" office:value-type="string">
            <text:p>x</text:p>
          </table:table-cell>
          <table:table-cell/>
          <table:table-cell table:formula="oooc:=CONCATENATE(&quot;swift -n Miguel -o &quot;;[.A11];&quot;.wav '&quot;;[.B11];&quot;' -e utf-8 -m text -p audio/channels=1,audio/sampling-rate=8000&quot;)" office:value-type="string" office:string-value="swift -n Miguel -o vm-delete.wav ' Marca 7 para borrar el mensaje.' -e utf-8 -m text -p audio/channels=1,audio/sampling-rate=8000">
            <text:p>swift -n Miguel -o vm-delete.wav ' Marca 7 para borrar el mensaje.' -e utf-8 -m text -p audio/channels=1,audio/sampling-rate=8000</text:p>
          </table:table-cell>
        </table:table-row>
        <table:table-row table:style-name="ro2">
          <table:table-cell table:style-name="ce46" office:value-type="string">
            <text:p>vm-deleted</text:p>
          </table:table-cell>
          <table:table-cell office:value-type="string">
            <text:p><text:s/>Mensaje borrado.</text:p>
          </table:table-cell>
          <table:table-cell table:number-columns-repeated="3" table:style-name="ce43" office:value-type="string">
            <text:p>x</text:p>
          </table:table-cell>
          <table:table-cell/>
          <table:table-cell table:formula="oooc:=CONCATENATE(&quot;swift -n Miguel -o &quot;;[.A12];&quot;.wav '&quot;;[.B12];&quot;' -e utf-8 -m text -p audio/channels=1,audio/sampling-rate=8000&quot;)" office:value-type="string" office:string-value="swift -n Miguel -o vm-deleted.wav ' Mensaje borrado.' -e utf-8 -m text -p audio/channels=1,audio/sampling-rate=8000">
            <text:p>swift -n Miguel -o vm-deleted.wav ' Mensaje borrado.' -e utf-8 -m text -p audio/channels=1,audio/sampling-rate=8000</text:p>
          </table:table-cell>
        </table:table-row>
        <table:table-row table:style-name="ro2">
          <table:table-cell office:value-type="string">
            <text:p>vm-dialout</text:p>
          </table:table-cell>
          <table:table-cell table:style-name="ce39" office:value-type="string">
            <text:p><text:s/>Por favor espera mientras enlazo tu llamada</text:p>
          </table:table-cell>
          <table:table-cell table:number-columns-repeated="3" office:value-type="string">
            <text:p>x</text:p>
          </table:table-cell>
          <table:table-cell/>
          <table:table-cell table:formula="oooc:=CONCATENATE(&quot;swift -n Miguel -o &quot;;[.A13];&quot;.wav '&quot;;[.B13];&quot;' -e utf-8 -m text -p audio/channels=1,audio/sampling-rate=8000&quot;)" office:value-type="string" office:string-value="swift -n Miguel -o vm-dialout.wav ' Por favor espera mientras enlazo tu llamada' -e utf-8 -m text -p audio/channels=1,audio/sampling-rate=8000">
            <text:p>swift -n Miguel -o vm-dialout.wav ' Por favor espera mientras enlazo tu llamada' -e utf-8 -m text -p audio/channels=1,audio/sampling-rate=8000</text:p>
          </table:table-cell>
        </table:table-row>
        <table:table-row table:style-name="ro2">
          <table:table-cell table:style-name="ce46" office:value-type="string">
            <text:p>vm-duration</text:p>
          </table:table-cell>
          <table:table-cell office:value-type="string">
            <text:p><text:s/>La duracion de este mensaje es de</text:p>
          </table:table-cell>
          <table:table-cell table:number-columns-repeated="3" table:style-name="ce43" office:value-type="string">
            <text:p>x</text:p>
          </table:table-cell>
          <table:table-cell/>
          <table:table-cell table:formula="oooc:=CONCATENATE(&quot;swift -n Miguel -o &quot;;[.A14];&quot;.wav '&quot;;[.B14];&quot;' -e utf-8 -m text -p audio/channels=1,audio/sampling-rate=8000&quot;)" office:value-type="string" office:string-value="swift -n Miguel -o vm-duration.wav ' La duracion de este mensaje es de' -e utf-8 -m text -p audio/channels=1,audio/sampling-rate=8000">
            <text:p>swift -n Miguel -o vm-duration.wav ' La duracion de este mensaje es de' -e utf-8 -m text -p audio/channels=1,audio/sampling-rate=8000</text:p>
          </table:table-cell>
        </table:table-row>
        <table:table-row table:style-name="ro2">
          <table:table-cell table:style-name="ce46" office:value-type="string">
            <text:p>vm-enter-num-to-call</text:p>
          </table:table-cell>
          <table:table-cell office:value-type="string">
            <text:p><text:s/>Por favor marca el numero al que deseas llamar.</text:p>
          </table:table-cell>
          <table:table-cell table:number-columns-repeated="3" table:style-name="ce43" office:value-type="string">
            <text:p>x</text:p>
          </table:table-cell>
          <table:table-cell/>
          <table:table-cell table:formula="oooc:=CONCATENATE(&quot;swift -n Miguel -o &quot;;[.A15];&quot;.wav '&quot;;[.B15];&quot;' -e utf-8 -m text -p audio/channels=1,audio/sampling-rate=8000&quot;)" office:value-type="string" office:string-value="swift -n Miguel -o vm-enter-num-to-call.wav ' Por favor marca el numero al que deseas llamar.' -e utf-8 -m text -p audio/channels=1,audio/sampling-rate=8000">
            <text:p>swift -n Miguel -o vm-enter-num-to-call.wav ' Por favor marca el numero al que deseas llamar.' -e utf-8 -m text -p audio/channels=1,audio/sampling-rate=8000</text:p>
          </table:table-cell>
        </table:table-row>
        <table:table-row table:style-name="ro2">
          <table:table-cell office:value-type="string">
            <text:p>vm-extension</text:p>
          </table:table-cell>
          <table:table-cell table:style-name="ce39" office:value-type="string">
            <text:p><text:s/>extension</text:p>
          </table:table-cell>
          <table:table-cell table:number-columns-repeated="3" office:value-type="string">
            <text:p>x</text:p>
          </table:table-cell>
          <table:table-cell/>
          <table:table-cell table:formula="oooc:=CONCATENATE(&quot;swift -n Miguel -o &quot;;[.A16];&quot;.wav '&quot;;[.B16];&quot;' -e utf-8 -m text -p audio/channels=1,audio/sampling-rate=8000&quot;)" office:value-type="string" office:string-value="swift -n Miguel -o vm-extension.wav ' extension' -e utf-8 -m text -p audio/channels=1,audio/sampling-rate=8000">
            <text:p>swift -n Miguel -o vm-extension.wav ' extension' -e utf-8 -m text -p audio/channels=1,audio/sampling-rate=8000</text:p>
          </table:table-cell>
        </table:table-row>
        <table:table-row table:style-name="ro2">
          <table:table-cell table:style-name="ce46" office:value-type="string">
            <text:p>vm-family</text:p>
          </table:table-cell>
          <table:table-cell office:value-type="string">
            <text:p><text:s/>Apellido</text:p>
          </table:table-cell>
          <table:table-cell table:number-columns-repeated="3" table:style-name="ce43" office:value-type="string">
            <text:p>x</text:p>
          </table:table-cell>
          <table:table-cell office:value-type="string">
            <text:p>HAY DOS VERSIONES ES APELLIDO O FAMILIA??</text:p>
          </table:table-cell>
          <table:table-cell table:formula="oooc:=CONCATENATE(&quot;swift -n Miguel -o &quot;;[.A17];&quot;.wav '&quot;;[.B17];&quot;' -e utf-8 -m text -p audio/channels=1,audio/sampling-rate=8000&quot;)" office:value-type="string" office:string-value="swift -n Miguel -o vm-family.wav ' Apellido' -e utf-8 -m text -p audio/channels=1,audio/sampling-rate=8000">
            <text:p>swift -n Miguel -o vm-family.wav ' Apellido' -e utf-8 -m text -p audio/channels=1,audio/sampling-rate=8000</text:p>
          </table:table-cell>
        </table:table-row>
        <table:table-row table:style-name="ro2">
          <table:table-cell office:value-type="string">
            <text:p>vm-first</text:p>
          </table:table-cell>
          <table:table-cell table:style-name="ce39" office:value-type="string">
            <text:p><text:s/>primer</text:p>
          </table:table-cell>
          <table:table-cell table:number-columns-repeated="3" office:value-type="string">
            <text:p>x</text:p>
          </table:table-cell>
          <table:table-cell/>
          <table:table-cell table:formula="oooc:=CONCATENATE(&quot;swift -n Miguel -o &quot;;[.A18];&quot;.wav '&quot;;[.B18];&quot;' -e utf-8 -m text -p audio/channels=1,audio/sampling-rate=8000&quot;)" office:value-type="string" office:string-value="swift -n Miguel -o vm-first.wav ' primer' -e utf-8 -m text -p audio/channels=1,audio/sampling-rate=8000">
            <text:p>swift -n Miguel -o vm-first.wav ' primer' -e utf-8 -m text -p audio/channels=1,audio/sampling-rate=8000</text:p>
          </table:table-cell>
        </table:table-row>
        <table:table-row table:style-name="ro2">
          <table:table-cell table:style-name="ce46" office:value-type="string">
            <text:p>vm-for</text:p>
          </table:table-cell>
          <table:table-cell office:value-type="string">
            <text:p><text:s/>para</text:p>
          </table:table-cell>
          <table:table-cell table:number-columns-repeated="3" table:style-name="ce43" office:value-type="string">
            <text:p>x</text:p>
          </table:table-cell>
          <table:table-cell/>
          <table:table-cell table:formula="oooc:=CONCATENATE(&quot;swift -n Miguel -o &quot;;[.A19];&quot;.wav '&quot;;[.B19];&quot;' -e utf-8 -m text -p audio/channels=1,audio/sampling-rate=8000&quot;)" office:value-type="string" office:string-value="swift -n Miguel -o vm-for.wav ' para' -e utf-8 -m text -p audio/channels=1,audio/sampling-rate=8000">
            <text:p>swift -n Miguel -o vm-for.wav ' para' -e utf-8 -m text -p audio/channels=1,audio/sampling-rate=8000</text:p>
          </table:table-cell>
        </table:table-row>
        <table:table-row table:style-name="ro2">
          <table:table-cell office:value-type="string">
            <text:p>vm-forward</text:p>
          </table:table-cell>
          <table:table-cell table:style-name="ce39" office:value-type="string">
            <text:p><text:s/>Marca 1 para introducir una extension. Marca 2 para utilizar el directorio.</text:p>
          </table:table-cell>
          <table:table-cell table:number-columns-repeated="3" office:value-type="string">
            <text:p>x</text:p>
          </table:table-cell>
          <table:table-cell table:style-name="ce61"/>
          <table:table-cell table:formula="oooc:=CONCATENATE(&quot;swift -n Miguel -o &quot;;[.A20];&quot;.wav '&quot;;[.B20];&quot;' -e utf-8 -m text -p audio/channels=1,audio/sampling-rate=8000&quot;)" office:value-type="string" office:string-value="swift -n Miguel -o vm-forward.wav ' Marca 1 para introducir una extension. Marca 2 para utilizar el directorio.' -e utf-8 -m text -p audio/channels=1,audio/sampling-rate=8000">
            <text:p>swift -n Miguel -o vm-forward.wav ' Marca 1 para introducir una extension. Marca 2 para utilizar el directorio.' -e utf-8 -m text -p audio/channels=1,audio/sampling-rate=8000</text:p>
          </table:table-cell>
        </table:table-row>
        <table:table-row table:style-name="ro6">
          <table:table-cell table:style-name="ce46" office:value-type="string">
            <text:p>vm-forwardoptions</text:p>
          </table:table-cell>
          <table:table-cell office:value-type="string">
            <text:p>Marca 1 para reenviar el mensaje con un comentario. Marca 2 para reenviar el mensaje sin comentarios.</text:p>
          </table:table-cell>
          <table:table-cell table:number-columns-repeated="3" table:style-name="ce43" office:value-type="string">
            <text:p>x</text:p>
          </table:table-cell>
          <table:table-cell table:style-name="ce61"/>
          <table:table-cell table:formula="oooc:=CONCATENATE(&quot;swift -n Miguel -o &quot;;[.A21];&quot;.wav '&quot;;[.B21];&quot;' -e utf-8 -m text -p audio/channels=1,audio/sampling-rate=8000&quot;)" office:value-type="string" office:string-value="swift -n Miguel -o vm-forwardoptions.wav 'Marca 1 para reenviar el mensaje con un comentario. Marca 2 para reenviar el mensaje sin comentarios.' -e utf-8 -m text -p audio/channels=1,audio/sampling-rate=8000">
            <text:p>swift -n Miguel -o vm-forwardoptions.wav 'Marca 1 para reenviar el mensaje con un comentario. Marca 2 para reenviar el mensaje sin comentarios.' -e utf-8 -m text -p audio/channels=1,audio/sampling-rate=8000</text:p>
          </table:table-cell>
        </table:table-row>
        <table:table-row table:style-name="ro2">
          <table:table-cell office:value-type="string">
            <text:p>vm-friends</text:p>
          </table:table-cell>
          <table:table-cell table:style-name="ce39" office:value-type="string">
            <text:p><text:s/>Amigos</text:p>
          </table:table-cell>
          <table:table-cell table:number-columns-repeated="3" office:value-type="string">
            <text:p>x</text:p>
          </table:table-cell>
          <table:table-cell/>
          <table:table-cell table:formula="oooc:=CONCATENATE(&quot;swift -n Miguel -o &quot;;[.A22];&quot;.wav '&quot;;[.B22];&quot;' -e utf-8 -m text -p audio/channels=1,audio/sampling-rate=8000&quot;)" office:value-type="string" office:string-value="swift -n Miguel -o vm-friends.wav ' Amigos' -e utf-8 -m text -p audio/channels=1,audio/sampling-rate=8000">
            <text:p>swift -n Miguel -o vm-friends.wav ' Amigos' -e utf-8 -m text -p audio/channels=1,audio/sampling-rate=8000</text:p>
          </table:table-cell>
        </table:table-row>
        <table:table-row table:style-name="ro2">
          <table:table-cell table:style-name="ce46" office:value-type="string">
            <text:p>vm-from</text:p>
          </table:table-cell>
          <table:table-cell office:value-type="string">
            <text:p><text:s/>de</text:p>
          </table:table-cell>
          <table:table-cell table:number-columns-repeated="3" table:style-name="ce43" office:value-type="string">
            <text:p>x</text:p>
          </table:table-cell>
          <table:table-cell/>
          <table:table-cell table:formula="oooc:=CONCATENATE(&quot;swift -n Miguel -o &quot;;[.A23];&quot;.wav '&quot;;[.B23];&quot;' -e utf-8 -m text -p audio/channels=1,audio/sampling-rate=8000&quot;)" office:value-type="string" office:string-value="swift -n Miguel -o vm-from.wav ' de' -e utf-8 -m text -p audio/channels=1,audio/sampling-rate=8000">
            <text:p>swift -n Miguel -o vm-from.wav ' de' -e utf-8 -m text -p audio/channels=1,audio/sampling-rate=8000</text:p>
          </table:table-cell>
        </table:table-row>
        <table:table-row table:style-name="ro2">
          <table:table-cell table:style-name="ce46" office:value-type="string">
            <text:p>vm-from-extension</text:p>
          </table:table-cell>
          <table:table-cell office:value-type="string">
            <text:p><text:s/>Mensaje de la extension</text:p>
          </table:table-cell>
          <table:table-cell table:number-columns-repeated="3" table:style-name="ce43" office:value-type="string">
            <text:p>x</text:p>
          </table:table-cell>
          <table:table-cell/>
          <table:table-cell table:formula="oooc:=CONCATENATE(&quot;swift -n Miguel -o &quot;;[.A24];&quot;.wav '&quot;;[.B24];&quot;' -e utf-8 -m text -p audio/channels=1,audio/sampling-rate=8000&quot;)" office:value-type="string" office:string-value="swift -n Miguel -o vm-from-extension.wav ' Mensaje de la extension' -e utf-8 -m text -p audio/channels=1,audio/sampling-rate=8000">
            <text:p>swift -n Miguel -o vm-from-extension.wav ' Mensaje de la extension' -e utf-8 -m text -p audio/channels=1,audio/sampling-rate=8000</text:p>
          </table:table-cell>
        </table:table-row>
        <table:table-row table:style-name="ro2">
          <table:table-cell office:value-type="string">
            <text:p>vm-from-phonenumber</text:p>
          </table:table-cell>
          <table:table-cell table:style-name="ce39" office:value-type="string">
            <text:p><text:s/>Mensaje del numero de telefono</text:p>
          </table:table-cell>
          <table:table-cell table:number-columns-repeated="3" office:value-type="string">
            <text:p>x</text:p>
          </table:table-cell>
          <table:table-cell/>
          <table:table-cell table:formula="oooc:=CONCATENATE(&quot;swift -n Miguel -o &quot;;[.A25];&quot;.wav '&quot;;[.B25];&quot;' -e utf-8 -m text -p audio/channels=1,audio/sampling-rate=8000&quot;)" office:value-type="string" office:string-value="swift -n Miguel -o vm-from-phonenumber.wav ' Mensaje del numero de telefono' -e utf-8 -m text -p audio/channels=1,audio/sampling-rate=8000">
            <text:p>swift -n Miguel -o vm-from-phonenumber.wav ' Mensaje del numero de telefono' -e utf-8 -m text -p audio/channels=1,audio/sampling-rate=8000</text:p>
          </table:table-cell>
        </table:table-row>
        <table:table-row table:style-name="ro2">
          <table:table-cell office:value-type="string">
            <text:p>vm-goodbye</text:p>
          </table:table-cell>
          <table:table-cell table:style-name="ce39" office:value-type="string">
            <text:p><text:s/>hasta pronto.</text:p>
          </table:table-cell>
          <table:table-cell table:number-columns-repeated="3" office:value-type="string">
            <text:p>x</text:p>
          </table:table-cell>
          <table:table-cell/>
          <table:table-cell table:formula="oooc:=CONCATENATE(&quot;swift -n Miguel -o &quot;;[.A26];&quot;.wav '&quot;;[.B26];&quot;' -e utf-8 -m text -p audio/channels=1,audio/sampling-rate=8000&quot;)" office:value-type="string" office:string-value="swift -n Miguel -o vm-goodbye.wav ' hasta pronto.' -e utf-8 -m text -p audio/channels=1,audio/sampling-rate=8000">
            <text:p>swift -n Miguel -o vm-goodbye.wav ' hasta pronto.' -e utf-8 -m text -p audio/channels=1,audio/sampling-rate=8000</text:p>
          </table:table-cell>
        </table:table-row>
        <table:table-row table:style-name="ro2">
          <table:table-cell table:style-name="ce46" office:value-type="string">
            <text:p>vm-helpexit</text:p>
          </table:table-cell>
          <table:table-cell office:value-type="string">
            <text:p><text:s/>Marque el asterisco para obtener ayuda o la tecla numeral para salir.</text:p>
          </table:table-cell>
          <table:table-cell table:number-columns-repeated="3" table:style-name="ce43" office:value-type="string">
            <text:p>x</text:p>
          </table:table-cell>
          <table:table-cell/>
          <table:table-cell table:formula="oooc:=CONCATENATE(&quot;swift -n Miguel -o &quot;;[.A27];&quot;.wav '&quot;;[.B27];&quot;' -e utf-8 -m text -p audio/channels=1,audio/sampling-rate=8000&quot;)" office:value-type="string" office:string-value="swift -n Miguel -o vm-helpexit.wav ' Marque el asterisco para obtener ayuda o la tecla numeral para salir.' -e utf-8 -m text -p audio/channels=1,audio/sampling-rate=8000">
            <text:p>swift -n Miguel -o vm-helpexit.wav ' Marque el asterisco para obtener ayuda o la tecla numeral para salir.' -e utf-8 -m text -p audio/channels=1,audio/sampling-rate=8000</text:p>
          </table:table-cell>
        </table:table-row>
        <table:table-row table:style-name="ro2">
          <table:table-cell office:value-type="string">
            <text:p>vm-INBOX</text:p>
          </table:table-cell>
          <table:table-cell table:style-name="ce39" office:value-type="string">
            <text:p><text:s/>nuevos</text:p>
          </table:table-cell>
          <table:table-cell table:number-columns-repeated="3" office:value-type="string">
            <text:p>x</text:p>
          </table:table-cell>
          <table:table-cell/>
          <table:table-cell table:formula="oooc:=CONCATENATE(&quot;swift -n Miguel -o &quot;;[.A28];&quot;.wav '&quot;;[.B28];&quot;' -e utf-8 -m text -p audio/channels=1,audio/sampling-rate=8000&quot;)" office:value-type="string" office:string-value="swift -n Miguel -o vm-INBOX.wav ' nuevos' -e utf-8 -m text -p audio/channels=1,audio/sampling-rate=8000">
            <text:p>swift -n Miguel -o vm-INBOX.wav ' nuevos' -e utf-8 -m text -p audio/channels=1,audio/sampling-rate=8000</text:p>
          </table:table-cell>
        </table:table-row>
        <table:table-row table:style-name="ro2">
          <table:table-cell table:style-name="ce46" office:value-type="string">
            <text:p>vm-INBOXs</text:p>
          </table:table-cell>
          <table:table-cell office:value-type="string">
            <text:p><text:s/>nuevo</text:p>
          </table:table-cell>
          <table:table-cell table:number-columns-repeated="3" table:style-name="ce43" office:value-type="string">
            <text:p>x</text:p>
          </table:table-cell>
          <table:table-cell/>
          <table:table-cell table:formula="oooc:=CONCATENATE(&quot;swift -n Miguel -o &quot;;[.A29];&quot;.wav '&quot;;[.B29];&quot;' -e utf-8 -m text -p audio/channels=1,audio/sampling-rate=8000&quot;)" office:value-type="string" office:string-value="swift -n Miguel -o vm-INBOXs.wav ' nuevo' -e utf-8 -m text -p audio/channels=1,audio/sampling-rate=8000">
            <text:p>swift -n Miguel -o vm-INBOXs.wav ' nuevo' -e utf-8 -m text -p audio/channels=1,audio/sampling-rate=8000</text:p>
          </table:table-cell>
        </table:table-row>
        <table:table-row table:style-name="ro2">
          <table:table-cell table:style-name="ce46" office:value-type="string">
            <text:p>vm-incorrect</text:p>
          </table:table-cell>
          <table:table-cell office:value-type="string">
            <text:p><text:s/>Entrada incorrecta</text:p>
          </table:table-cell>
          <table:table-cell table:number-columns-repeated="3" table:style-name="ce43" office:value-type="string">
            <text:p>x</text:p>
          </table:table-cell>
          <table:table-cell/>
          <table:table-cell table:formula="oooc:=CONCATENATE(&quot;swift -n Miguel -o &quot;;[.A30];&quot;.wav '&quot;;[.B30];&quot;' -e utf-8 -m text -p audio/channels=1,audio/sampling-rate=8000&quot;)" office:value-type="string" office:string-value="swift -n Miguel -o vm-incorrect.wav ' Entrada incorrecta' -e utf-8 -m text -p audio/channels=1,audio/sampling-rate=8000">
            <text:p>swift -n Miguel -o vm-incorrect.wav ' Entrada incorrecta' -e utf-8 -m text -p audio/channels=1,audio/sampling-rate=8000</text:p>
          </table:table-cell>
        </table:table-row>
        <table:table-row table:style-name="ro2">
          <table:table-cell office:value-type="string">
            <text:p>vm-incorrect-mailbox</text:p>
          </table:table-cell>
          <table:table-cell table:style-name="ce39" office:value-type="string">
            <text:p><text:s/>Entrada incorrecta. Buzon?</text:p>
          </table:table-cell>
          <table:table-cell table:number-columns-repeated="3" office:value-type="string">
            <text:p>x</text:p>
          </table:table-cell>
          <table:table-cell/>
          <table:table-cell table:formula="oooc:=CONCATENATE(&quot;swift -n Miguel -o &quot;;[.A31];&quot;.wav '&quot;;[.B31];&quot;' -e utf-8 -m text -p audio/channels=1,audio/sampling-rate=8000&quot;)" office:value-type="string" office:string-value="swift -n Miguel -o vm-incorrect-mailbox.wav ' Entrada incorrecta. Buzon?' -e utf-8 -m text -p audio/channels=1,audio/sampling-rate=8000">
            <text:p>swift -n Miguel -o vm-incorrect-mailbox.wav ' Entrada incorrecta. Buzon?' -e utf-8 -m text -p audio/channels=1,audio/sampling-rate=8000</text:p>
          </table:table-cell>
        </table:table-row>
        <table:table-row table:style-name="ro6">
          <table:table-cell office:value-type="string">
            <text:p>vm-instructions</text:p>
          </table:table-cell>
          <table:table-cell table:style-name="ce39" office:value-type="string">
            <text:p><text:s/>Presiona 1 para escuchar tus mensajes. Presione la tecla numeral para terminar en cualquier momento.</text:p>
          </table:table-cell>
          <table:table-cell table:number-columns-repeated="3" office:value-type="string">
            <text:p>x</text:p>
          </table:table-cell>
          <table:table-cell/>
          <table:table-cell table:formula="oooc:=CONCATENATE(&quot;swift -n Miguel -o &quot;;[.A32];&quot;.wav '&quot;;[.B32];&quot;' -e utf-8 -m text -p audio/channels=1,audio/sampling-rate=8000&quot;)" office:value-type="string" office:string-value="swift -n Miguel -o vm-instructions.wav ' Presiona 1 para escuchar tus mensajes. Presione la tecla numeral para terminar en cualquier momento.' -e utf-8 -m text -p audio/channels=1,audio/sampling-rate=8000">
            <text:p>swift -n Miguel -o vm-instructions.wav ' Presiona 1 para escuchar tus mensajes. Presione la tecla numeral para terminar en cualquier momento.' -e utf-8 -m text -p audio/channels=1,audio/sampling-rate=8000</text:p>
          </table:table-cell>
        </table:table-row>
        <table:table-row table:style-name="ro6">
          <table:table-cell table:style-name="ce46" office:value-type="string">
            <text:p>vm-intro</text:p>
          </table:table-cell>
          <table:table-cell office:value-type="string">
            <text:p><text:s/>Por favor deje tu mensaje despues del tono. Al terminar, cuelga o presione la tecla numeral.</text:p>
          </table:table-cell>
          <table:table-cell table:number-columns-repeated="3" table:style-name="ce43" office:value-type="string">
            <text:p>x</text:p>
          </table:table-cell>
          <table:table-cell/>
          <table:table-cell table:formula="oooc:=CONCATENATE(&quot;swift -n Miguel -o &quot;;[.A33];&quot;.wav '&quot;;[.B33];&quot;' -e utf-8 -m text -p audio/channels=1,audio/sampling-rate=8000&quot;)" office:value-type="string" office:string-value="swift -n Miguel -o vm-intro.wav ' Por favor deje tu mensaje despues del tono. Al terminar, cuelga o presione la tecla numeral.' -e utf-8 -m text -p audio/channels=1,audio/sampling-rate=8000">
            <text:p>swift -n Miguel -o vm-intro.wav ' Por favor deje tu mensaje despues del tono. Al terminar, cuelga o presione la tecla numeral.' -e utf-8 -m text -p audio/channels=1,audio/sampling-rate=8000</text:p>
          </table:table-cell>
        </table:table-row>
        <table:table-row table:style-name="ro6">
          <table:table-cell office:value-type="string">
            <text:p>vm-invalid-password</text:p>
          </table:table-cell>
          <table:table-cell table:style-name="ce39" office:value-type="string">
            <text:p><text:s/>La contrasenia no cumple los requisitos minimos para este correo de voz. Por favor intenta nuevamente.</text:p>
          </table:table-cell>
          <table:table-cell table:number-columns-repeated="3" office:value-type="string">
            <text:p>x</text:p>
          </table:table-cell>
          <table:table-cell/>
          <table:table-cell table:formula="oooc:=CONCATENATE(&quot;swift -n Miguel -o &quot;;[.A34];&quot;.wav '&quot;;[.B34];&quot;' -e utf-8 -m text -p audio/channels=1,audio/sampling-rate=8000&quot;)" office:value-type="string" office:string-value="swift -n Miguel -o vm-invalid-password.wav ' La contrasenia no cumple los requisitos minimos para este correo de voz. Por favor intenta nuevamente.' -e utf-8 -m text -p audio/channels=1,audio/sampling-rate=8000">
            <text:p>swift -n Miguel -o vm-invalid-password.wav ' La contrasenia no cumple los requisitos minimos para este correo de voz. Por favor intenta nuevamente.' -e utf-8 -m text -p audio/channels=1,audio/sampling-rate=8000</text:p>
          </table:table-cell>
        </table:table-row>
        <table:table-row table:style-name="ro2">
          <table:table-cell table:style-name="ce46" office:value-type="string">
            <text:p>vm-invalidpassword</text:p>
          </table:table-cell>
          <table:table-cell office:value-type="string">
            <text:p><text:s/>contrasena incorrecta. Por favor, intenta de nuevo</text:p>
          </table:table-cell>
          <table:table-cell table:number-columns-repeated="3" table:style-name="ce43" office:value-type="string">
            <text:p>x</text:p>
          </table:table-cell>
          <table:table-cell/>
          <table:table-cell table:formula="oooc:=CONCATENATE(&quot;swift -n Miguel -o &quot;;[.A35];&quot;.wav '&quot;;[.B35];&quot;' -e utf-8 -m text -p audio/channels=1,audio/sampling-rate=8000&quot;)" office:value-type="string" office:string-value="swift -n Miguel -o vm-invalidpassword.wav ' contrasena incorrecta. Por favor, intenta de nuevo' -e utf-8 -m text -p audio/channels=1,audio/sampling-rate=8000">
            <text:p>swift -n Miguel -o vm-invalidpassword.wav ' contrasena incorrecta. Por favor, intenta de nuevo' -e utf-8 -m text -p audio/channels=1,audio/sampling-rate=8000</text:p>
          </table:table-cell>
        </table:table-row>
        <table:table-row table:style-name="ro2">
          <table:table-cell office:value-type="string">
            <text:p>vm-isonphone</text:p>
          </table:table-cell>
          <table:table-cell table:style-name="ce39" office:value-type="string">
            <text:p><text:s/>Se encuentra ocupada</text:p>
          </table:table-cell>
          <table:table-cell table:number-columns-repeated="3" office:value-type="string">
            <text:p>x</text:p>
          </table:table-cell>
          <table:table-cell/>
          <table:table-cell table:formula="oooc:=CONCATENATE(&quot;swift -n Miguel -o &quot;;[.A36];&quot;.wav '&quot;;[.B36];&quot;' -e utf-8 -m text -p audio/channels=1,audio/sampling-rate=8000&quot;)" office:value-type="string" office:string-value="swift -n Miguel -o vm-isonphone.wav ' Se encuentra ocupada' -e utf-8 -m text -p audio/channels=1,audio/sampling-rate=8000">
            <text:p>swift -n Miguel -o vm-isonphone.wav ' Se encuentra ocupada' -e utf-8 -m text -p audio/channels=1,audio/sampling-rate=8000</text:p>
          </table:table-cell>
        </table:table-row>
        <table:table-row table:style-name="ro2">
          <table:table-cell table:style-name="ce46" office:value-type="string">
            <text:p>vm-isunavail</text:p>
          </table:table-cell>
          <table:table-cell office:value-type="string">
            <text:p><text:s/>No esta libre</text:p>
          </table:table-cell>
          <table:table-cell table:number-columns-repeated="3" table:style-name="ce43" office:value-type="string">
            <text:p>x</text:p>
          </table:table-cell>
          <table:table-cell/>
          <table:table-cell table:formula="oooc:=CONCATENATE(&quot;swift -n Miguel -o &quot;;[.A37];&quot;.wav '&quot;;[.B37];&quot;' -e utf-8 -m text -p audio/channels=1,audio/sampling-rate=8000&quot;)" office:value-type="string" office:string-value="swift -n Miguel -o vm-isunavail.wav ' No esta libre' -e utf-8 -m text -p audio/channels=1,audio/sampling-rate=8000">
            <text:p>swift -n Miguel -o vm-isunavail.wav ' No esta libre' -e utf-8 -m text -p audio/channels=1,audio/sampling-rate=8000</text:p>
          </table:table-cell>
        </table:table-row>
        <table:table-row table:style-name="ro2">
          <table:table-cell office:value-type="string">
            <text:p>vm-last</text:p>
          </table:table-cell>
          <table:table-cell table:style-name="ce39" office:value-type="string">
            <text:p><text:s/>Ultimo</text:p>
          </table:table-cell>
          <table:table-cell table:number-columns-repeated="3" office:value-type="string">
            <text:p>x</text:p>
          </table:table-cell>
          <table:table-cell/>
          <table:table-cell table:formula="oooc:=CONCATENATE(&quot;swift -n Miguel -o &quot;;[.A38];&quot;.wav '&quot;;[.B38];&quot;' -e utf-8 -m text -p audio/channels=1,audio/sampling-rate=8000&quot;)" office:value-type="string" office:string-value="swift -n Miguel -o vm-last.wav ' Ultimo' -e utf-8 -m text -p audio/channels=1,audio/sampling-rate=8000">
            <text:p>swift -n Miguel -o vm-last.wav ' Ultimo' -e utf-8 -m text -p audio/channels=1,audio/sampling-rate=8000</text:p>
          </table:table-cell>
        </table:table-row>
        <table:table-row table:style-name="ro2">
          <table:table-cell table:style-name="ce46" office:value-type="string">
            <text:p>vm-leavemsg</text:p>
          </table:table-cell>
          <table:table-cell office:value-type="string">
            <text:p><text:s/>Marca 5 para dejar mensaje</text:p>
          </table:table-cell>
          <table:table-cell table:number-columns-repeated="3" table:style-name="ce43" office:value-type="string">
            <text:p>x</text:p>
          </table:table-cell>
          <table:table-cell/>
          <table:table-cell table:formula="oooc:=CONCATENATE(&quot;swift -n Miguel -o &quot;;[.A39];&quot;.wav '&quot;;[.B39];&quot;' -e utf-8 -m text -p audio/channels=1,audio/sampling-rate=8000&quot;)" office:value-type="string" office:string-value="swift -n Miguel -o vm-leavemsg.wav ' Marca 5 para dejar mensaje' -e utf-8 -m text -p audio/channels=1,audio/sampling-rate=8000">
            <text:p>swift -n Miguel -o vm-leavemsg.wav ' Marca 5 para dejar mensaje' -e utf-8 -m text -p audio/channels=1,audio/sampling-rate=8000</text:p>
          </table:table-cell>
        </table:table-row>
        <table:table-row table:style-name="ro2">
          <table:table-cell office:value-type="string">
            <text:p>vm-login</text:p>
          </table:table-cell>
          <table:table-cell table:style-name="ce39" office:value-type="string">
            <text:p><text:s/>Correo de voz. Ingresa tu extension.</text:p>
          </table:table-cell>
          <table:table-cell table:number-columns-repeated="3" office:value-type="string">
            <text:p>x</text:p>
          </table:table-cell>
          <table:table-cell/>
          <table:table-cell table:formula="oooc:=CONCATENATE(&quot;swift -n Miguel -o &quot;;[.A40];&quot;.wav '&quot;;[.B40];&quot;' -e utf-8 -m text -p audio/channels=1,audio/sampling-rate=8000&quot;)" office:value-type="string" office:string-value="swift -n Miguel -o vm-login.wav ' Correo de voz. Ingresa tu extension.' -e utf-8 -m text -p audio/channels=1,audio/sampling-rate=8000">
            <text:p>swift -n Miguel -o vm-login.wav ' Correo de voz. Ingresa tu extension.' -e utf-8 -m text -p audio/channels=1,audio/sampling-rate=8000</text:p>
          </table:table-cell>
        </table:table-row>
        <table:table-row table:style-name="ro2">
          <table:table-cell table:style-name="ce46" office:value-type="string">
            <text:p>vm-mailboxfull</text:p>
          </table:table-cell>
          <table:table-cell office:value-type="string">
            <text:p><text:s/>Lo siento, pero el buzon de esta persona no puede aceptar mas mensajes.</text:p>
          </table:table-cell>
          <table:table-cell table:number-columns-repeated="3" table:style-name="ce43" office:value-type="string">
            <text:p>x</text:p>
          </table:table-cell>
          <table:table-cell/>
          <table:table-cell table:formula="oooc:=CONCATENATE(&quot;swift -n Miguel -o &quot;;[.A41];&quot;.wav '&quot;;[.B41];&quot;' -e utf-8 -m text -p audio/channels=1,audio/sampling-rate=8000&quot;)" office:value-type="string" office:string-value="swift -n Miguel -o vm-mailboxfull.wav ' Lo siento, pero el buzon de esta persona no puede aceptar mas mensajes.' -e utf-8 -m text -p audio/channels=1,audio/sampling-rate=8000">
            <text:p>swift -n Miguel -o vm-mailboxfull.wav ' Lo siento, pero el buzon de esta persona no puede aceptar mas mensajes.' -e utf-8 -m text -p audio/channels=1,audio/sampling-rate=8000</text:p>
          </table:table-cell>
        </table:table-row>
        <table:table-row table:style-name="ro2">
          <table:table-cell office:value-type="string">
            <text:p>vm-marked-nonurgent</text:p>
          </table:table-cell>
          <table:table-cell table:style-name="ce39" office:value-type="string">
            <text:p><text:s/>El estatus de urgencia ha sido desactivado para este mensaje.</text:p>
          </table:table-cell>
          <table:table-cell table:number-columns-repeated="3" office:value-type="string">
            <text:p>x</text:p>
          </table:table-cell>
          <table:table-cell/>
          <table:table-cell table:formula="oooc:=CONCATENATE(&quot;swift -n Miguel -o &quot;;[.A42];&quot;.wav '&quot;;[.B42];&quot;' -e utf-8 -m text -p audio/channels=1,audio/sampling-rate=8000&quot;)" office:value-type="string" office:string-value="swift -n Miguel -o vm-marked-nonurgent.wav ' El estatus de urgencia ha sido desactivado para este mensaje.' -e utf-8 -m text -p audio/channels=1,audio/sampling-rate=8000">
            <text:p>swift -n Miguel -o vm-marked-nonurgent.wav ' El estatus de urgencia ha sido desactivado para este mensaje.' -e utf-8 -m text -p audio/channels=1,audio/sampling-rate=8000</text:p>
          </table:table-cell>
        </table:table-row>
        <table:table-row table:style-name="ro2">
          <table:table-cell table:style-name="ce46" office:value-type="string">
            <text:p>vm-marked-urgent</text:p>
          </table:table-cell>
          <table:table-cell office:value-type="string">
            <text:p><text:s/>Este mensaje ha sido marcado como urgente.</text:p>
          </table:table-cell>
          <table:table-cell table:number-columns-repeated="3" table:style-name="ce43" office:value-type="string">
            <text:p>x</text:p>
          </table:table-cell>
          <table:table-cell/>
          <table:table-cell table:formula="oooc:=CONCATENATE(&quot;swift -n Miguel -o &quot;;[.A43];&quot;.wav '&quot;;[.B43];&quot;' -e utf-8 -m text -p audio/channels=1,audio/sampling-rate=8000&quot;)" office:value-type="string" office:string-value="swift -n Miguel -o vm-marked-urgent.wav ' Este mensaje ha sido marcado como urgente.' -e utf-8 -m text -p audio/channels=1,audio/sampling-rate=8000">
            <text:p>swift -n Miguel -o vm-marked-urgent.wav ' Este mensaje ha sido marcado como urgente.' -e utf-8 -m text -p audio/channels=1,audio/sampling-rate=8000</text:p>
          </table:table-cell>
        </table:table-row>
        <table:table-row table:style-name="ro2">
          <table:table-cell office:value-type="string">
            <text:p>vm-message</text:p>
          </table:table-cell>
          <table:table-cell table:style-name="ce39" office:value-type="string">
            <text:p><text:s/>mensaje</text:p>
          </table:table-cell>
          <table:table-cell table:number-columns-repeated="3" office:value-type="string">
            <text:p>x</text:p>
          </table:table-cell>
          <table:table-cell/>
          <table:table-cell table:formula="oooc:=CONCATENATE(&quot;swift -n Miguel -o &quot;;[.A44];&quot;.wav '&quot;;[.B44];&quot;' -e utf-8 -m text -p audio/channels=1,audio/sampling-rate=8000&quot;)" office:value-type="string" office:string-value="swift -n Miguel -o vm-message.wav ' mensaje' -e utf-8 -m text -p audio/channels=1,audio/sampling-rate=8000">
            <text:p>swift -n Miguel -o vm-message.wav ' mensaje' -e utf-8 -m text -p audio/channels=1,audio/sampling-rate=8000</text:p>
          </table:table-cell>
        </table:table-row>
        <table:table-row table:style-name="ro2">
          <table:table-cell table:style-name="ce46" office:value-type="string">
            <text:p>vm-messages</text:p>
          </table:table-cell>
          <table:table-cell office:value-type="string">
            <text:p><text:s/>mensajes</text:p>
          </table:table-cell>
          <table:table-cell table:number-columns-repeated="3" table:style-name="ce43" office:value-type="string">
            <text:p>x</text:p>
          </table:table-cell>
          <table:table-cell/>
          <table:table-cell table:formula="oooc:=CONCATENATE(&quot;swift -n Miguel -o &quot;;[.A45];&quot;.wav '&quot;;[.B45];&quot;' -e utf-8 -m text -p audio/channels=1,audio/sampling-rate=8000&quot;)" office:value-type="string" office:string-value="swift -n Miguel -o vm-messages.wav ' mensajes' -e utf-8 -m text -p audio/channels=1,audio/sampling-rate=8000">
            <text:p>swift -n Miguel -o vm-messages.wav ' mensajes' -e utf-8 -m text -p audio/channels=1,audio/sampling-rate=8000</text:p>
          </table:table-cell>
        </table:table-row>
        <table:table-row table:style-name="ro2">
          <table:table-cell office:value-type="string">
            <text:p>vm-minutes</text:p>
          </table:table-cell>
          <table:table-cell table:style-name="ce39" office:value-type="string">
            <text:p><text:s/>minutos</text:p>
          </table:table-cell>
          <table:table-cell table:number-columns-repeated="3" office:value-type="string">
            <text:p>x</text:p>
          </table:table-cell>
          <table:table-cell/>
          <table:table-cell table:formula="oooc:=CONCATENATE(&quot;swift -n Miguel -o &quot;;[.A46];&quot;.wav '&quot;;[.B46];&quot;' -e utf-8 -m text -p audio/channels=1,audio/sampling-rate=8000&quot;)" office:value-type="string" office:string-value="swift -n Miguel -o vm-minutes.wav ' minutos' -e utf-8 -m text -p audio/channels=1,audio/sampling-rate=8000">
            <text:p>swift -n Miguel -o vm-minutes.wav ' minutos' -e utf-8 -m text -p audio/channels=1,audio/sampling-rate=8000</text:p>
          </table:table-cell>
        </table:table-row>
        <table:table-row table:style-name="ro2">
          <table:table-cell table:style-name="ce46" office:value-type="string">
            <text:p>vm-mismatch</text:p>
          </table:table-cell>
          <table:table-cell office:value-type="string">
            <text:p><text:s/>Las contraseñas que introdujiste no coinciden. Por favor intenta de nuevo.</text:p>
          </table:table-cell>
          <table:table-cell table:number-columns-repeated="3" table:style-name="ce43" office:value-type="string">
            <text:p>x</text:p>
          </table:table-cell>
          <table:table-cell table:style-name="ce61"/>
          <table:table-cell table:formula="oooc:=CONCATENATE(&quot;swift -n Miguel -o &quot;;[.A47];&quot;.wav '&quot;;[.B47];&quot;' -e utf-8 -m text -p audio/channels=1,audio/sampling-rate=8000&quot;)" office:value-type="string" office:string-value="swift -n Miguel -o vm-mismatch.wav ' Las contraseñas que introdujiste no coinciden. Por favor intenta de nuevo.' -e utf-8 -m text -p audio/channels=1,audio/sampling-rate=8000">
            <text:p>swift -n Miguel -o vm-mismatch.wav ' Las contraseñas que introdujiste no coinciden. Por favor intenta de nuevo.' -e utf-8 -m text -p audio/channels=1,audio/sampling-rate=8000</text:p>
          </table:table-cell>
        </table:table-row>
        <table:table-row table:style-name="ro5">
          <table:table-cell office:value-type="string">
            <text:p>vm-msginstruct</text:p>
          </table:table-cell>
          <table:table-cell table:style-name="ce39" office:value-type="string">
            <text:p><text:s/>Para escuchar el siguiente mensaje marca 6. Para repetir el mensaje marca 5. Para escuchar el mensaje anterior marca 4. Para borrar o recuperar el mensaje marca 0. Para salir presiona la tecla <text:s/>numeral.</text:p>
          </table:table-cell>
          <table:table-cell table:number-columns-repeated="3" office:value-type="string">
            <text:p>x</text:p>
          </table:table-cell>
          <table:table-cell/>
          <table:table-cell table:formula="oooc:=CONCATENATE(&quot;swift -n Miguel -o &quot;;[.A48];&quot;.wav '&quot;;[.B48];&quot;' -e utf-8 -m text -p audio/channels=1,audio/sampling-rate=8000&quot;)" office:value-type="string" office:string-value="swift -n Miguel -o vm-msginstruct.wav ' Para escuchar el siguiente mensaje marca 6. Para repetir el mensaje marca 5. Para escuchar el mensaje anterior marca 4. Para borrar o recuperar el mensaje marca 0. Para salir presiona la tecla  numeral.' -e utf-8 -m text -p audio/channels=1,audio/sampling-rate=8000">
            <text:p>swift -n Miguel -o vm-msginstruct.wav ' Para escuchar el siguiente mensaje marca 6. Para repetir el mensaje marca 5. Para escuchar el mensaje anterior marca 4. Para borrar o recuperar el mensaje marca 0. Para salir presiona la tecla <text:s/>numeral.' -e utf-8 -m text -p audio/channels=1,audio/sampling-rate=8000</text:p>
          </table:table-cell>
        </table:table-row>
        <table:table-row table:style-name="ro2">
          <table:table-cell table:style-name="ce46" office:value-type="string">
            <text:p>vm-msgsaved</text:p>
          </table:table-cell>
          <table:table-cell office:value-type="string">
            <text:p><text:s/>Su mensaje ha sido guardado. </text:p>
          </table:table-cell>
          <table:table-cell table:number-columns-repeated="3" table:style-name="ce43" office:value-type="string">
            <text:p>x</text:p>
          </table:table-cell>
          <table:table-cell/>
          <table:table-cell table:formula="oooc:=CONCATENATE(&quot;swift -n Miguel -o &quot;;[.A49];&quot;.wav '&quot;;[.B49];&quot;' -e utf-8 -m text -p audio/channels=1,audio/sampling-rate=8000&quot;)" office:value-type="string" office:string-value="swift -n Miguel -o vm-msgsaved.wav ' Su mensaje ha sido guardado. ' -e utf-8 -m text -p audio/channels=1,audio/sampling-rate=8000">
            <text:p>swift -n Miguel -o vm-msgsaved.wav ' Su mensaje ha sido guardado. ' -e utf-8 -m text -p audio/channels=1,audio/sampling-rate=8000</text:p>
          </table:table-cell>
        </table:table-row>
        <table:table-row table:style-name="ro2">
          <table:table-cell office:value-type="string">
            <text:p>vm-newpassword</text:p>
          </table:table-cell>
          <table:table-cell table:style-name="ce39" office:value-type="string">
            <text:p><text:s/>Por favor ingresa tu nueva contraseña seguida por la tecla numeral.</text:p>
          </table:table-cell>
          <table:table-cell table:number-columns-repeated="3" office:value-type="string">
            <text:p>x</text:p>
          </table:table-cell>
          <table:table-cell/>
          <table:table-cell table:formula="oooc:=CONCATENATE(&quot;swift -n Miguel -o &quot;;[.A50];&quot;.wav '&quot;;[.B50];&quot;' -e utf-8 -m text -p audio/channels=1,audio/sampling-rate=8000&quot;)" office:value-type="string" office:string-value="swift -n Miguel -o vm-newpassword.wav ' Por favor ingresa tu nueva contraseña seguida por la tecla numeral.' -e utf-8 -m text -p audio/channels=1,audio/sampling-rate=8000">
            <text:p>swift -n Miguel -o vm-newpassword.wav ' Por favor ingresa tu nueva contraseña seguida por la tecla numeral.' -e utf-8 -m text -p audio/channels=1,audio/sampling-rate=8000</text:p>
          </table:table-cell>
        </table:table-row>
        <table:table-row table:style-name="ro2">
          <table:table-cell table:style-name="ce46" office:value-type="string">
            <text:p>vm-newuser</text:p>
          </table:table-cell>
          <table:table-cell office:value-type="string">
            <text:p><text:s/>Bienvenido al correo de voz. Primero te guiaré a través del proceso de configuración.</text:p>
          </table:table-cell>
          <table:table-cell table:number-columns-repeated="3" table:style-name="ce43" office:value-type="string">
            <text:p>x</text:p>
          </table:table-cell>
          <table:table-cell/>
          <table:table-cell table:formula="oooc:=CONCATENATE(&quot;swift -n Miguel -o &quot;;[.A51];&quot;.wav '&quot;;[.B51];&quot;' -e utf-8 -m text -p audio/channels=1,audio/sampling-rate=8000&quot;)" office:value-type="string" office:string-value="swift -n Miguel -o vm-newuser.wav ' Bienvenido al correo de voz. Primero te guiaré a través del proceso de configuración.' -e utf-8 -m text -p audio/channels=1,audio/sampling-rate=8000">
            <text:p>swift -n Miguel -o vm-newuser.wav ' Bienvenido al correo de voz. Primero te guiaré a través del proceso de configuración.' -e utf-8 -m text -p audio/channels=1,audio/sampling-rate=8000</text:p>
          </table:table-cell>
        </table:table-row>
        <table:table-row table:style-name="ro2">
          <table:table-cell office:value-type="string">
            <text:p>vm-next</text:p>
          </table:table-cell>
          <table:table-cell table:style-name="ce39" office:value-type="string">
            <text:p><text:s/>Marque 6 para escuchar el proximo mensaje.</text:p>
          </table:table-cell>
          <table:table-cell table:number-columns-repeated="3" office:value-type="string">
            <text:p>x</text:p>
          </table:table-cell>
          <table:table-cell/>
          <table:table-cell table:formula="oooc:=CONCATENATE(&quot;swift -n Miguel -o &quot;;[.A52];&quot;.wav '&quot;;[.B52];&quot;' -e utf-8 -m text -p audio/channels=1,audio/sampling-rate=8000&quot;)" office:value-type="string" office:string-value="swift -n Miguel -o vm-next.wav ' Marque 6 para escuchar el proximo mensaje.' -e utf-8 -m text -p audio/channels=1,audio/sampling-rate=8000">
            <text:p>swift -n Miguel -o vm-next.wav ' Marque 6 para escuchar el proximo mensaje.' -e utf-8 -m text -p audio/channels=1,audio/sampling-rate=8000</text:p>
          </table:table-cell>
        </table:table-row>
        <table:table-row table:style-name="ro2">
          <table:table-cell table:style-name="ce46" office:value-type="string">
            <text:p>vm-no</text:p>
          </table:table-cell>
          <table:table-cell office:value-type="string">
            <text:p><text:s/>no</text:p>
          </table:table-cell>
          <table:table-cell table:number-columns-repeated="3" table:style-name="ce43" office:value-type="string">
            <text:p>x</text:p>
          </table:table-cell>
          <table:table-cell/>
          <table:table-cell table:formula="oooc:=CONCATENATE(&quot;swift -n Miguel -o &quot;;[.A53];&quot;.wav '&quot;;[.B53];&quot;' -e utf-8 -m text -p audio/channels=1,audio/sampling-rate=8000&quot;)" office:value-type="string" office:string-value="swift -n Miguel -o vm-no.wav ' no' -e utf-8 -m text -p audio/channels=1,audio/sampling-rate=8000">
            <text:p>swift -n Miguel -o vm-no.wav ' no' -e utf-8 -m text -p audio/channels=1,audio/sampling-rate=8000</text:p>
          </table:table-cell>
        </table:table-row>
        <table:table-row table:style-name="ro2">
          <table:table-cell office:value-type="string">
            <text:p>vm-nobodyavail</text:p>
          </table:table-cell>
          <table:table-cell table:style-name="ce39" office:value-type="string">
            <text:p><text:s/>En este momento nadie esta libre para responder a tu llamada</text:p>
          </table:table-cell>
          <table:table-cell table:number-columns-repeated="3" office:value-type="string">
            <text:p>x</text:p>
          </table:table-cell>
          <table:table-cell/>
          <table:table-cell table:formula="oooc:=CONCATENATE(&quot;swift -n Miguel -o &quot;;[.A54];&quot;.wav '&quot;;[.B54];&quot;' -e utf-8 -m text -p audio/channels=1,audio/sampling-rate=8000&quot;)" office:value-type="string" office:string-value="swift -n Miguel -o vm-nobodyavail.wav ' En este momento nadie esta libre para responder a tu llamada' -e utf-8 -m text -p audio/channels=1,audio/sampling-rate=8000">
            <text:p>swift -n Miguel -o vm-nobodyavail.wav ' En este momento nadie esta libre para responder a tu llamada' -e utf-8 -m text -p audio/channels=1,audio/sampling-rate=8000</text:p>
          </table:table-cell>
        </table:table-row>
        <table:table-row table:style-name="ro2">
          <table:table-cell table:style-name="ce46" office:value-type="string">
            <text:p>vm-nobox</text:p>
          </table:table-cell>
          <table:table-cell office:value-type="string">
            <text:p>No puedes responder a este mensaje porque el usuario no tiene buzon para mensajes.</text:p>
          </table:table-cell>
          <table:table-cell table:number-columns-repeated="3" table:style-name="ce43" office:value-type="string">
            <text:p>x</text:p>
          </table:table-cell>
          <table:table-cell/>
          <table:table-cell table:formula="oooc:=CONCATENATE(&quot;swift -n Miguel -o &quot;;[.A55];&quot;.wav '&quot;;[.B55];&quot;' -e utf-8 -m text -p audio/channels=1,audio/sampling-rate=8000&quot;)" office:value-type="string" office:string-value="swift -n Miguel -o vm-nobox.wav 'No puedes responder a este mensaje porque el usuario no tiene buzon para mensajes.' -e utf-8 -m text -p audio/channels=1,audio/sampling-rate=8000">
            <text:p>swift -n Miguel -o vm-nobox.wav 'No puedes responder a este mensaje porque el usuario no tiene buzon para mensajes.' -e utf-8 -m text -p audio/channels=1,audio/sampling-rate=8000</text:p>
          </table:table-cell>
        </table:table-row>
        <table:table-row table:style-name="ro2">
          <table:table-cell office:value-type="string">
            <text:p>vm-nomore</text:p>
          </table:table-cell>
          <table:table-cell table:style-name="ce39" office:value-type="string">
            <text:p><text:s/>No hay mensajes.</text:p>
          </table:table-cell>
          <table:table-cell table:number-columns-repeated="3" office:value-type="string">
            <text:p>x</text:p>
          </table:table-cell>
          <table:table-cell/>
          <table:table-cell table:formula="oooc:=CONCATENATE(&quot;swift -n Miguel -o &quot;;[.A56];&quot;.wav '&quot;;[.B56];&quot;' -e utf-8 -m text -p audio/channels=1,audio/sampling-rate=8000&quot;)" office:value-type="string" office:string-value="swift -n Miguel -o vm-nomore.wav ' No hay mensajes.' -e utf-8 -m text -p audio/channels=1,audio/sampling-rate=8000">
            <text:p>swift -n Miguel -o vm-nomore.wav ' No hay mensajes.' -e utf-8 -m text -p audio/channels=1,audio/sampling-rate=8000</text:p>
          </table:table-cell>
        </table:table-row>
        <table:table-row table:style-name="ro2">
          <table:table-cell table:style-name="ce46" office:value-type="string">
            <text:p>vm-nonumber</text:p>
          </table:table-cell>
          <table:table-cell office:value-type="string">
            <text:p><text:s/>Lo siento, pero no se quien envio este mensaje.</text:p>
          </table:table-cell>
          <table:table-cell table:number-columns-repeated="3" table:style-name="ce43" office:value-type="string">
            <text:p>x</text:p>
          </table:table-cell>
          <table:table-cell/>
          <table:table-cell table:formula="oooc:=CONCATENATE(&quot;swift -n Miguel -o &quot;;[.A57];&quot;.wav '&quot;;[.B57];&quot;' -e utf-8 -m text -p audio/channels=1,audio/sampling-rate=8000&quot;)" office:value-type="string" office:string-value="swift -n Miguel -o vm-nonumber.wav ' Lo siento, pero no se quien envio este mensaje.' -e utf-8 -m text -p audio/channels=1,audio/sampling-rate=8000">
            <text:p>swift -n Miguel -o vm-nonumber.wav ' Lo siento, pero no se quien envio este mensaje.' -e utf-8 -m text -p audio/channels=1,audio/sampling-rate=8000</text:p>
          </table:table-cell>
        </table:table-row>
        <table:table-row table:style-name="ro2">
          <table:table-cell office:value-type="string">
            <text:p>vm-num-i-have</text:p>
          </table:table-cell>
          <table:table-cell table:style-name="ce39" office:value-type="string">
            <text:p><text:s/>El numero que tengo es el</text:p>
          </table:table-cell>
          <table:table-cell table:number-columns-repeated="3" office:value-type="string">
            <text:p>x</text:p>
          </table:table-cell>
          <table:table-cell/>
          <table:table-cell table:formula="oooc:=CONCATENATE(&quot;swift -n Miguel -o &quot;;[.A58];&quot;.wav '&quot;;[.B58];&quot;' -e utf-8 -m text -p audio/channels=1,audio/sampling-rate=8000&quot;)" office:value-type="string" office:string-value="swift -n Miguel -o vm-num-i-have.wav ' El numero que tengo es el' -e utf-8 -m text -p audio/channels=1,audio/sampling-rate=8000">
            <text:p>swift -n Miguel -o vm-num-i-have.wav ' El numero que tengo es el' -e utf-8 -m text -p audio/channels=1,audio/sampling-rate=8000</text:p>
          </table:table-cell>
        </table:table-row>
        <table:table-row table:style-name="ro2">
          <table:table-cell table:style-name="ce46" office:value-type="string">
            <text:p>vm-Old</text:p>
          </table:table-cell>
          <table:table-cell office:value-type="string">
            <text:p><text:s/>viejos</text:p>
          </table:table-cell>
          <table:table-cell table:number-columns-repeated="3" table:style-name="ce43" office:value-type="string">
            <text:p>x</text:p>
          </table:table-cell>
          <table:table-cell/>
          <table:table-cell table:formula="oooc:=CONCATENATE(&quot;swift -n Miguel -o &quot;;[.A59];&quot;.wav '&quot;;[.B59];&quot;' -e utf-8 -m text -p audio/channels=1,audio/sampling-rate=8000&quot;)" office:value-type="string" office:string-value="swift -n Miguel -o vm-Old.wav ' viejos' -e utf-8 -m text -p audio/channels=1,audio/sampling-rate=8000">
            <text:p>swift -n Miguel -o vm-Old.wav ' viejos' -e utf-8 -m text -p audio/channels=1,audio/sampling-rate=8000</text:p>
          </table:table-cell>
        </table:table-row>
        <table:table-row table:style-name="ro2">
          <table:table-cell office:value-type="string">
            <text:p>vm-Olds</text:p>
          </table:table-cell>
          <table:table-cell table:style-name="ce39" office:value-type="string">
            <text:p><text:s/>viejo</text:p>
          </table:table-cell>
          <table:table-cell table:number-columns-repeated="3" office:value-type="string">
            <text:p>x</text:p>
          </table:table-cell>
          <table:table-cell/>
          <table:table-cell table:formula="oooc:=CONCATENATE(&quot;swift -n Miguel -o &quot;;[.A60];&quot;.wav '&quot;;[.B60];&quot;' -e utf-8 -m text -p audio/channels=1,audio/sampling-rate=8000&quot;)" office:value-type="string" office:string-value="swift -n Miguel -o vm-Olds.wav ' viejo' -e utf-8 -m text -p audio/channels=1,audio/sampling-rate=8000">
            <text:p>swift -n Miguel -o vm-Olds.wav ' viejo' -e utf-8 -m text -p audio/channels=1,audio/sampling-rate=8000</text:p>
          </table:table-cell>
        </table:table-row>
        <table:table-row table:style-name="ro2">
          <table:table-cell table:style-name="ce46" office:value-type="string">
            <text:p>vm-onefor</text:p>
          </table:table-cell>
          <table:table-cell office:value-type="string">
            <text:p><text:s/>Marca 1 para </text:p>
          </table:table-cell>
          <table:table-cell table:number-columns-repeated="3" table:style-name="ce43" office:value-type="string">
            <text:p>x</text:p>
          </table:table-cell>
          <table:table-cell/>
          <table:table-cell table:formula="oooc:=CONCATENATE(&quot;swift -n Miguel -o &quot;;[.A61];&quot;.wav '&quot;;[.B61];&quot;' -e utf-8 -m text -p audio/channels=1,audio/sampling-rate=8000&quot;)" office:value-type="string" office:string-value="swift -n Miguel -o vm-onefor.wav ' Marca 1 para ' -e utf-8 -m text -p audio/channels=1,audio/sampling-rate=8000">
            <text:p>swift -n Miguel -o vm-onefor.wav ' Marca 1 para ' -e utf-8 -m text -p audio/channels=1,audio/sampling-rate=8000</text:p>
          </table:table-cell>
        </table:table-row>
        <table:table-row table:style-name="ro2">
          <table:table-cell office:value-type="string">
            <text:p>vm-onefor-full</text:p>
          </table:table-cell>
          <table:table-cell table:style-name="ce39" office:value-type="string">
            <text:p>Marca 1 para escuchar mensajes</text:p>
          </table:table-cell>
          <table:table-cell table:number-columns-repeated="3" office:value-type="string">
            <text:p>x</text:p>
          </table:table-cell>
          <table:table-cell/>
          <table:table-cell table:formula="oooc:=CONCATENATE(&quot;swift -n Miguel -o &quot;;[.A62];&quot;.wav '&quot;;[.B62];&quot;' -e utf-8 -m text -p audio/channels=1,audio/sampling-rate=8000&quot;)" office:value-type="string" office:string-value="swift -n Miguel -o vm-onefor-full.wav 'Marca 1 para escuchar mensajes' -e utf-8 -m text -p audio/channels=1,audio/sampling-rate=8000">
            <text:p>swift -n Miguel -o vm-onefor-full.wav 'Marca 1 para escuchar mensajes' -e utf-8 -m text -p audio/channels=1,audio/sampling-rate=8000</text:p>
          </table:table-cell>
        </table:table-row>
        <table:table-row table:style-name="ro4">
          <table:table-cell office:value-type="string">
            <text:p>vm-options</text:p>
          </table:table-cell>
          <table:table-cell table:style-name="ce52" office:value-type="string">
            <text:p><text:s/>Marca 1 para grabar tu mensaje de no disponible. Marca 2 para grabar tu mensaje de ocupado. Marca 3 para grabar tu nombre. Marca 4 para grabar tu mensaje de bienvenida provisional. Marca 5 para cambiar tu contraseña. Marca el asterisco para volver a las opciones principales.</text:p>
          </table:table-cell>
          <table:table-cell table:number-columns-repeated="3" office:value-type="string">
            <text:p>x</text:p>
          </table:table-cell>
          <table:table-cell/>
          <table:table-cell table:formula="oooc:=CONCATENATE(&quot;swift -n Miguel -o &quot;;[.A63];&quot;.wav '&quot;;[.B63];&quot;' -e utf-8 -m text -p audio/channels=1,audio/sampling-rate=8000&quot;)" office:value-type="string" office:string-value="swift -n Miguel -o vm-options.wav ' Marca 1 para grabar tu mensaje de no disponible. Marca 2 para grabar tu mensaje de ocupado. Marca 3 para grabar tu nombre. Marca 4 para grabar tu mensaje de bienvenida provisional. Marca 5 para cambiar tu contraseña. Marca el asterisco para volver a las opciones principales.' -e utf-8 -m text -p audio/channels=1,audio/sampling-rate=8000">
            <text:p>swift -n Miguel -o vm-options.wav ' Marca 1 para grabar tu mensaje de no disponible. Marca 2 para grabar tu mensaje de ocupado. Marca 3 para grabar tu nombre. Marca 4 para grabar tu mensaje de bienvenida provisional. Marca 5 para cambiar tu contraseña. Marca el asterisco para volver a las opciones principales.' -e utf-8 -m text -p audio/channels=1,audio/sampling-rate=8000</text:p>
          </table:table-cell>
        </table:table-row>
        <table:table-row table:style-name="ro6">
          <table:table-cell table:style-name="ce46" office:value-type="string">
            <text:p>vm-opts</text:p>
          </table:table-cell>
          <table:table-cell office:value-type="string">
            <text:p><text:s/>Marca 2 para cambiar de carpeta, 3 para opciones avanzadas, o 0 para opciones del correo.</text:p>
          </table:table-cell>
          <table:table-cell table:number-columns-repeated="3" table:style-name="ce43" office:value-type="string">
            <text:p>x</text:p>
          </table:table-cell>
          <table:table-cell/>
          <table:table-cell table:formula="oooc:=CONCATENATE(&quot;swift -n Miguel -o &quot;;[.A64];&quot;.wav '&quot;;[.B64];&quot;' -e utf-8 -m text -p audio/channels=1,audio/sampling-rate=8000&quot;)" office:value-type="string" office:string-value="swift -n Miguel -o vm-opts.wav ' Marca 2 para cambiar de carpeta, 3 para opciones avanzadas, o 0 para opciones del correo.' -e utf-8 -m text -p audio/channels=1,audio/sampling-rate=8000">
            <text:p>swift -n Miguel -o vm-opts.wav ' Marca 2 para cambiar de carpeta, 3 para opciones avanzadas, o 0 para opciones del correo.' -e utf-8 -m text -p audio/channels=1,audio/sampling-rate=8000</text:p>
          </table:table-cell>
        </table:table-row>
        <table:table-row table:style-name="ro6">
          <table:table-cell table:style-name="ce46" office:value-type="string">
            <text:p>vm-opts-full</text:p>
          </table:table-cell>
          <table:table-cell office:value-type="string">
            <text:p>Marca 2 para mensajes guardados en otras carpetas. Marca 3 para grabar un mensaje a otra persona. <text:s/>Marca 0 para opciones de saludo y contraseña.</text:p>
          </table:table-cell>
          <table:table-cell table:number-columns-repeated="3" table:style-name="ce43" office:value-type="string">
            <text:p>x</text:p>
          </table:table-cell>
          <table:table-cell/>
          <table:table-cell table:formula="oooc:=CONCATENATE(&quot;swift -n Miguel -o &quot;;[.A65];&quot;.wav '&quot;;[.B65];&quot;' -e utf-8 -m text -p audio/channels=1,audio/sampling-rate=8000&quot;)" office:value-type="string" office:string-value="swift -n Miguel -o vm-opts-full.wav 'Marca 2 para mensajes guardados en otras carpetas. Marca 3 para grabar un mensaje a otra persona.  Marca 0 para opciones de saludo y contraseña.' -e utf-8 -m text -p audio/channels=1,audio/sampling-rate=8000">
            <text:p>swift -n Miguel -o vm-opts-full.wav 'Marca 2 para mensajes guardados en otras carpetas. Marca 3 para grabar un mensaje a otra persona. <text:s/>Marca 0 para opciones de saludo y contraseña.' -e utf-8 -m text -p audio/channels=1,audio/sampling-rate=8000</text:p>
          </table:table-cell>
        </table:table-row>
        <table:table-row table:style-name="ro2">
          <table:table-cell office:value-type="string">
            <text:p>vm-passchanged</text:p>
          </table:table-cell>
          <table:table-cell table:style-name="ce39" office:value-type="string">
            <text:p><text:s/>Tu contraseña ha sido cambiada.</text:p>
          </table:table-cell>
          <table:table-cell table:number-columns-repeated="3" office:value-type="string">
            <text:p>x</text:p>
          </table:table-cell>
          <table:table-cell table:style-name="ce61"/>
          <table:table-cell table:formula="oooc:=CONCATENATE(&quot;swift -n Miguel -o &quot;;[.A66];&quot;.wav '&quot;;[.B66];&quot;' -e utf-8 -m text -p audio/channels=1,audio/sampling-rate=8000&quot;)" office:value-type="string" office:string-value="swift -n Miguel -o vm-passchanged.wav ' Tu contraseña ha sido cambiada.' -e utf-8 -m text -p audio/channels=1,audio/sampling-rate=8000">
            <text:p>swift -n Miguel -o vm-passchanged.wav ' Tu contraseña ha sido cambiada.' -e utf-8 -m text -p audio/channels=1,audio/sampling-rate=8000</text:p>
          </table:table-cell>
        </table:table-row>
        <table:table-row table:style-name="ro2">
          <table:table-cell table:style-name="ce46" office:value-type="string">
            <text:p>vm-password</text:p>
          </table:table-cell>
          <table:table-cell office:value-type="string">
            <text:p><text:s/>contraseña</text:p>
          </table:table-cell>
          <table:table-cell table:number-columns-repeated="3" table:style-name="ce43" office:value-type="string">
            <text:p>x</text:p>
          </table:table-cell>
          <table:table-cell/>
          <table:table-cell table:formula="oooc:=CONCATENATE(&quot;swift -n Miguel -o &quot;;[.A67];&quot;.wav '&quot;;[.B67];&quot;' -e utf-8 -m text -p audio/channels=1,audio/sampling-rate=8000&quot;)" office:value-type="string" office:string-value="swift -n Miguel -o vm-password.wav ' contraseña' -e utf-8 -m text -p audio/channels=1,audio/sampling-rate=8000">
            <text:p>swift -n Miguel -o vm-password.wav ' contraseña' -e utf-8 -m text -p audio/channels=1,audio/sampling-rate=8000</text:p>
          </table:table-cell>
        </table:table-row>
        <table:table-row table:style-name="ro2">
          <table:table-cell office:value-type="string">
            <text:p>vm-press</text:p>
          </table:table-cell>
          <table:table-cell table:style-name="ce39" office:value-type="string">
            <text:p><text:s/>marca </text:p>
          </table:table-cell>
          <table:table-cell table:number-columns-repeated="3" office:value-type="string">
            <text:p>x</text:p>
          </table:table-cell>
          <table:table-cell/>
          <table:table-cell table:formula="oooc:=CONCATENATE(&quot;swift -n Miguel -o &quot;;[.A68];&quot;.wav '&quot;;[.B68];&quot;' -e utf-8 -m text -p audio/channels=1,audio/sampling-rate=8000&quot;)" office:value-type="string" office:string-value="swift -n Miguel -o vm-press.wav ' marca ' -e utf-8 -m text -p audio/channels=1,audio/sampling-rate=8000">
            <text:p>swift -n Miguel -o vm-press.wav ' marca ' -e utf-8 -m text -p audio/channels=1,audio/sampling-rate=8000</text:p>
          </table:table-cell>
        </table:table-row>
        <table:table-row table:style-name="ro2">
          <table:table-cell table:style-name="ce46" office:value-type="string">
            <text:p>vm-prev</text:p>
          </table:table-cell>
          <table:table-cell office:value-type="string">
            <text:p><text:s/>Marca 4 para el mensaje previo.</text:p>
          </table:table-cell>
          <table:table-cell table:number-columns-repeated="3" table:style-name="ce43" office:value-type="string">
            <text:p>x</text:p>
          </table:table-cell>
          <table:table-cell/>
          <table:table-cell table:formula="oooc:=CONCATENATE(&quot;swift -n Miguel -o &quot;;[.A69];&quot;.wav '&quot;;[.B69];&quot;' -e utf-8 -m text -p audio/channels=1,audio/sampling-rate=8000&quot;)" office:value-type="string" office:string-value="swift -n Miguel -o vm-prev.wav ' Marca 4 para el mensaje previo.' -e utf-8 -m text -p audio/channels=1,audio/sampling-rate=8000">
            <text:p>swift -n Miguel -o vm-prev.wav ' Marca 4 para el mensaje previo.' -e utf-8 -m text -p audio/channels=1,audio/sampling-rate=8000</text:p>
          </table:table-cell>
        </table:table-row>
        <table:table-row table:style-name="ro2">
          <table:table-cell office:value-type="string">
            <text:p>vm-reachoper</text:p>
          </table:table-cell>
          <table:table-cell table:style-name="ce39" office:value-type="string">
            <text:p><text:s/>Marca 0 para hablar con la operadora.</text:p>
          </table:table-cell>
          <table:table-cell table:number-columns-repeated="3" office:value-type="string">
            <text:p>x</text:p>
          </table:table-cell>
          <table:table-cell/>
          <table:table-cell table:formula="oooc:=CONCATENATE(&quot;swift -n Miguel -o &quot;;[.A70];&quot;.wav '&quot;;[.B70];&quot;' -e utf-8 -m text -p audio/channels=1,audio/sampling-rate=8000&quot;)" office:value-type="string" office:string-value="swift -n Miguel -o vm-reachoper.wav ' Marca 0 para hablar con la operadora.' -e utf-8 -m text -p audio/channels=1,audio/sampling-rate=8000">
            <text:p>swift -n Miguel -o vm-reachoper.wav ' Marca 0 para hablar con la operadora.' -e utf-8 -m text -p audio/channels=1,audio/sampling-rate=8000</text:p>
          </table:table-cell>
        </table:table-row>
        <table:table-row table:style-name="ro2">
          <table:table-cell table:style-name="ce46" office:value-type="string">
            <text:p>vm-rec-busy</text:p>
          </table:table-cell>
          <table:table-cell office:value-type="string">
            <text:p><text:s/>Despues del tono graba tu mensaje de ocupado y presiona la tecla numeral.</text:p>
          </table:table-cell>
          <table:table-cell table:number-columns-repeated="3" table:style-name="ce43" office:value-type="string">
            <text:p>x</text:p>
          </table:table-cell>
          <table:table-cell/>
          <table:table-cell table:formula="oooc:=CONCATENATE(&quot;swift -n Miguel -o &quot;;[.A71];&quot;.wav '&quot;;[.B71];&quot;' -e utf-8 -m text -p audio/channels=1,audio/sampling-rate=8000&quot;)" office:value-type="string" office:string-value="swift -n Miguel -o vm-rec-busy.wav ' Despues del tono graba tu mensaje de ocupado y presiona la tecla numeral.' -e utf-8 -m text -p audio/channels=1,audio/sampling-rate=8000">
            <text:p>swift -n Miguel -o vm-rec-busy.wav ' Despues del tono graba tu mensaje de ocupado y presiona la tecla numeral.' -e utf-8 -m text -p audio/channels=1,audio/sampling-rate=8000</text:p>
          </table:table-cell>
        </table:table-row>
        <table:table-row table:style-name="ro2">
          <table:table-cell office:value-type="string">
            <text:p>vm-rec-name</text:p>
          </table:table-cell>
          <table:table-cell table:style-name="ce39" office:value-type="string">
            <text:p><text:s/>Despues del tono graba tu nombre y presiona la tecla numeral.</text:p>
          </table:table-cell>
          <table:table-cell table:number-columns-repeated="3" office:value-type="string">
            <text:p>x</text:p>
          </table:table-cell>
          <table:table-cell/>
          <table:table-cell table:formula="oooc:=CONCATENATE(&quot;swift -n Miguel -o &quot;;[.A72];&quot;.wav '&quot;;[.B72];&quot;' -e utf-8 -m text -p audio/channels=1,audio/sampling-rate=8000&quot;)" office:value-type="string" office:string-value="swift -n Miguel -o vm-rec-name.wav ' Despues del tono graba tu nombre y presiona la tecla numeral.' -e utf-8 -m text -p audio/channels=1,audio/sampling-rate=8000">
            <text:p>swift -n Miguel -o vm-rec-name.wav ' Despues del tono graba tu nombre y presiona la tecla numeral.' -e utf-8 -m text -p audio/channels=1,audio/sampling-rate=8000</text:p>
          </table:table-cell>
        </table:table-row>
        <table:table-row table:style-name="ro2">
          <table:table-cell table:style-name="ce46" office:value-type="string">
            <text:p>vm-rec-temp</text:p>
          </table:table-cell>
          <table:table-cell office:value-type="string">
            <text:p><text:s/>Despues del tono grabe tu mensaje provisional y presione la tecla numeral.</text:p>
          </table:table-cell>
          <table:table-cell table:number-columns-repeated="3" table:style-name="ce43" office:value-type="string">
            <text:p>x</text:p>
          </table:table-cell>
          <table:table-cell/>
          <table:table-cell table:formula="oooc:=CONCATENATE(&quot;swift -n Miguel -o &quot;;[.A73];&quot;.wav '&quot;;[.B73];&quot;' -e utf-8 -m text -p audio/channels=1,audio/sampling-rate=8000&quot;)" office:value-type="string" office:string-value="swift -n Miguel -o vm-rec-temp.wav ' Despues del tono grabe tu mensaje provisional y presione la tecla numeral.' -e utf-8 -m text -p audio/channels=1,audio/sampling-rate=8000">
            <text:p>swift -n Miguel -o vm-rec-temp.wav ' Despues del tono grabe tu mensaje provisional y presione la tecla numeral.' -e utf-8 -m text -p audio/channels=1,audio/sampling-rate=8000</text:p>
          </table:table-cell>
        </table:table-row>
        <table:table-row table:style-name="ro2">
          <table:table-cell office:value-type="string">
            <text:p>vm-rec-unv</text:p>
          </table:table-cell>
          <table:table-cell table:style-name="ce39" office:value-type="string">
            <text:p><text:s/>Despues del tono grabe tu mensaje de no disponible y presione la tecla numeral.</text:p>
          </table:table-cell>
          <table:table-cell table:number-columns-repeated="3" office:value-type="string">
            <text:p>x</text:p>
          </table:table-cell>
          <table:table-cell/>
          <table:table-cell table:formula="oooc:=CONCATENATE(&quot;swift -n Miguel -o &quot;;[.A74];&quot;.wav '&quot;;[.B74];&quot;' -e utf-8 -m text -p audio/channels=1,audio/sampling-rate=8000&quot;)" office:value-type="string" office:string-value="swift -n Miguel -o vm-rec-unv.wav ' Despues del tono grabe tu mensaje de no disponible y presione la tecla numeral.' -e utf-8 -m text -p audio/channels=1,audio/sampling-rate=8000">
            <text:p>swift -n Miguel -o vm-rec-unv.wav ' Despues del tono grabe tu mensaje de no disponible y presione la tecla numeral.' -e utf-8 -m text -p audio/channels=1,audio/sampling-rate=8000</text:p>
          </table:table-cell>
        </table:table-row>
        <table:table-row table:style-name="ro2">
          <table:table-cell table:style-name="ce46" office:value-type="string">
            <text:p>vm-received</text:p>
          </table:table-cell>
          <table:table-cell office:value-type="string">
            <text:p><text:s/>recibido</text:p>
          </table:table-cell>
          <table:table-cell table:number-columns-repeated="3" table:style-name="ce43" office:value-type="string">
            <text:p>x</text:p>
          </table:table-cell>
          <table:table-cell/>
          <table:table-cell table:formula="oooc:=CONCATENATE(&quot;swift -n Miguel -o &quot;;[.A75];&quot;.wav '&quot;;[.B75];&quot;' -e utf-8 -m text -p audio/channels=1,audio/sampling-rate=8000&quot;)" office:value-type="string" office:string-value="swift -n Miguel -o vm-received.wav ' recibido' -e utf-8 -m text -p audio/channels=1,audio/sampling-rate=8000">
            <text:p>swift -n Miguel -o vm-received.wav ' recibido' -e utf-8 -m text -p audio/channels=1,audio/sampling-rate=8000</text:p>
          </table:table-cell>
        </table:table-row>
        <table:table-row table:style-name="ro6">
          <table:table-cell office:value-type="string">
            <text:p>vm-record-prepend</text:p>
          </table:table-cell>
          <table:table-cell table:style-name="ce39" office:value-type="string">
            <text:p><text:s/>Al escuchar el tono, por favor grabe el comentario para el mensaje re-enviado. Al terminar, presione la tecla numeral.</text:p>
          </table:table-cell>
          <table:table-cell table:number-columns-repeated="3" office:value-type="string">
            <text:p>x</text:p>
          </table:table-cell>
          <table:table-cell table:style-name="ce61"/>
          <table:table-cell table:formula="oooc:=CONCATENATE(&quot;swift -n Miguel -o &quot;;[.A76];&quot;.wav '&quot;;[.B76];&quot;' -e utf-8 -m text -p audio/channels=1,audio/sampling-rate=8000&quot;)" office:value-type="string" office:string-value="swift -n Miguel -o vm-record-prepend.wav ' Al escuchar el tono, por favor grabe el comentario para el mensaje re-enviado. Al terminar, presione la tecla numeral.' -e utf-8 -m text -p audio/channels=1,audio/sampling-rate=8000">
            <text:p>swift -n Miguel -o vm-record-prepend.wav ' Al escuchar el tono, por favor grabe el comentario para el mensaje re-enviado. Al terminar, presione la tecla numeral.' -e utf-8 -m text -p audio/channels=1,audio/sampling-rate=8000</text:p>
          </table:table-cell>
        </table:table-row>
        <table:table-row table:style-name="ro2">
          <table:table-cell table:style-name="ce46" office:value-type="string">
            <text:p>vm-reenterpassword</text:p>
          </table:table-cell>
          <table:table-cell office:value-type="string">
            <text:p><text:s/>Por favor ingresa tu contrasena de nuevo y presiona la tecla de numeral.</text:p>
          </table:table-cell>
          <table:table-cell table:number-columns-repeated="3" table:style-name="ce43" office:value-type="string">
            <text:p>x</text:p>
          </table:table-cell>
          <table:table-cell/>
          <table:table-cell table:formula="oooc:=CONCATENATE(&quot;swift -n Miguel -o &quot;;[.A77];&quot;.wav '&quot;;[.B77];&quot;' -e utf-8 -m text -p audio/channels=1,audio/sampling-rate=8000&quot;)" office:value-type="string" office:string-value="swift -n Miguel -o vm-reenterpassword.wav ' Por favor ingresa tu contrasena de nuevo y presiona la tecla de numeral.' -e utf-8 -m text -p audio/channels=1,audio/sampling-rate=8000">
            <text:p>swift -n Miguel -o vm-reenterpassword.wav ' Por favor ingresa tu contrasena de nuevo y presiona la tecla de numeral.' -e utf-8 -m text -p audio/channels=1,audio/sampling-rate=8000</text:p>
          </table:table-cell>
        </table:table-row>
        <table:table-row table:style-name="ro2">
          <table:table-cell office:value-type="string">
            <text:p>vm-repeat</text:p>
          </table:table-cell>
          <table:table-cell table:style-name="ce39" office:value-type="string">
            <text:p><text:s/>Marca 5 para repetir el mensaje</text:p>
          </table:table-cell>
          <table:table-cell table:number-columns-repeated="3" office:value-type="string">
            <text:p>x</text:p>
          </table:table-cell>
          <table:table-cell/>
          <table:table-cell table:formula="oooc:=CONCATENATE(&quot;swift -n Miguel -o &quot;;[.A78];&quot;.wav '&quot;;[.B78];&quot;' -e utf-8 -m text -p audio/channels=1,audio/sampling-rate=8000&quot;)" office:value-type="string" office:string-value="swift -n Miguel -o vm-repeat.wav ' Marca 5 para repetir el mensaje' -e utf-8 -m text -p audio/channels=1,audio/sampling-rate=8000">
            <text:p>swift -n Miguel -o vm-repeat.wav ' Marca 5 para repetir el mensaje' -e utf-8 -m text -p audio/channels=1,audio/sampling-rate=8000</text:p>
          </table:table-cell>
        </table:table-row>
        <table:table-row table:style-name="ro6">
          <table:table-cell table:style-name="ce46" office:value-type="string">
            <text:p>vm-review</text:p>
          </table:table-cell>
          <table:table-cell office:value-type="string">
            <text:p><text:s/>Marca 1 para aceptar esta grabacion, 2 para escucharlo, 3 para volver a grabar tu mensaje.</text:p>
          </table:table-cell>
          <table:table-cell table:number-columns-repeated="3" table:style-name="ce43" office:value-type="string">
            <text:p>x</text:p>
          </table:table-cell>
          <table:table-cell/>
          <table:table-cell table:formula="oooc:=CONCATENATE(&quot;swift -n Miguel -o &quot;;[.A79];&quot;.wav '&quot;;[.B79];&quot;' -e utf-8 -m text -p audio/channels=1,audio/sampling-rate=8000&quot;)" office:value-type="string" office:string-value="swift -n Miguel -o vm-review.wav ' Marca 1 para aceptar esta grabacion, 2 para escucharlo, 3 para volver a grabar tu mensaje.' -e utf-8 -m text -p audio/channels=1,audio/sampling-rate=8000">
            <text:p>swift -n Miguel -o vm-review.wav ' Marca 1 para aceptar esta grabacion, 2 para escucharlo, 3 para volver a grabar tu mensaje.' -e utf-8 -m text -p audio/channels=1,audio/sampling-rate=8000</text:p>
          </table:table-cell>
        </table:table-row>
        <table:table-row table:style-name="ro2">
          <table:table-cell office:value-type="string">
            <text:p>vm-review-nonurgent</text:p>
          </table:table-cell>
          <table:table-cell table:style-name="ce39" office:value-type="string">
            <text:p>Marca 4 para desactivar el estatus de urgencia del mensaje.</text:p>
          </table:table-cell>
          <table:table-cell table:number-columns-repeated="3" office:value-type="string">
            <text:p>x</text:p>
          </table:table-cell>
          <table:table-cell/>
          <table:table-cell table:formula="oooc:=CONCATENATE(&quot;swift -n Miguel -o &quot;;[.A80];&quot;.wav '&quot;;[.B80];&quot;' -e utf-8 -m text -p audio/channels=1,audio/sampling-rate=8000&quot;)" office:value-type="string" office:string-value="swift -n Miguel -o vm-review-nonurgent.wav 'Marca 4 para desactivar el estatus de urgencia del mensaje.' -e utf-8 -m text -p audio/channels=1,audio/sampling-rate=8000">
            <text:p>swift -n Miguel -o vm-review-nonurgent.wav 'Marca 4 para desactivar el estatus de urgencia del mensaje.' -e utf-8 -m text -p audio/channels=1,audio/sampling-rate=8000</text:p>
          </table:table-cell>
        </table:table-row>
        <table:table-row table:style-name="ro2">
          <table:table-cell table:style-name="ce46" office:value-type="string">
            <text:p>vm-review-urgent</text:p>
          </table:table-cell>
          <table:table-cell office:value-type="string">
            <text:p>Marca 4 para marcar este mensaje como urgente.</text:p>
          </table:table-cell>
          <table:table-cell table:number-columns-repeated="3" table:style-name="ce43" office:value-type="string">
            <text:p>x</text:p>
          </table:table-cell>
          <table:table-cell/>
          <table:table-cell table:formula="oooc:=CONCATENATE(&quot;swift -n Miguel -o &quot;;[.A81];&quot;.wav '&quot;;[.B81];&quot;' -e utf-8 -m text -p audio/channels=1,audio/sampling-rate=8000&quot;)" office:value-type="string" office:string-value="swift -n Miguel -o vm-review-urgent.wav 'Marca 4 para marcar este mensaje como urgente.' -e utf-8 -m text -p audio/channels=1,audio/sampling-rate=8000">
            <text:p>swift -n Miguel -o vm-review-urgent.wav 'Marca 4 para marcar este mensaje como urgente.' -e utf-8 -m text -p audio/channels=1,audio/sampling-rate=8000</text:p>
          </table:table-cell>
        </table:table-row>
        <table:table-row table:style-name="ro2">
          <table:table-cell office:value-type="string">
            <text:p>vm-saved</text:p>
          </table:table-cell>
          <table:table-cell table:style-name="ce39" office:value-type="string">
            <text:p><text:s/>guardado</text:p>
          </table:table-cell>
          <table:table-cell table:number-columns-repeated="3" office:value-type="string">
            <text:p>x</text:p>
          </table:table-cell>
          <table:table-cell/>
          <table:table-cell table:formula="oooc:=CONCATENATE(&quot;swift -n Miguel -o &quot;;[.A82];&quot;.wav '&quot;;[.B82];&quot;' -e utf-8 -m text -p audio/channels=1,audio/sampling-rate=8000&quot;)" office:value-type="string" office:string-value="swift -n Miguel -o vm-saved.wav ' guardado' -e utf-8 -m text -p audio/channels=1,audio/sampling-rate=8000">
            <text:p>swift -n Miguel -o vm-saved.wav ' guardado' -e utf-8 -m text -p audio/channels=1,audio/sampling-rate=8000</text:p>
          </table:table-cell>
        </table:table-row>
        <table:table-row table:style-name="ro2">
          <table:table-cell table:style-name="ce46" office:value-type="string">
            <text:p>vm-savedto</text:p>
          </table:table-cell>
          <table:table-cell office:value-type="string">
            <text:p><text:s/>guardado en </text:p>
          </table:table-cell>
          <table:table-cell table:number-columns-repeated="3" table:style-name="ce43" office:value-type="string">
            <text:p>x</text:p>
          </table:table-cell>
          <table:table-cell/>
          <table:table-cell table:formula="oooc:=CONCATENATE(&quot;swift -n Miguel -o &quot;;[.A83];&quot;.wav '&quot;;[.B83];&quot;' -e utf-8 -m text -p audio/channels=1,audio/sampling-rate=8000&quot;)" office:value-type="string" office:string-value="swift -n Miguel -o vm-savedto.wav ' guardado en ' -e utf-8 -m text -p audio/channels=1,audio/sampling-rate=8000">
            <text:p>swift -n Miguel -o vm-savedto.wav ' guardado en ' -e utf-8 -m text -p audio/channels=1,audio/sampling-rate=8000</text:p>
          </table:table-cell>
        </table:table-row>
        <table:table-row table:style-name="ro2">
          <table:table-cell office:value-type="string">
            <text:p>vm-savefolder</text:p>
          </table:table-cell>
          <table:table-cell table:style-name="ce39" office:value-type="string">
            <text:p><text:s/>En que carpeta deseas guardar el mensaje ?</text:p>
          </table:table-cell>
          <table:table-cell table:number-columns-repeated="3" office:value-type="string">
            <text:p>x</text:p>
          </table:table-cell>
          <table:table-cell/>
          <table:table-cell table:formula="oooc:=CONCATENATE(&quot;swift -n Miguel -o &quot;;[.A84];&quot;.wav '&quot;;[.B84];&quot;' -e utf-8 -m text -p audio/channels=1,audio/sampling-rate=8000&quot;)" office:value-type="string" office:string-value="swift -n Miguel -o vm-savefolder.wav ' En que carpeta deseas guardar el mensaje ?' -e utf-8 -m text -p audio/channels=1,audio/sampling-rate=8000">
            <text:p>swift -n Miguel -o vm-savefolder.wav ' En que carpeta deseas guardar el mensaje ?' -e utf-8 -m text -p audio/channels=1,audio/sampling-rate=8000</text:p>
          </table:table-cell>
        </table:table-row>
        <table:table-row table:style-name="ro2">
          <table:table-cell table:style-name="ce46" office:value-type="string">
            <text:p>vm-savemessage</text:p>
          </table:table-cell>
          <table:table-cell office:value-type="string">
            <text:p><text:s/>o 9 para guardar este mensaje</text:p>
          </table:table-cell>
          <table:table-cell table:number-columns-repeated="3" table:style-name="ce43" office:value-type="string">
            <text:p>x</text:p>
          </table:table-cell>
          <table:table-cell/>
          <table:table-cell table:formula="oooc:=CONCATENATE(&quot;swift -n Miguel -o &quot;;[.A85];&quot;.wav '&quot;;[.B85];&quot;' -e utf-8 -m text -p audio/channels=1,audio/sampling-rate=8000&quot;)" office:value-type="string" office:string-value="swift -n Miguel -o vm-savemessage.wav ' o 9 para guardar este mensaje' -e utf-8 -m text -p audio/channels=1,audio/sampling-rate=8000">
            <text:p>swift -n Miguel -o vm-savemessage.wav ' o 9 para guardar este mensaje' -e utf-8 -m text -p audio/channels=1,audio/sampling-rate=8000</text:p>
          </table:table-cell>
        </table:table-row>
        <table:table-row table:style-name="ro2">
          <table:table-cell office:value-type="string">
            <text:p>vm-saveoper</text:p>
          </table:table-cell>
          <table:table-cell table:style-name="ce39" office:value-type="string">
            <text:p><text:s/>Marque 1 para aceptar esta grabacion, de lo contrario, por favor espera en la linea.</text:p>
          </table:table-cell>
          <table:table-cell table:number-columns-repeated="3" office:value-type="string">
            <text:p>x</text:p>
          </table:table-cell>
          <table:table-cell/>
          <table:table-cell table:formula="oooc:=CONCATENATE(&quot;swift -n Miguel -o &quot;;[.A86];&quot;.wav '&quot;;[.B86];&quot;' -e utf-8 -m text -p audio/channels=1,audio/sampling-rate=8000&quot;)" office:value-type="string" office:string-value="swift -n Miguel -o vm-saveoper.wav ' Marque 1 para aceptar esta grabacion, de lo contrario, por favor espera en la linea.' -e utf-8 -m text -p audio/channels=1,audio/sampling-rate=8000">
            <text:p>swift -n Miguel -o vm-saveoper.wav ' Marque 1 para aceptar esta grabacion, de lo contrario, por favor espera en la linea.' -e utf-8 -m text -p audio/channels=1,audio/sampling-rate=8000</text:p>
          </table:table-cell>
        </table:table-row>
        <table:table-row table:style-name="ro2">
          <table:table-cell table:style-name="ce46" office:value-type="string">
            <text:p>vm-sorry</text:p>
          </table:table-cell>
          <table:table-cell office:value-type="string">
            <text:p><text:s/>Lo siento, no comprendi tu respuesta.</text:p>
          </table:table-cell>
          <table:table-cell table:number-columns-repeated="3" table:style-name="ce43" office:value-type="string">
            <text:p>x</text:p>
          </table:table-cell>
          <table:table-cell/>
          <table:table-cell table:formula="oooc:=CONCATENATE(&quot;swift -n Miguel -o &quot;;[.A87];&quot;.wav '&quot;;[.B87];&quot;' -e utf-8 -m text -p audio/channels=1,audio/sampling-rate=8000&quot;)" office:value-type="string" office:string-value="swift -n Miguel -o vm-sorry.wav ' Lo siento, no comprendi tu respuesta.' -e utf-8 -m text -p audio/channels=1,audio/sampling-rate=8000">
            <text:p>swift -n Miguel -o vm-sorry.wav ' Lo siento, no comprendi tu respuesta.' -e utf-8 -m text -p audio/channels=1,audio/sampling-rate=8000</text:p>
          </table:table-cell>
        </table:table-row>
        <table:table-row table:style-name="ro2">
          <table:table-cell office:value-type="string">
            <text:p>vm-star-cancel</text:p>
          </table:table-cell>
          <table:table-cell table:style-name="ce39" office:value-type="string">
            <text:p><text:s/>Marca el asterisco para anular.</text:p>
          </table:table-cell>
          <table:table-cell table:number-columns-repeated="3" office:value-type="string">
            <text:p>x</text:p>
          </table:table-cell>
          <table:table-cell/>
          <table:table-cell table:formula="oooc:=CONCATENATE(&quot;swift -n Miguel -o &quot;;[.A88];&quot;.wav '&quot;;[.B88];&quot;' -e utf-8 -m text -p audio/channels=1,audio/sampling-rate=8000&quot;)" office:value-type="string" office:string-value="swift -n Miguel -o vm-star-cancel.wav ' Marca el asterisco para anular.' -e utf-8 -m text -p audio/channels=1,audio/sampling-rate=8000">
            <text:p>swift -n Miguel -o vm-star-cancel.wav ' Marca el asterisco para anular.' -e utf-8 -m text -p audio/channels=1,audio/sampling-rate=8000</text:p>
          </table:table-cell>
        </table:table-row>
        <table:table-row table:style-name="ro2">
          <table:table-cell table:style-name="ce46" office:value-type="string">
            <text:p>vm-starmain</text:p>
          </table:table-cell>
          <table:table-cell office:value-type="string">
            <text:p><text:s/>Marque asterisco para regresar a las opciones principales.</text:p>
          </table:table-cell>
          <table:table-cell table:number-columns-repeated="3" table:style-name="ce43" office:value-type="string">
            <text:p>x</text:p>
          </table:table-cell>
          <table:table-cell/>
          <table:table-cell table:formula="oooc:=CONCATENATE(&quot;swift -n Miguel -o &quot;;[.A89];&quot;.wav '&quot;;[.B89];&quot;' -e utf-8 -m text -p audio/channels=1,audio/sampling-rate=8000&quot;)" office:value-type="string" office:string-value="swift -n Miguel -o vm-starmain.wav ' Marque asterisco para regresar a las opciones principales.' -e utf-8 -m text -p audio/channels=1,audio/sampling-rate=8000">
            <text:p>swift -n Miguel -o vm-starmain.wav ' Marque asterisco para regresar a las opciones principales.' -e utf-8 -m text -p audio/channels=1,audio/sampling-rate=8000</text:p>
          </table:table-cell>
        </table:table-row>
        <table:table-row table:style-name="ro2">
          <table:table-cell office:value-type="string">
            <text:p>vm-tempgreetactive</text:p>
          </table:table-cell>
          <table:table-cell table:style-name="ce39" office:value-type="string">
            <text:p><text:s/>Tus saludos [temporales] estan actualmente en uso</text:p>
          </table:table-cell>
          <table:table-cell table:number-columns-repeated="3" office:value-type="string">
            <text:p>x</text:p>
          </table:table-cell>
          <table:table-cell/>
          <table:table-cell table:formula="oooc:=CONCATENATE(&quot;swift -n Miguel -o &quot;;[.A90];&quot;.wav '&quot;;[.B90];&quot;' -e utf-8 -m text -p audio/channels=1,audio/sampling-rate=8000&quot;)" office:value-type="string" office:string-value="swift -n Miguel -o vm-tempgreetactive.wav ' Tus saludos [temporales] estan actualmente en uso' -e utf-8 -m text -p audio/channels=1,audio/sampling-rate=8000">
            <text:p>swift -n Miguel -o vm-tempgreetactive.wav ' Tus saludos [temporales] estan actualmente en uso' -e utf-8 -m text -p audio/channels=1,audio/sampling-rate=8000</text:p>
          </table:table-cell>
        </table:table-row>
        <table:table-row table:style-name="ro2">
          <table:table-cell office:value-type="string">
            <text:p>vm-tempgreeting</text:p>
          </table:table-cell>
          <table:table-cell table:style-name="ce39" office:value-type="string">
            <text:p><text:s/>Marca 1 para grabar tu saludo temporal.</text:p>
          </table:table-cell>
          <table:table-cell table:number-columns-repeated="3" office:value-type="string">
            <text:p>x</text:p>
          </table:table-cell>
          <table:table-cell/>
          <table:table-cell table:formula="oooc:=CONCATENATE(&quot;swift -n Miguel -o &quot;;[.A91];&quot;.wav '&quot;;[.B91];&quot;' -e utf-8 -m text -p audio/channels=1,audio/sampling-rate=8000&quot;)" office:value-type="string" office:string-value="swift -n Miguel -o vm-tempgreeting.wav ' Marca 1 para grabar tu saludo temporal.' -e utf-8 -m text -p audio/channels=1,audio/sampling-rate=8000">
            <text:p>swift -n Miguel -o vm-tempgreeting.wav ' Marca 1 para grabar tu saludo temporal.' -e utf-8 -m text -p audio/channels=1,audio/sampling-rate=8000</text:p>
          </table:table-cell>
        </table:table-row>
        <table:table-row table:style-name="ro2">
          <table:table-cell table:style-name="ce46" office:value-type="string">
            <text:p>Vm-tempgreeting2</text:p>
          </table:table-cell>
          <table:table-cell office:value-type="string">
            <text:p><text:s/>Marca 1 para grabar tu saludo temporal, o 2 para borrarlo.</text:p>
          </table:table-cell>
          <table:table-cell table:number-columns-repeated="3" table:style-name="ce43" office:value-type="string">
            <text:p>x</text:p>
          </table:table-cell>
          <table:table-cell/>
          <table:table-cell table:formula="oooc:=CONCATENATE(&quot;swift -n Miguel -o &quot;;[.A92];&quot;.wav '&quot;;[.B92];&quot;' -e utf-8 -m text -p audio/channels=1,audio/sampling-rate=8000&quot;)" office:value-type="string" office:string-value="swift -n Miguel -o Vm-tempgreeting2.wav ' Marca 1 para grabar tu saludo temporal, o 2 para borrarlo.' -e utf-8 -m text -p audio/channels=1,audio/sampling-rate=8000">
            <text:p>swift -n Miguel -o Vm-tempgreeting2.wav ' Marca 1 para grabar tu saludo temporal, o 2 para borrarlo.' -e utf-8 -m text -p audio/channels=1,audio/sampling-rate=8000</text:p>
          </table:table-cell>
        </table:table-row>
        <table:table-row table:style-name="ro2">
          <table:table-cell table:style-name="ce46" office:value-type="string">
            <text:p>vm-tempremoved</text:p>
          </table:table-cell>
          <table:table-cell office:value-type="string">
            <text:p>Tu saludo temporal ha sido borrado.</text:p>
          </table:table-cell>
          <table:table-cell table:number-columns-repeated="3" table:style-name="ce43" office:value-type="string">
            <text:p>x</text:p>
          </table:table-cell>
          <table:table-cell/>
          <table:table-cell table:formula="oooc:=CONCATENATE(&quot;swift -n Miguel -o &quot;;[.A93];&quot;.wav '&quot;;[.B93];&quot;' -e utf-8 -m text -p audio/channels=1,audio/sampling-rate=8000&quot;)" office:value-type="string" office:string-value="swift -n Miguel -o vm-tempremoved.wav 'Tu saludo temporal ha sido borrado.' -e utf-8 -m text -p audio/channels=1,audio/sampling-rate=8000">
            <text:p>swift -n Miguel -o vm-tempremoved.wav 'Tu saludo temporal ha sido borrado.' -e utf-8 -m text -p audio/channels=1,audio/sampling-rate=8000</text:p>
          </table:table-cell>
        </table:table-row>
        <table:table-row table:style-name="ro2">
          <table:table-cell office:value-type="string">
            <text:p>vm-then-pound</text:p>
          </table:table-cell>
          <table:table-cell table:style-name="ce39" office:value-type="string">
            <text:p><text:s/>luego presiona la tecla numeral</text:p>
          </table:table-cell>
          <table:table-cell table:number-columns-repeated="3" office:value-type="string">
            <text:p>x</text:p>
          </table:table-cell>
          <table:table-cell/>
          <table:table-cell table:formula="oooc:=CONCATENATE(&quot;swift -n Miguel -o &quot;;[.A94];&quot;.wav '&quot;;[.B94];&quot;' -e utf-8 -m text -p audio/channels=1,audio/sampling-rate=8000&quot;)" office:value-type="string" office:string-value="swift -n Miguel -o vm-then-pound.wav ' luego presiona la tecla numeral' -e utf-8 -m text -p audio/channels=1,audio/sampling-rate=8000">
            <text:p>swift -n Miguel -o vm-then-pound.wav ' luego presiona la tecla numeral' -e utf-8 -m text -p audio/channels=1,audio/sampling-rate=8000</text:p>
          </table:table-cell>
        </table:table-row>
        <table:table-row table:style-name="ro2">
          <table:table-cell table:style-name="ce46" office:value-type="string">
            <text:p>vm-theperson</text:p>
          </table:table-cell>
          <table:table-cell office:value-type="string">
            <text:p><text:s/>La persona en la extension</text:p>
          </table:table-cell>
          <table:table-cell table:number-columns-repeated="3" table:style-name="ce43" office:value-type="string">
            <text:p>x</text:p>
          </table:table-cell>
          <table:table-cell/>
          <table:table-cell table:formula="oooc:=CONCATENATE(&quot;swift -n Miguel -o &quot;;[.A95];&quot;.wav '&quot;;[.B95];&quot;' -e utf-8 -m text -p audio/channels=1,audio/sampling-rate=8000&quot;)" office:value-type="string" office:string-value="swift -n Miguel -o vm-theperson.wav ' La persona en la extension' -e utf-8 -m text -p audio/channels=1,audio/sampling-rate=8000">
            <text:p>swift -n Miguel -o vm-theperson.wav ' La persona en la extension' -e utf-8 -m text -p audio/channels=1,audio/sampling-rate=8000</text:p>
          </table:table-cell>
        </table:table-row>
        <table:table-row table:style-name="ro2">
          <table:table-cell table:style-name="ce47" office:value-type="string">
            <text:p>vm-tmpexists</text:p>
          </table:table-cell>
          <table:table-cell table:style-name="ce53" office:value-type="string">
            <text:p><text:s/>Hay un saludo provisional en lugar del saludo estándar.</text:p>
          </table:table-cell>
          <table:table-cell table:number-columns-repeated="3" table:style-name="ce56" office:value-type="string">
            <text:p>x</text:p>
          </table:table-cell>
          <table:table-cell table:style-name="ce62"/>
          <table:table-cell table:formula="oooc:=CONCATENATE(&quot;swift -n Miguel -o &quot;;[.A96];&quot;.wav '&quot;;[.B96];&quot;' -e utf-8 -m text -p audio/channels=1,audio/sampling-rate=8000&quot;)" office:value-type="string" office:string-value="swift -n Miguel -o vm-tmpexists.wav ' Hay un saludo provisional en lugar del saludo estándar.' -e utf-8 -m text -p audio/channels=1,audio/sampling-rate=8000">
            <text:p>swift -n Miguel -o vm-tmpexists.wav ' Hay un saludo provisional en lugar del saludo estándar.' -e utf-8 -m text -p audio/channels=1,audio/sampling-rate=8000</text:p>
          </table:table-cell>
        </table:table-row>
        <table:table-row table:style-name="ro2">
          <table:table-cell office:value-type="string">
            <text:p>vm-tocallback</text:p>
          </table:table-cell>
          <table:table-cell table:style-name="ce39" office:value-type="string">
            <text:p><text:s/>Marca 2 para llamar a la persona que ha enviado este mensaje.</text:p>
          </table:table-cell>
          <table:table-cell table:number-columns-repeated="3" office:value-type="string">
            <text:p>x</text:p>
          </table:table-cell>
          <table:table-cell/>
          <table:table-cell table:formula="oooc:=CONCATENATE(&quot;swift -n Miguel -o &quot;;[.A97];&quot;.wav '&quot;;[.B97];&quot;' -e utf-8 -m text -p audio/channels=1,audio/sampling-rate=8000&quot;)" office:value-type="string" office:string-value="swift -n Miguel -o vm-tocallback.wav ' Marca 2 para llamar a la persona que ha enviado este mensaje.' -e utf-8 -m text -p audio/channels=1,audio/sampling-rate=8000">
            <text:p>swift -n Miguel -o vm-tocallback.wav ' Marca 2 para llamar a la persona que ha enviado este mensaje.' -e utf-8 -m text -p audio/channels=1,audio/sampling-rate=8000</text:p>
          </table:table-cell>
        </table:table-row>
        <table:table-row table:style-name="ro2">
          <table:table-cell table:style-name="ce46" office:value-type="string">
            <text:p>vm-tocallnum</text:p>
          </table:table-cell>
          <table:table-cell office:value-type="string">
            <text:p><text:s/>Marca 1 para llamar a este numero.</text:p>
          </table:table-cell>
          <table:table-cell table:number-columns-repeated="3" table:style-name="ce43" office:value-type="string">
            <text:p>x</text:p>
          </table:table-cell>
          <table:table-cell/>
          <table:table-cell table:formula="oooc:=CONCATENATE(&quot;swift -n Miguel -o &quot;;[.A98];&quot;.wav '&quot;;[.B98];&quot;' -e utf-8 -m text -p audio/channels=1,audio/sampling-rate=8000&quot;)" office:value-type="string" office:string-value="swift -n Miguel -o vm-tocallnum.wav ' Marca 1 para llamar a este numero.' -e utf-8 -m text -p audio/channels=1,audio/sampling-rate=8000">
            <text:p>swift -n Miguel -o vm-tocallnum.wav ' Marca 1 para llamar a este numero.' -e utf-8 -m text -p audio/channels=1,audio/sampling-rate=8000</text:p>
          </table:table-cell>
        </table:table-row>
        <table:table-row table:style-name="ro2">
          <table:table-cell office:value-type="string">
            <text:p>vm-tocancel</text:p>
          </table:table-cell>
          <table:table-cell table:style-name="ce39" office:value-type="string">
            <text:p><text:s/>o la tecla <text:s/>numeral para cancelar.</text:p>
          </table:table-cell>
          <table:table-cell table:number-columns-repeated="3" office:value-type="string">
            <text:p>x</text:p>
          </table:table-cell>
          <table:table-cell/>
          <table:table-cell table:formula="oooc:=CONCATENATE(&quot;swift -n Miguel -o &quot;;[.A99];&quot;.wav '&quot;;[.B99];&quot;' -e utf-8 -m text -p audio/channels=1,audio/sampling-rate=8000&quot;)" office:value-type="string" office:string-value="swift -n Miguel -o vm-tocancel.wav ' o la tecla  numeral para cancelar.' -e utf-8 -m text -p audio/channels=1,audio/sampling-rate=8000">
            <text:p>swift -n Miguel -o vm-tocancel.wav ' o la tecla <text:s/>numeral para cancelar.' -e utf-8 -m text -p audio/channels=1,audio/sampling-rate=8000</text:p>
          </table:table-cell>
        </table:table-row>
        <table:table-row table:style-name="ro2">
          <table:table-cell table:style-name="ce46" office:value-type="string">
            <text:p>vm-tocancelmsg</text:p>
          </table:table-cell>
          <table:table-cell office:value-type="string">
            <text:p><text:s/>Marca asterisco para anular este mensaje.</text:p>
          </table:table-cell>
          <table:table-cell table:number-columns-repeated="3" table:style-name="ce43" office:value-type="string">
            <text:p>x</text:p>
          </table:table-cell>
          <table:table-cell/>
          <table:table-cell table:formula="oooc:=CONCATENATE(&quot;swift -n Miguel -o &quot;;[.A100];&quot;.wav '&quot;;[.B100];&quot;' -e utf-8 -m text -p audio/channels=1,audio/sampling-rate=8000&quot;)" office:value-type="string" office:string-value="swift -n Miguel -o vm-tocancelmsg.wav ' Marca asterisco para anular este mensaje.' -e utf-8 -m text -p audio/channels=1,audio/sampling-rate=8000">
            <text:p>swift -n Miguel -o vm-tocancelmsg.wav ' Marca asterisco para anular este mensaje.' -e utf-8 -m text -p audio/channels=1,audio/sampling-rate=8000</text:p>
          </table:table-cell>
        </table:table-row>
        <table:table-row table:style-name="ro2">
          <table:table-cell office:value-type="string">
            <text:p>vm-toenternumber</text:p>
          </table:table-cell>
          <table:table-cell table:style-name="ce39" office:value-type="string">
            <text:p><text:s/>Marca 1 para ingresar un numero.</text:p>
          </table:table-cell>
          <table:table-cell table:number-columns-repeated="3" office:value-type="string">
            <text:p>x</text:p>
          </table:table-cell>
          <table:table-cell/>
          <table:table-cell table:formula="oooc:=CONCATENATE(&quot;swift -n Miguel -o &quot;;[.A101];&quot;.wav '&quot;;[.B101];&quot;' -e utf-8 -m text -p audio/channels=1,audio/sampling-rate=8000&quot;)" office:value-type="string" office:string-value="swift -n Miguel -o vm-toenternumber.wav ' Marca 1 para ingresar un numero.' -e utf-8 -m text -p audio/channels=1,audio/sampling-rate=8000">
            <text:p>swift -n Miguel -o vm-toenternumber.wav ' Marca 1 para ingresar un numero.' -e utf-8 -m text -p audio/channels=1,audio/sampling-rate=8000</text:p>
          </table:table-cell>
        </table:table-row>
        <table:table-row table:style-name="ro2">
          <table:table-cell table:style-name="ce46" office:value-type="string">
            <text:p>vm-toforward</text:p>
          </table:table-cell>
          <table:table-cell office:value-type="string">
            <text:p><text:s/>Marca 8 para enviar este mensaje a otro usuario.</text:p>
          </table:table-cell>
          <table:table-cell table:number-columns-repeated="3" table:style-name="ce43" office:value-type="string">
            <text:p>x</text:p>
          </table:table-cell>
          <table:table-cell/>
          <table:table-cell table:formula="oooc:=CONCATENATE(&quot;swift -n Miguel -o &quot;;[.A102];&quot;.wav '&quot;;[.B102];&quot;' -e utf-8 -m text -p audio/channels=1,audio/sampling-rate=8000&quot;)" office:value-type="string" office:string-value="swift -n Miguel -o vm-toforward.wav ' Marca 8 para enviar este mensaje a otro usuario.' -e utf-8 -m text -p audio/channels=1,audio/sampling-rate=8000">
            <text:p>swift -n Miguel -o vm-toforward.wav ' Marca 8 para enviar este mensaje a otro usuario.' -e utf-8 -m text -p audio/channels=1,audio/sampling-rate=8000</text:p>
          </table:table-cell>
        </table:table-row>
        <table:table-row table:style-name="ro2">
          <table:table-cell office:value-type="string">
            <text:p>vm-tohearenv</text:p>
          </table:table-cell>
          <table:table-cell table:style-name="ce39" office:value-type="string">
            <text:p><text:s/>Marca 3 para escuchar las propiedades de este mensaje.</text:p>
          </table:table-cell>
          <table:table-cell table:number-columns-repeated="3" office:value-type="string">
            <text:p>x</text:p>
          </table:table-cell>
          <table:table-cell/>
          <table:table-cell table:formula="oooc:=CONCATENATE(&quot;swift -n Miguel -o &quot;;[.A103];&quot;.wav '&quot;;[.B103];&quot;' -e utf-8 -m text -p audio/channels=1,audio/sampling-rate=8000&quot;)" office:value-type="string" office:string-value="swift -n Miguel -o vm-tohearenv.wav ' Marca 3 para escuchar las propiedades de este mensaje.' -e utf-8 -m text -p audio/channels=1,audio/sampling-rate=8000">
            <text:p>swift -n Miguel -o vm-tohearenv.wav ' Marca 3 para escuchar las propiedades de este mensaje.' -e utf-8 -m text -p audio/channels=1,audio/sampling-rate=8000</text:p>
          </table:table-cell>
        </table:table-row>
        <table:table-row table:style-name="ro2">
          <table:table-cell table:style-name="ce46" office:value-type="string">
            <text:p>vm-tomakecall</text:p>
          </table:table-cell>
          <table:table-cell office:value-type="string">
            <text:p><text:s/>Marca 4 para hacer una llamada a otro número.</text:p>
          </table:table-cell>
          <table:table-cell table:number-columns-repeated="3" table:style-name="ce43" office:value-type="string">
            <text:p>x</text:p>
          </table:table-cell>
          <table:table-cell table:style-name="ce62"/>
          <table:table-cell table:formula="oooc:=CONCATENATE(&quot;swift -n Miguel -o &quot;;[.A104];&quot;.wav '&quot;;[.B104];&quot;' -e utf-8 -m text -p audio/channels=1,audio/sampling-rate=8000&quot;)" office:value-type="string" office:string-value="swift -n Miguel -o vm-tomakecall.wav ' Marca 4 para hacer una llamada a otro número.' -e utf-8 -m text -p audio/channels=1,audio/sampling-rate=8000">
            <text:p>swift -n Miguel -o vm-tomakecall.wav ' Marca 4 para hacer una llamada a otro número.' -e utf-8 -m text -p audio/channels=1,audio/sampling-rate=8000</text:p>
          </table:table-cell>
        </table:table-row>
        <table:table-row table:style-name="ro2">
          <table:table-cell office:value-type="string">
            <text:p>vm-tooshort</text:p>
          </table:table-cell>
          <table:table-cell table:style-name="ce39" office:value-type="string">
            <text:p>Tu mensaje es muy corto.</text:p>
          </table:table-cell>
          <table:table-cell table:number-columns-repeated="3" office:value-type="string">
            <text:p>x</text:p>
          </table:table-cell>
          <table:table-cell/>
          <table:table-cell table:formula="oooc:=CONCATENATE(&quot;swift -n Miguel -o &quot;;[.A105];&quot;.wav '&quot;;[.B105];&quot;' -e utf-8 -m text -p audio/channels=1,audio/sampling-rate=8000&quot;)" office:value-type="string" office:string-value="swift -n Miguel -o vm-tooshort.wav 'Tu mensaje es muy corto.' -e utf-8 -m text -p audio/channels=1,audio/sampling-rate=8000">
            <text:p>swift -n Miguel -o vm-tooshort.wav 'Tu mensaje es muy corto.' -e utf-8 -m text -p audio/channels=1,audio/sampling-rate=8000</text:p>
          </table:table-cell>
        </table:table-row>
        <table:table-row table:style-name="ro2">
          <table:table-cell table:style-name="ce46" office:value-type="string">
            <text:p>vm-toreply</text:p>
          </table:table-cell>
          <table:table-cell office:value-type="string">
            <text:p><text:s/>Marca 1 para enviar una respuesta.</text:p>
          </table:table-cell>
          <table:table-cell table:number-columns-repeated="3" table:style-name="ce43" office:value-type="string">
            <text:p>x</text:p>
          </table:table-cell>
          <table:table-cell/>
          <table:table-cell table:formula="oooc:=CONCATENATE(&quot;swift -n Miguel -o &quot;;[.A106];&quot;.wav '&quot;;[.B106];&quot;' -e utf-8 -m text -p audio/channels=1,audio/sampling-rate=8000&quot;)" office:value-type="string" office:string-value="swift -n Miguel -o vm-toreply.wav ' Marca 1 para enviar una respuesta.' -e utf-8 -m text -p audio/channels=1,audio/sampling-rate=8000">
            <text:p>swift -n Miguel -o vm-toreply.wav ' Marca 1 para enviar una respuesta.' -e utf-8 -m text -p audio/channels=1,audio/sampling-rate=8000</text:p>
          </table:table-cell>
        </table:table-row>
        <table:table-row table:style-name="ro2">
          <table:table-cell office:value-type="string">
            <text:p>vm-torerecord</text:p>
          </table:table-cell>
          <table:table-cell table:style-name="ce39" office:value-type="string">
            <text:p><text:s/>Marca 3 para volver a grabar tu mensaje.</text:p>
          </table:table-cell>
          <table:table-cell table:number-columns-repeated="3" office:value-type="string">
            <text:p>x</text:p>
          </table:table-cell>
          <table:table-cell/>
          <table:table-cell table:formula="oooc:=CONCATENATE(&quot;swift -n Miguel -o &quot;;[.A107];&quot;.wav '&quot;;[.B107];&quot;' -e utf-8 -m text -p audio/channels=1,audio/sampling-rate=8000&quot;)" office:value-type="string" office:string-value="swift -n Miguel -o vm-torerecord.wav ' Marca 3 para volver a grabar tu mensaje.' -e utf-8 -m text -p audio/channels=1,audio/sampling-rate=8000">
            <text:p>swift -n Miguel -o vm-torerecord.wav ' Marca 3 para volver a grabar tu mensaje.' -e utf-8 -m text -p audio/channels=1,audio/sampling-rate=8000</text:p>
          </table:table-cell>
        </table:table-row>
        <table:table-row table:style-name="ro2">
          <table:table-cell table:style-name="ce46" office:value-type="string">
            <text:p>vm-undelete</text:p>
          </table:table-cell>
          <table:table-cell office:value-type="string">
            <text:p><text:s/>Marca 7 para recuperar el mensaje.</text:p>
          </table:table-cell>
          <table:table-cell table:number-columns-repeated="3" table:style-name="ce43" office:value-type="string">
            <text:p>x</text:p>
          </table:table-cell>
          <table:table-cell/>
          <table:table-cell table:formula="oooc:=CONCATENATE(&quot;swift -n Miguel -o &quot;;[.A108];&quot;.wav '&quot;;[.B108];&quot;' -e utf-8 -m text -p audio/channels=1,audio/sampling-rate=8000&quot;)" office:value-type="string" office:string-value="swift -n Miguel -o vm-undelete.wav ' Marca 7 para recuperar el mensaje.' -e utf-8 -m text -p audio/channels=1,audio/sampling-rate=8000">
            <text:p>swift -n Miguel -o vm-undelete.wav ' Marca 7 para recuperar el mensaje.' -e utf-8 -m text -p audio/channels=1,audio/sampling-rate=8000</text:p>
          </table:table-cell>
        </table:table-row>
        <table:table-row table:style-name="ro2">
          <table:table-cell office:value-type="string">
            <text:p>vm-undeleted</text:p>
          </table:table-cell>
          <table:table-cell table:style-name="ce39" office:value-type="string">
            <text:p><text:s/>Mensaje recuperado.</text:p>
          </table:table-cell>
          <table:table-cell table:number-columns-repeated="3" office:value-type="string">
            <text:p>x</text:p>
          </table:table-cell>
          <table:table-cell/>
          <table:table-cell table:formula="oooc:=CONCATENATE(&quot;swift -n Miguel -o &quot;;[.A109];&quot;.wav '&quot;;[.B109];&quot;' -e utf-8 -m text -p audio/channels=1,audio/sampling-rate=8000&quot;)" office:value-type="string" office:string-value="swift -n Miguel -o vm-undeleted.wav ' Mensaje recuperado.' -e utf-8 -m text -p audio/channels=1,audio/sampling-rate=8000">
            <text:p>swift -n Miguel -o vm-undeleted.wav ' Mensaje recuperado.' -e utf-8 -m text -p audio/channels=1,audio/sampling-rate=8000</text:p>
          </table:table-cell>
        </table:table-row>
        <table:table-row table:style-name="ro2">
          <table:table-cell table:style-name="ce46" office:value-type="string">
            <text:p>vm-unknown-caller</text:p>
          </table:table-cell>
          <table:table-cell office:value-type="string">
            <text:p><text:s/>De una persona no identificada.</text:p>
          </table:table-cell>
          <table:table-cell table:number-columns-repeated="3" table:style-name="ce43" office:value-type="string">
            <text:p>x</text:p>
          </table:table-cell>
          <table:table-cell/>
          <table:table-cell table:formula="oooc:=CONCATENATE(&quot;swift -n Miguel -o &quot;;[.A110];&quot;.wav '&quot;;[.B110];&quot;' -e utf-8 -m text -p audio/channels=1,audio/sampling-rate=8000&quot;)" office:value-type="string" office:string-value="swift -n Miguel -o vm-unknown-caller.wav ' De una persona no identificada.' -e utf-8 -m text -p audio/channels=1,audio/sampling-rate=8000">
            <text:p>swift -n Miguel -o vm-unknown-caller.wav ' De una persona no identificada.' -e utf-8 -m text -p audio/channels=1,audio/sampling-rate=8000</text:p>
          </table:table-cell>
        </table:table-row>
        <table:table-row table:style-name="ro2">
          <table:table-cell office:value-type="string">
            <text:p>vm-whichbox</text:p>
          </table:table-cell>
          <table:table-cell table:style-name="ce39" office:value-type="string">
            <text:p><text:s/>Para dejar un mesaje por favor, ingresa un numero de buzon.</text:p>
          </table:table-cell>
          <table:table-cell table:number-columns-repeated="3" office:value-type="string">
            <text:p>x</text:p>
          </table:table-cell>
          <table:table-cell/>
          <table:table-cell table:formula="oooc:=CONCATENATE(&quot;swift -n Miguel -o &quot;;[.A111];&quot;.wav '&quot;;[.B111];&quot;' -e utf-8 -m text -p audio/channels=1,audio/sampling-rate=8000&quot;)" office:value-type="string" office:string-value="swift -n Miguel -o vm-whichbox.wav ' Para dejar un mesaje por favor, ingresa un numero de buzon.' -e utf-8 -m text -p audio/channels=1,audio/sampling-rate=8000">
            <text:p>swift -n Miguel -o vm-whichbox.wav ' Para dejar un mesaje por favor, ingresa un numero de buzon.' -e utf-8 -m text -p audio/channels=1,audio/sampling-rate=8000</text:p>
          </table:table-cell>
        </table:table-row>
        <table:table-row table:style-name="ro2">
          <table:table-cell table:style-name="ce46" office:value-type="string">
            <text:p>vm-work</text:p>
          </table:table-cell>
          <table:table-cell office:value-type="string">
            <text:p><text:s/>trabajo</text:p>
          </table:table-cell>
          <table:table-cell table:number-columns-repeated="3" table:style-name="ce43" office:value-type="string">
            <text:p>x</text:p>
          </table:table-cell>
          <table:table-cell/>
          <table:table-cell table:formula="oooc:=CONCATENATE(&quot;swift -n Miguel -o &quot;;[.A112];&quot;.wav '&quot;;[.B112];&quot;' -e utf-8 -m text -p audio/channels=1,audio/sampling-rate=8000&quot;)" office:value-type="string" office:string-value="swift -n Miguel -o vm-work.wav ' trabajo' -e utf-8 -m text -p audio/channels=1,audio/sampling-rate=8000">
            <text:p>swift -n Miguel -o vm-work.wav ' trabajo' -e utf-8 -m text -p audio/channels=1,audio/sampling-rate=8000</text:p>
          </table:table-cell>
        </table:table-row>
        <table:table-row table:style-name="ro2">
          <table:table-cell office:value-type="string">
            <text:p>vm-youhave</text:p>
          </table:table-cell>
          <table:table-cell table:style-name="ce39" office:value-type="string">
            <text:p><text:s/>tienes</text:p>
          </table:table-cell>
          <table:table-cell table:number-columns-repeated="3" office:value-type="string">
            <text:p>x</text:p>
          </table:table-cell>
          <table:table-cell/>
          <table:table-cell table:formula="oooc:=CONCATENATE(&quot;swift -n Miguel -o &quot;;[.A113];&quot;.wav '&quot;;[.B113];&quot;' -e utf-8 -m text -p audio/channels=1,audio/sampling-rate=8000&quot;)" office:value-type="string" office:string-value="swift -n Miguel -o vm-youhave.wav ' tienes' -e utf-8 -m text -p audio/channels=1,audio/sampling-rate=8000">
            <text:p>swift -n Miguel -o vm-youhave.wav ' tienes' -e utf-8 -m text -p audio/channels=1,audio/sampling-rate=8000</text:p>
          </table:table-cell>
        </table:table-row>
        <table:table-row table:style-name="ro2">
          <table:table-cell table:style-name="ce48" office:value-type="string">
            <text:p>vm-youhaveno</text:p>
          </table:table-cell>
          <table:table-cell table:style-name="ce54" office:value-type="string">
            <text:p><text:s/>no tienes</text:p>
          </table:table-cell>
          <table:table-cell table:number-columns-repeated="2" table:style-name="ce57" office:value-type="string">
            <text:p>x</text:p>
          </table:table-cell>
          <table:table-cell table:style-name="ce59" office:value-type="string">
            <text:p>x</text:p>
          </table:table-cell>
          <table:table-cell/>
          <table:table-cell table:formula="oooc:=CONCATENATE(&quot;swift -n Miguel -o &quot;;[.A114];&quot;.wav '&quot;;[.B114];&quot;' -e utf-8 -m text -p audio/channels=1,audio/sampling-rate=8000&quot;)" office:value-type="string" office:string-value="swift -n Miguel -o vm-youhaveno.wav ' no tienes' -e utf-8 -m text -p audio/channels=1,audio/sampling-rate=8000">
            <text:p>swift -n Miguel -o vm-youhaveno.wav ' no tienes' -e utf-8 -m text -p audio/channels=1,audio/sampling-rate=8000</text:p>
          </table:table-cell>
        </table:table-row>
        <table:table-row table:style-name="ro2">
          <table:table-cell table:style-name="ce49" office:value-type="string">
            <text:p>vm-Urgent</text:p>
          </table:table-cell>
          <table:table-cell table:style-name="ce55" office:value-type="string">
            <text:p><text:s/>urgente</text:p>
          </table:table-cell>
          <table:table-cell table:number-columns-repeated="2" table:style-name="ce58" office:value-type="string">
            <text:p>x</text:p>
          </table:table-cell>
          <table:table-cell table:style-name="ce60" office:value-type="string">
            <text:p>x</text:p>
          </table:table-cell>
          <table:table-cell/>
          <table:table-cell table:formula="oooc:=CONCATENATE(&quot;swift -n Miguel -o &quot;;[.A115];&quot;.wav '&quot;;[.B115];&quot;' -e utf-8 -m text -p audio/channels=1,audio/sampling-rate=8000&quot;)" office:value-type="string" office:string-value="swift -n Miguel -o vm-Urgent.wav ' urgente' -e utf-8 -m text -p audio/channels=1,audio/sampling-rate=8000">
            <text:p>swift -n Miguel -o vm-Urgent.wav ' urgente' -e utf-8 -m text -p audio/channels=1,audio/sampling-rate=8000</text:p>
          </table:table-cell>
        </table:table-row>
      </table:table>
      <table:table table:name="Others" table:style-name="ta1" table:print="false">
        <office:forms form:automatic-focus="false" form:apply-design-mode="false"/>
        <table:table-column table:style-name="co1" table:default-cell-style-name="ce3"/>
        <table:table-column table:style-name="co2" table:default-cell-style-name="ce27"/>
        <table:table-column table:style-name="co3" table:default-cell-style-name="ce35"/>
        <table:table-column table:style-name="co3" table:default-cell-style-name="ce31"/>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6">
          <table:table-cell table:style-name="ce2" office:value-type="string">
            <text:p>agent-alreadyon</text:p>
          </table:table-cell>
          <table:table-cell table:style-name="ce26" office:value-type="string">
            <text:p><text:s/>Ese agente ya ha sido autenticado. Por favor ingrese su numero de agente seguido por la tecla de numero.</text:p>
          </table:table-cell>
          <table:table-cell table:style-name="ce42"/>
          <table:table-cell table:style-name="ce64"/>
          <table:table-cell table:style-name="ce42"/>
          <table:table-cell/>
          <table:table-cell table:formula="oooc:=CONCATENATE(&quot;swift -n Miguel -o &quot;;[.A2];&quot;.wav '&quot;;[.B2];&quot;' -e utf-8 -m text -p audio/channels=1,audio/sampling-rate=8000&quot;)" office:value-type="string" office:string-value="swift -n Miguel -o agent-alreadyon.wav ' Ese agente ya ha sido autenticado. Por favor ingrese su numero de agente seguido por la tecla de numero.' -e utf-8 -m text -p audio/channels=1,audio/sampling-rate=8000">
            <text:p>swift -n Miguel -o agent-alreadyon.wav ' Ese agente ya ha sido autenticado. Por favor ingrese su numero de agente seguido por la tecla de numero.' -e utf-8 -m text -p audio/channels=1,audio/sampling-rate=8000</text:p>
          </table:table-cell>
        </table:table-row>
        <table:table-row table:style-name="ro6">
          <table:table-cell office:value-type="string">
            <text:p>agent-incorrect</text:p>
          </table:table-cell>
          <table:table-cell office:value-type="string">
            <text:p><text:s/>Clave incorrecta. Por favor, ingrese su numero de agente seguido por la tecla de numero</text:p>
          </table:table-cell>
          <table:table-cell table:number-columns-repeated="4"/>
          <table:table-cell table:formula="oooc:=CONCATENATE(&quot;swift -n Miguel -o &quot;;[.A3];&quot;.wav '&quot;;[.B3];&quot;' -e utf-8 -m text -p audio/channels=1,audio/sampling-rate=8000&quot;)" office:value-type="string" office:string-value="swift -n Miguel -o agent-incorrect.wav ' Clave incorrecta. Por favor, ingrese su numero de agente seguido por la tecla de numero' -e utf-8 -m text -p audio/channels=1,audio/sampling-rate=8000">
            <text:p>swift -n Miguel -o agent-incorrect.wav ' Clave incorrecta. Por favor, ingrese su numero de agente seguido por la tecla de numero' -e utf-8 -m text -p audio/channels=1,audio/sampling-rate=8000</text:p>
          </table:table-cell>
        </table:table-row>
        <table:table-row table:style-name="ro2">
          <table:table-cell table:style-name="ce4" office:value-type="string">
            <text:p>agent-loggedoff</text:p>
          </table:table-cell>
          <table:table-cell table:style-name="ce28" office:value-type="string">
            <text:p><text:s/>Agente desconectado</text:p>
          </table:table-cell>
          <table:table-cell table:style-name="ce43"/>
          <table:table-cell table:style-name="ce65"/>
          <table:table-cell table:style-name="ce43"/>
          <table:table-cell/>
          <table:table-cell table:formula="oooc:=CONCATENATE(&quot;swift -n Miguel -o &quot;;[.A4];&quot;.wav '&quot;;[.B4];&quot;' -e utf-8 -m text -p audio/channels=1,audio/sampling-rate=8000&quot;)" office:value-type="string" office:string-value="swift -n Miguel -o agent-loggedoff.wav ' Agente desconectado' -e utf-8 -m text -p audio/channels=1,audio/sampling-rate=8000">
            <text:p>swift -n Miguel -o agent-loggedoff.wav ' Agente desconectado' -e utf-8 -m text -p audio/channels=1,audio/sampling-rate=8000</text:p>
          </table:table-cell>
        </table:table-row>
        <table:table-row table:style-name="ro2">
          <table:table-cell office:value-type="string">
            <text:p>agent-loginok</text:p>
          </table:table-cell>
          <table:table-cell office:value-type="string">
            <text:p><text:s/>Agente conectado</text:p>
          </table:table-cell>
          <table:table-cell table:number-columns-repeated="4"/>
          <table:table-cell table:formula="oooc:=CONCATENATE(&quot;swift -n Miguel -o &quot;;[.A5];&quot;.wav '&quot;;[.B5];&quot;' -e utf-8 -m text -p audio/channels=1,audio/sampling-rate=8000&quot;)" office:value-type="string" office:string-value="swift -n Miguel -o agent-loginok.wav ' Agente conectado' -e utf-8 -m text -p audio/channels=1,audio/sampling-rate=8000">
            <text:p>swift -n Miguel -o agent-loginok.wav ' Agente conectado' -e utf-8 -m text -p audio/channels=1,audio/sampling-rate=8000</text:p>
          </table:table-cell>
        </table:table-row>
        <table:table-row table:style-name="ro2">
          <table:table-cell table:style-name="ce4" office:value-type="string">
            <text:p>agent-newlocation</text:p>
          </table:table-cell>
          <table:table-cell table:style-name="ce28" office:value-type="string">
            <text:p><text:s/>Por favor ingrese una nueva extension seguida por la tecla de numero</text:p>
          </table:table-cell>
          <table:table-cell table:style-name="ce43"/>
          <table:table-cell table:style-name="ce65"/>
          <table:table-cell table:style-name="ce43"/>
          <table:table-cell/>
          <table:table-cell table:formula="oooc:=CONCATENATE(&quot;swift -n Miguel -o &quot;;[.A6];&quot;.wav '&quot;;[.B6];&quot;' -e utf-8 -m text -p audio/channels=1,audio/sampling-rate=8000&quot;)" office:value-type="string" office:string-value="swift -n Miguel -o agent-newlocation.wav ' Por favor ingrese una nueva extension seguida por la tecla de numero' -e utf-8 -m text -p audio/channels=1,audio/sampling-rate=8000">
            <text:p>swift -n Miguel -o agent-newlocation.wav ' Por favor ingrese una nueva extension seguida por la tecla de numero' -e utf-8 -m text -p audio/channels=1,audio/sampling-rate=8000</text:p>
          </table:table-cell>
        </table:table-row>
        <table:table-row table:style-name="ro2">
          <table:table-cell office:value-type="string">
            <text:p>agent-pass</text:p>
          </table:table-cell>
          <table:table-cell office:value-type="string">
            <text:p><text:s/>Por favor ingrese su contrasena seguida por la tecla de numero</text:p>
          </table:table-cell>
          <table:table-cell table:number-columns-repeated="4"/>
          <table:table-cell table:formula="oooc:=CONCATENATE(&quot;swift -n Miguel -o &quot;;[.A7];&quot;.wav '&quot;;[.B7];&quot;' -e utf-8 -m text -p audio/channels=1,audio/sampling-rate=8000&quot;)" office:value-type="string" office:string-value="swift -n Miguel -o agent-pass.wav ' Por favor ingrese su contrasena seguida por la tecla de numero' -e utf-8 -m text -p audio/channels=1,audio/sampling-rate=8000">
            <text:p>swift -n Miguel -o agent-pass.wav ' Por favor ingrese su contrasena seguida por la tecla de numero' -e utf-8 -m text -p audio/channels=1,audio/sampling-rate=8000</text:p>
          </table:table-cell>
        </table:table-row>
        <table:table-row table:style-name="ro6">
          <table:table-cell table:style-name="ce4" office:value-type="string">
            <text:p>agent-user</text:p>
          </table:table-cell>
          <table:table-cell table:style-name="ce28" office:value-type="string">
            <text:p><text:s/>Autenticacion de agente. Por favor ingrese su numero de agente seguido por la tecla de numero</text:p>
          </table:table-cell>
          <table:table-cell table:style-name="ce43"/>
          <table:table-cell table:style-name="ce65"/>
          <table:table-cell table:style-name="ce43"/>
          <table:table-cell/>
          <table:table-cell table:formula="oooc:=CONCATENATE(&quot;swift -n Miguel -o &quot;;[.A8];&quot;.wav '&quot;;[.B8];&quot;' -e utf-8 -m text -p audio/channels=1,audio/sampling-rate=8000&quot;)" office:value-type="string" office:string-value="swift -n Miguel -o agent-user.wav ' Autenticacion de agente. Por favor ingrese su numero de agente seguido por la tecla de numero' -e utf-8 -m text -p audio/channels=1,audio/sampling-rate=8000">
            <text:p>swift -n Miguel -o agent-user.wav ' Autenticacion de agente. Por favor ingrese su numero de agente seguido por la tecla de numero' -e utf-8 -m text -p audio/channels=1,audio/sampling-rate=8000</text:p>
          </table:table-cell>
        </table:table-row>
        <table:table-row table:style-name="ro6">
          <table:table-cell office:value-type="string">
            <text:p>auth-incorrect</text:p>
          </table:table-cell>
          <table:table-cell office:value-type="string">
            <text:p><text:s/>Contrasena incorrecta. Por favor ingrese su contrasena seguida por la tecla de numero</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auth-incorrect.wav ' Contrasena incorrecta. Por favor ingrese su contrasena seguida por la tecla de numero' -e utf-8 -m text -p audio/channels=1,audio/sampling-rate=8000">
            <text:p>swift -n Miguel -o auth-incorrect.wav ' Contrasena incorrecta. Por favor ingrese su contrasena seguida por la tecla de numero' -e utf-8 -m text -p audio/channels=1,audio/sampling-rate=8000</text:p>
          </table:table-cell>
        </table:table-row>
        <table:table-row table:style-name="ro2">
          <table:table-cell table:style-name="ce4" office:value-type="string">
            <text:p>auth-thankyou</text:p>
          </table:table-cell>
          <table:table-cell table:style-name="ce28" office:value-type="string">
            <text:p><text:s/>Gracias</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10];&quot;.wav '&quot;;[.B10];&quot;' -e utf-8 -m text -p audio/channels=1,audio/sampling-rate=8000&quot;)" office:value-type="string" office:string-value="swift -n Miguel -o auth-thankyou.wav ' Gracias' -e utf-8 -m text -p audio/channels=1,audio/sampling-rate=8000">
            <text:p>swift -n Miguel -o auth-thankyou.wav ' Gracias' -e utf-8 -m text -p audio/channels=1,audio/sampling-rate=8000</text:p>
          </table:table-cell>
        </table:table-row>
        <table:table-row table:style-name="ro5">
          <table:table-cell office:value-type="string">
            <text:p>demo-abouttotry</text:p>
          </table:table-cell>
          <table:table-cell office:value-type="string">
            <text:p><text:s/>Intentare establecer una conexion intra-Asterisk con un servidor de demonstracion localizado en Digium. Para lograr esto, usted ya debe estar conectado a Internet. Por favor espere mientras intento establecer la conexion.</text:p>
          </table:table-cell>
          <table:table-cell table:number-columns-repeated="4"/>
          <table:table-cell table:formula="oooc:=CONCATENATE(&quot;swift -n Miguel -o &quot;;[.A11];&quot;.wav '&quot;;[.B11];&quot;' -e utf-8 -m text -p audio/channels=1,audio/sampling-rate=8000&quot;)" office:value-type="string" office:string-value="swift -n Miguel -o demo-abouttotry.wav ' Intentare establecer una conexion intra-Asterisk con un servidor de demonstracion localizado en Digium. Para lograr esto, usted ya debe estar conectado a Internet. Por favor espere mientras intento establecer la conexion.' -e utf-8 -m text -p audio/channels=1,audio/sampling-rate=8000">
            <text:p>swift -n Miguel -o demo-abouttotry.wav ' Intentare establecer una conexion intra-Asterisk con un servidor de demonstracion localizado en Digium. Para lograr esto, usted ya debe estar conectado a Internet. Por favor espere mientras intento establecer la conexion.' -e utf-8 -m text -p audio/channels=1,audio/sampling-rate=8000</text:p>
          </table:table-cell>
        </table:table-row>
        <table:table-row table:style-name="ro7">
          <table:table-cell table:style-name="ce4" office:value-type="string">
            <text:p>demo-congrats</text:p>
          </table:table-cell>
          <table:table-cell table:style-name="ce28" office:value-type="string">
            <text:p><text:s/>Felicidades, usted ha instalado y ejecutado exitosamente su PBX de codigo abierto, Asterisk. Tambien ha instalado una serie de sonidos y archivos de configuracion que le ayudaran a comenzar. Al igual que una PBX normal, usted navegara esta demonstracion tecleando digitos en su telefono. Si esta usando el canal de consola a cambio de un telefono fisico, puede usar los comandos "dial," "answer" y "hangup" para simular su telefono.</text:p>
          </table:table-cell>
          <table:table-cell table:style-name="ce43"/>
          <table:table-cell table:style-name="ce65"/>
          <table:table-cell table:style-name="ce43"/>
          <table:table-cell/>
          <table:table-cell table:formula="oooc:=CONCATENATE(&quot;swift -n Miguel -o &quot;;[.A12];&quot;.wav '&quot;;[.B12];&quot;' -e utf-8 -m text -p audio/channels=1,audio/sampling-rate=8000&quot;)" office:value-type="string" office:string-value="swift -n Miguel -o demo-congrats.wav ' Felicidades, usted ha instalado y ejecutado exitosamente su PBX de codigo abierto, Asterisk. Tambien ha instalado una serie de sonidos y archivos de configuracion que le ayudaran a comenzar. Al igual que una PBX normal, usted navegara esta demonstracion tecleando digitos en su telefono. Si esta usando el canal de consola a cambio de un telefono fisico, puede usar los comandos &quot;dial,&quot; &quot;answer&quot; y &quot;hangup&quot; para simular su telefono.' -e utf-8 -m text -p audio/channels=1,audio/sampling-rate=8000">
            <text:p>swift -n Miguel -o demo-congrats.wav ' Felicidades, usted ha instalado y ejecutado exitosamente su PBX de codigo abierto, Asterisk. Tambien ha instalado una serie de sonidos y archivos de configuracion que le ayudaran a comenzar. Al igual que una PBX normal, usted navegara esta demonstracion tecleando digitos en su telefono. Si esta usando el canal de consola a cambio de un telefono fisico, puede usar los comandos "dial," "answer" y "hangup" para simular su telefono.' -e utf-8 -m text -p audio/channels=1,audio/sampling-rate=8000</text:p>
          </table:table-cell>
        </table:table-row>
        <table:table-row table:style-name="ro2">
          <table:table-cell office:value-type="string">
            <text:p>demo-echodone</text:p>
          </table:table-cell>
          <table:table-cell office:value-type="string">
            <text:p><text:s/>La prueba del eco ha sido completada.</text:p>
          </table:table-cell>
          <table:table-cell table:number-columns-repeated="4"/>
          <table:table-cell table:formula="oooc:=CONCATENATE(&quot;swift -n Miguel -o &quot;;[.A13];&quot;.wav '&quot;;[.B13];&quot;' -e utf-8 -m text -p audio/channels=1,audio/sampling-rate=8000&quot;)" office:value-type="string" office:string-value="swift -n Miguel -o demo-echodone.wav ' La prueba del eco ha sido completada.' -e utf-8 -m text -p audio/channels=1,audio/sampling-rate=8000">
            <text:p>swift -n Miguel -o demo-echodone.wav ' La prueba del eco ha sido completada.' -e utf-8 -m text -p audio/channels=1,audio/sampling-rate=8000</text:p>
          </table:table-cell>
        </table:table-row>
        <table:table-row table:style-name="ro4">
          <table:table-cell table:style-name="ce4" office:value-type="string">
            <text:p>demo-echotest</text:p>
          </table:table-cell>
          <table:table-cell table:style-name="ce28" office:value-type="string">
            <text:p><text:s/>Esta a punto de entrar a la prueba de eco. En este modo, todo lo que diga sera repetido tan pronto como sea recibido por el sistema. El proposito de esta prueba es de darle una idea de la demora del sonido entre usted y el sistema ejecutando la prueba. Para terminar, cuelgue o presione la tecla de numero.</text:p>
          </table:table-cell>
          <table:table-cell table:style-name="ce43"/>
          <table:table-cell table:style-name="ce65"/>
          <table:table-cell table:style-name="ce43"/>
          <table:table-cell/>
          <table:table-cell table:formula="oooc:=CONCATENATE(&quot;swift -n Miguel -o &quot;;[.A14];&quot;.wav '&quot;;[.B14];&quot;' -e utf-8 -m text -p audio/channels=1,audio/sampling-rate=8000&quot;)" office:value-type="string" office:string-value="swift -n Miguel -o demo-echotest.wav ' Esta a punto de entrar a la prueba de eco. En este modo, todo lo que diga sera repetido tan pronto como sea recibido por el sistema. El proposito de esta prueba es de darle una idea de la demora del sonido entre usted y el sistema ejecutando la prueba. Para terminar, cuelgue o presione la tecla de numero.' -e utf-8 -m text -p audio/channels=1,audio/sampling-rate=8000">
            <text:p>swift -n Miguel -o demo-echotest.wav ' Esta a punto de entrar a la prueba de eco. En este modo, todo lo que diga sera repetido tan pronto como sea recibido por el sistema. El proposito de esta prueba es de darle una idea de la demora del sonido entre usted y el sistema ejecutando la prueba. Para terminar, cuelgue o presione la tecla de numero.' -e utf-8 -m text -p audio/channels=1,audio/sampling-rate=8000</text:p>
          </table:table-cell>
        </table:table-row>
        <table:table-row table:style-name="ro6">
          <table:table-cell office:value-type="string">
            <text:p>demo-enterkeywords</text:p>
          </table:table-cell>
          <table:table-cell office:value-type="string">
            <text:p><text:s/>Por favor ingrese una o mas palabras claves separadas por un asterisco y despues presione la tecla de numero.</text:p>
          </table:table-cell>
          <table:table-cell table:number-columns-repeated="4"/>
          <table:table-cell table:formula="oooc:=CONCATENATE(&quot;swift -n Miguel -o &quot;;[.A15];&quot;.wav '&quot;;[.B15];&quot;' -e utf-8 -m text -p audio/channels=1,audio/sampling-rate=8000&quot;)" office:value-type="string" office:string-value="swift -n Miguel -o demo-enterkeywords.wav ' Por favor ingrese una o mas palabras claves separadas por un asterisco y despues presione la tecla de numero.' -e utf-8 -m text -p audio/channels=1,audio/sampling-rate=8000">
            <text:p>swift -n Miguel -o demo-enterkeywords.wav ' Por favor ingrese una o mas palabras claves separadas por un asterisco y despues presione la tecla de numero.' -e utf-8 -m text -p audio/channels=1,audio/sampling-rate=8000</text:p>
          </table:table-cell>
        </table:table-row>
        <table:table-row table:style-name="ro8">
          <table:table-cell table:style-name="ce4" office:value-type="string">
            <text:p>demo-instruct</text:p>
          </table:table-cell>
          <table:table-cell table:style-name="ce28" office:value-type="string">
            <text:p><text:s/>Si usted desea obtener mas informacion tecnica sobre Asterisk, marque 2 ahora. Si quiere probar la capacidad de voz sobre IP de Asterisk, marque 500 para intentar un intercambio intra-Asterisk, o una conexion IAX a un servidor de demonstracion en Digium. Para que funcione esta prueba, usted ya tiene que estar conectado a Internet y tener un modem de por lo menos 28.8 Kb. Para ejecutar una prueba de eco, marque 600; esta prueba es mas util si usted se ha conectado al servidor Asterisk a distancia. La configuracion demuestra tambien tener un solo usuario con la extension 1234 y la contrasena 4242, ese usuario esta configurado para llamar a la consola cuando se ha marcado su extension. Si usted marca 1234, puede intentar llamar a la consola. Si la consola esta ocupada o no esta disponible, tendra la posibilidad de dejar un mensaje. Para verificar el mensaje del usuario, tiene que marcar el 8500 e ingresara al sistema de mensajes.</text:p>
          </table:table-cell>
          <table:table-cell table:style-name="ce43"/>
          <table:table-cell table:style-name="ce65"/>
          <table:table-cell table:style-name="ce43"/>
          <table:table-cell/>
          <table:table-cell table:formula="oooc:=CONCATENATE(&quot;swift -n Miguel -o &quot;;[.A16];&quot;.wav '&quot;;[.B16];&quot;' -e utf-8 -m text -p audio/channels=1,audio/sampling-rate=8000&quot;)" office:value-type="string" office:string-value="swift -n Miguel -o demo-instruct.wav ' Si usted desea obtener mas informacion tecnica sobre Asterisk, marque 2 ahora. Si quiere probar la capacidad de voz sobre IP de Asterisk, marque 500 para intentar un intercambio intra-Asterisk, o una conexion IAX a un servidor de demonstracion en Digium. Para que funcione esta prueba, usted ya tiene que estar conectado a Internet y tener un modem de por lo menos 28.8 Kb. Para ejecutar una prueba de eco, marque 600; esta prueba es mas util si usted se ha conectado al servidor Asterisk a distancia. La configuracion demuestra tambien tener un solo usuario con la extension 1234 y la contrasena 4242, ese usuario esta configurado para llamar a la consola cuando se ha marcado su extension. Si usted marca 1234, puede intentar llamar a la consola. Si la consola esta ocupada o no esta disponible, tendra la posibilidad de dejar un mensaje. Para verificar el mensaje del usuario, tiene que marcar el 8500 e ingresara al sistema de mensajes.' -e utf-8 -m text -p audio/channels=1,audio/sampling-rate=8000">
            <text:p>swift -n Miguel -o demo-instruct.wav ' Si usted desea obtener mas informacion tecnica sobre Asterisk, marque 2 ahora. Si quiere probar la capacidad de voz sobre IP de Asterisk, marque 500 para intentar un intercambio intra-Asterisk, o una conexion IAX a un servidor de demonstracion en Digium. Para que funcione esta prueba, usted ya tiene que estar conectado a Internet y tener un modem de por lo menos 28.8 Kb. Para ejecutar una prueba de eco, marque 600; esta prueba es mas util si usted se ha conectado al servidor Asterisk a distancia. La configuracion demuestra tambien tener un solo usuario con la extension 1234 y la contrasena 4242, ese usuario esta configurado para llamar a la consola cuando se ha marcado su extension. Si usted marca 1234, puede intentar llamar a la consola. Si la consola esta ocupada o no esta disponible, tendra la posibilidad de dejar un mensaje. Para verificar el mensaje del usuario, tiene que marcar el 8500 e ingresara al sistema de mensajes.' -e utf-8 -m text -p audio/channels=1,audio/sampling-rate=8000</text:p>
          </table:table-cell>
        </table:table-row>
        <table:table-row table:style-name="ro6">
          <table:table-cell office:value-type="string">
            <text:p>demo-moreinfo</text:p>
          </table:table-cell>
          <table:table-cell office:value-type="string">
            <text:p><text:s/>Asterisk es una plataforma PBX e IVR de codigo abierto que corre en el sistema operativo Linux. Para mas informacion, visite www.asterisk.org</text:p>
          </table:table-cell>
          <table:table-cell table:number-columns-repeated="4"/>
          <table:table-cell table:formula="oooc:=CONCATENATE(&quot;swift -n Miguel -o &quot;;[.A17];&quot;.wav '&quot;;[.B17];&quot;' -e utf-8 -m text -p audio/channels=1,audio/sampling-rate=8000&quot;)" office:value-type="string" office:string-value="swift -n Miguel -o demo-moreinfo.wav ' Asterisk es una plataforma PBX e IVR de codigo abierto que corre en el sistema operativo Linux. Para mas informacion, visite www.asterisk.org' -e utf-8 -m text -p audio/channels=1,audio/sampling-rate=8000">
            <text:p>swift -n Miguel -o demo-moreinfo.wav ' Asterisk es una plataforma PBX e IVR de codigo abierto que corre en el sistema operativo Linux. Para mas informacion, visite www.asterisk.org' -e utf-8 -m text -p audio/channels=1,audio/sampling-rate=8000</text:p>
          </table:table-cell>
        </table:table-row>
        <table:table-row table:style-name="ro5">
          <table:table-cell table:style-name="ce4" office:value-type="string">
            <text:p>demo-nogo</text:p>
          </table:table-cell>
          <table:table-cell table:style-name="ce28" office:value-type="string">
            <text:p><text:s/>Lo siento, pero no fue posible crear la conexion al servidor de demostracion en Digium. Puede encontrar informacion util para solucionar el problema en la consola de Asterisk.</text:p>
          </table:table-cell>
          <table:table-cell table:style-name="ce43"/>
          <table:table-cell table:style-name="ce65"/>
          <table:table-cell table:style-name="ce43"/>
          <table:table-cell/>
          <table:table-cell table:formula="oooc:=CONCATENATE(&quot;swift -n Miguel -o &quot;;[.A18];&quot;.wav '&quot;;[.B18];&quot;' -e utf-8 -m text -p audio/channels=1,audio/sampling-rate=8000&quot;)" office:value-type="string" office:string-value="swift -n Miguel -o demo-nogo.wav ' Lo siento, pero no fue posible crear la conexion al servidor de demostracion en Digium. Puede encontrar informacion util para solucionar el problema en la consola de Asterisk.' -e utf-8 -m text -p audio/channels=1,audio/sampling-rate=8000">
            <text:p>swift -n Miguel -o demo-nogo.wav ' Lo siento, pero no fue posible crear la conexion al servidor de demostracion en Digium. Puede encontrar informacion util para solucionar el problema en la consola de Asterisk.' -e utf-8 -m text -p audio/channels=1,audio/sampling-rate=8000</text:p>
          </table:table-cell>
        </table:table-row>
        <table:table-row table:style-name="ro2">
          <table:table-cell office:value-type="string">
            <text:p>demo-nomatch</text:p>
          </table:table-cell>
          <table:table-cell office:value-type="string">
            <text:p><text:s/>Lo siento, pero no hay una correspondencia con esas palabras claves.</text:p>
          </table:table-cell>
          <table:table-cell table:number-columns-repeated="4"/>
          <table:table-cell table:formula="oooc:=CONCATENATE(&quot;swift -n Miguel -o &quot;;[.A19];&quot;.wav '&quot;;[.B19];&quot;' -e utf-8 -m text -p audio/channels=1,audio/sampling-rate=8000&quot;)" office:value-type="string" office:string-value="swift -n Miguel -o demo-nomatch.wav ' Lo siento, pero no hay una correspondencia con esas palabras claves.' -e utf-8 -m text -p audio/channels=1,audio/sampling-rate=8000">
            <text:p>swift -n Miguel -o demo-nomatch.wav ' Lo siento, pero no hay una correspondencia con esas palabras claves.' -e utf-8 -m text -p audio/channels=1,audio/sampling-rate=8000</text:p>
          </table:table-cell>
        </table:table-row>
        <table:table-row table:style-name="ro2">
          <table:table-cell table:style-name="ce4" office:value-type="string">
            <text:p>demo-thanks</text:p>
          </table:table-cell>
          <table:table-cell table:style-name="ce28" office:value-type="string">
            <text:p><text:s/>Hasta luego. Gracias por probar a Asterisk, la PBX de codigo abierto.</text:p>
          </table:table-cell>
          <table:table-cell table:style-name="ce43"/>
          <table:table-cell table:style-name="ce65"/>
          <table:table-cell table:style-name="ce43"/>
          <table:table-cell/>
          <table:table-cell table:formula="oooc:=CONCATENATE(&quot;swift -n Miguel -o &quot;;[.A20];&quot;.wav '&quot;;[.B20];&quot;' -e utf-8 -m text -p audio/channels=1,audio/sampling-rate=8000&quot;)" office:value-type="string" office:string-value="swift -n Miguel -o demo-thanks.wav ' Hasta luego. Gracias por probar a Asterisk, la PBX de codigo abierto.' -e utf-8 -m text -p audio/channels=1,audio/sampling-rate=8000">
            <text:p>swift -n Miguel -o demo-thanks.wav ' Hasta luego. Gracias por probar a Asterisk, la PBX de codigo abierto.' -e utf-8 -m text -p audio/channels=1,audio/sampling-rate=8000</text:p>
          </table:table-cell>
        </table:table-row>
        <table:table-row table:style-name="ro6">
          <table:table-cell office:value-type="string">
            <text:p>dictate/both_help</text:p>
          </table:table-cell>
          <table:table-cell office:value-type="string">
            <text:p><text:s/>Presione el asterisco para pausar o despausar, presione la tecla de numero para entrar a un nuevo de archivo de dictado.</text:p>
          </table:table-cell>
          <table:table-cell table:number-columns-repeated="4"/>
          <table:table-cell table:formula="oooc:=CONCATENATE(&quot;swift -n Miguel -o &quot;;[.A21];&quot;.wav '&quot;;[.B21];&quot;' -e utf-8 -m text -p audio/channels=1,audio/sampling-rate=8000&quot;)" office:value-type="string" office:string-value="swift -n Miguel -o dictate/both_help.wav ' Presione el asterisco para pausar o despausar, presione la tecla de numero para entrar a un nuevo de archivo de dictado.' -e utf-8 -m text -p audio/channels=1,audio/sampling-rate=8000">
            <text:p>swift -n Miguel -o dictate/both_help.wav ' Presione el asterisco para pausar o despausar, presione la tecla de numero para entrar a un nuevo de archivo de dictado.' -e utf-8 -m text -p audio/channels=1,audio/sampling-rate=8000</text:p>
          </table:table-cell>
        </table:table-row>
        <table:table-row table:style-name="ro6">
          <table:table-cell table:style-name="ce4" office:value-type="string">
            <text:p>dictate/enter_filename</text:p>
          </table:table-cell>
          <table:table-cell table:style-name="ce28" office:value-type="string">
            <text:p><text:s/>Introduzca el nombre numerico del archivo de dictado seguido por la tecla de numero, o presione la tecla de numero para salir.</text:p>
          </table:table-cell>
          <table:table-cell table:style-name="ce43"/>
          <table:table-cell table:style-name="ce65"/>
          <table:table-cell table:style-name="ce43"/>
          <table:table-cell/>
          <table:table-cell table:formula="oooc:=CONCATENATE(&quot;swift -n Miguel -o &quot;;[.A22];&quot;.wav '&quot;;[.B22];&quot;' -e utf-8 -m text -p audio/channels=1,audio/sampling-rate=8000&quot;)" office:value-type="string" office:string-value="swift -n Miguel -o dictate/enter_filename.wav ' Introduzca el nombre numerico del archivo de dictado seguido por la tecla de numero, o presione la tecla de numero para salir.' -e utf-8 -m text -p audio/channels=1,audio/sampling-rate=8000">
            <text:p>swift -n Miguel -o dictate/enter_filename.wav ' Introduzca el nombre numerico del archivo de dictado seguido por la tecla de numero, o presione la tecla de numero para salir.' -e utf-8 -m text -p audio/channels=1,audio/sampling-rate=8000</text:p>
          </table:table-cell>
        </table:table-row>
        <table:table-row table:style-name="ro2">
          <table:table-cell office:value-type="string">
            <text:p>dictate/forhelp</text:p>
          </table:table-cell>
          <table:table-cell office:value-type="string">
            <text:p><text:s/>Marque 0 para obtener ayuda.</text:p>
          </table:table-cell>
          <table:table-cell table:number-columns-repeated="4"/>
          <table:table-cell table:formula="oooc:=CONCATENATE(&quot;swift -n Miguel -o &quot;;[.A23];&quot;.wav '&quot;;[.B23];&quot;' -e utf-8 -m text -p audio/channels=1,audio/sampling-rate=8000&quot;)" office:value-type="string" office:string-value="swift -n Miguel -o dictate/forhelp.wav ' Marque 0 para obtener ayuda.' -e utf-8 -m text -p audio/channels=1,audio/sampling-rate=8000">
            <text:p>swift -n Miguel -o dictate/forhelp.wav ' Marque 0 para obtener ayuda.' -e utf-8 -m text -p audio/channels=1,audio/sampling-rate=8000</text:p>
          </table:table-cell>
        </table:table-row>
        <table:table-row table:style-name="ro2">
          <table:table-cell table:style-name="ce4" office:value-type="string">
            <text:p>dictate/pause</text:p>
          </table:table-cell>
          <table:table-cell table:style-name="ce28" office:value-type="string">
            <text:p><text:s/>pausa</text:p>
          </table:table-cell>
          <table:table-cell table:style-name="ce43"/>
          <table:table-cell table:style-name="ce65"/>
          <table:table-cell table:style-name="ce43"/>
          <table:table-cell/>
          <table:table-cell table:formula="oooc:=CONCATENATE(&quot;swift -n Miguel -o &quot;;[.A24];&quot;.wav '&quot;;[.B24];&quot;' -e utf-8 -m text -p audio/channels=1,audio/sampling-rate=8000&quot;)" office:value-type="string" office:string-value="swift -n Miguel -o dictate/pause.wav ' pausa' -e utf-8 -m text -p audio/channels=1,audio/sampling-rate=8000">
            <text:p>swift -n Miguel -o dictate/pause.wav ' pausa' -e utf-8 -m text -p audio/channels=1,audio/sampling-rate=8000</text:p>
          </table:table-cell>
        </table:table-row>
        <table:table-row table:style-name="ro2">
          <table:table-cell office:value-type="string">
            <text:p>dictate/paused</text:p>
          </table:table-cell>
          <table:table-cell office:value-type="string">
            <text:p><text:s/>pausado</text:p>
          </table:table-cell>
          <table:table-cell table:number-columns-repeated="4"/>
          <table:table-cell table:formula="oooc:=CONCATENATE(&quot;swift -n Miguel -o &quot;;[.A25];&quot;.wav '&quot;;[.B25];&quot;' -e utf-8 -m text -p audio/channels=1,audio/sampling-rate=8000&quot;)" office:value-type="string" office:string-value="swift -n Miguel -o dictate/paused.wav ' pausado' -e utf-8 -m text -p audio/channels=1,audio/sampling-rate=8000">
            <text:p>swift -n Miguel -o dictate/paused.wav ' pausado' -e utf-8 -m text -p audio/channels=1,audio/sampling-rate=8000</text:p>
          </table:table-cell>
        </table:table-row>
        <table:table-row table:style-name="ro6">
          <table:table-cell table:style-name="ce4" office:value-type="string">
            <text:p>dictate/play_help</text:p>
          </table:table-cell>
          <table:table-cell table:style-name="ce28" office:value-type="string">
            <text:p><text:s/>Marque 1 para cambiar al modo de grabacion, 2 para reproducir rapidamente, 7 para saltar hacia atras, 8 para saltar hacia delante.</text:p>
          </table:table-cell>
          <table:table-cell table:style-name="ce43"/>
          <table:table-cell table:style-name="ce65"/>
          <table:table-cell table:style-name="ce43"/>
          <table:table-cell/>
          <table:table-cell table:formula="oooc:=CONCATENATE(&quot;swift -n Miguel -o &quot;;[.A26];&quot;.wav '&quot;;[.B26];&quot;' -e utf-8 -m text -p audio/channels=1,audio/sampling-rate=8000&quot;)" office:value-type="string" office:string-value="swift -n Miguel -o dictate/play_help.wav ' Marque 1 para cambiar al modo de grabacion, 2 para reproducir rapidamente, 7 para saltar hacia atras, 8 para saltar hacia delante.' -e utf-8 -m text -p audio/channels=1,audio/sampling-rate=8000">
            <text:p>swift -n Miguel -o dictate/play_help.wav ' Marque 1 para cambiar al modo de grabacion, 2 para reproducir rapidamente, 7 para saltar hacia atras, 8 para saltar hacia delante.' -e utf-8 -m text -p audio/channels=1,audio/sampling-rate=8000</text:p>
          </table:table-cell>
        </table:table-row>
        <table:table-row table:style-name="ro2">
          <table:table-cell office:value-type="string">
            <text:p>dictate/playback</text:p>
          </table:table-cell>
          <table:table-cell office:value-type="string">
            <text:p><text:s/>reproduccion</text:p>
          </table:table-cell>
          <table:table-cell table:number-columns-repeated="4"/>
          <table:table-cell table:formula="oooc:=CONCATENATE(&quot;swift -n Miguel -o &quot;;[.A27];&quot;.wav '&quot;;[.B27];&quot;' -e utf-8 -m text -p audio/channels=1,audio/sampling-rate=8000&quot;)" office:value-type="string" office:string-value="swift -n Miguel -o dictate/playback.wav ' reproduccion' -e utf-8 -m text -p audio/channels=1,audio/sampling-rate=8000">
            <text:p>swift -n Miguel -o dictate/playback.wav ' reproduccion' -e utf-8 -m text -p audio/channels=1,audio/sampling-rate=8000</text:p>
          </table:table-cell>
        </table:table-row>
        <table:table-row table:style-name="ro2">
          <table:table-cell table:style-name="ce4" office:value-type="string">
            <text:p>dictate/playback_mode</text:p>
          </table:table-cell>
          <table:table-cell table:style-name="ce28" office:value-type="string">
            <text:p><text:s/>Modo de reproduccion</text:p>
          </table:table-cell>
          <table:table-cell table:style-name="ce43"/>
          <table:table-cell table:style-name="ce65"/>
          <table:table-cell table:style-name="ce43"/>
          <table:table-cell/>
          <table:table-cell table:formula="oooc:=CONCATENATE(&quot;swift -n Miguel -o &quot;;[.A28];&quot;.wav '&quot;;[.B28];&quot;' -e utf-8 -m text -p audio/channels=1,audio/sampling-rate=8000&quot;)" office:value-type="string" office:string-value="swift -n Miguel -o dictate/playback_mode.wav ' Modo de reproduccion' -e utf-8 -m text -p audio/channels=1,audio/sampling-rate=8000">
            <text:p>swift -n Miguel -o dictate/playback_mode.wav ' Modo de reproduccion' -e utf-8 -m text -p audio/channels=1,audio/sampling-rate=8000</text:p>
          </table:table-cell>
        </table:table-row>
        <table:table-row table:style-name="ro2">
          <table:table-cell office:value-type="string">
            <text:p>dictate/record</text:p>
          </table:table-cell>
          <table:table-cell office:value-type="string">
            <text:p><text:s/>grabar</text:p>
          </table:table-cell>
          <table:table-cell table:number-columns-repeated="4"/>
          <table:table-cell table:formula="oooc:=CONCATENATE(&quot;swift -n Miguel -o &quot;;[.A29];&quot;.wav '&quot;;[.B29];&quot;' -e utf-8 -m text -p audio/channels=1,audio/sampling-rate=8000&quot;)" office:value-type="string" office:string-value="swift -n Miguel -o dictate/record.wav ' grabar' -e utf-8 -m text -p audio/channels=1,audio/sampling-rate=8000">
            <text:p>swift -n Miguel -o dictate/record.wav ' grabar' -e utf-8 -m text -p audio/channels=1,audio/sampling-rate=8000</text:p>
          </table:table-cell>
        </table:table-row>
        <table:table-row table:style-name="ro6">
          <table:table-cell table:style-name="ce4" office:value-type="string">
            <text:p>dictate/record_help</text:p>
          </table:table-cell>
          <table:table-cell table:style-name="ce28" office:value-type="string">
            <text:p><text:s/>Marque 1 para cambiar a modo de reproduccion, 8 para borrar el archivo y comenzar de nuevo.</text:p>
          </table:table-cell>
          <table:table-cell table:style-name="ce43"/>
          <table:table-cell table:style-name="ce65"/>
          <table:table-cell table:style-name="ce43"/>
          <table:table-cell/>
          <table:table-cell table:formula="oooc:=CONCATENATE(&quot;swift -n Miguel -o &quot;;[.A30];&quot;.wav '&quot;;[.B30];&quot;' -e utf-8 -m text -p audio/channels=1,audio/sampling-rate=8000&quot;)" office:value-type="string" office:string-value="swift -n Miguel -o dictate/record_help.wav ' Marque 1 para cambiar a modo de reproduccion, 8 para borrar el archivo y comenzar de nuevo.' -e utf-8 -m text -p audio/channels=1,audio/sampling-rate=8000">
            <text:p>swift -n Miguel -o dictate/record_help.wav ' Marque 1 para cambiar a modo de reproduccion, 8 para borrar el archivo y comenzar de nuevo.' -e utf-8 -m text -p audio/channels=1,audio/sampling-rate=8000</text:p>
          </table:table-cell>
        </table:table-row>
        <table:table-row table:style-name="ro2">
          <table:table-cell office:value-type="string">
            <text:p>dictate/record_mode</text:p>
          </table:table-cell>
          <table:table-cell office:value-type="string">
            <text:p><text:s/>Modo de grabacion</text:p>
          </table:table-cell>
          <table:table-cell table:number-columns-repeated="4"/>
          <table:table-cell table:formula="oooc:=CONCATENATE(&quot;swift -n Miguel -o &quot;;[.A31];&quot;.wav '&quot;;[.B31];&quot;' -e utf-8 -m text -p audio/channels=1,audio/sampling-rate=8000&quot;)" office:value-type="string" office:string-value="swift -n Miguel -o dictate/record_mode.wav ' Modo de grabacion' -e utf-8 -m text -p audio/channels=1,audio/sampling-rate=8000">
            <text:p>swift -n Miguel -o dictate/record_mode.wav ' Modo de grabacion' -e utf-8 -m text -p audio/channels=1,audio/sampling-rate=8000</text:p>
          </table:table-cell>
        </table:table-row>
        <table:table-row table:style-name="ro2">
          <table:table-cell table:style-name="ce4" office:value-type="string">
            <text:p>dictate/truncating_audio</text:p>
          </table:table-cell>
          <table:table-cell table:style-name="ce28" office:value-type="string">
            <text:p><text:s/>borrando audio</text:p>
          </table:table-cell>
          <table:table-cell table:style-name="ce43"/>
          <table:table-cell table:style-name="ce65"/>
          <table:table-cell table:style-name="ce43"/>
          <table:table-cell/>
          <table:table-cell table:formula="oooc:=CONCATENATE(&quot;swift -n Miguel -o &quot;;[.A32];&quot;.wav '&quot;;[.B32];&quot;' -e utf-8 -m text -p audio/channels=1,audio/sampling-rate=8000&quot;)" office:value-type="string" office:string-value="swift -n Miguel -o dictate/truncating_audio.wav ' borrando audio' -e utf-8 -m text -p audio/channels=1,audio/sampling-rate=8000">
            <text:p>swift -n Miguel -o dictate/truncating_audio.wav ' borrando audio' -e utf-8 -m text -p audio/channels=1,audio/sampling-rate=8000</text:p>
          </table:table-cell>
        </table:table-row>
        <table:table-row table:style-name="ro2">
          <table:table-cell office:value-type="string">
            <text:p>dir-firstlast</text:p>
          </table:table-cell>
          <table:table-cell office:value-type="string">
            <text:p><text:s/>letras del primer nombre o apellido de la persona</text:p>
          </table:table-cell>
          <table:table-cell table:number-columns-repeated="3" office:value-type="string">
            <text:p>x</text:p>
          </table:table-cell>
          <table:table-cell/>
          <table:table-cell table:formula="oooc:=CONCATENATE(&quot;swift -n Miguel -o &quot;;[.A33];&quot;.wav '&quot;;[.B33];&quot;' -e utf-8 -m text -p audio/channels=1,audio/sampling-rate=8000&quot;)" office:value-type="string" office:string-value="swift -n Miguel -o dir-firstlast.wav ' letras del primer nombre o apellido de la persona' -e utf-8 -m text -p audio/channels=1,audio/sampling-rate=8000">
            <text:p>swift -n Miguel -o dir-firstlast.wav ' letras del primer nombre o apellido de la persona' -e utf-8 -m text -p audio/channels=1,audio/sampling-rate=8000</text:p>
          </table:table-cell>
        </table:table-row>
        <table:table-row table:style-name="ro6">
          <table:table-cell table:style-name="ce4" office:value-type="string">
            <text:p>dir-instr</text:p>
          </table:table-cell>
          <table:table-cell table:style-name="ce28" office:value-type="string">
            <text:p><text:s/>Si esta es la persona que usted busca, marque 1 ahora. Si no, por favor marque el asterisco.</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34];&quot;.wav '&quot;;[.B34];&quot;' -e utf-8 -m text -p audio/channels=1,audio/sampling-rate=8000&quot;)" office:value-type="string" office:string-value="swift -n Miguel -o dir-instr.wav ' Si esta es la persona que usted busca, marque 1 ahora. Si no, por favor marque el asterisco.' -e utf-8 -m text -p audio/channels=1,audio/sampling-rate=8000">
            <text:p>swift -n Miguel -o dir-instr.wav ' Si esta es la persona que usted busca, marque 1 ahora. Si no, por favor marque el asterisco.' -e utf-8 -m text -p audio/channels=1,audio/sampling-rate=8000</text:p>
          </table:table-cell>
        </table:table-row>
        <table:table-row table:style-name="ro6">
          <table:table-cell office:value-type="string">
            <text:p>dir-intro</text:p>
          </table:table-cell>
          <table:table-cell office:value-type="string">
            <text:p><text:s/>Bienvenido al directorio. Por favor marque las tres primeras letras del apellido de la persona que usted busca en su teclado. Use el 7 para la Q y el 9 para la Z.</text:p>
          </table:table-cell>
          <table:table-cell table:number-columns-repeated="3" office:value-type="string">
            <text:p>x</text:p>
          </table:table-cell>
          <table:table-cell/>
          <table:table-cell table:formula="oooc:=CONCATENATE(&quot;swift -n Miguel -o &quot;;[.A35];&quot;.wav '&quot;;[.B35];&quot;' -e utf-8 -m text -p audio/channels=1,audio/sampling-rate=8000&quot;)" office:value-type="string" office:string-value="swift -n Miguel -o dir-intro.wav ' Bienvenido al directorio. Por favor marque las tres primeras letras del apellido de la persona que usted busca en su teclado. Use el 7 para la Q y el 9 para la Z.' -e utf-8 -m text -p audio/channels=1,audio/sampling-rate=8000">
            <text:p>swift -n Miguel -o dir-intro.wav ' Bienvenido al directorio. Por favor marque las tres primeras letras del apellido de la persona que usted busca en su teclado. Use el 7 para la Q y el 9 para la Z.' -e utf-8 -m text -p audio/channels=1,audio/sampling-rate=8000</text:p>
          </table:table-cell>
        </table:table-row>
        <table:table-row table:style-name="ro6">
          <table:table-cell table:style-name="ce4" office:value-type="string">
            <text:p>dir-intro-fn</text:p>
          </table:table-cell>
          <table:table-cell table:style-name="ce28" office:value-type="string">
            <text:p><text:s/>Bienvenido al directorio. Por favor marque las tres primeras letras del nimbre de la persona que usted busca en su teclado. Use el 7 para la Q y el 9 para la Z.</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36];&quot;.wav '&quot;;[.B36];&quot;' -e utf-8 -m text -p audio/channels=1,audio/sampling-rate=8000&quot;)" office:value-type="string" office:string-value="swift -n Miguel -o dir-intro-fn.wav ' Bienvenido al directorio. Por favor marque las tres primeras letras del nimbre de la persona que usted busca en su teclado. Use el 7 para la Q y el 9 para la Z.' -e utf-8 -m text -p audio/channels=1,audio/sampling-rate=8000">
            <text:p>swift -n Miguel -o dir-intro-fn.wav ' Bienvenido al directorio. Por favor marque las tres primeras letras del nimbre de la persona que usted busca en su teclado. Use el 7 para la Q y el 9 para la Z.' -e utf-8 -m text -p audio/channels=1,audio/sampling-rate=8000</text:p>
          </table:table-cell>
        </table:table-row>
        <table:table-row table:style-name="ro2">
          <table:table-cell office:value-type="string">
            <text:p>dir-last</text:p>
          </table:table-cell>
          <table:table-cell office:value-type="string">
            <text:p><text:s/>letras del apellido de la persona</text:p>
          </table:table-cell>
          <table:table-cell table:number-columns-repeated="3" office:value-type="string">
            <text:p>x</text:p>
          </table:table-cell>
          <table:table-cell/>
          <table:table-cell table:formula="oooc:=CONCATENATE(&quot;swift -n Miguel -o &quot;;[.A37];&quot;.wav '&quot;;[.B37];&quot;' -e utf-8 -m text -p audio/channels=1,audio/sampling-rate=8000&quot;)" office:value-type="string" office:string-value="swift -n Miguel -o dir-last.wav ' letras del apellido de la persona' -e utf-8 -m text -p audio/channels=1,audio/sampling-rate=8000">
            <text:p>swift -n Miguel -o dir-last.wav ' letras del apellido de la persona' -e utf-8 -m text -p audio/channels=1,audio/sampling-rate=8000</text:p>
          </table:table-cell>
        </table:table-row>
        <table:table-row table:style-name="ro2">
          <table:table-cell table:style-name="ce4" office:value-type="string">
            <text:p>dir-multi1</text:p>
          </table:table-cell>
          <table:table-cell table:style-name="ce28" office:value-type="string">
            <text:p><text:s/>Presione</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38];&quot;.wav '&quot;;[.B38];&quot;' -e utf-8 -m text -p audio/channels=1,audio/sampling-rate=8000&quot;)" office:value-type="string" office:string-value="swift -n Miguel -o dir-multi1.wav ' Presione' -e utf-8 -m text -p audio/channels=1,audio/sampling-rate=8000">
            <text:p>swift -n Miguel -o dir-multi1.wav ' Presione' -e utf-8 -m text -p audio/channels=1,audio/sampling-rate=8000</text:p>
          </table:table-cell>
        </table:table-row>
        <table:table-row table:style-name="ro2">
          <table:table-cell office:value-type="string">
            <text:p>dir-multi2</text:p>
          </table:table-cell>
          <table:table-cell office:value-type="string">
            <text:p><text:s/>para</text:p>
          </table:table-cell>
          <table:table-cell table:number-columns-repeated="3" office:value-type="string">
            <text:p>x</text:p>
          </table:table-cell>
          <table:table-cell/>
          <table:table-cell table:formula="oooc:=CONCATENATE(&quot;swift -n Miguel -o &quot;;[.A39];&quot;.wav '&quot;;[.B39];&quot;' -e utf-8 -m text -p audio/channels=1,audio/sampling-rate=8000&quot;)" office:value-type="string" office:string-value="swift -n Miguel -o dir-multi2.wav ' para' -e utf-8 -m text -p audio/channels=1,audio/sampling-rate=8000">
            <text:p>swift -n Miguel -o dir-multi2.wav ' para' -e utf-8 -m text -p audio/channels=1,audio/sampling-rate=8000</text:p>
          </table:table-cell>
        </table:table-row>
        <table:table-row table:style-name="ro2">
          <table:table-cell table:style-name="ce4" office:value-type="string">
            <text:p>dir-multi3</text:p>
          </table:table-cell>
          <table:table-cell table:style-name="ce28" office:value-type="string">
            <text:p><text:s/>la extension</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40];&quot;.wav '&quot;;[.B40];&quot;' -e utf-8 -m text -p audio/channels=1,audio/sampling-rate=8000&quot;)" office:value-type="string" office:string-value="swift -n Miguel -o dir-multi3.wav ' la extension' -e utf-8 -m text -p audio/channels=1,audio/sampling-rate=8000">
            <text:p>swift -n Miguel -o dir-multi3.wav ' la extension' -e utf-8 -m text -p audio/channels=1,audio/sampling-rate=8000</text:p>
          </table:table-cell>
        </table:table-row>
        <table:table-row table:style-name="ro2">
          <table:table-cell office:value-type="string">
            <text:p>dir-multi9</text:p>
          </table:table-cell>
          <table:table-cell office:value-type="string">
            <text:p><text:s/>Presione nueve para mas resultados.</text:p>
          </table:table-cell>
          <table:table-cell table:number-columns-repeated="3" office:value-type="string">
            <text:p>x</text:p>
          </table:table-cell>
          <table:table-cell/>
          <table:table-cell table:formula="oooc:=CONCATENATE(&quot;swift -n Miguel -o &quot;;[.A41];&quot;.wav '&quot;;[.B41];&quot;' -e utf-8 -m text -p audio/channels=1,audio/sampling-rate=8000&quot;)" office:value-type="string" office:string-value="swift -n Miguel -o dir-multi9.wav ' Presione nueve para mas resultados.' -e utf-8 -m text -p audio/channels=1,audio/sampling-rate=8000">
            <text:p>swift -n Miguel -o dir-multi9.wav ' Presione nueve para mas resultados.' -e utf-8 -m text -p audio/channels=1,audio/sampling-rate=8000</text:p>
          </table:table-cell>
        </table:table-row>
        <table:table-row table:style-name="ro2">
          <table:table-cell table:style-name="ce4" office:value-type="string">
            <text:p>dir-nomatch</text:p>
          </table:table-cell>
          <table:table-cell table:style-name="ce28" office:value-type="string">
            <text:p><text:s/>Nadie en el directorio corresponde a su busqueda.</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42];&quot;.wav '&quot;;[.B42];&quot;' -e utf-8 -m text -p audio/channels=1,audio/sampling-rate=8000&quot;)" office:value-type="string" office:string-value="swift -n Miguel -o dir-nomatch.wav ' Nadie en el directorio corresponde a su busqueda.' -e utf-8 -m text -p audio/channels=1,audio/sampling-rate=8000">
            <text:p>swift -n Miguel -o dir-nomatch.wav ' Nadie en el directorio corresponde a su busqueda.' -e utf-8 -m text -p audio/channels=1,audio/sampling-rate=8000</text:p>
          </table:table-cell>
        </table:table-row>
        <table:table-row table:style-name="ro2">
          <table:table-cell office:value-type="string">
            <text:p>dir-nomore</text:p>
          </table:table-cell>
          <table:table-cell office:value-type="string">
            <text:p><text:s/>No hay mas entidade correspondientes en el directorio.</text:p>
          </table:table-cell>
          <table:table-cell table:number-columns-repeated="3" office:value-type="string">
            <text:p>x</text:p>
          </table:table-cell>
          <table:table-cell/>
          <table:table-cell table:formula="oooc:=CONCATENATE(&quot;swift -n Miguel -o &quot;;[.A43];&quot;.wav '&quot;;[.B43];&quot;' -e utf-8 -m text -p audio/channels=1,audio/sampling-rate=8000&quot;)" office:value-type="string" office:string-value="swift -n Miguel -o dir-nomore.wav ' No hay mas entidade correspondientes en el directorio.' -e utf-8 -m text -p audio/channels=1,audio/sampling-rate=8000">
            <text:p>swift -n Miguel -o dir-nomore.wav ' No hay mas entidade correspondientes en el directorio.' -e utf-8 -m text -p audio/channels=1,audio/sampling-rate=8000</text:p>
          </table:table-cell>
        </table:table-row>
        <table:table-row table:style-name="ro2">
          <table:table-cell table:style-name="ce4" office:value-type="string">
            <text:p>dir-pls-enter</text:p>
          </table:table-cell>
          <table:table-cell table:style-name="ce28" office:value-type="string">
            <text:p><text:s/>Por favor presione las primeras</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44];&quot;.wav '&quot;;[.B44];&quot;' -e utf-8 -m text -p audio/channels=1,audio/sampling-rate=8000&quot;)" office:value-type="string" office:string-value="swift -n Miguel -o dir-pls-enter.wav ' Por favor presione las primeras' -e utf-8 -m text -p audio/channels=1,audio/sampling-rate=8000">
            <text:p>swift -n Miguel -o dir-pls-enter.wav ' Por favor presione las primeras' -e utf-8 -m text -p audio/channels=1,audio/sampling-rate=8000</text:p>
          </table:table-cell>
        </table:table-row>
        <table:table-row table:style-name="ro2">
          <table:table-cell office:value-type="string">
            <text:p>dir-usingkeypad</text:p>
          </table:table-cell>
          <table:table-cell office:value-type="string">
            <text:p><text:s/></text:p>
          </table:table-cell>
          <table:table-cell office:value-type="string">
            <text:p>x</text:p>
          </table:table-cell>
          <table:table-cell table:number-columns-repeated="3"/>
          <table:table-cell table:formula="oooc:=CONCATENATE(&quot;swift -n Miguel -o &quot;;[.A45];&quot;.wav '&quot;;[.B45];&quot;' -e utf-8 -m text -p audio/channels=1,audio/sampling-rate=8000&quot;)" office:value-type="string" office:string-value="swift -n Miguel -o dir-usingkeypad.wav ' ' -e utf-8 -m text -p audio/channels=1,audio/sampling-rate=8000">
            <text:p>swift -n Miguel -o dir-usingkeypad.wav ' ' -e utf-8 -m text -p audio/channels=1,audio/sampling-rate=8000</text:p>
          </table:table-cell>
        </table:table-row>
        <table:table-row table:style-name="ro2">
          <table:table-cell table:style-name="ce4" office:value-type="string">
            <text:p>dir-welcome</text:p>
          </table:table-cell>
          <table:table-cell table:style-name="ce28" office:value-type="string">
            <text:p><text:s/></text:p>
          </table:table-cell>
          <table:table-cell table:style-name="ce43" office:value-type="string">
            <text:p>x</text:p>
          </table:table-cell>
          <table:table-cell table:style-name="ce65"/>
          <table:table-cell table:style-name="ce43"/>
          <table:table-cell/>
          <table:table-cell table:formula="oooc:=CONCATENATE(&quot;swift -n Miguel -o &quot;;[.A46];&quot;.wav '&quot;;[.B46];&quot;' -e utf-8 -m text -p audio/channels=1,audio/sampling-rate=8000&quot;)" office:value-type="string" office:string-value="swift -n Miguel -o dir-welcome.wav ' ' -e utf-8 -m text -p audio/channels=1,audio/sampling-rate=8000">
            <text:p>swift -n Miguel -o dir-welcome.wav ' ' -e utf-8 -m text -p audio/channels=1,audio/sampling-rate=8000</text:p>
          </table:table-cell>
        </table:table-row>
        <table:table-row table:style-name="ro2">
          <table:table-cell office:value-type="string">
            <text:p>followme/call-from</text:p>
          </table:table-cell>
          <table:table-cell office:value-type="string">
            <text:p><text:s/>Llamada entrante de</text:p>
          </table:table-cell>
          <table:table-cell table:number-columns-repeated="3" office:value-type="string">
            <text:p>x</text:p>
          </table:table-cell>
          <table:table-cell/>
          <table:table-cell table:formula="oooc:=CONCATENATE(&quot;swift -n Miguel -o &quot;;[.A47];&quot;.wav '&quot;;[.B47];&quot;' -e utf-8 -m text -p audio/channels=1,audio/sampling-rate=8000&quot;)" office:value-type="string" office:string-value="swift -n Miguel -o followme/call-from.wav ' Llamada entrante de' -e utf-8 -m text -p audio/channels=1,audio/sampling-rate=8000">
            <text:p>swift -n Miguel -o followme/call-from.wav ' Llamada entrante de' -e utf-8 -m text -p audio/channels=1,audio/sampling-rate=8000</text:p>
          </table:table-cell>
        </table:table-row>
        <table:table-row table:style-name="ro2">
          <table:table-cell table:style-name="ce4" office:value-type="string">
            <text:p>followme/no-recording</text:p>
          </table:table-cell>
          <table:table-cell table:style-name="ce28" office:value-type="string">
            <text:p><text:s/>Usted tiene una llamada entrante</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48];&quot;.wav '&quot;;[.B48];&quot;' -e utf-8 -m text -p audio/channels=1,audio/sampling-rate=8000&quot;)" office:value-type="string" office:string-value="swift -n Miguel -o followme/no-recording.wav ' Usted tiene una llamada entrante' -e utf-8 -m text -p audio/channels=1,audio/sampling-rate=8000">
            <text:p>swift -n Miguel -o followme/no-recording.wav ' Usted tiene una llamada entrante' -e utf-8 -m text -p audio/channels=1,audio/sampling-rate=8000</text:p>
          </table:table-cell>
        </table:table-row>
        <table:table-row table:style-name="ro2">
          <table:table-cell office:value-type="string">
            <text:p>followme/options</text:p>
          </table:table-cell>
          <table:table-cell office:value-type="string">
            <text:p><text:s/>Presione 1 para aceptar la llamada para aceptar la llamada o 2 para rechazarla.</text:p>
          </table:table-cell>
          <table:table-cell table:number-columns-repeated="3" office:value-type="string">
            <text:p>x</text:p>
          </table:table-cell>
          <table:table-cell/>
          <table:table-cell table:formula="oooc:=CONCATENATE(&quot;swift -n Miguel -o &quot;;[.A49];&quot;.wav '&quot;;[.B49];&quot;' -e utf-8 -m text -p audio/channels=1,audio/sampling-rate=8000&quot;)" office:value-type="string" office:string-value="swift -n Miguel -o followme/options.wav ' Presione 1 para aceptar la llamada para aceptar la llamada o 2 para rechazarla.' -e utf-8 -m text -p audio/channels=1,audio/sampling-rate=8000">
            <text:p>swift -n Miguel -o followme/options.wav ' Presione 1 para aceptar la llamada para aceptar la llamada o 2 para rechazarla.' -e utf-8 -m text -p audio/channels=1,audio/sampling-rate=8000</text:p>
          </table:table-cell>
        </table:table-row>
        <table:table-row table:style-name="ro2">
          <table:table-cell table:style-name="ce4" office:value-type="string">
            <text:p>followme/pls-hold-while-try</text:p>
          </table:table-cell>
          <table:table-cell table:style-name="ce28" office:value-type="string">
            <text:p><text:s/>Por favor espere mientras intento enlazar su llamada</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50];&quot;.wav '&quot;;[.B50];&quot;' -e utf-8 -m text -p audio/channels=1,audio/sampling-rate=8000&quot;)" office:value-type="string" office:string-value="swift -n Miguel -o followme/pls-hold-while-try.wav ' Por favor espere mientras intento enlazar su llamada' -e utf-8 -m text -p audio/channels=1,audio/sampling-rate=8000">
            <text:p>swift -n Miguel -o followme/pls-hold-while-try.wav ' Por favor espere mientras intento enlazar su llamada' -e utf-8 -m text -p audio/channels=1,audio/sampling-rate=8000</text:p>
          </table:table-cell>
        </table:table-row>
        <table:table-row table:style-name="ro2">
          <table:table-cell office:value-type="string">
            <text:p>followme/sorry</text:p>
          </table:table-cell>
          <table:table-cell office:value-type="string">
            <text:p><text:s/>Lo siento pero no logre encontrar a la persona que usted busca</text:p>
          </table:table-cell>
          <table:table-cell table:number-columns-repeated="3" office:value-type="string">
            <text:p>x</text:p>
          </table:table-cell>
          <table:table-cell/>
          <table:table-cell table:formula="oooc:=CONCATENATE(&quot;swift -n Miguel -o &quot;;[.A51];&quot;.wav '&quot;;[.B51];&quot;' -e utf-8 -m text -p audio/channels=1,audio/sampling-rate=8000&quot;)" office:value-type="string" office:string-value="swift -n Miguel -o followme/sorry.wav ' Lo siento pero no logre encontrar a la persona que usted busca' -e utf-8 -m text -p audio/channels=1,audio/sampling-rate=8000">
            <text:p>swift -n Miguel -o followme/sorry.wav ' Lo siento pero no logre encontrar a la persona que usted busca' -e utf-8 -m text -p audio/channels=1,audio/sampling-rate=8000</text:p>
          </table:table-cell>
        </table:table-row>
        <table:table-row table:style-name="ro6">
          <table:table-cell table:style-name="ce4" office:value-type="string">
            <text:p>followme/status</text:p>
          </table:table-cell>
          <table:table-cell table:style-name="ce28" office:value-type="string">
            <text:p><text:s/>La persona a quien ha llamado, no se encuentra en su escritorio. Intentare localizarla por usted.</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52];&quot;.wav '&quot;;[.B52];&quot;' -e utf-8 -m text -p audio/channels=1,audio/sampling-rate=8000&quot;)" office:value-type="string" office:string-value="swift -n Miguel -o followme/status.wav ' La persona a quien ha llamado, no se encuentra en su escritorio. Intentare localizarla por usted.' -e utf-8 -m text -p audio/channels=1,audio/sampling-rate=8000">
            <text:p>swift -n Miguel -o followme/status.wav ' La persona a quien ha llamado, no se encuentra en su escritorio. Intentare localizarla por usted.' -e utf-8 -m text -p audio/channels=1,audio/sampling-rate=8000</text:p>
          </table:table-cell>
        </table:table-row>
        <table:table-row table:style-name="ro2">
          <table:table-cell office:value-type="string">
            <text:p>hello-world</text:p>
          </table:table-cell>
          <table:table-cell office:value-type="string">
            <text:p><text:s/>Hola Mundo!</text:p>
          </table:table-cell>
          <table:table-cell/>
          <table:table-cell table:number-columns-repeated="2" office:value-type="string">
            <text:p>x</text:p>
          </table:table-cell>
          <table:table-cell/>
          <table:table-cell table:formula="oooc:=CONCATENATE(&quot;swift -n Miguel -o &quot;;[.A53];&quot;.wav '&quot;;[.B53];&quot;' -e utf-8 -m text -p audio/channels=1,audio/sampling-rate=8000&quot;)" office:value-type="string" office:string-value="swift -n Miguel -o hello-world.wav ' Hola Mundo!' -e utf-8 -m text -p audio/channels=1,audio/sampling-rate=8000">
            <text:p>swift -n Miguel -o hello-world.wav ' Hola Mundo!' -e utf-8 -m text -p audio/channels=1,audio/sampling-rate=8000</text:p>
          </table:table-cell>
        </table:table-row>
        <table:table-row table:style-name="ro2">
          <table:table-cell table:style-name="ce4" office:value-type="string">
            <text:p>hours</text:p>
          </table:table-cell>
          <table:table-cell table:style-name="ce28" office:value-type="string">
            <text:p><text:s/>horas</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54];&quot;.wav '&quot;;[.B54];&quot;' -e utf-8 -m text -p audio/channels=1,audio/sampling-rate=8000&quot;)" office:value-type="string" office:string-value="swift -n Miguel -o hours.wav ' horas' -e utf-8 -m text -p audio/channels=1,audio/sampling-rate=8000">
            <text:p>swift -n Miguel -o hours.wav ' horas' -e utf-8 -m text -p audio/channels=1,audio/sampling-rate=8000</text:p>
          </table:table-cell>
        </table:table-row>
        <table:table-row table:style-name="ro2">
          <table:table-cell office:value-type="string">
            <text:p>invalid</text:p>
          </table:table-cell>
          <table:table-cell office:value-type="string">
            <text:p><text:s/>Lo siento, esa es una extension invalida. Por favor intente de nuevo.</text:p>
          </table:table-cell>
          <table:table-cell table:number-columns-repeated="3" office:value-type="string">
            <text:p>x</text:p>
          </table:table-cell>
          <table:table-cell/>
          <table:table-cell table:formula="oooc:=CONCATENATE(&quot;swift -n Miguel -o &quot;;[.A55];&quot;.wav '&quot;;[.B55];&quot;' -e utf-8 -m text -p audio/channels=1,audio/sampling-rate=8000&quot;)" office:value-type="string" office:string-value="swift -n Miguel -o invalid.wav ' Lo siento, esa es una extension invalida. Por favor intente de nuevo.' -e utf-8 -m text -p audio/channels=1,audio/sampling-rate=8000">
            <text:p>swift -n Miguel -o invalid.wav ' Lo siento, esa es una extension invalida. Por favor intente de nuevo.' -e utf-8 -m text -p audio/channels=1,audio/sampling-rate=8000</text:p>
          </table:table-cell>
        </table:table-row>
        <table:table-row table:style-name="ro2">
          <table:table-cell table:style-name="ce4" office:value-type="string">
            <text:p>minutes</text:p>
          </table:table-cell>
          <table:table-cell table:style-name="ce28" office:value-type="string">
            <text:p><text:s/>minutos</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56];&quot;.wav '&quot;;[.B56];&quot;' -e utf-8 -m text -p audio/channels=1,audio/sampling-rate=8000&quot;)" office:value-type="string" office:string-value="swift -n Miguel -o minutes.wav ' minutos' -e utf-8 -m text -p audio/channels=1,audio/sampling-rate=8000">
            <text:p>swift -n Miguel -o minutes.wav ' minutos' -e utf-8 -m text -p audio/channels=1,audio/sampling-rate=8000</text:p>
          </table:table-cell>
        </table:table-row>
        <table:table-row table:style-name="ro2">
          <table:table-cell office:value-type="string">
            <text:p>pbx-invalid</text:p>
          </table:table-cell>
          <table:table-cell office:value-type="string">
            <text:p><text:s/>Lo siento, esa es una extension invalida. Por favor intente de nuevo.</text:p>
          </table:table-cell>
          <table:table-cell table:number-columns-repeated="3" office:value-type="string">
            <text:p>x</text:p>
          </table:table-cell>
          <table:table-cell/>
          <table:table-cell table:formula="oooc:=CONCATENATE(&quot;swift -n Miguel -o &quot;;[.A57];&quot;.wav '&quot;;[.B57];&quot;' -e utf-8 -m text -p audio/channels=1,audio/sampling-rate=8000&quot;)" office:value-type="string" office:string-value="swift -n Miguel -o pbx-invalid.wav ' Lo siento, esa es una extension invalida. Por favor intente de nuevo.' -e utf-8 -m text -p audio/channels=1,audio/sampling-rate=8000">
            <text:p>swift -n Miguel -o pbx-invalid.wav ' Lo siento, esa es una extension invalida. Por favor intente de nuevo.' -e utf-8 -m text -p audio/channels=1,audio/sampling-rate=8000</text:p>
          </table:table-cell>
        </table:table-row>
        <table:table-row table:style-name="ro2">
          <table:table-cell table:style-name="ce4" office:value-type="string">
            <text:p>pbx-invalidpark</text:p>
          </table:table-cell>
          <table:table-cell table:style-name="ce28" office:value-type="string">
            <text:p><text:s/>Lo siento, no hay llamadas sobre esa extension. Por favor intente otra vez.</text:p>
          </table:table-cell>
          <table:table-cell table:style-name="ce43" office:value-type="string">
            <text:p>x</text:p>
          </table:table-cell>
          <table:table-cell table:style-name="ce65" office:value-type="string">
            <text:p>x</text:p>
          </table:table-cell>
          <table:table-cell table:style-name="ce43" office:value-type="string">
            <text:p>x</text:p>
          </table:table-cell>
          <table:table-cell/>
          <table:table-cell table:formula="oooc:=CONCATENATE(&quot;swift -n Miguel -o &quot;;[.A58];&quot;.wav '&quot;;[.B58];&quot;' -e utf-8 -m text -p audio/channels=1,audio/sampling-rate=8000&quot;)" office:value-type="string" office:string-value="swift -n Miguel -o pbx-invalidpark.wav ' Lo siento, no hay llamadas sobre esa extension. Por favor intente otra vez.' -e utf-8 -m text -p audio/channels=1,audio/sampling-rate=8000">
            <text:p>swift -n Miguel -o pbx-invalidpark.wav ' Lo siento, no hay llamadas sobre esa extension. Por favor intente otra vez.' -e utf-8 -m text -p audio/channels=1,audio/sampling-rate=8000</text:p>
          </table:table-cell>
        </table:table-row>
        <table:table-row table:style-name="ro2">
          <table:table-cell office:value-type="string">
            <text:p>pbx-transfer</text:p>
          </table:table-cell>
          <table:table-cell office:value-type="string">
            <text:p><text:s/>Transferencia</text:p>
          </table:table-cell>
          <table:table-cell table:number-columns-repeated="3" office:value-type="string">
            <text:p>x</text:p>
          </table:table-cell>
          <table:table-cell/>
          <table:table-cell table:formula="oooc:=CONCATENATE(&quot;swift -n Miguel -o &quot;;[.A59];&quot;.wav '&quot;;[.B59];&quot;' -e utf-8 -m text -p audio/channels=1,audio/sampling-rate=8000&quot;)" office:value-type="string" office:string-value="swift -n Miguel -o pbx-transfer.wav ' Transferencia' -e utf-8 -m text -p audio/channels=1,audio/sampling-rate=8000">
            <text:p>swift -n Miguel -o pbx-transfer.wav ' Transferencia' -e utf-8 -m text -p audio/channels=1,audio/sampling-rate=8000</text:p>
          </table:table-cell>
        </table:table-row>
        <table:table-row table:style-name="ro7">
          <table:table-cell table:style-name="ce4" office:value-type="string">
            <text:p>priv-callee-options</text:p>
          </table:table-cell>
          <table:table-cell table:style-name="ce28" office:value-type="string">
            <text:p><text:s/>Marque 1 si desea que esta persona se comunique con usted directamente ahora y en adelante. Marque 2 si desea enviar a esta persona al buzon de voz ahora y en adelante. Marque 3 para enviar a esta persona a las opciones de tortura ahora y en adelante. Marque 4 para enviar a esta persona al menu de no llamar gentilmente ahora y an adelante. Marque 5 para que esta persona sea comunicada directamente con usted en el futuro, pero por esta vez mandarla al buzon de voz.</text:p>
          </table:table-cell>
          <table:table-cell table:style-name="ce43"/>
          <table:table-cell table:style-name="ce65"/>
          <table:table-cell table:style-name="ce43"/>
          <table:table-cell/>
          <table:table-cell table:formula="oooc:=CONCATENATE(&quot;swift -n Miguel -o &quot;;[.A60];&quot;.wav '&quot;;[.B60];&quot;' -e utf-8 -m text -p audio/channels=1,audio/sampling-rate=8000&quot;)" office:value-type="string" office:string-value="swift -n Miguel -o priv-callee-options.wav ' Marque 1 si desea que esta persona se comunique con usted directamente ahora y en adelante. Marque 2 si desea enviar a esta persona al buzon de voz ahora y en adelante. Marque 3 para enviar a esta persona a las opciones de tortura ahora y en adelante. Marque 4 para enviar a esta persona al menu de no llamar gentilmente ahora y an adelante. Marque 5 para que esta persona sea comunicada directamente con usted en el futuro, pero por esta vez mandarla al buzon de voz.' -e utf-8 -m text -p audio/channels=1,audio/sampling-rate=8000">
            <text:p>swift -n Miguel -o priv-callee-options.wav ' Marque 1 si desea que esta persona se comunique con usted directamente ahora y en adelante. Marque 2 si desea enviar a esta persona al buzon de voz ahora y en adelante. Marque 3 para enviar a esta persona a las opciones de tortura ahora y en adelante. Marque 4 para enviar a esta persona al menu de no llamar gentilmente ahora y an adelante. Marque 5 para que esta persona sea comunicada directamente con usted en el futuro, pero por esta vez mandarla al buzon de voz.' -e utf-8 -m text -p audio/channels=1,audio/sampling-rate=8000</text:p>
          </table:table-cell>
        </table:table-row>
        <table:table-row table:style-name="ro2">
          <table:table-cell office:value-type="string">
            <text:p>priv-callpending</text:p>
          </table:table-cell>
          <table:table-cell office:value-type="string">
            <text:p><text:s/>Tengo una persona esperando que se llama</text:p>
          </table:table-cell>
          <table:table-cell table:number-columns-repeated="4"/>
          <table:table-cell table:formula="oooc:=CONCATENATE(&quot;swift -n Miguel -o &quot;;[.A61];&quot;.wav '&quot;;[.B61];&quot;' -e utf-8 -m text -p audio/channels=1,audio/sampling-rate=8000&quot;)" office:value-type="string" office:string-value="swift -n Miguel -o priv-callpending.wav ' Tengo una persona esperando que se llama' -e utf-8 -m text -p audio/channels=1,audio/sampling-rate=8000">
            <text:p>swift -n Miguel -o priv-callpending.wav ' Tengo una persona esperando que se llama' -e utf-8 -m text -p audio/channels=1,audio/sampling-rate=8000</text:p>
          </table:table-cell>
        </table:table-row>
        <table:table-row table:style-name="ro2">
          <table:table-cell table:style-name="ce4" office:value-type="string">
            <text:p>priv-introsaved</text:p>
          </table:table-cell>
          <table:table-cell table:style-name="ce28" office:value-type="string">
            <text:p><text:s/>Gracias, por favor espere mientras intento comunicarle.</text:p>
          </table:table-cell>
          <table:table-cell table:style-name="ce43"/>
          <table:table-cell table:style-name="ce65"/>
          <table:table-cell table:style-name="ce43"/>
          <table:table-cell/>
          <table:table-cell table:formula="oooc:=CONCATENATE(&quot;swift -n Miguel -o &quot;;[.A62];&quot;.wav '&quot;;[.B62];&quot;' -e utf-8 -m text -p audio/channels=1,audio/sampling-rate=8000&quot;)" office:value-type="string" office:string-value="swift -n Miguel -o priv-introsaved.wav ' Gracias, por favor espere mientras intento comunicarle.' -e utf-8 -m text -p audio/channels=1,audio/sampling-rate=8000">
            <text:p>swift -n Miguel -o priv-introsaved.wav ' Gracias, por favor espere mientras intento comunicarle.' -e utf-8 -m text -p audio/channels=1,audio/sampling-rate=8000</text:p>
          </table:table-cell>
        </table:table-row>
        <table:table-row table:style-name="ro2">
          <table:table-cell office:value-type="string">
            <text:p>priv-recordintro</text:p>
          </table:table-cell>
          <table:table-cell office:value-type="string">
            <text:p><text:s/>Al tono, por favor indique su nombre</text:p>
          </table:table-cell>
          <table:table-cell table:number-columns-repeated="4"/>
          <table:table-cell table:formula="oooc:=CONCATENATE(&quot;swift -n Miguel -o &quot;;[.A63];&quot;.wav '&quot;;[.B63];&quot;' -e utf-8 -m text -p audio/channels=1,audio/sampling-rate=8000&quot;)" office:value-type="string" office:string-value="swift -n Miguel -o priv-recordintro.wav ' Al tono, por favor indique su nombre' -e utf-8 -m text -p audio/channels=1,audio/sampling-rate=8000">
            <text:p>swift -n Miguel -o priv-recordintro.wav ' Al tono, por favor indique su nombre' -e utf-8 -m text -p audio/channels=1,audio/sampling-rate=8000</text:p>
          </table:table-cell>
        </table:table-row>
        <table:table-row table:style-name="ro2">
          <table:table-cell table:style-name="ce4" office:value-type="string">
            <text:p>privacy-incorrect</text:p>
          </table:table-cell>
          <table:table-cell table:style-name="ce28" office:value-type="string">
            <text:p><text:s/>Lo siento, ese numero no es valido.</text:p>
          </table:table-cell>
          <table:table-cell table:style-name="ce43"/>
          <table:table-cell table:style-name="ce65"/>
          <table:table-cell table:style-name="ce43"/>
          <table:table-cell/>
          <table:table-cell table:formula="oooc:=CONCATENATE(&quot;swift -n Miguel -o &quot;;[.A64];&quot;.wav '&quot;;[.B64];&quot;' -e utf-8 -m text -p audio/channels=1,audio/sampling-rate=8000&quot;)" office:value-type="string" office:string-value="swift -n Miguel -o privacy-incorrect.wav ' Lo siento, ese numero no es valido.' -e utf-8 -m text -p audio/channels=1,audio/sampling-rate=8000">
            <text:p>swift -n Miguel -o privacy-incorrect.wav ' Lo siento, ese numero no es valido.' -e utf-8 -m text -p audio/channels=1,audio/sampling-rate=8000</text:p>
          </table:table-cell>
        </table:table-row>
        <table:table-row table:style-name="ro2">
          <table:table-cell office:value-type="string">
            <text:p>privacy-prompt</text:p>
          </table:table-cell>
          <table:table-cell office:value-type="string">
            <text:p><text:s/>Por favor introdusca su numero de telefono empezando con la clave lada.</text:p>
          </table:table-cell>
          <table:table-cell table:number-columns-repeated="4"/>
          <table:table-cell table:formula="oooc:=CONCATENATE(&quot;swift -n Miguel -o &quot;;[.A65];&quot;.wav '&quot;;[.B65];&quot;' -e utf-8 -m text -p audio/channels=1,audio/sampling-rate=8000&quot;)" office:value-type="string" office:string-value="swift -n Miguel -o privacy-prompt.wav ' Por favor introdusca su numero de telefono empezando con la clave lada.' -e utf-8 -m text -p audio/channels=1,audio/sampling-rate=8000">
            <text:p>swift -n Miguel -o privacy-prompt.wav ' Por favor introdusca su numero de telefono empezando con la clave lada.' -e utf-8 -m text -p audio/channels=1,audio/sampling-rate=8000</text:p>
          </table:table-cell>
        </table:table-row>
        <table:table-row table:style-name="ro2">
          <table:table-cell table:style-name="ce4" office:value-type="string">
            <text:p>privacy-thankyou</text:p>
          </table:table-cell>
          <table:table-cell table:style-name="ce28" office:value-type="string">
            <text:p><text:s/>Muchas gracias.</text:p>
          </table:table-cell>
          <table:table-cell table:style-name="ce43"/>
          <table:table-cell table:style-name="ce65"/>
          <table:table-cell table:style-name="ce43"/>
          <table:table-cell/>
          <table:table-cell table:formula="oooc:=CONCATENATE(&quot;swift -n Miguel -o &quot;;[.A66];&quot;.wav '&quot;;[.B66];&quot;' -e utf-8 -m text -p audio/channels=1,audio/sampling-rate=8000&quot;)" office:value-type="string" office:string-value="swift -n Miguel -o privacy-thankyou.wav ' Muchas gracias.' -e utf-8 -m text -p audio/channels=1,audio/sampling-rate=8000">
            <text:p>swift -n Miguel -o privacy-thankyou.wav ' Muchas gracias.' -e utf-8 -m text -p audio/channels=1,audio/sampling-rate=8000</text:p>
          </table:table-cell>
        </table:table-row>
        <table:table-row table:style-name="ro2">
          <table:table-cell office:value-type="string">
            <text:p>privacy-unident</text:p>
          </table:table-cell>
          <table:table-cell office:value-type="string">
            <text:p><text:s/>La persona que usted desea llamar no acepta llamadas no identificadas.</text:p>
          </table:table-cell>
          <table:table-cell table:number-columns-repeated="4"/>
          <table:table-cell table:formula="oooc:=CONCATENATE(&quot;swift -n Miguel -o &quot;;[.A67];&quot;.wav '&quot;;[.B67];&quot;' -e utf-8 -m text -p audio/channels=1,audio/sampling-rate=8000&quot;)" office:value-type="string" office:string-value="swift -n Miguel -o privacy-unident.wav ' La persona que usted desea llamar no acepta llamadas no identificadas.' -e utf-8 -m text -p audio/channels=1,audio/sampling-rate=8000">
            <text:p>swift -n Miguel -o privacy-unident.wav ' La persona que usted desea llamar no acepta llamadas no identificadas.' -e utf-8 -m text -p audio/channels=1,audio/sampling-rate=8000</text:p>
          </table:table-cell>
        </table:table-row>
        <table:table-row table:style-name="ro2">
          <table:table-cell table:style-name="ce4" office:value-type="string">
            <text:p>queue-callswaiting</text:p>
          </table:table-cell>
          <table:table-cell table:style-name="ce28" office:value-type="string">
            <text:p><text:s/>Esperando por un representante.</text:p>
          </table:table-cell>
          <table:table-cell table:style-name="ce43"/>
          <table:table-cell table:style-name="ce65"/>
          <table:table-cell table:style-name="ce43"/>
          <table:table-cell/>
          <table:table-cell table:formula="oooc:=CONCATENATE(&quot;swift -n Miguel -o &quot;;[.A68];&quot;.wav '&quot;;[.B68];&quot;' -e utf-8 -m text -p audio/channels=1,audio/sampling-rate=8000&quot;)" office:value-type="string" office:string-value="swift -n Miguel -o queue-callswaiting.wav ' Esperando por un representante.' -e utf-8 -m text -p audio/channels=1,audio/sampling-rate=8000">
            <text:p>swift -n Miguel -o queue-callswaiting.wav ' Esperando por un representante.' -e utf-8 -m text -p audio/channels=1,audio/sampling-rate=8000</text:p>
          </table:table-cell>
        </table:table-row>
        <table:table-row table:style-name="ro2">
          <table:table-cell office:value-type="string">
            <text:p>queue-holdtime</text:p>
          </table:table-cell>
          <table:table-cell office:value-type="string">
            <text:p><text:s/>Tiempo de espera estimado es de</text:p>
          </table:table-cell>
          <table:table-cell table:number-columns-repeated="4"/>
          <table:table-cell table:formula="oooc:=CONCATENATE(&quot;swift -n Miguel -o &quot;;[.A69];&quot;.wav '&quot;;[.B69];&quot;' -e utf-8 -m text -p audio/channels=1,audio/sampling-rate=8000&quot;)" office:value-type="string" office:string-value="swift -n Miguel -o queue-holdtime.wav ' Tiempo de espera estimado es de' -e utf-8 -m text -p audio/channels=1,audio/sampling-rate=8000">
            <text:p>swift -n Miguel -o queue-holdtime.wav ' Tiempo de espera estimado es de' -e utf-8 -m text -p audio/channels=1,audio/sampling-rate=8000</text:p>
          </table:table-cell>
        </table:table-row>
        <table:table-row table:style-name="ro2">
          <table:table-cell table:style-name="ce4" office:value-type="string">
            <text:p>queue-less-than</text:p>
          </table:table-cell>
          <table:table-cell table:style-name="ce28" office:value-type="string">
            <text:p><text:s/>menos de</text:p>
          </table:table-cell>
          <table:table-cell table:style-name="ce43"/>
          <table:table-cell table:style-name="ce65"/>
          <table:table-cell table:style-name="ce43"/>
          <table:table-cell/>
          <table:table-cell table:formula="oooc:=CONCATENATE(&quot;swift -n Miguel -o &quot;;[.A70];&quot;.wav '&quot;;[.B70];&quot;' -e utf-8 -m text -p audio/channels=1,audio/sampling-rate=8000&quot;)" office:value-type="string" office:string-value="swift -n Miguel -o queue-less-than.wav ' menos de' -e utf-8 -m text -p audio/channels=1,audio/sampling-rate=8000">
            <text:p>swift -n Miguel -o queue-less-than.wav ' menos de' -e utf-8 -m text -p audio/channels=1,audio/sampling-rate=8000</text:p>
          </table:table-cell>
        </table:table-row>
        <table:table-row table:style-name="ro2">
          <table:table-cell office:value-type="string">
            <text:p>queue-minutes</text:p>
          </table:table-cell>
          <table:table-cell office:value-type="string">
            <text:p><text:s/>minutos</text:p>
          </table:table-cell>
          <table:table-cell table:number-columns-repeated="4"/>
          <table:table-cell table:formula="oooc:=CONCATENATE(&quot;swift -n Miguel -o &quot;;[.A71];&quot;.wav '&quot;;[.B71];&quot;' -e utf-8 -m text -p audio/channels=1,audio/sampling-rate=8000&quot;)" office:value-type="string" office:string-value="swift -n Miguel -o queue-minutes.wav ' minutos' -e utf-8 -m text -p audio/channels=1,audio/sampling-rate=8000">
            <text:p>swift -n Miguel -o queue-minutes.wav ' minutos' -e utf-8 -m text -p audio/channels=1,audio/sampling-rate=8000</text:p>
          </table:table-cell>
        </table:table-row>
        <table:table-row table:style-name="ro6">
          <table:table-cell table:style-name="ce4" office:value-type="string">
            <text:p>queue-periodic-announce</text:p>
          </table:table-cell>
          <table:table-cell table:style-name="ce28" office:value-type="string">
            <text:p><text:s/>Todos nuestros representantes se encuentran ocupados, por favor espere y pronto le atenderemos. </text:p>
          </table:table-cell>
          <table:table-cell table:style-name="ce43"/>
          <table:table-cell table:style-name="ce65"/>
          <table:table-cell table:style-name="ce43"/>
          <table:table-cell/>
          <table:table-cell table:formula="oooc:=CONCATENATE(&quot;swift -n Miguel -o &quot;;[.A72];&quot;.wav '&quot;;[.B72];&quot;' -e utf-8 -m text -p audio/channels=1,audio/sampling-rate=8000&quot;)" office:value-type="string" office:string-value="swift -n Miguel -o queue-periodic-announce.wav ' Todos nuestros representantes se encuentran ocupados, por favor espere y pronto le atenderemos. ' -e utf-8 -m text -p audio/channels=1,audio/sampling-rate=8000">
            <text:p>swift -n Miguel -o queue-periodic-announce.wav ' Todos nuestros representantes se encuentran ocupados, por favor espere y pronto le atenderemos. ' -e utf-8 -m text -p audio/channels=1,audio/sampling-rate=8000</text:p>
          </table:table-cell>
        </table:table-row>
        <table:table-row table:style-name="ro2">
          <table:table-cell office:value-type="string">
            <text:p>queue-quantity1</text:p>
          </table:table-cell>
          <table:table-cell office:value-type="string">
            <text:p><text:s/>Por el momento hay mas de</text:p>
          </table:table-cell>
          <table:table-cell table:number-columns-repeated="4"/>
          <table:table-cell table:formula="oooc:=CONCATENATE(&quot;swift -n Miguel -o &quot;;[.A73];&quot;.wav '&quot;;[.B73];&quot;' -e utf-8 -m text -p audio/channels=1,audio/sampling-rate=8000&quot;)" office:value-type="string" office:string-value="swift -n Miguel -o queue-quantity1.wav ' Por el momento hay mas de' -e utf-8 -m text -p audio/channels=1,audio/sampling-rate=8000">
            <text:p>swift -n Miguel -o queue-quantity1.wav ' Por el momento hay mas de' -e utf-8 -m text -p audio/channels=1,audio/sampling-rate=8000</text:p>
          </table:table-cell>
        </table:table-row>
        <table:table-row table:style-name="ro2">
          <table:table-cell table:style-name="ce4" office:value-type="string">
            <text:p>queue-quantity2</text:p>
          </table:table-cell>
          <table:table-cell table:style-name="ce28" office:value-type="string">
            <text:p><text:s/>llamadas en espera</text:p>
          </table:table-cell>
          <table:table-cell table:style-name="ce43"/>
          <table:table-cell table:style-name="ce65"/>
          <table:table-cell table:style-name="ce43"/>
          <table:table-cell/>
          <table:table-cell table:formula="oooc:=CONCATENATE(&quot;swift -n Miguel -o &quot;;[.A74];&quot;.wav '&quot;;[.B74];&quot;' -e utf-8 -m text -p audio/channels=1,audio/sampling-rate=8000&quot;)" office:value-type="string" office:string-value="swift -n Miguel -o queue-quantity2.wav ' llamadas en espera' -e utf-8 -m text -p audio/channels=1,audio/sampling-rate=8000">
            <text:p>swift -n Miguel -o queue-quantity2.wav ' llamadas en espera' -e utf-8 -m text -p audio/channels=1,audio/sampling-rate=8000</text:p>
          </table:table-cell>
        </table:table-row>
        <table:table-row table:style-name="ro2">
          <table:table-cell office:value-type="string">
            <text:p>queue-reporthold</text:p>
          </table:table-cell>
          <table:table-cell office:value-type="string">
            <text:p><text:s/>Tiempo de espera</text:p>
          </table:table-cell>
          <table:table-cell table:number-columns-repeated="4"/>
          <table:table-cell table:formula="oooc:=CONCATENATE(&quot;swift -n Miguel -o &quot;;[.A75];&quot;.wav '&quot;;[.B75];&quot;' -e utf-8 -m text -p audio/channels=1,audio/sampling-rate=8000&quot;)" office:value-type="string" office:string-value="swift -n Miguel -o queue-reporthold.wav ' Tiempo de espera' -e utf-8 -m text -p audio/channels=1,audio/sampling-rate=8000">
            <text:p>swift -n Miguel -o queue-reporthold.wav ' Tiempo de espera' -e utf-8 -m text -p audio/channels=1,audio/sampling-rate=8000</text:p>
          </table:table-cell>
        </table:table-row>
        <table:table-row table:style-name="ro2">
          <table:table-cell table:style-name="ce4" office:value-type="string">
            <text:p>queue-seconds</text:p>
          </table:table-cell>
          <table:table-cell table:style-name="ce28" office:value-type="string">
            <text:p><text:s/>segundos</text:p>
          </table:table-cell>
          <table:table-cell table:style-name="ce43"/>
          <table:table-cell table:style-name="ce65"/>
          <table:table-cell table:style-name="ce43"/>
          <table:table-cell/>
          <table:table-cell table:formula="oooc:=CONCATENATE(&quot;swift -n Miguel -o &quot;;[.A76];&quot;.wav '&quot;;[.B76];&quot;' -e utf-8 -m text -p audio/channels=1,audio/sampling-rate=8000&quot;)" office:value-type="string" office:string-value="swift -n Miguel -o queue-seconds.wav ' segundos' -e utf-8 -m text -p audio/channels=1,audio/sampling-rate=8000">
            <text:p>swift -n Miguel -o queue-seconds.wav ' segundos' -e utf-8 -m text -p audio/channels=1,audio/sampling-rate=8000</text:p>
          </table:table-cell>
        </table:table-row>
        <table:table-row table:style-name="ro2">
          <table:table-cell office:value-type="string">
            <text:p>queue-thankyou</text:p>
          </table:table-cell>
          <table:table-cell office:value-type="string">
            <text:p><text:s/>Muchas gracias por su paciencia.</text:p>
          </table:table-cell>
          <table:table-cell table:number-columns-repeated="4"/>
          <table:table-cell table:formula="oooc:=CONCATENATE(&quot;swift -n Miguel -o &quot;;[.A77];&quot;.wav '&quot;;[.B77];&quot;' -e utf-8 -m text -p audio/channels=1,audio/sampling-rate=8000&quot;)" office:value-type="string" office:string-value="swift -n Miguel -o queue-thankyou.wav ' Muchas gracias por su paciencia.' -e utf-8 -m text -p audio/channels=1,audio/sampling-rate=8000">
            <text:p>swift -n Miguel -o queue-thankyou.wav ' Muchas gracias por su paciencia.' -e utf-8 -m text -p audio/channels=1,audio/sampling-rate=8000</text:p>
          </table:table-cell>
        </table:table-row>
        <table:table-row table:style-name="ro2">
          <table:table-cell table:style-name="ce4" office:value-type="string">
            <text:p>queue-thereare</text:p>
          </table:table-cell>
          <table:table-cell table:style-name="ce28" office:value-type="string">
            <text:p><text:s/>Usted es el cliente numero</text:p>
          </table:table-cell>
          <table:table-cell table:style-name="ce43"/>
          <table:table-cell table:style-name="ce65"/>
          <table:table-cell table:style-name="ce43"/>
          <table:table-cell/>
          <table:table-cell table:formula="oooc:=CONCATENATE(&quot;swift -n Miguel -o &quot;;[.A78];&quot;.wav '&quot;;[.B78];&quot;' -e utf-8 -m text -p audio/channels=1,audio/sampling-rate=8000&quot;)" office:value-type="string" office:string-value="swift -n Miguel -o queue-thereare.wav ' Usted es el cliente numero' -e utf-8 -m text -p audio/channels=1,audio/sampling-rate=8000">
            <text:p>swift -n Miguel -o queue-thereare.wav ' Usted es el cliente numero' -e utf-8 -m text -p audio/channels=1,audio/sampling-rate=8000</text:p>
          </table:table-cell>
        </table:table-row>
        <table:table-row table:style-name="ro2">
          <table:table-cell office:value-type="string">
            <text:p>queue-youarenext</text:p>
          </table:table-cell>
          <table:table-cell office:value-type="string">
            <text:p><text:s/>Su llamada es la primera en linea y sera atendida por el proximo representante.</text:p>
          </table:table-cell>
          <table:table-cell table:number-columns-repeated="4"/>
          <table:table-cell table:formula="oooc:=CONCATENATE(&quot;swift -n Miguel -o &quot;;[.A79];&quot;.wav '&quot;;[.B79];&quot;' -e utf-8 -m text -p audio/channels=1,audio/sampling-rate=8000&quot;)" office:value-type="string" office:string-value="swift -n Miguel -o queue-youarenext.wav ' Su llamada es la primera en linea y sera atendida por el proximo representante.' -e utf-8 -m text -p audio/channels=1,audio/sampling-rate=8000">
            <text:p>swift -n Miguel -o queue-youarenext.wav ' Su llamada es la primera en linea y sera atendida por el proximo representante.' -e utf-8 -m text -p audio/channels=1,audio/sampling-rate=8000</text:p>
          </table:table-cell>
        </table:table-row>
        <table:table-row table:style-name="ro4">
          <table:table-cell table:style-name="ce4" office:value-type="string">
            <text:p>screen-callee-options</text:p>
          </table:table-cell>
          <table:table-cell table:style-name="ce28" office:value-type="string">
            <text:p><text:s/>Usted tiene las siguientes opciones: marque 1 si desea comunicarse inmediatamente con la llamada, marque 2 si desea enviar la persona al buzon de mensajes, marque 3 para enviar a esta persona a las opciones de tortura, marque 4 para enviar a esta persona a una opcion cortes de no llamar.</text:p>
          </table:table-cell>
          <table:table-cell table:style-name="ce43" office:value-type="string">
            <text:p><text:s/></text:p>
          </table:table-cell>
          <table:table-cell table:style-name="ce65"/>
          <table:table-cell table:style-name="ce43"/>
          <table:table-cell/>
          <table:table-cell table:formula="oooc:=CONCATENATE(&quot;swift -n Miguel -o &quot;;[.A80];&quot;.wav '&quot;;[.B80];&quot;' -e utf-8 -m text -p audio/channels=1,audio/sampling-rate=8000&quot;)" office:value-type="string" office:string-value="swift -n Miguel -o screen-callee-options.wav ' Usted tiene las siguientes opciones: marque 1 si desea comunicarse inmediatamente con la llamada, marque 2 si desea enviar la persona al buzon de mensajes, marque 3 para enviar a esta persona a las opciones de tortura, marque 4 para enviar a esta persona a una opcion cortes de no llamar.' -e utf-8 -m text -p audio/channels=1,audio/sampling-rate=8000">
            <text:p>swift -n Miguel -o screen-callee-options.wav ' Usted tiene las siguientes opciones: marque 1 si desea comunicarse inmediatamente con la llamada, marque 2 si desea enviar la persona al buzon de mensajes, marque 3 para enviar a esta persona a las opciones de tortura, marque 4 para enviar a esta persona a una opcion cortes de no llamar.' -e utf-8 -m text -p audio/channels=1,audio/sampling-rate=8000</text:p>
          </table:table-cell>
        </table:table-row>
        <table:table-row table:style-name="ro2">
          <table:table-cell office:value-type="string">
            <text:p>seconds</text:p>
          </table:table-cell>
          <table:table-cell office:value-type="string">
            <text:p><text:s/>segundos</text:p>
          </table:table-cell>
          <table:table-cell table:number-columns-repeated="3" office:value-type="string">
            <text:p>x</text:p>
          </table:table-cell>
          <table:table-cell/>
          <table:table-cell table:formula="oooc:=CONCATENATE(&quot;swift -n Miguel -o &quot;;[.A81];&quot;.wav '&quot;;[.B81];&quot;' -e utf-8 -m text -p audio/channels=1,audio/sampling-rate=8000&quot;)" office:value-type="string" office:string-value="swift -n Miguel -o seconds.wav ' segundos' -e utf-8 -m text -p audio/channels=1,audio/sampling-rate=8000">
            <text:p>swift -n Miguel -o seconds.wav ' segundos' -e utf-8 -m text -p audio/channels=1,audio/sampling-rate=8000</text:p>
          </table:table-cell>
        </table:table-row>
        <table:table-row table:style-name="ro2">
          <table:table-cell table:style-name="ce4" office:value-type="string">
            <text:p>spy-agent</text:p>
          </table:table-cell>
          <table:table-cell table:style-name="ce28" office:value-type="string">
            <text:p><text:s/>agente</text:p>
          </table:table-cell>
          <table:table-cell table:style-name="ce43"/>
          <table:table-cell table:style-name="ce65"/>
          <table:table-cell table:style-name="ce43"/>
          <table:table-cell/>
          <table:table-cell table:formula="oooc:=CONCATENATE(&quot;swift -n Miguel -o &quot;;[.A82];&quot;.wav '&quot;;[.B82];&quot;' -e utf-8 -m text -p audio/channels=1,audio/sampling-rate=8000&quot;)" office:value-type="string" office:string-value="swift -n Miguel -o spy-agent.wav ' agente' -e utf-8 -m text -p audio/channels=1,audio/sampling-rate=8000">
            <text:p>swift -n Miguel -o spy-agent.wav ' agente' -e utf-8 -m text -p audio/channels=1,audio/sampling-rate=8000</text:p>
          </table:table-cell>
        </table:table-row>
        <table:table-row table:style-name="ro2">
          <table:table-cell office:value-type="string">
            <text:p>spy-console</text:p>
          </table:table-cell>
          <table:table-cell office:value-type="string">
            <text:p><text:s/>consola</text:p>
          </table:table-cell>
          <table:table-cell table:number-columns-repeated="4"/>
          <table:table-cell table:formula="oooc:=CONCATENATE(&quot;swift -n Miguel -o &quot;;[.A83];&quot;.wav '&quot;;[.B83];&quot;' -e utf-8 -m text -p audio/channels=1,audio/sampling-rate=8000&quot;)" office:value-type="string" office:string-value="swift -n Miguel -o spy-console.wav ' consola' -e utf-8 -m text -p audio/channels=1,audio/sampling-rate=8000">
            <text:p>swift -n Miguel -o spy-console.wav ' consola' -e utf-8 -m text -p audio/channels=1,audio/sampling-rate=8000</text:p>
          </table:table-cell>
        </table:table-row>
        <table:table-row table:style-name="ro2">
          <table:table-cell table:style-name="ce4" office:value-type="string">
            <text:p>spy-dahdi</text:p>
          </table:table-cell>
          <table:table-cell table:style-name="ce28" office:value-type="string">
            <text:p><text:s/>dahdi</text:p>
          </table:table-cell>
          <table:table-cell table:style-name="ce43"/>
          <table:table-cell table:style-name="ce65"/>
          <table:table-cell table:style-name="ce43"/>
          <table:table-cell/>
          <table:table-cell table:formula="oooc:=CONCATENATE(&quot;swift -n Miguel -o &quot;;[.A84];&quot;.wav '&quot;;[.B84];&quot;' -e utf-8 -m text -p audio/channels=1,audio/sampling-rate=8000&quot;)" office:value-type="string" office:string-value="swift -n Miguel -o spy-dahdi.wav ' dahdi' -e utf-8 -m text -p audio/channels=1,audio/sampling-rate=8000">
            <text:p>swift -n Miguel -o spy-dahdi.wav ' dahdi' -e utf-8 -m text -p audio/channels=1,audio/sampling-rate=8000</text:p>
          </table:table-cell>
        </table:table-row>
        <table:table-row table:style-name="ro2">
          <table:table-cell office:value-type="string">
            <text:p>spy-h323</text:p>
          </table:table-cell>
          <table:table-cell office:value-type="string">
            <text:p><text:s/>h-323</text:p>
          </table:table-cell>
          <table:table-cell table:number-columns-repeated="4"/>
          <table:table-cell table:formula="oooc:=CONCATENATE(&quot;swift -n Miguel -o &quot;;[.A85];&quot;.wav '&quot;;[.B85];&quot;' -e utf-8 -m text -p audio/channels=1,audio/sampling-rate=8000&quot;)" office:value-type="string" office:string-value="swift -n Miguel -o spy-h323.wav ' h-323' -e utf-8 -m text -p audio/channels=1,audio/sampling-rate=8000">
            <text:p>swift -n Miguel -o spy-h323.wav ' h-323' -e utf-8 -m text -p audio/channels=1,audio/sampling-rate=8000</text:p>
          </table:table-cell>
        </table:table-row>
        <table:table-row table:style-name="ro2">
          <table:table-cell table:style-name="ce4" office:value-type="string">
            <text:p>spy-iax</text:p>
          </table:table-cell>
          <table:table-cell table:style-name="ce28" office:value-type="string">
            <text:p><text:s/>iax</text:p>
          </table:table-cell>
          <table:table-cell table:style-name="ce43"/>
          <table:table-cell table:style-name="ce65"/>
          <table:table-cell table:style-name="ce43"/>
          <table:table-cell/>
          <table:table-cell table:formula="oooc:=CONCATENATE(&quot;swift -n Miguel -o &quot;;[.A86];&quot;.wav '&quot;;[.B86];&quot;' -e utf-8 -m text -p audio/channels=1,audio/sampling-rate=8000&quot;)" office:value-type="string" office:string-value="swift -n Miguel -o spy-iax.wav ' iax' -e utf-8 -m text -p audio/channels=1,audio/sampling-rate=8000">
            <text:p>swift -n Miguel -o spy-iax.wav ' iax' -e utf-8 -m text -p audio/channels=1,audio/sampling-rate=8000</text:p>
          </table:table-cell>
        </table:table-row>
        <table:table-row table:style-name="ro2">
          <table:table-cell office:value-type="string">
            <text:p>spy-iax2</text:p>
          </table:table-cell>
          <table:table-cell office:value-type="string">
            <text:p><text:s/>iax</text:p>
          </table:table-cell>
          <table:table-cell table:number-columns-repeated="4"/>
          <table:table-cell table:formula="oooc:=CONCATENATE(&quot;swift -n Miguel -o &quot;;[.A87];&quot;.wav '&quot;;[.B87];&quot;' -e utf-8 -m text -p audio/channels=1,audio/sampling-rate=8000&quot;)" office:value-type="string" office:string-value="swift -n Miguel -o spy-iax2.wav ' iax' -e utf-8 -m text -p audio/channels=1,audio/sampling-rate=8000">
            <text:p>swift -n Miguel -o spy-iax2.wav ' iax' -e utf-8 -m text -p audio/channels=1,audio/sampling-rate=8000</text:p>
          </table:table-cell>
        </table:table-row>
        <table:table-row table:style-name="ro2">
          <table:table-cell table:style-name="ce4" office:value-type="string">
            <text:p>spy-jingle</text:p>
          </table:table-cell>
          <table:table-cell table:style-name="ce28" office:value-type="string">
            <text:p><text:s/>jingle</text:p>
          </table:table-cell>
          <table:table-cell table:style-name="ce43"/>
          <table:table-cell table:style-name="ce65"/>
          <table:table-cell table:style-name="ce43"/>
          <table:table-cell/>
          <table:table-cell table:formula="oooc:=CONCATENATE(&quot;swift -n Miguel -o &quot;;[.A88];&quot;.wav '&quot;;[.B88];&quot;' -e utf-8 -m text -p audio/channels=1,audio/sampling-rate=8000&quot;)" office:value-type="string" office:string-value="swift -n Miguel -o spy-jingle.wav ' jingle' -e utf-8 -m text -p audio/channels=1,audio/sampling-rate=8000">
            <text:p>swift -n Miguel -o spy-jingle.wav ' jingle' -e utf-8 -m text -p audio/channels=1,audio/sampling-rate=8000</text:p>
          </table:table-cell>
        </table:table-row>
        <table:table-row table:style-name="ro2">
          <table:table-cell office:value-type="string">
            <text:p>spy-local</text:p>
          </table:table-cell>
          <table:table-cell office:value-type="string">
            <text:p><text:s/>local</text:p>
          </table:table-cell>
          <table:table-cell table:number-columns-repeated="4"/>
          <table:table-cell table:formula="oooc:=CONCATENATE(&quot;swift -n Miguel -o &quot;;[.A89];&quot;.wav '&quot;;[.B89];&quot;' -e utf-8 -m text -p audio/channels=1,audio/sampling-rate=8000&quot;)" office:value-type="string" office:string-value="swift -n Miguel -o spy-local.wav ' local' -e utf-8 -m text -p audio/channels=1,audio/sampling-rate=8000">
            <text:p>swift -n Miguel -o spy-local.wav ' local' -e utf-8 -m text -p audio/channels=1,audio/sampling-rate=8000</text:p>
          </table:table-cell>
        </table:table-row>
        <table:table-row table:style-name="ro2">
          <table:table-cell table:style-name="ce4" office:value-type="string">
            <text:p>spy-mgcp</text:p>
          </table:table-cell>
          <table:table-cell table:style-name="ce28" office:value-type="string">
            <text:p><text:s/>mgcp</text:p>
          </table:table-cell>
          <table:table-cell table:style-name="ce43"/>
          <table:table-cell table:style-name="ce65"/>
          <table:table-cell table:style-name="ce43"/>
          <table:table-cell/>
          <table:table-cell table:formula="oooc:=CONCATENATE(&quot;swift -n Miguel -o &quot;;[.A90];&quot;.wav '&quot;;[.B90];&quot;' -e utf-8 -m text -p audio/channels=1,audio/sampling-rate=8000&quot;)" office:value-type="string" office:string-value="swift -n Miguel -o spy-mgcp.wav ' mgcp' -e utf-8 -m text -p audio/channels=1,audio/sampling-rate=8000">
            <text:p>swift -n Miguel -o spy-mgcp.wav ' mgcp' -e utf-8 -m text -p audio/channels=1,audio/sampling-rate=8000</text:p>
          </table:table-cell>
        </table:table-row>
        <table:table-row table:style-name="ro2">
          <table:table-cell office:value-type="string">
            <text:p>spy-misdn</text:p>
          </table:table-cell>
          <table:table-cell office:value-type="string">
            <text:p><text:s/>M I S D N</text:p>
          </table:table-cell>
          <table:table-cell table:number-columns-repeated="4"/>
          <table:table-cell table:formula="oooc:=CONCATENATE(&quot;swift -n Miguel -o &quot;;[.A91];&quot;.wav '&quot;;[.B91];&quot;' -e utf-8 -m text -p audio/channels=1,audio/sampling-rate=8000&quot;)" office:value-type="string" office:string-value="swift -n Miguel -o spy-misdn.wav ' M I S D N' -e utf-8 -m text -p audio/channels=1,audio/sampling-rate=8000">
            <text:p>swift -n Miguel -o spy-misdn.wav ' M I S D N' -e utf-8 -m text -p audio/channels=1,audio/sampling-rate=8000</text:p>
          </table:table-cell>
        </table:table-row>
        <table:table-row table:style-name="ro2">
          <table:table-cell table:style-name="ce4" office:value-type="string">
            <text:p>spy-mobile</text:p>
          </table:table-cell>
          <table:table-cell table:style-name="ce28" office:value-type="string">
            <text:p><text:s/>Bluetooth</text:p>
          </table:table-cell>
          <table:table-cell table:style-name="ce43"/>
          <table:table-cell table:style-name="ce65"/>
          <table:table-cell table:style-name="ce43"/>
          <table:table-cell/>
          <table:table-cell table:formula="oooc:=CONCATENATE(&quot;swift -n Miguel -o &quot;;[.A92];&quot;.wav '&quot;;[.B92];&quot;' -e utf-8 -m text -p audio/channels=1,audio/sampling-rate=8000&quot;)" office:value-type="string" office:string-value="swift -n Miguel -o spy-mobile.wav ' Bluetooth' -e utf-8 -m text -p audio/channels=1,audio/sampling-rate=8000">
            <text:p>swift -n Miguel -o spy-mobile.wav ' Bluetooth' -e utf-8 -m text -p audio/channels=1,audio/sampling-rate=8000</text:p>
          </table:table-cell>
        </table:table-row>
        <table:table-row table:style-name="ro2">
          <table:table-cell office:value-type="string">
            <text:p>spy-nbs</text:p>
          </table:table-cell>
          <table:table-cell office:value-type="string">
            <text:p><text:s/>N B S</text:p>
          </table:table-cell>
          <table:table-cell table:number-columns-repeated="4"/>
          <table:table-cell table:formula="oooc:=CONCATENATE(&quot;swift -n Miguel -o &quot;;[.A93];&quot;.wav '&quot;;[.B93];&quot;' -e utf-8 -m text -p audio/channels=1,audio/sampling-rate=8000&quot;)" office:value-type="string" office:string-value="swift -n Miguel -o spy-nbs.wav ' N B S' -e utf-8 -m text -p audio/channels=1,audio/sampling-rate=8000">
            <text:p>swift -n Miguel -o spy-nbs.wav ' N B S' -e utf-8 -m text -p audio/channels=1,audio/sampling-rate=8000</text:p>
          </table:table-cell>
        </table:table-row>
        <table:table-row table:style-name="ro2">
          <table:table-cell table:style-name="ce4" office:value-type="string">
            <text:p>spy-sip</text:p>
          </table:table-cell>
          <table:table-cell table:style-name="ce28" office:value-type="string">
            <text:p><text:s/>sip</text:p>
          </table:table-cell>
          <table:table-cell table:style-name="ce43"/>
          <table:table-cell table:style-name="ce65"/>
          <table:table-cell table:style-name="ce43"/>
          <table:table-cell/>
          <table:table-cell table:formula="oooc:=CONCATENATE(&quot;swift -n Miguel -o &quot;;[.A94];&quot;.wav '&quot;;[.B94];&quot;' -e utf-8 -m text -p audio/channels=1,audio/sampling-rate=8000&quot;)" office:value-type="string" office:string-value="swift -n Miguel -o spy-sip.wav ' sip' -e utf-8 -m text -p audio/channels=1,audio/sampling-rate=8000">
            <text:p>swift -n Miguel -o spy-sip.wav ' sip' -e utf-8 -m text -p audio/channels=1,audio/sampling-rate=8000</text:p>
          </table:table-cell>
        </table:table-row>
        <table:table-row table:style-name="ro2">
          <table:table-cell office:value-type="string">
            <text:p>spy-skinny</text:p>
          </table:table-cell>
          <table:table-cell office:value-type="string">
            <text:p><text:s/>skinny </text:p>
          </table:table-cell>
          <table:table-cell table:number-columns-repeated="4"/>
          <table:table-cell table:formula="oooc:=CONCATENATE(&quot;swift -n Miguel -o &quot;;[.A95];&quot;.wav '&quot;;[.B95];&quot;' -e utf-8 -m text -p audio/channels=1,audio/sampling-rate=8000&quot;)" office:value-type="string" office:string-value="swift -n Miguel -o spy-skinny.wav ' skinny ' -e utf-8 -m text -p audio/channels=1,audio/sampling-rate=8000">
            <text:p>swift -n Miguel -o spy-skinny.wav ' skinny ' -e utf-8 -m text -p audio/channels=1,audio/sampling-rate=8000</text:p>
          </table:table-cell>
        </table:table-row>
        <table:table-row table:style-name="ro2">
          <table:table-cell table:style-name="ce4" office:value-type="string">
            <text:p>spy-unistim</text:p>
          </table:table-cell>
          <table:table-cell table:style-name="ce28" office:value-type="string">
            <text:p><text:s/>Unistim</text:p>
          </table:table-cell>
          <table:table-cell table:style-name="ce43"/>
          <table:table-cell table:style-name="ce65"/>
          <table:table-cell table:style-name="ce43"/>
          <table:table-cell/>
          <table:table-cell table:formula="oooc:=CONCATENATE(&quot;swift -n Miguel -o &quot;;[.A96];&quot;.wav '&quot;;[.B96];&quot;' -e utf-8 -m text -p audio/channels=1,audio/sampling-rate=8000&quot;)" office:value-type="string" office:string-value="swift -n Miguel -o spy-unistim.wav ' Unistim' -e utf-8 -m text -p audio/channels=1,audio/sampling-rate=8000">
            <text:p>swift -n Miguel -o spy-unistim.wav ' Unistim' -e utf-8 -m text -p audio/channels=1,audio/sampling-rate=8000</text:p>
          </table:table-cell>
        </table:table-row>
        <table:table-row table:style-name="ro2">
          <table:table-cell office:value-type="string">
            <text:p>spy-usbradio</text:p>
          </table:table-cell>
          <table:table-cell office:value-type="string">
            <text:p><text:s/>Radio U S B</text:p>
          </table:table-cell>
          <table:table-cell table:number-columns-repeated="4"/>
          <table:table-cell table:formula="oooc:=CONCATENATE(&quot;swift -n Miguel -o &quot;;[.A97];&quot;.wav '&quot;;[.B97];&quot;' -e utf-8 -m text -p audio/channels=1,audio/sampling-rate=8000&quot;)" office:value-type="string" office:string-value="swift -n Miguel -o spy-usbradio.wav ' Radio U S B' -e utf-8 -m text -p audio/channels=1,audio/sampling-rate=8000">
            <text:p>swift -n Miguel -o spy-usbradio.wav ' Radio U S B' -e utf-8 -m text -p audio/channels=1,audio/sampling-rate=8000</text:p>
          </table:table-cell>
        </table:table-row>
        <table:table-row table:style-name="ro2">
          <table:table-cell table:style-name="ce4" office:value-type="string">
            <text:p>spy-zap</text:p>
          </table:table-cell>
          <table:table-cell table:style-name="ce28" office:value-type="string">
            <text:p><text:s/>zap</text:p>
          </table:table-cell>
          <table:table-cell table:style-name="ce43"/>
          <table:table-cell table:style-name="ce65"/>
          <table:table-cell table:style-name="ce43"/>
          <table:table-cell/>
          <table:table-cell table:formula="oooc:=CONCATENATE(&quot;swift -n Miguel -o &quot;;[.A98];&quot;.wav '&quot;;[.B98];&quot;' -e utf-8 -m text -p audio/channels=1,audio/sampling-rate=8000&quot;)" office:value-type="string" office:string-value="swift -n Miguel -o spy-zap.wav ' zap' -e utf-8 -m text -p audio/channels=1,audio/sampling-rate=8000">
            <text:p>swift -n Miguel -o spy-zap.wav ' zap' -e utf-8 -m text -p audio/channels=1,audio/sampling-rate=8000</text:p>
          </table:table-cell>
        </table:table-row>
        <table:table-row table:style-name="ro6">
          <table:table-cell office:value-type="string">
            <text:p>ss-noservice</text:p>
          </table:table-cell>
          <table:table-cell office:value-type="string">
            <text:p><text:s/>El numero que usted ha marcado esta fuera de servicio. Por favor verifique el numero y vuelva a intentar.</text:p>
          </table:table-cell>
          <table:table-cell table:number-columns-repeated="4"/>
          <table:table-cell table:formula="oooc:=CONCATENATE(&quot;swift -n Miguel -o &quot;;[.A99];&quot;.wav '&quot;;[.B99];&quot;' -e utf-8 -m text -p audio/channels=1,audio/sampling-rate=8000&quot;)" office:value-type="string" office:string-value="swift -n Miguel -o ss-noservice.wav ' El numero que usted ha marcado esta fuera de servicio. Por favor verifique el numero y vuelva a intentar.' -e utf-8 -m text -p audio/channels=1,audio/sampling-rate=8000">
            <text:p>swift -n Miguel -o ss-noservice.wav ' El numero que usted ha marcado esta fuera de servicio. Por favor verifique el numero y vuelva a intentar.' -e utf-8 -m text -p audio/channels=1,audio/sampling-rate=8000</text:p>
          </table:table-cell>
        </table:table-row>
        <table:table-row table:style-name="ro2">
          <table:table-cell table:style-name="ce4" office:value-type="string">
            <text:p>transfer</text:p>
          </table:table-cell>
          <table:table-cell table:style-name="ce28" office:value-type="string">
            <text:p><text:s/>Por favor espere mientras le comunico con esa extension.</text:p>
          </table:table-cell>
          <table:table-cell table:style-name="ce43"/>
          <table:table-cell table:style-name="ce65"/>
          <table:table-cell table:style-name="ce43"/>
          <table:table-cell/>
          <table:table-cell table:formula="oooc:=CONCATENATE(&quot;swift -n Miguel -o &quot;;[.A100];&quot;.wav '&quot;;[.B100];&quot;' -e utf-8 -m text -p audio/channels=1,audio/sampling-rate=8000&quot;)" office:value-type="string" office:string-value="swift -n Miguel -o transfer.wav ' Por favor espere mientras le comunico con esa extension.' -e utf-8 -m text -p audio/channels=1,audio/sampling-rate=8000">
            <text:p>swift -n Miguel -o transfer.wav ' Por favor espere mientras le comunico con esa extension.' -e utf-8 -m text -p audio/channels=1,audio/sampling-rate=8000</text:p>
          </table:table-cell>
        </table:table-row>
        <table:table-row table:style-name="ro5">
          <table:table-cell office:value-type="string">
            <text:p>tt-allbusy</text:p>
          </table:table-cell>
          <table:table-cell office:value-type="string">
            <text:p><text:s/>Todos los representantes de la casa se encuentran ocupados asistiendo a otros vendedores por telefono. Por favor espere y su llamada sera atendida en el orden que fue recibida.</text:p>
          </table:table-cell>
          <table:table-cell table:number-columns-repeated="4"/>
          <table:table-cell table:formula="oooc:=CONCATENATE(&quot;swift -n Miguel -o &quot;;[.A101];&quot;.wav '&quot;;[.B101];&quot;' -e utf-8 -m text -p audio/channels=1,audio/sampling-rate=8000&quot;)" office:value-type="string" office:string-value="swift -n Miguel -o tt-allbusy.wav ' Todos los representantes de la casa se encuentran ocupados asistiendo a otros vendedores por telefono. Por favor espere y su llamada sera atendida en el orden que fue recibida.' -e utf-8 -m text -p audio/channels=1,audio/sampling-rate=8000">
            <text:p>swift -n Miguel -o tt-allbusy.wav ' Todos los representantes de la casa se encuentran ocupados asistiendo a otros vendedores por telefono. Por favor espere y su llamada sera atendida en el orden que fue recibida.' -e utf-8 -m text -p audio/channels=1,audio/sampling-rate=8000</text:p>
          </table:table-cell>
        </table:table-row>
        <table:table-row table:style-name="ro2">
          <table:table-cell table:style-name="ce4" office:value-type="string">
            <text:p>tt-monkeys</text:p>
          </table:table-cell>
          <table:table-cell table:style-name="ce28" office:value-type="string">
            <text:p><text:s/>[ grabacion de monos gritando ]</text:p>
          </table:table-cell>
          <table:table-cell table:style-name="ce43"/>
          <table:table-cell table:style-name="ce65"/>
          <table:table-cell table:style-name="ce43"/>
          <table:table-cell/>
          <table:table-cell table:formula="oooc:=CONCATENATE(&quot;swift -n Miguel -o &quot;;[.A102];&quot;.wav '&quot;;[.B102];&quot;' -e utf-8 -m text -p audio/channels=1,audio/sampling-rate=8000&quot;)" office:value-type="string" office:string-value="swift -n Miguel -o tt-monkeys.wav ' [ grabacion de monos gritando ]' -e utf-8 -m text -p audio/channels=1,audio/sampling-rate=8000">
            <text:p>swift -n Miguel -o tt-monkeys.wav ' [ grabacion de monos gritando ]' -e utf-8 -m text -p audio/channels=1,audio/sampling-rate=8000</text:p>
          </table:table-cell>
        </table:table-row>
        <table:table-row table:style-name="ro2">
          <table:table-cell office:value-type="string">
            <text:p>tt-monkeysintro</text:p>
          </table:table-cell>
          <table:table-cell office:value-type="string">
            <text:p><text:s/>Han sido llevados por monos.</text:p>
          </table:table-cell>
          <table:table-cell table:number-columns-repeated="4"/>
          <table:table-cell table:formula="oooc:=CONCATENATE(&quot;swift -n Miguel -o &quot;;[.A103];&quot;.wav '&quot;;[.B103];&quot;' -e utf-8 -m text -p audio/channels=1,audio/sampling-rate=8000&quot;)" office:value-type="string" office:string-value="swift -n Miguel -o tt-monkeysintro.wav ' Han sido llevados por monos.' -e utf-8 -m text -p audio/channels=1,audio/sampling-rate=8000">
            <text:p>swift -n Miguel -o tt-monkeysintro.wav ' Han sido llevados por monos.' -e utf-8 -m text -p audio/channels=1,audio/sampling-rate=8000</text:p>
          </table:table-cell>
        </table:table-row>
        <table:table-row table:style-name="ro2">
          <table:table-cell table:style-name="ce4" office:value-type="string">
            <text:p>tt-somethingwrong</text:p>
          </table:table-cell>
          <table:table-cell table:style-name="ce28" office:value-type="string">
            <text:p><text:s/>Algo esta terriblemente mal.</text:p>
          </table:table-cell>
          <table:table-cell table:style-name="ce43"/>
          <table:table-cell table:style-name="ce65"/>
          <table:table-cell table:style-name="ce43"/>
          <table:table-cell/>
          <table:table-cell table:formula="oooc:=CONCATENATE(&quot;swift -n Miguel -o &quot;;[.A104];&quot;.wav '&quot;;[.B104];&quot;' -e utf-8 -m text -p audio/channels=1,audio/sampling-rate=8000&quot;)" office:value-type="string" office:string-value="swift -n Miguel -o tt-somethingwrong.wav ' Algo esta terriblemente mal.' -e utf-8 -m text -p audio/channels=1,audio/sampling-rate=8000">
            <text:p>swift -n Miguel -o tt-somethingwrong.wav ' Algo esta terriblemente mal.' -e utf-8 -m text -p audio/channels=1,audio/sampling-rate=8000</text:p>
          </table:table-cell>
        </table:table-row>
        <table:table-row table:style-name="ro2">
          <table:table-cell table:style-name="ce47" office:value-type="string">
            <text:p>tt-weasels</text:p>
          </table:table-cell>
          <table:table-cell table:style-name="ce63" office:value-type="string">
            <text:p><text:s/>Las comadrejas se han comido nuestro sistema telefonico.</text:p>
          </table:table-cell>
          <table:table-cell table:style-name="ce56"/>
          <table:table-cell table:style-name="ce66"/>
          <table:table-cell table:style-name="ce56"/>
          <table:table-cell/>
          <table:table-cell table:formula="oooc:=CONCATENATE(&quot;swift -n Miguel -o &quot;;[.A105];&quot;.wav '&quot;;[.B105];&quot;' -e utf-8 -m text -p audio/channels=1,audio/sampling-rate=8000&quot;)" office:value-type="string" office:string-value="swift -n Miguel -o tt-weasels.wav ' Las comadrejas se han comido nuestro sistema telefonico.' -e utf-8 -m text -p audio/channels=1,audio/sampling-rate=8000">
            <text:p>swift -n Miguel -o tt-weasels.wav ' Las comadrejas se han comido nuestro sistema telefonico.' -e utf-8 -m text -p audio/channels=1,audio/sampling-rate=8000</text:p>
          </table:table-cell>
        </table:table-row>
      </table:table>
      <table:table table:name="Calling Card" table:style-name="ta1" table:print="false">
        <office:forms form:automatic-focus="false" form:apply-design-mode="false"/>
        <table:table-column table:style-name="co9" table:default-cell-style-name="ce3"/>
        <table:table-column table:style-name="co2" table:default-cell-style-name="ce68"/>
        <table:table-column table:style-name="co3" table:number-columns-repeated="2" table:default-cell-style-name="ce35"/>
        <table:table-column table:style-name="co4" table:default-cell-style-name="ce35"/>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2">
          <table:table-cell table:style-name="ce2" office:value-type="string">
            <text:p>callingcard/cc-balance-and</text:p>
          </table:table-cell>
          <table:table-cell table:style-name="ce67" office:value-type="string">
            <text:p>con</text:p>
          </table:table-cell>
          <table:table-cell table:number-columns-repeated="3" table:style-name="ce34" office:value-type="string">
            <text:p>x</text:p>
          </table:table-cell>
          <table:table-cell/>
          <table:table-cell table:formula="oooc:=CONCATENATE(&quot;swift -n Miguel -o &quot;;[.A2];&quot;.wav '&quot;;[.B2];&quot;' -e utf-8 -m text -p audio/channels=1,audio/sampling-rate=8000&quot;)" office:value-type="string" office:string-value="swift -n Miguel -o callingcard/cc-balance-and.wav 'con' -e utf-8 -m text -p audio/channels=1,audio/sampling-rate=8000">
            <text:p>swift -n Miguel -o callingcard/cc-balance-and.wav 'con' -e utf-8 -m text -p audio/channels=1,audio/sampling-rate=8000</text:p>
          </table:table-cell>
        </table:table-row>
        <table:table-row table:style-name="ro2">
          <table:table-cell office:value-type="string">
            <text:p>callingcard/cc-call-time-is</text:p>
          </table:table-cell>
          <table:table-cell office:value-type="string">
            <text:p>Tienes [XXX minutos] ...</text:p>
          </table:table-cell>
          <table:table-cell table:number-columns-repeated="3" office:value-type="string">
            <text:p>x</text:p>
          </table:table-cell>
          <table:table-cell/>
          <table:table-cell table:formula="oooc:=CONCATENATE(&quot;swift -n Miguel -o &quot;;[.A3];&quot;.wav '&quot;;[.B3];&quot;' -e utf-8 -m text -p audio/channels=1,audio/sampling-rate=8000&quot;)" office:value-type="string" office:string-value="swift -n Miguel -o callingcard/cc-call-time-is.wav 'Tienes [XXX minutos] ...' -e utf-8 -m text -p audio/channels=1,audio/sampling-rate=8000">
            <text:p>swift -n Miguel -o callingcard/cc-call-time-is.wav 'Tienes [XXX minutos] ...' -e utf-8 -m text -p audio/channels=1,audio/sampling-rate=8000</text:p>
          </table:table-cell>
        </table:table-row>
        <table:table-row table:style-name="ro2">
          <table:table-cell table:style-name="ce4" office:value-type="string">
            <text:p>callingcard/cc-cent-usd</text:p>
          </table:table-cell>
          <table:table-cell table:style-name="ce69" office:value-type="string">
            <text:p>centavo</text:p>
          </table:table-cell>
          <table:table-cell table:number-columns-repeated="3" table:style-name="ce36" office:value-type="string">
            <text:p>x</text:p>
          </table:table-cell>
          <table:table-cell/>
          <table:table-cell table:formula="oooc:=CONCATENATE(&quot;swift -n Miguel -o &quot;;[.A4];&quot;.wav '&quot;;[.B4];&quot;' -e utf-8 -m text -p audio/channels=1,audio/sampling-rate=8000&quot;)" office:value-type="string" office:string-value="swift -n Miguel -o callingcard/cc-cent-usd.wav 'centavo' -e utf-8 -m text -p audio/channels=1,audio/sampling-rate=8000">
            <text:p>swift -n Miguel -o callingcard/cc-cent-usd.wav 'centavo' -e utf-8 -m text -p audio/channels=1,audio/sampling-rate=8000</text:p>
          </table:table-cell>
        </table:table-row>
        <table:table-row table:style-name="ro2">
          <table:table-cell office:value-type="string">
            <text:p>callingcard/cc-cent-veb</text:p>
          </table:table-cell>
          <table:table-cell office:value-type="string">
            <text:p>dólar</text:p>
          </table:table-cell>
          <table:table-cell table:number-columns-repeated="3" office:value-type="string">
            <text:p>x</text:p>
          </table:table-cell>
          <table:table-cell/>
          <table:table-cell table:formula="oooc:=CONCATENATE(&quot;swift -n Miguel -o &quot;;[.A5];&quot;.wav '&quot;;[.B5];&quot;' -e utf-8 -m text -p audio/channels=1,audio/sampling-rate=8000&quot;)" office:value-type="string" office:string-value="swift -n Miguel -o callingcard/cc-cent-veb.wav 'dólar' -e utf-8 -m text -p audio/channels=1,audio/sampling-rate=8000">
            <text:p>swift -n Miguel -o callingcard/cc-cent-veb.wav 'dólar' -e utf-8 -m text -p audio/channels=1,audio/sampling-rate=8000</text:p>
          </table:table-cell>
        </table:table-row>
        <table:table-row table:style-name="ro2">
          <table:table-cell table:style-name="ce4" office:value-type="string">
            <text:p>callingcard/cc-cents-usd</text:p>
          </table:table-cell>
          <table:table-cell table:style-name="ce69" office:value-type="string">
            <text:p>centavos</text:p>
          </table:table-cell>
          <table:table-cell table:number-columns-repeated="3" table:style-name="ce36" office:value-type="string">
            <text:p>x</text:p>
          </table:table-cell>
          <table:table-cell/>
          <table:table-cell table:formula="oooc:=CONCATENATE(&quot;swift -n Miguel -o &quot;;[.A6];&quot;.wav '&quot;;[.B6];&quot;' -e utf-8 -m text -p audio/channels=1,audio/sampling-rate=8000&quot;)" office:value-type="string" office:string-value="swift -n Miguel -o callingcard/cc-cents-usd.wav 'centavos' -e utf-8 -m text -p audio/channels=1,audio/sampling-rate=8000">
            <text:p>swift -n Miguel -o callingcard/cc-cents-usd.wav 'centavos' -e utf-8 -m text -p audio/channels=1,audio/sampling-rate=8000</text:p>
          </table:table-cell>
        </table:table-row>
        <table:table-row table:style-name="ro2">
          <table:table-cell office:value-type="string">
            <text:p>callingcard/cc-cents-veb</text:p>
          </table:table-cell>
          <table:table-cell office:value-type="string">
            <text:p>dolares</text:p>
          </table:table-cell>
          <table:table-cell table:number-columns-repeated="3" office:value-type="string">
            <text:p>x</text:p>
          </table:table-cell>
          <table:table-cell/>
          <table:table-cell table:formula="oooc:=CONCATENATE(&quot;swift -n Miguel -o &quot;;[.A7];&quot;.wav '&quot;;[.B7];&quot;' -e utf-8 -m text -p audio/channels=1,audio/sampling-rate=8000&quot;)" office:value-type="string" office:string-value="swift -n Miguel -o callingcard/cc-cents-veb.wav 'dolares' -e utf-8 -m text -p audio/channels=1,audio/sampling-rate=8000">
            <text:p>swift -n Miguel -o callingcard/cc-cents-veb.wav 'dolares' -e utf-8 -m text -p audio/channels=1,audio/sampling-rate=8000</text:p>
          </table:table-cell>
        </table:table-row>
        <table:table-row table:style-name="ro2">
          <table:table-cell table:style-name="ce4" office:value-type="string">
            <text:p>callingcard/cc-confirm-new-password</text:p>
          </table:table-cell>
          <table:table-cell table:style-name="ce69" office:value-type="string">
            <text:p>Confirma tu nueva clave secreta</text:p>
          </table:table-cell>
          <table:table-cell table:number-columns-repeated="3" table:style-name="ce36" office:value-type="string">
            <text:p>x</text:p>
          </table:table-cell>
          <table:table-cell/>
          <table:table-cell table:formula="oooc:=CONCATENATE(&quot;swift -n Miguel -o &quot;;[.A8];&quot;.wav '&quot;;[.B8];&quot;' -e utf-8 -m text -p audio/channels=1,audio/sampling-rate=8000&quot;)" office:value-type="string" office:string-value="swift -n Miguel -o callingcard/cc-confirm-new-password.wav 'Confirma tu nueva clave secreta' -e utf-8 -m text -p audio/channels=1,audio/sampling-rate=8000">
            <text:p>swift -n Miguel -o callingcard/cc-confirm-new-password.wav 'Confirma tu nueva clave secreta' -e utf-8 -m text -p audio/channels=1,audio/sampling-rate=8000</text:p>
          </table:table-cell>
        </table:table-row>
        <table:table-row table:style-name="ro2">
          <table:table-cell office:value-type="string">
            <text:p>callingcard/cc-credit-limit-exceeded</text:p>
          </table:table-cell>
          <table:table-cell office:value-type="string">
            <text:p>Has alcanzado el tope de tu crédito asignado</text:p>
          </table:table-cell>
          <table:table-cell table:number-columns-repeated="3" office:value-type="string">
            <text:p>x</text:p>
          </table:table-cell>
          <table:table-cell/>
          <table:table-cell table:formula="oooc:=CONCATENATE(&quot;swift -n Miguel -o &quot;;[.A9];&quot;.wav '&quot;;[.B9];&quot;' -e utf-8 -m text -p audio/channels=1,audio/sampling-rate=8000&quot;)" office:value-type="string" office:string-value="swift -n Miguel -o callingcard/cc-credit-limit-exceeded.wav 'Has alcanzado el tope de tu crédito asignado' -e utf-8 -m text -p audio/channels=1,audio/sampling-rate=8000">
            <text:p>swift -n Miguel -o callingcard/cc-credit-limit-exceeded.wav 'Has alcanzado el tope de tu crédito asignado' -e utf-8 -m text -p audio/channels=1,audio/sampling-rate=8000</text:p>
          </table:table-cell>
        </table:table-row>
        <table:table-row table:style-name="ro2">
          <table:table-cell table:style-name="ce4" office:value-type="string">
            <text:p>callingcard/cc-disabled-pin</text:p>
          </table:table-cell>
          <table:table-cell table:style-name="ce69" office:value-type="string">
            <text:p>Tarjeta no habilitada, por favor verifica</text:p>
          </table:table-cell>
          <table:table-cell table:number-columns-repeated="3" table:style-name="ce36" office:value-type="string">
            <text:p>x</text:p>
          </table:table-cell>
          <table:table-cell/>
          <table:table-cell table:formula="oooc:=CONCATENATE(&quot;swift -n Miguel -o &quot;;[.A10];&quot;.wav '&quot;;[.B10];&quot;' -e utf-8 -m text -p audio/channels=1,audio/sampling-rate=8000&quot;)" office:value-type="string" office:string-value="swift -n Miguel -o callingcard/cc-disabled-pin.wav 'Tarjeta no habilitada, por favor verifica' -e utf-8 -m text -p audio/channels=1,audio/sampling-rate=8000">
            <text:p>swift -n Miguel -o callingcard/cc-disabled-pin.wav 'Tarjeta no habilitada, por favor verifica' -e utf-8 -m text -p audio/channels=1,audio/sampling-rate=8000</text:p>
          </table:table-cell>
        </table:table-row>
        <table:table-row table:style-name="ro2">
          <table:table-cell office:value-type="string">
            <text:p>callingcard/cc-enter-dni</text:p>
          </table:table-cell>
          <table:table-cell office:value-type="string">
            <text:p>Marca el número al cual deseas llamar</text:p>
          </table:table-cell>
          <table:table-cell table:number-columns-repeated="3" office:value-type="string">
            <text:p>x</text:p>
          </table:table-cell>
          <table:table-cell/>
          <table:table-cell table:formula="oooc:=CONCATENATE(&quot;swift -n Miguel -o &quot;;[.A11];&quot;.wav '&quot;;[.B11];&quot;' -e utf-8 -m text -p audio/channels=1,audio/sampling-rate=8000&quot;)" office:value-type="string" office:string-value="swift -n Miguel -o callingcard/cc-enter-dni.wav 'Marca el número al cual deseas llamar' -e utf-8 -m text -p audio/channels=1,audio/sampling-rate=8000">
            <text:p>swift -n Miguel -o callingcard/cc-enter-dni.wav 'Marca el número al cual deseas llamar' -e utf-8 -m text -p audio/channels=1,audio/sampling-rate=8000</text:p>
          </table:table-cell>
        </table:table-row>
        <table:table-row table:style-name="ro2">
          <table:table-cell table:style-name="ce4" office:value-type="string">
            <text:p>callingcard/cc-enter-new-password</text:p>
          </table:table-cell>
          <table:table-cell table:style-name="ce69" office:value-type="string">
            <text:p>Introduce tu nueva clave secreta</text:p>
          </table:table-cell>
          <table:table-cell table:number-columns-repeated="3" table:style-name="ce36" office:value-type="string">
            <text:p>x</text:p>
          </table:table-cell>
          <table:table-cell/>
          <table:table-cell table:formula="oooc:=CONCATENATE(&quot;swift -n Miguel -o &quot;;[.A12];&quot;.wav '&quot;;[.B12];&quot;' -e utf-8 -m text -p audio/channels=1,audio/sampling-rate=8000&quot;)" office:value-type="string" office:string-value="swift -n Miguel -o callingcard/cc-enter-new-password.wav 'Introduce tu nueva clave secreta' -e utf-8 -m text -p audio/channels=1,audio/sampling-rate=8000">
            <text:p>swift -n Miguel -o callingcard/cc-enter-new-password.wav 'Introduce tu nueva clave secreta' -e utf-8 -m text -p audio/channels=1,audio/sampling-rate=8000</text:p>
          </table:table-cell>
        </table:table-row>
        <table:table-row table:style-name="ro2">
          <table:table-cell office:value-type="string">
            <text:p>callingcard/cc-enter-password</text:p>
          </table:table-cell>
          <table:table-cell office:value-type="string">
            <text:p>Marca tu clave secreta</text:p>
          </table:table-cell>
          <table:table-cell table:number-columns-repeated="3" office:value-type="string">
            <text:p>x</text:p>
          </table:table-cell>
          <table:table-cell/>
          <table:table-cell table:formula="oooc:=CONCATENATE(&quot;swift -n Miguel -o &quot;;[.A13];&quot;.wav '&quot;;[.B13];&quot;' -e utf-8 -m text -p audio/channels=1,audio/sampling-rate=8000&quot;)" office:value-type="string" office:string-value="swift -n Miguel -o callingcard/cc-enter-password.wav 'Marca tu clave secreta' -e utf-8 -m text -p audio/channels=1,audio/sampling-rate=8000">
            <text:p>swift -n Miguel -o callingcard/cc-enter-password.wav 'Marca tu clave secreta' -e utf-8 -m text -p audio/channels=1,audio/sampling-rate=8000</text:p>
          </table:table-cell>
        </table:table-row>
        <table:table-row table:style-name="ro2">
          <table:table-cell table:style-name="ce4" office:value-type="string">
            <text:p>callingcard/cc-enter-secret</text:p>
          </table:table-cell>
          <table:table-cell table:style-name="ce69" office:value-type="string">
            <text:p>Marca el numero de tu tarjeta</text:p>
          </table:table-cell>
          <table:table-cell table:number-columns-repeated="3" table:style-name="ce36" office:value-type="string">
            <text:p>x</text:p>
          </table:table-cell>
          <table:table-cell/>
          <table:table-cell table:formula="oooc:=CONCATENATE(&quot;swift -n Miguel -o &quot;;[.A14];&quot;.wav '&quot;;[.B14];&quot;' -e utf-8 -m text -p audio/channels=1,audio/sampling-rate=8000&quot;)" office:value-type="string" office:string-value="swift -n Miguel -o callingcard/cc-enter-secret.wav 'Marca el numero de tu tarjeta' -e utf-8 -m text -p audio/channels=1,audio/sampling-rate=8000">
            <text:p>swift -n Miguel -o callingcard/cc-enter-secret.wav 'Marca el numero de tu tarjeta' -e utf-8 -m text -p audio/channels=1,audio/sampling-rate=8000</text:p>
          </table:table-cell>
        </table:table-row>
        <table:table-row table:style-name="ro6">
          <table:table-cell office:value-type="string">
            <text:p>callingcard/cc-expired-pin</text:p>
          </table:table-cell>
          <table:table-cell office:value-type="string">
            <text:p>Tarjeta vencida, para realizar llamadas por favor compra una nueva tarjeta en wixtel.com</text:p>
          </table:table-cell>
          <table:table-cell table:number-columns-repeated="3" office:value-type="string">
            <text:p>x</text:p>
          </table:table-cell>
          <table:table-cell/>
          <table:table-cell table:formula="oooc:=CONCATENATE(&quot;swift -n Miguel -o &quot;;[.A15];&quot;.wav '&quot;;[.B15];&quot;' -e utf-8 -m text -p audio/channels=1,audio/sampling-rate=8000&quot;)" office:value-type="string" office:string-value="swift -n Miguel -o callingcard/cc-expired-pin.wav 'Tarjeta vencida, para realizar llamadas por favor compra una nueva tarjeta en wixtel.com' -e utf-8 -m text -p audio/channels=1,audio/sampling-rate=8000">
            <text:p>swift -n Miguel -o callingcard/cc-expired-pin.wav 'Tarjeta vencida, para realizar llamadas por favor compra una nueva tarjeta en wixtel.com' -e utf-8 -m text -p audio/channels=1,audio/sampling-rate=8000</text:p>
          </table:table-cell>
        </table:table-row>
        <table:table-row table:style-name="ro2">
          <table:table-cell table:style-name="ce4" office:value-type="string">
            <text:p>callingcard/cc-for-this-call</text:p>
          </table:table-cell>
          <table:table-cell table:style-name="ce69" office:value-type="string">
            <text:p>... para esta llamada</text:p>
          </table:table-cell>
          <table:table-cell table:number-columns-repeated="3" table:style-name="ce36" office:value-type="string">
            <text:p>x</text:p>
          </table:table-cell>
          <table:table-cell/>
          <table:table-cell table:formula="oooc:=CONCATENATE(&quot;swift -n Miguel -o &quot;;[.A16];&quot;.wav '&quot;;[.B16];&quot;' -e utf-8 -m text -p audio/channels=1,audio/sampling-rate=8000&quot;)" office:value-type="string" office:string-value="swift -n Miguel -o callingcard/cc-for-this-call.wav '... para esta llamada' -e utf-8 -m text -p audio/channels=1,audio/sampling-rate=8000">
            <text:p>swift -n Miguel -o callingcard/cc-for-this-call.wav '... para esta llamada' -e utf-8 -m text -p audio/channels=1,audio/sampling-rate=8000</text:p>
          </table:table-cell>
        </table:table-row>
        <table:table-row table:style-name="ro2">
          <table:table-cell office:value-type="string">
            <text:p>callingcard/cc-invalid-dni</text:p>
          </table:table-cell>
          <table:table-cell office:value-type="string">
            <text:p>Número incorrecto, verifícalo e intenta nuevamente</text:p>
          </table:table-cell>
          <table:table-cell table:number-columns-repeated="3" office:value-type="string">
            <text:p>x</text:p>
          </table:table-cell>
          <table:table-cell/>
          <table:table-cell table:formula="oooc:=CONCATENATE(&quot;swift -n Miguel -o &quot;;[.A17];&quot;.wav '&quot;;[.B17];&quot;' -e utf-8 -m text -p audio/channels=1,audio/sampling-rate=8000&quot;)" office:value-type="string" office:string-value="swift -n Miguel -o callingcard/cc-invalid-dni.wav 'Número incorrecto, verifícalo e intenta nuevamente' -e utf-8 -m text -p audio/channels=1,audio/sampling-rate=8000">
            <text:p>swift -n Miguel -o callingcard/cc-invalid-dni.wav 'Número incorrecto, verifícalo e intenta nuevamente' -e utf-8 -m text -p audio/channels=1,audio/sampling-rate=8000</text:p>
          </table:table-cell>
        </table:table-row>
        <table:table-row table:style-name="ro2">
          <table:table-cell table:style-name="ce4" office:value-type="string">
            <text:p>callingcard/cc-invalid-option</text:p>
          </table:table-cell>
          <table:table-cell table:style-name="ce69" office:value-type="string">
            <text:p>Disculpa, la opción seleccionada es inválida</text:p>
          </table:table-cell>
          <table:table-cell table:number-columns-repeated="3" table:style-name="ce36" office:value-type="string">
            <text:p>x</text:p>
          </table:table-cell>
          <table:table-cell/>
          <table:table-cell table:formula="oooc:=CONCATENATE(&quot;swift -n Miguel -o &quot;;[.A18];&quot;.wav '&quot;;[.B18];&quot;' -e utf-8 -m text -p audio/channels=1,audio/sampling-rate=8000&quot;)" office:value-type="string" office:string-value="swift -n Miguel -o callingcard/cc-invalid-option.wav 'Disculpa, la opción seleccionada es inválida' -e utf-8 -m text -p audio/channels=1,audio/sampling-rate=8000">
            <text:p>swift -n Miguel -o callingcard/cc-invalid-option.wav 'Disculpa, la opción seleccionada es inválida' -e utf-8 -m text -p audio/channels=1,audio/sampling-rate=8000</text:p>
          </table:table-cell>
        </table:table-row>
        <table:table-row table:style-name="ro2">
          <table:table-cell office:value-type="string">
            <text:p>callingcard/cc-invalid-password</text:p>
          </table:table-cell>
          <table:table-cell office:value-type="string">
            <text:p>Clave secreta inválida, por favor verifica</text:p>
          </table:table-cell>
          <table:table-cell table:number-columns-repeated="3" office:value-type="string">
            <text:p>x</text:p>
          </table:table-cell>
          <table:table-cell/>
          <table:table-cell table:formula="oooc:=CONCATENATE(&quot;swift -n Miguel -o &quot;;[.A19];&quot;.wav '&quot;;[.B19];&quot;' -e utf-8 -m text -p audio/channels=1,audio/sampling-rate=8000&quot;)" office:value-type="string" office:string-value="swift -n Miguel -o callingcard/cc-invalid-password.wav 'Clave secreta inválida, por favor verifica' -e utf-8 -m text -p audio/channels=1,audio/sampling-rate=8000">
            <text:p>swift -n Miguel -o callingcard/cc-invalid-password.wav 'Clave secreta inválida, por favor verifica' -e utf-8 -m text -p audio/channels=1,audio/sampling-rate=8000</text:p>
          </table:table-cell>
        </table:table-row>
        <table:table-row table:style-name="ro2">
          <table:table-cell table:style-name="ce4" office:value-type="string">
            <text:p>callingcard/cc-invalid-pin</text:p>
          </table:table-cell>
          <table:table-cell table:style-name="ce69" office:value-type="string">
            <text:p>Código secreto inválido, por favor verifica</text:p>
          </table:table-cell>
          <table:table-cell table:number-columns-repeated="3" table:style-name="ce36" office:value-type="string">
            <text:p>x</text:p>
          </table:table-cell>
          <table:table-cell/>
          <table:table-cell table:formula="oooc:=CONCATENATE(&quot;swift -n Miguel -o &quot;;[.A20];&quot;.wav '&quot;;[.B20];&quot;' -e utf-8 -m text -p audio/channels=1,audio/sampling-rate=8000&quot;)" office:value-type="string" office:string-value="swift -n Miguel -o callingcard/cc-invalid-pin.wav 'Código secreto inválido, por favor verifica' -e utf-8 -m text -p audio/channels=1,audio/sampling-rate=8000">
            <text:p>swift -n Miguel -o callingcard/cc-invalid-pin.wav 'Código secreto inválido, por favor verifica' -e utf-8 -m text -p audio/channels=1,audio/sampling-rate=8000</text:p>
          </table:table-cell>
        </table:table-row>
        <table:table-row table:style-name="ro2">
          <table:table-cell office:value-type="string">
            <text:p>callingcard/cc-enter-language</text:p>
          </table:table-cell>
          <table:table-cell office:value-type="string">
            <text:p>Para español marca</text:p>
          </table:table-cell>
          <table:table-cell table:number-columns-repeated="3" office:value-type="string">
            <text:p>x</text:p>
          </table:table-cell>
          <table:table-cell/>
          <table:table-cell table:formula="oooc:=CONCATENATE(&quot;swift -n Miguel -o &quot;;[.A21];&quot;.wav '&quot;;[.B21];&quot;' -e utf-8 -m text -p audio/channels=1,audio/sampling-rate=8000&quot;)" office:value-type="string" office:string-value="swift -n Miguel -o callingcard/cc-enter-language.wav 'Para español marca' -e utf-8 -m text -p audio/channels=1,audio/sampling-rate=8000">
            <text:p>swift -n Miguel -o callingcard/cc-enter-language.wav 'Para español marca' -e utf-8 -m text -p audio/channels=1,audio/sampling-rate=8000</text:p>
          </table:table-cell>
        </table:table-row>
        <table:table-row table:style-name="ro2">
          <table:table-cell table:style-name="ce4" office:value-type="string">
            <text:p>callingcard/cc-line-busy</text:p>
          </table:table-cell>
          <table:table-cell table:style-name="ce69" office:value-type="string">
            <text:p>El número al que llamaste está ocupado</text:p>
          </table:table-cell>
          <table:table-cell table:number-columns-repeated="3" table:style-name="ce36" office:value-type="string">
            <text:p>x</text:p>
          </table:table-cell>
          <table:table-cell/>
          <table:table-cell table:formula="oooc:=CONCATENATE(&quot;swift -n Miguel -o &quot;;[.A22];&quot;.wav '&quot;;[.B22];&quot;' -e utf-8 -m text -p audio/channels=1,audio/sampling-rate=8000&quot;)" office:value-type="string" office:string-value="swift -n Miguel -o callingcard/cc-line-busy.wav 'El número al que llamaste está ocupado' -e utf-8 -m text -p audio/channels=1,audio/sampling-rate=8000">
            <text:p>swift -n Miguel -o callingcard/cc-line-busy.wav 'El número al que llamaste está ocupado' -e utf-8 -m text -p audio/channels=1,audio/sampling-rate=8000</text:p>
          </table:table-cell>
        </table:table-row>
        <table:table-row table:style-name="ro6">
          <table:table-cell office:value-type="string">
            <text:p>callingcard/cc-maintenance</text:p>
          </table:table-cell>
          <table:table-cell office:value-type="string">
            <text:p>Por motivos técnicos, tu clave secreta no ha podido ser actualizada, por favor intenta más tarde</text:p>
          </table:table-cell>
          <table:table-cell table:number-columns-repeated="3" office:value-type="string">
            <text:p>x</text:p>
          </table:table-cell>
          <table:table-cell/>
          <table:table-cell table:formula="oooc:=CONCATENATE(&quot;swift -n Miguel -o &quot;;[.A23];&quot;.wav '&quot;;[.B23];&quot;' -e utf-8 -m text -p audio/channels=1,audio/sampling-rate=8000&quot;)" office:value-type="string" office:string-value="swift -n Miguel -o callingcard/cc-maintenance.wav 'Por motivos técnicos, tu clave secreta no ha podido ser actualizada, por favor intenta más tarde' -e utf-8 -m text -p audio/channels=1,audio/sampling-rate=8000">
            <text:p>swift -n Miguel -o callingcard/cc-maintenance.wav 'Por motivos técnicos, tu clave secreta no ha podido ser actualizada, por favor intenta más tarde' -e utf-8 -m text -p audio/channels=1,audio/sampling-rate=8000</text:p>
          </table:table-cell>
        </table:table-row>
        <table:table-row table:style-name="ro2">
          <table:table-cell table:style-name="ce4" office:value-type="string">
            <text:p>callingcard/cc-minute</text:p>
          </table:table-cell>
          <table:table-cell table:style-name="ce69" office:value-type="string">
            <text:p>minuto</text:p>
          </table:table-cell>
          <table:table-cell table:number-columns-repeated="3" table:style-name="ce36" office:value-type="string">
            <text:p>x</text:p>
          </table:table-cell>
          <table:table-cell/>
          <table:table-cell table:formula="oooc:=CONCATENATE(&quot;swift -n Miguel -o &quot;;[.A24];&quot;.wav '&quot;;[.B24];&quot;' -e utf-8 -m text -p audio/channels=1,audio/sampling-rate=8000&quot;)" office:value-type="string" office:string-value="swift -n Miguel -o callingcard/cc-minute.wav 'minuto' -e utf-8 -m text -p audio/channels=1,audio/sampling-rate=8000">
            <text:p>swift -n Miguel -o callingcard/cc-minute.wav 'minuto' -e utf-8 -m text -p audio/channels=1,audio/sampling-rate=8000</text:p>
          </table:table-cell>
        </table:table-row>
        <table:table-row table:style-name="ro2">
          <table:table-cell office:value-type="string">
            <text:p>callingcard/cc-minutes</text:p>
          </table:table-cell>
          <table:table-cell office:value-type="string">
            <text:p>minutos</text:p>
          </table:table-cell>
          <table:table-cell table:number-columns-repeated="3" office:value-type="string">
            <text:p>x</text:p>
          </table:table-cell>
          <table:table-cell/>
          <table:table-cell table:formula="oooc:=CONCATENATE(&quot;swift -n Miguel -o &quot;;[.A25];&quot;.wav '&quot;;[.B25];&quot;' -e utf-8 -m text -p audio/channels=1,audio/sampling-rate=8000&quot;)" office:value-type="string" office:string-value="swift -n Miguel -o callingcard/cc-minutes.wav 'minutos' -e utf-8 -m text -p audio/channels=1,audio/sampling-rate=8000">
            <text:p>swift -n Miguel -o callingcard/cc-minutes.wav 'minutos' -e utf-8 -m text -p audio/channels=1,audio/sampling-rate=8000</text:p>
          </table:table-cell>
        </table:table-row>
        <table:table-row table:style-name="ro2">
          <table:table-cell table:style-name="ce4" office:value-type="string">
            <text:p>callingcard/cc-new-password-mismatch</text:p>
          </table:table-cell>
          <table:table-cell table:style-name="ce69" office:value-type="string">
            <text:p>La nueva clave secreta y su confirmación no coinciden</text:p>
          </table:table-cell>
          <table:table-cell table:number-columns-repeated="3" table:style-name="ce36" office:value-type="string">
            <text:p>x</text:p>
          </table:table-cell>
          <table:table-cell/>
          <table:table-cell table:formula="oooc:=CONCATENATE(&quot;swift -n Miguel -o &quot;;[.A26];&quot;.wav '&quot;;[.B26];&quot;' -e utf-8 -m text -p audio/channels=1,audio/sampling-rate=8000&quot;)" office:value-type="string" office:string-value="swift -n Miguel -o callingcard/cc-new-password-mismatch.wav 'La nueva clave secreta y su confirmación no coinciden' -e utf-8 -m text -p audio/channels=1,audio/sampling-rate=8000">
            <text:p>swift -n Miguel -o callingcard/cc-new-password-mismatch.wav 'La nueva clave secreta y su confirmación no coinciden' -e utf-8 -m text -p audio/channels=1,audio/sampling-rate=8000</text:p>
          </table:table-cell>
        </table:table-row>
        <table:table-row table:style-name="ro2">
          <table:table-cell office:value-type="string">
            <text:p>callingcard/cc-no-answer</text:p>
          </table:table-cell>
          <table:table-cell office:value-type="string">
            <text:p>El número al que llamaste no contesta</text:p>
          </table:table-cell>
          <table:table-cell table:number-columns-repeated="3" office:value-type="string">
            <text:p>x</text:p>
          </table:table-cell>
          <table:table-cell/>
          <table:table-cell table:formula="oooc:=CONCATENATE(&quot;swift -n Miguel -o &quot;;[.A27];&quot;.wav '&quot;;[.B27];&quot;' -e utf-8 -m text -p audio/channels=1,audio/sampling-rate=8000&quot;)" office:value-type="string" office:string-value="swift -n Miguel -o callingcard/cc-no-answer.wav 'El número al que llamaste no contesta' -e utf-8 -m text -p audio/channels=1,audio/sampling-rate=8000">
            <text:p>swift -n Miguel -o callingcard/cc-no-answer.wav 'El número al que llamaste no contesta' -e utf-8 -m text -p audio/channels=1,audio/sampling-rate=8000</text:p>
          </table:table-cell>
        </table:table-row>
        <table:table-row table:style-name="ro2">
          <table:table-cell table:style-name="ce4" office:value-type="string">
            <text:p>callingcard/cc-no-enough-balance</text:p>
          </table:table-cell>
          <table:table-cell table:style-name="ce69" office:value-type="string">
            <text:p>Saldo insuficiente</text:p>
          </table:table-cell>
          <table:table-cell table:number-columns-repeated="3" table:style-name="ce36" office:value-type="string">
            <text:p>x</text:p>
          </table:table-cell>
          <table:table-cell/>
          <table:table-cell table:formula="oooc:=CONCATENATE(&quot;swift -n Miguel -o &quot;;[.A28];&quot;.wav '&quot;;[.B28];&quot;' -e utf-8 -m text -p audio/channels=1,audio/sampling-rate=8000&quot;)" office:value-type="string" office:string-value="swift -n Miguel -o callingcard/cc-no-enough-balance.wav 'Saldo insuficiente' -e utf-8 -m text -p audio/channels=1,audio/sampling-rate=8000">
            <text:p>swift -n Miguel -o callingcard/cc-no-enough-balance.wav 'Saldo insuficiente' -e utf-8 -m text -p audio/channels=1,audio/sampling-rate=8000</text:p>
          </table:table-cell>
        </table:table-row>
        <table:table-row table:style-name="ro2">
          <table:table-cell office:value-type="string">
            <text:p>callingcard/cc-no-input</text:p>
          </table:table-cell>
          <table:table-cell office:value-type="string">
            <text:p>Disculpa, no se detectó ningún ingreso</text:p>
          </table:table-cell>
          <table:table-cell table:number-columns-repeated="3" office:value-type="string">
            <text:p>x</text:p>
          </table:table-cell>
          <table:table-cell/>
          <table:table-cell table:formula="oooc:=CONCATENATE(&quot;swift -n Miguel -o &quot;;[.A29];&quot;.wav '&quot;;[.B29];&quot;' -e utf-8 -m text -p audio/channels=1,audio/sampling-rate=8000&quot;)" office:value-type="string" office:string-value="swift -n Miguel -o callingcard/cc-no-input.wav 'Disculpa, no se detectó ningún ingreso' -e utf-8 -m text -p audio/channels=1,audio/sampling-rate=8000">
            <text:p>swift -n Miguel -o callingcard/cc-no-input.wav 'Disculpa, no se detectó ningún ingreso' -e utf-8 -m text -p audio/channels=1,audio/sampling-rate=8000</text:p>
          </table:table-cell>
        </table:table-row>
        <table:table-row table:style-name="ro2">
          <table:table-cell table:style-name="ce4" office:value-type="string">
            <text:p>callingcard/cc-not-min-balance</text:p>
          </table:table-cell>
          <table:table-cell table:style-name="ce69" office:value-type="string">
            <text:p>Tu saldo no es suficiente para realizar una llamada</text:p>
          </table:table-cell>
          <table:table-cell table:number-columns-repeated="3" table:style-name="ce36" office:value-type="string">
            <text:p>x</text:p>
          </table:table-cell>
          <table:table-cell/>
          <table:table-cell table:formula="oooc:=CONCATENATE(&quot;swift -n Miguel -o &quot;;[.A30];&quot;.wav '&quot;;[.B30];&quot;' -e utf-8 -m text -p audio/channels=1,audio/sampling-rate=8000&quot;)" office:value-type="string" office:string-value="swift -n Miguel -o callingcard/cc-not-min-balance.wav 'Tu saldo no es suficiente para realizar una llamada' -e utf-8 -m text -p audio/channels=1,audio/sampling-rate=8000">
            <text:p>swift -n Miguel -o callingcard/cc-not-min-balance.wav 'Tu saldo no es suficiente para realizar una llamada' -e utf-8 -m text -p audio/channels=1,audio/sampling-rate=8000</text:p>
          </table:table-cell>
        </table:table-row>
        <table:table-row table:style-name="ro2">
          <table:table-cell office:value-type="string">
            <text:p>callingcard/cc-password-change-success</text:p>
          </table:table-cell>
          <table:table-cell office:value-type="string">
            <text:p>Tu clave secreta a sido actualizada</text:p>
          </table:table-cell>
          <table:table-cell table:number-columns-repeated="3" office:value-type="string">
            <text:p>x</text:p>
          </table:table-cell>
          <table:table-cell/>
          <table:table-cell table:formula="oooc:=CONCATENATE(&quot;swift -n Miguel -o &quot;;[.A31];&quot;.wav '&quot;;[.B31];&quot;' -e utf-8 -m text -p audio/channels=1,audio/sampling-rate=8000&quot;)" office:value-type="string" office:string-value="swift -n Miguel -o callingcard/cc-password-change-success.wav 'Tu clave secreta a sido actualizada' -e utf-8 -m text -p audio/channels=1,audio/sampling-rate=8000">
            <text:p>swift -n Miguel -o callingcard/cc-password-change-success.wav 'Tu clave secreta a sido actualizada' -e utf-8 -m text -p audio/channels=1,audio/sampling-rate=8000</text:p>
          </table:table-cell>
        </table:table-row>
        <table:table-row table:style-name="ro2">
          <table:table-cell table:style-name="ce4" office:value-type="string">
            <text:p>callingcard/cc-rate-not-found</text:p>
          </table:table-cell>
          <table:table-cell table:style-name="ce69" office:value-type="string">
            <text:p>No se encontró una tarifa para el número al que llamaste.</text:p>
          </table:table-cell>
          <table:table-cell table:number-columns-repeated="3" table:style-name="ce36" office:value-type="string">
            <text:p>x</text:p>
          </table:table-cell>
          <table:table-cell/>
          <table:table-cell table:formula="oooc:=CONCATENATE(&quot;swift -n Miguel -o &quot;;[.A32];&quot;.wav '&quot;;[.B32];&quot;' -e utf-8 -m text -p audio/channels=1,audio/sampling-rate=8000&quot;)" office:value-type="string" office:string-value="swift -n Miguel -o callingcard/cc-rate-not-found.wav 'No se encontró una tarifa para el número al que llamaste.' -e utf-8 -m text -p audio/channels=1,audio/sampling-rate=8000">
            <text:p>swift -n Miguel -o callingcard/cc-rate-not-found.wav 'No se encontró una tarifa para el número al que llamaste.' -e utf-8 -m text -p audio/channels=1,audio/sampling-rate=8000</text:p>
          </table:table-cell>
        </table:table-row>
        <table:table-row table:style-name="ro2">
          <table:table-cell office:value-type="string">
            <text:p>callingcard/cc-restricted-call</text:p>
          </table:table-cell>
          <table:table-cell office:value-type="string">
            <text:p>No estás autorizado para realizar una llamada a este destino</text:p>
          </table:table-cell>
          <table:table-cell table:number-columns-repeated="3" office:value-type="string">
            <text:p>x</text:p>
          </table:table-cell>
          <table:table-cell/>
          <table:table-cell table:formula="oooc:=CONCATENATE(&quot;swift -n Miguel -o &quot;;[.A33];&quot;.wav '&quot;;[.B33];&quot;' -e utf-8 -m text -p audio/channels=1,audio/sampling-rate=8000&quot;)" office:value-type="string" office:string-value="swift -n Miguel -o callingcard/cc-restricted-call.wav 'No estás autorizado para realizar una llamada a este destino' -e utf-8 -m text -p audio/channels=1,audio/sampling-rate=8000">
            <text:p>swift -n Miguel -o callingcard/cc-restricted-call.wav 'No estás autorizado para realizar una llamada a este destino' -e utf-8 -m text -p audio/channels=1,audio/sampling-rate=8000</text:p>
          </table:table-cell>
        </table:table-row>
        <table:table-row table:style-name="ro2">
          <table:table-cell table:style-name="ce4" office:value-type="string">
            <text:p>callingcard/cc-special-menu</text:p>
          </table:table-cell>
          <table:table-cell table:style-name="ce69" office:value-type="string">
            <text:p>Presiona uno para realizar una llamada, presiona dos para cambiar tu clave secreta</text:p>
          </table:table-cell>
          <table:table-cell table:number-columns-repeated="3" table:style-name="ce36" office:value-type="string">
            <text:p>x</text:p>
          </table:table-cell>
          <table:table-cell/>
          <table:table-cell table:formula="oooc:=CONCATENATE(&quot;swift -n Miguel -o &quot;;[.A34];&quot;.wav '&quot;;[.B34];&quot;' -e utf-8 -m text -p audio/channels=1,audio/sampling-rate=8000&quot;)" office:value-type="string" office:string-value="swift -n Miguel -o callingcard/cc-special-menu.wav 'Presiona uno para realizar una llamada, presiona dos para cambiar tu clave secreta' -e utf-8 -m text -p audio/channels=1,audio/sampling-rate=8000">
            <text:p>swift -n Miguel -o callingcard/cc-special-menu.wav 'Presiona uno para realizar una llamada, presiona dos para cambiar tu clave secreta' -e utf-8 -m text -p audio/channels=1,audio/sampling-rate=8000</text:p>
          </table:table-cell>
        </table:table-row>
        <table:table-row table:style-name="ro6">
          <table:table-cell office:value-type="string">
            <text:p>callingcard/cc-tech-problem</text:p>
          </table:table-cell>
          <table:table-cell office:value-type="string">
            <text:p>Por motivos técnicos tu llamada no puede ser completada, por favor intenta más tarde.</text:p>
          </table:table-cell>
          <table:table-cell table:number-columns-repeated="3" office:value-type="string">
            <text:p>x</text:p>
          </table:table-cell>
          <table:table-cell/>
          <table:table-cell table:formula="oooc:=CONCATENATE(&quot;swift -n Miguel -o &quot;;[.A35];&quot;.wav '&quot;;[.B35];&quot;' -e utf-8 -m text -p audio/channels=1,audio/sampling-rate=8000&quot;)" office:value-type="string" office:string-value="swift -n Miguel -o callingcard/cc-tech-problem.wav 'Por motivos técnicos tu llamada no puede ser completada, por favor intenta más tarde.' -e utf-8 -m text -p audio/channels=1,audio/sampling-rate=8000">
            <text:p>swift -n Miguel -o callingcard/cc-tech-problem.wav 'Por motivos técnicos tu llamada no puede ser completada, por favor intenta más tarde.' -e utf-8 -m text -p audio/channels=1,audio/sampling-rate=8000</text:p>
          </table:table-cell>
        </table:table-row>
        <table:table-row table:style-name="ro2">
          <table:table-cell table:style-name="ce4" office:value-type="string">
            <text:p>callingcard/cc-unit-usd</text:p>
          </table:table-cell>
          <table:table-cell table:style-name="ce69" office:value-type="string">
            <text:p>céntimo</text:p>
          </table:table-cell>
          <table:table-cell table:number-columns-repeated="3" table:style-name="ce36" office:value-type="string">
            <text:p>x</text:p>
          </table:table-cell>
          <table:table-cell/>
          <table:table-cell table:formula="oooc:=CONCATENATE(&quot;swift -n Miguel -o &quot;;[.A36];&quot;.wav '&quot;;[.B36];&quot;' -e utf-8 -m text -p audio/channels=1,audio/sampling-rate=8000&quot;)" office:value-type="string" office:string-value="swift -n Miguel -o callingcard/cc-unit-usd.wav 'céntimo' -e utf-8 -m text -p audio/channels=1,audio/sampling-rate=8000">
            <text:p>swift -n Miguel -o callingcard/cc-unit-usd.wav 'céntimo' -e utf-8 -m text -p audio/channels=1,audio/sampling-rate=8000</text:p>
          </table:table-cell>
        </table:table-row>
        <table:table-row table:style-name="ro2">
          <table:table-cell office:value-type="string">
            <text:p>callingcard/cc-unit-veb</text:p>
          </table:table-cell>
          <table:table-cell office:value-type="string">
            <text:p>bolivar</text:p>
          </table:table-cell>
          <table:table-cell table:number-columns-repeated="3" office:value-type="string">
            <text:p>x</text:p>
          </table:table-cell>
          <table:table-cell/>
          <table:table-cell table:formula="oooc:=CONCATENATE(&quot;swift -n Miguel -o &quot;;[.A37];&quot;.wav '&quot;;[.B37];&quot;' -e utf-8 -m text -p audio/channels=1,audio/sampling-rate=8000&quot;)" office:value-type="string" office:string-value="swift -n Miguel -o callingcard/cc-unit-veb.wav 'bolivar' -e utf-8 -m text -p audio/channels=1,audio/sampling-rate=8000">
            <text:p>swift -n Miguel -o callingcard/cc-unit-veb.wav 'bolivar' -e utf-8 -m text -p audio/channels=1,audio/sampling-rate=8000</text:p>
          </table:table-cell>
        </table:table-row>
        <table:table-row table:style-name="ro2">
          <table:table-cell table:style-name="ce4" office:value-type="string">
            <text:p>callingcard/cc-units-usd</text:p>
          </table:table-cell>
          <table:table-cell table:style-name="ce69" office:value-type="string">
            <text:p>céntimos</text:p>
          </table:table-cell>
          <table:table-cell table:number-columns-repeated="3" table:style-name="ce36" office:value-type="string">
            <text:p>x</text:p>
          </table:table-cell>
          <table:table-cell/>
          <table:table-cell table:formula="oooc:=CONCATENATE(&quot;swift -n Miguel -o &quot;;[.A38];&quot;.wav '&quot;;[.B38];&quot;' -e utf-8 -m text -p audio/channels=1,audio/sampling-rate=8000&quot;)" office:value-type="string" office:string-value="swift -n Miguel -o callingcard/cc-units-usd.wav 'céntimos' -e utf-8 -m text -p audio/channels=1,audio/sampling-rate=8000">
            <text:p>swift -n Miguel -o callingcard/cc-units-usd.wav 'céntimos' -e utf-8 -m text -p audio/channels=1,audio/sampling-rate=8000</text:p>
          </table:table-cell>
        </table:table-row>
        <table:table-row table:style-name="ro2">
          <table:table-cell office:value-type="string">
            <text:p>callingcard/cc-units-veb</text:p>
          </table:table-cell>
          <table:table-cell office:value-type="string">
            <text:p>bolivares</text:p>
          </table:table-cell>
          <table:table-cell table:number-columns-repeated="3" office:value-type="string">
            <text:p>x</text:p>
          </table:table-cell>
          <table:table-cell/>
          <table:table-cell table:formula="oooc:=CONCATENATE(&quot;swift -n Miguel -o &quot;;[.A39];&quot;.wav '&quot;;[.B39];&quot;' -e utf-8 -m text -p audio/channels=1,audio/sampling-rate=8000&quot;)" office:value-type="string" office:string-value="swift -n Miguel -o callingcard/cc-units-veb.wav 'bolivares' -e utf-8 -m text -p audio/channels=1,audio/sampling-rate=8000">
            <text:p>swift -n Miguel -o callingcard/cc-units-veb.wav 'bolivares' -e utf-8 -m text -p audio/channels=1,audio/sampling-rate=8000</text:p>
          </table:table-cell>
        </table:table-row>
        <table:table-row table:style-name="ro2">
          <table:table-cell table:style-name="ce4" office:value-type="string">
            <text:p>callingcard/cc-welcome</text:p>
          </table:table-cell>
          <table:table-cell table:style-name="ce69" office:value-type="string">
            <text:p>Bienvenido a Wixtel</text:p>
          </table:table-cell>
          <table:table-cell table:number-columns-repeated="3" table:style-name="ce36" office:value-type="string">
            <text:p>x</text:p>
          </table:table-cell>
          <table:table-cell/>
          <table:table-cell table:formula="oooc:=CONCATENATE(&quot;swift -n Miguel -o &quot;;[.A40];&quot;.wav '&quot;;[.B40];&quot;' -e utf-8 -m text -p audio/channels=1,audio/sampling-rate=8000&quot;)" office:value-type="string" office:string-value="swift -n Miguel -o callingcard/cc-welcome.wav 'Bienvenido a Wixtel' -e utf-8 -m text -p audio/channels=1,audio/sampling-rate=8000">
            <text:p>swift -n Miguel -o callingcard/cc-welcome.wav 'Bienvenido a Wixtel' -e utf-8 -m text -p audio/channels=1,audio/sampling-rate=8000</text:p>
          </table:table-cell>
        </table:table-row>
        <table:table-row table:style-name="ro2">
          <table:table-cell table:style-name="ce47" office:value-type="string">
            <text:p>callingcard/cc-your-balance</text:p>
          </table:table-cell>
          <table:table-cell table:style-name="ce70" office:value-type="string">
            <text:p>Tu saldo actual es de ...</text:p>
          </table:table-cell>
          <table:table-cell table:number-columns-repeated="3" table:style-name="ce56" office:value-type="string">
            <text:p>x</text:p>
          </table:table-cell>
          <table:table-cell/>
          <table:table-cell table:formula="oooc:=CONCATENATE(&quot;swift -n Miguel -o &quot;;[.A41];&quot;.wav '&quot;;[.B41];&quot;' -e utf-8 -m text -p audio/channels=1,audio/sampling-rate=8000&quot;)" office:value-type="string" office:string-value="swift -n Miguel -o callingcard/cc-your-balance.wav 'Tu saldo actual es de ...' -e utf-8 -m text -p audio/channels=1,audio/sampling-rate=8000">
            <text:p>swift -n Miguel -o callingcard/cc-your-balance.wav 'Tu saldo actual es de ...' -e utf-8 -m text -p audio/channels=1,audio/sampling-rate=8000</text:p>
          </table:table-cell>
        </table:table-row>
      </table:table>
      <table:table table:name="Ip Pbx" table:style-name="ta1" table:print="false">
        <office:forms form:automatic-focus="false" form:apply-design-mode="false"/>
        <table:table-column table:style-name="co10" table:default-cell-style-name="ce72"/>
        <table:table-column table:style-name="co2" table:default-cell-style-name="ce73"/>
        <table:table-column table:style-name="co3" table:number-columns-repeated="2" table:default-cell-style-name="ce74"/>
        <table:table-column table:style-name="co4" table:default-cell-style-name="ce74"/>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number-columns-repeated="2"/>
        </table:table-row>
        <table:table-row table:style-name="ro6">
          <table:table-cell table:style-name="ce71" office:value-type="string">
            <text:p>ippbx/activation/device-unknown</text:p>
          </table:table-cell>
          <table:table-cell office:value-type="string">
            <text:p>Tú teléfono no se encuentra registrado en nuestros sistemas, por favor comunícate con nuestro centro de atención telefónica a través del número <text:span text:style-name="T1">XXX</text:span></text:p>
          </table:table-cell>
          <table:table-cell table:number-columns-repeated="3" office:value-type="string">
            <text:p>x</text:p>
          </table:table-cell>
          <table:table-cell/>
          <table:table-cell table:formula="oooc:=CONCATENATE(&quot;swift -n Miguel -o &quot;;[.A2];&quot;.wav '&quot;;[.B2];&quot;' -e utf-8 -m text -p audio/channels=1,audio/sampling-rate=8000&quot;)" office:value-type="string" office:string-value="swift -n Miguel -o ippbx/activation/device-unknown.wav 'Tú teléfono no se encuentra registrado en nuestros sistemas, por favor comunícate con nuestro centro de atención telefónica a través del número XXX' -e utf-8 -m text -p audio/channels=1,audio/sampling-rate=8000">
            <text:p>swift -n Miguel -o ippbx/activation/device-unknown.wav 'Tú teléfono no se encuentra registrado en nuestros sistemas, por favor comunícate con nuestro centro de atención telefónica a través del número XXX' -e utf-8 -m text -p audio/channels=1,audio/sampling-rate=8000</text:p>
          </table:table-cell>
        </table:table-row>
        <table:table-row table:style-name="ro2">
          <table:table-cell office:value-type="string">
            <text:p>ippbx/activation/enter-pin</text:p>
          </table:table-cell>
          <table:table-cell table:style-name="ce72" office:value-type="string">
            <text:p>Introduce el código de activación de tu teléfono.</text:p>
          </table:table-cell>
          <table:table-cell table:number-columns-repeated="3" table:style-name="ce75" office:value-type="string">
            <text:p>x</text:p>
          </table:table-cell>
          <table:table-cell/>
          <table:table-cell table:formula="oooc:=CONCATENATE(&quot;swift -n Miguel -o &quot;;[.A3];&quot;.wav '&quot;;[.B3];&quot;' -e utf-8 -m text -p audio/channels=1,audio/sampling-rate=8000&quot;)" office:value-type="string" office:string-value="swift -n Miguel -o ippbx/activation/enter-pin.wav 'Introduce el código de activación de tu teléfono.' -e utf-8 -m text -p audio/channels=1,audio/sampling-rate=8000">
            <text:p>swift -n Miguel -o ippbx/activation/enter-pin.wav 'Introduce el código de activación de tu teléfono.' -e utf-8 -m text -p audio/channels=1,audio/sampling-rate=8000</text:p>
          </table:table-cell>
        </table:table-row>
        <table:table-row table:style-name="ro2">
          <table:table-cell table:style-name="ce71" office:value-type="string">
            <text:p>ippbx/activation/invalid-pin</text:p>
          </table:table-cell>
          <table:table-cell office:value-type="string">
            <text:p>Código de activación inválido, por favor verifica</text:p>
          </table:table-cell>
          <table:table-cell table:number-columns-repeated="2" office:value-type="string">
            <text:p>x</text:p>
          </table:table-cell>
          <table:table-cell table:number-columns-repeated="2"/>
          <table:table-cell table:formula="oooc:=CONCATENATE(&quot;swift -n Miguel -o &quot;;[.A4];&quot;.wav '&quot;;[.B4];&quot;' -e utf-8 -m text -p audio/channels=1,audio/sampling-rate=8000&quot;)" office:value-type="string" office:string-value="swift -n Miguel -o ippbx/activation/invalid-pin.wav 'Código de activación inválido, por favor verifica' -e utf-8 -m text -p audio/channels=1,audio/sampling-rate=8000">
            <text:p>swift -n Miguel -o ippbx/activation/invalid-pin.wav 'Código de activación inválido, por favor verifica' -e utf-8 -m text -p audio/channels=1,audio/sampling-rate=8000</text:p>
          </table:table-cell>
        </table:table-row>
        <table:table-row table:style-name="ro6">
          <table:table-cell office:value-type="string">
            <text:p>ippbx/activation/max-attemps</text:p>
          </table:table-cell>
          <table:table-cell table:style-name="ce72" office:value-type="string">
            <text:p>Has alcanzado el máximo número de intentos para activar el teléfono, por favor espera en linea, pronto serás atendido por uno de nuestros operadores</text:p>
          </table:table-cell>
          <table:table-cell table:number-columns-repeated="3" table:style-name="ce75" office:value-type="string">
            <text:p>x</text:p>
          </table:table-cell>
          <table:table-cell/>
          <table:table-cell table:formula="oooc:=CONCATENATE(&quot;swift -n Miguel -o &quot;;[.A5];&quot;.wav '&quot;;[.B5];&quot;' -e utf-8 -m text -p audio/channels=1,audio/sampling-rate=8000&quot;)" office:value-type="string" office:string-value="swift -n Miguel -o ippbx/activation/max-attemps.wav 'Has alcanzado el máximo número de intentos para activar el teléfono, por favor espera en linea, pronto serás atendido por uno de nuestros operadores' -e utf-8 -m text -p audio/channels=1,audio/sampling-rate=8000">
            <text:p>swift -n Miguel -o ippbx/activation/max-attemps.wav 'Has alcanzado el máximo número de intentos para activar el teléfono, por favor espera en linea, pronto serás atendido por uno de nuestros operadores' -e utf-8 -m text -p audio/channels=1,audio/sampling-rate=8000</text:p>
          </table:table-cell>
        </table:table-row>
        <table:table-row table:style-name="ro2">
          <table:table-cell table:style-name="ce71" office:value-type="string">
            <text:p>ippbx/activation/no-input</text:p>
          </table:table-cell>
          <table:table-cell office:value-type="string">
            <text:p>Disculpa, no se detectó ningún ingreso</text:p>
          </table:table-cell>
          <table:table-cell table:number-columns-repeated="3" office:value-type="string">
            <text:p>x</text:p>
          </table:table-cell>
          <table:table-cell/>
          <table:table-cell table:formula="oooc:=CONCATENATE(&quot;swift -n Miguel -o &quot;;[.A6];&quot;.wav '&quot;;[.B6];&quot;' -e utf-8 -m text -p audio/channels=1,audio/sampling-rate=8000&quot;)" office:value-type="string" office:string-value="swift -n Miguel -o ippbx/activation/no-input.wav 'Disculpa, no se detectó ningún ingreso' -e utf-8 -m text -p audio/channels=1,audio/sampling-rate=8000">
            <text:p>swift -n Miguel -o ippbx/activation/no-input.wav 'Disculpa, no se detectó ningún ingreso' -e utf-8 -m text -p audio/channels=1,audio/sampling-rate=8000</text:p>
          </table:table-cell>
        </table:table-row>
        <table:table-row table:style-name="ro2">
          <table:table-cell office:value-type="string">
            <text:p>ippbx/activation/success</text:p>
          </table:table-cell>
          <table:table-cell table:style-name="ce72" office:value-type="string">
            <text:p>Tu teléfono ha sido activado exitosamente.</text:p>
          </table:table-cell>
          <table:table-cell table:number-columns-repeated="3" table:style-name="ce75" office:value-type="string">
            <text:p>x</text:p>
          </table:table-cell>
          <table:table-cell/>
          <table:table-cell table:formula="oooc:=CONCATENATE(&quot;swift -n Miguel -o &quot;;[.A7];&quot;.wav '&quot;;[.B7];&quot;' -e utf-8 -m text -p audio/channels=1,audio/sampling-rate=8000&quot;)" office:value-type="string" office:string-value="swift -n Miguel -o ippbx/activation/success.wav 'Tu teléfono ha sido activado exitosamente.' -e utf-8 -m text -p audio/channels=1,audio/sampling-rate=8000">
            <text:p>swift -n Miguel -o ippbx/activation/success.wav 'Tu teléfono ha sido activado exitosamente.' -e utf-8 -m text -p audio/channels=1,audio/sampling-rate=8000</text:p>
          </table:table-cell>
        </table:table-row>
        <table:table-row table:style-name="ro2">
          <table:table-cell table:style-name="ce71" office:value-type="string">
            <text:p>ippbx/activation/tech-problem</text:p>
          </table:table-cell>
          <table:table-cell office:value-type="string">
            <text:p>Por motivos técnicos tu teléfono no puede ser activado, por favor intenta más tarde</text:p>
          </table:table-cell>
          <table:table-cell table:number-columns-repeated="3" office:value-type="string">
            <text:p>x</text:p>
          </table:table-cell>
          <table:table-cell/>
          <table:table-cell table:formula="oooc:=CONCATENATE(&quot;swift -n Miguel -o &quot;;[.A8];&quot;.wav '&quot;;[.B8];&quot;' -e utf-8 -m text -p audio/channels=1,audio/sampling-rate=8000&quot;)" office:value-type="string" office:string-value="swift -n Miguel -o ippbx/activation/tech-problem.wav 'Por motivos técnicos tu teléfono no puede ser activado, por favor intenta más tarde' -e utf-8 -m text -p audio/channels=1,audio/sampling-rate=8000">
            <text:p>swift -n Miguel -o ippbx/activation/tech-problem.wav 'Por motivos técnicos tu teléfono no puede ser activado, por favor intenta más tarde' -e utf-8 -m text -p audio/channels=1,audio/sampling-rate=8000</text:p>
          </table:table-cell>
        </table:table-row>
        <table:table-row table:style-name="ro2">
          <table:table-cell office:value-type="string">
            <text:p>ippbx/activation/welcome</text:p>
          </table:table-cell>
          <table:table-cell table:style-name="ce72" office:value-type="string">
            <text:p>Bienvenido al sistema de activación de teléfonos de Wixtel.</text:p>
          </table:table-cell>
          <table:table-cell table:number-columns-repeated="3" table:style-name="ce75" office:value-type="string">
            <text:p>x</text:p>
          </table:table-cell>
          <table:table-cell/>
          <table:table-cell table:formula="oooc:=CONCATENATE(&quot;swift -n Miguel -o &quot;;[.A9];&quot;.wav '&quot;;[.B9];&quot;' -e utf-8 -m text -p audio/channels=1,audio/sampling-rate=8000&quot;)" office:value-type="string" office:string-value="swift -n Miguel -o ippbx/activation/welcome.wav 'Bienvenido al sistema de activación de teléfonos de Wixtel.' -e utf-8 -m text -p audio/channels=1,audio/sampling-rate=8000">
            <text:p>swift -n Miguel -o ippbx/activation/welcome.wav 'Bienvenido al sistema de activación de teléfonos de Wixtel.' -e utf-8 -m text -p audio/channels=1,audio/sampling-rate=8000</text:p>
          </table:table-cell>
        </table:table-row>
        <table:table-row table:style-name="ro2">
          <table:table-cell table:style-name="ce71" office:value-type="string">
            <text:p>ippbx/outgoing/credit-limit-exceeded</text:p>
          </table:table-cell>
          <table:table-cell office:value-type="string">
            <text:p>Haz alcanzado el tope de tu crédito asignado</text:p>
          </table:table-cell>
          <table:table-cell table:number-columns-repeated="3" office:value-type="string">
            <text:p>x</text:p>
          </table:table-cell>
          <table:table-cell/>
          <table:table-cell table:formula="oooc:=CONCATENATE(&quot;swift -n Miguel -o &quot;;[.A10];&quot;.wav '&quot;;[.B10];&quot;' -e utf-8 -m text -p audio/channels=1,audio/sampling-rate=8000&quot;)" office:value-type="string" office:string-value="swift -n Miguel -o ippbx/outgoing/credit-limit-exceeded.wav 'Haz alcanzado el tope de tu crédito asignado' -e utf-8 -m text -p audio/channels=1,audio/sampling-rate=8000">
            <text:p>swift -n Miguel -o ippbx/outgoing/credit-limit-exceeded.wav 'Haz alcanzado el tope de tu crédito asignado' -e utf-8 -m text -p audio/channels=1,audio/sampling-rate=8000</text:p>
          </table:table-cell>
        </table:table-row>
        <table:table-row table:style-name="ro2">
          <table:table-cell office:value-type="string">
            <text:p>ippbx/outgoing/invalid-dni</text:p>
          </table:table-cell>
          <table:table-cell table:style-name="ce72" office:value-type="string">
            <text:p>Número incorrecto, verifícalo e intenta nuevamente</text:p>
          </table:table-cell>
          <table:table-cell table:number-columns-repeated="3" table:style-name="ce75" office:value-type="string">
            <text:p>x</text:p>
          </table:table-cell>
          <table:table-cell/>
          <table:table-cell table:formula="oooc:=CONCATENATE(&quot;swift -n Miguel -o &quot;;[.A11];&quot;.wav '&quot;;[.B11];&quot;' -e utf-8 -m text -p audio/channels=1,audio/sampling-rate=8000&quot;)" office:value-type="string" office:string-value="swift -n Miguel -o ippbx/outgoing/invalid-dni.wav 'Número incorrecto, verifícalo e intenta nuevamente' -e utf-8 -m text -p audio/channels=1,audio/sampling-rate=8000">
            <text:p>swift -n Miguel -o ippbx/outgoing/invalid-dni.wav 'Número incorrecto, verifícalo e intenta nuevamente' -e utf-8 -m text -p audio/channels=1,audio/sampling-rate=8000</text:p>
          </table:table-cell>
        </table:table-row>
        <table:table-row table:style-name="ro2">
          <table:table-cell table:style-name="ce71" office:value-type="string">
            <text:p>ippbx/outgoing/line-busy</text:p>
          </table:table-cell>
          <table:table-cell office:value-type="string">
            <text:p>El número al que llamaste está ocupado</text:p>
          </table:table-cell>
          <table:table-cell table:number-columns-repeated="3" office:value-type="string">
            <text:p>x</text:p>
          </table:table-cell>
          <table:table-cell/>
          <table:table-cell table:formula="oooc:=CONCATENATE(&quot;swift -n Miguel -o &quot;;[.A12];&quot;.wav '&quot;;[.B12];&quot;' -e utf-8 -m text -p audio/channels=1,audio/sampling-rate=8000&quot;)" office:value-type="string" office:string-value="swift -n Miguel -o ippbx/outgoing/line-busy.wav 'El número al que llamaste está ocupado' -e utf-8 -m text -p audio/channels=1,audio/sampling-rate=8000">
            <text:p>swift -n Miguel -o ippbx/outgoing/line-busy.wav 'El número al que llamaste está ocupado' -e utf-8 -m text -p audio/channels=1,audio/sampling-rate=8000</text:p>
          </table:table-cell>
        </table:table-row>
        <table:table-row table:style-name="ro2">
          <table:table-cell office:value-type="string">
            <text:p>ippbx/outgoing/no-answer</text:p>
          </table:table-cell>
          <table:table-cell table:style-name="ce72" office:value-type="string">
            <text:p>El número al que llamaste no contesta</text:p>
          </table:table-cell>
          <table:table-cell table:number-columns-repeated="3" table:style-name="ce75" office:value-type="string">
            <text:p>x</text:p>
          </table:table-cell>
          <table:table-cell/>
          <table:table-cell table:formula="oooc:=CONCATENATE(&quot;swift -n Miguel -o &quot;;[.A13];&quot;.wav '&quot;;[.B13];&quot;' -e utf-8 -m text -p audio/channels=1,audio/sampling-rate=8000&quot;)" office:value-type="string" office:string-value="swift -n Miguel -o ippbx/outgoing/no-answer.wav 'El número al que llamaste no contesta' -e utf-8 -m text -p audio/channels=1,audio/sampling-rate=8000">
            <text:p>swift -n Miguel -o ippbx/outgoing/no-answer.wav 'El número al que llamaste no contesta' -e utf-8 -m text -p audio/channels=1,audio/sampling-rate=8000</text:p>
          </table:table-cell>
        </table:table-row>
        <table:table-row table:style-name="ro2">
          <table:table-cell table:style-name="ce71" office:value-type="string">
            <text:p>ippbx/outgoing/no-enough-balance</text:p>
          </table:table-cell>
          <table:table-cell office:value-type="string">
            <text:p>Saldo insuficiente</text:p>
          </table:table-cell>
          <table:table-cell table:number-columns-repeated="3" office:value-type="string">
            <text:p>x</text:p>
          </table:table-cell>
          <table:table-cell/>
          <table:table-cell table:formula="oooc:=CONCATENATE(&quot;swift -n Miguel -o &quot;;[.A14];&quot;.wav '&quot;;[.B14];&quot;' -e utf-8 -m text -p audio/channels=1,audio/sampling-rate=8000&quot;)" office:value-type="string" office:string-value="swift -n Miguel -o ippbx/outgoing/no-enough-balance.wav 'Saldo insuficiente' -e utf-8 -m text -p audio/channels=1,audio/sampling-rate=8000">
            <text:p>swift -n Miguel -o ippbx/outgoing/no-enough-balance.wav 'Saldo insuficiente' -e utf-8 -m text -p audio/channels=1,audio/sampling-rate=8000</text:p>
          </table:table-cell>
        </table:table-row>
        <table:table-row table:style-name="ro2">
          <table:table-cell office:value-type="string">
            <text:p>ippbx/outgoing/rate-not-found</text:p>
          </table:table-cell>
          <table:table-cell table:style-name="ce72" office:value-type="string">
            <text:p>No se encontró una tarifa para el número al que llamaste</text:p>
          </table:table-cell>
          <table:table-cell table:number-columns-repeated="3" table:style-name="ce75" office:value-type="string">
            <text:p>x</text:p>
          </table:table-cell>
          <table:table-cell/>
          <table:table-cell table:formula="oooc:=CONCATENATE(&quot;swift -n Miguel -o &quot;;[.A15];&quot;.wav '&quot;;[.B15];&quot;' -e utf-8 -m text -p audio/channels=1,audio/sampling-rate=8000&quot;)" office:value-type="string" office:string-value="swift -n Miguel -o ippbx/outgoing/rate-not-found.wav 'No se encontró una tarifa para el número al que llamaste' -e utf-8 -m text -p audio/channels=1,audio/sampling-rate=8000">
            <text:p>swift -n Miguel -o ippbx/outgoing/rate-not-found.wav 'No se encontró una tarifa para el número al que llamaste' -e utf-8 -m text -p audio/channels=1,audio/sampling-rate=8000</text:p>
          </table:table-cell>
        </table:table-row>
        <table:table-row table:style-name="ro2">
          <table:table-cell table:style-name="ce71" office:value-type="string">
            <text:p>ippbx/outgoing/restricted-call</text:p>
          </table:table-cell>
          <table:table-cell office:value-type="string">
            <text:p>No estás autorizado para realizar una llamada a este destino</text:p>
          </table:table-cell>
          <table:table-cell table:number-columns-repeated="3" office:value-type="string">
            <text:p>x</text:p>
          </table:table-cell>
          <table:table-cell/>
          <table:table-cell table:formula="oooc:=CONCATENATE(&quot;swift -n Miguel -o &quot;;[.A16];&quot;.wav '&quot;;[.B16];&quot;' -e utf-8 -m text -p audio/channels=1,audio/sampling-rate=8000&quot;)" office:value-type="string" office:string-value="swift -n Miguel -o ippbx/outgoing/restricted-call.wav 'No estás autorizado para realizar una llamada a este destino' -e utf-8 -m text -p audio/channels=1,audio/sampling-rate=8000">
            <text:p>swift -n Miguel -o ippbx/outgoing/restricted-call.wav 'No estás autorizado para realizar una llamada a este destino' -e utf-8 -m text -p audio/channels=1,audio/sampling-rate=8000</text:p>
          </table:table-cell>
        </table:table-row>
        <table:table-row table:style-name="ro2">
          <table:table-cell office:value-type="string">
            <text:p>ippbx/outgoing/tech-problem</text:p>
          </table:table-cell>
          <table:table-cell table:style-name="ce72" office:value-type="string">
            <text:p>Por motivos técnicos tu llamada no puede ser completada, por favor intenta más tarde</text:p>
          </table:table-cell>
          <table:table-cell table:number-columns-repeated="3" table:style-name="ce75" office:value-type="string">
            <text:p>x</text:p>
          </table:table-cell>
          <table:table-cell/>
          <table:table-cell table:formula="oooc:=CONCATENATE(&quot;swift -n Miguel -o &quot;;[.A17];&quot;.wav '&quot;;[.B17];&quot;' -e utf-8 -m text -p audio/channels=1,audio/sampling-rate=8000&quot;)" office:value-type="string" office:string-value="swift -n Miguel -o ippbx/outgoing/tech-problem.wav 'Por motivos técnicos tu llamada no puede ser completada, por favor intenta más tarde' -e utf-8 -m text -p audio/channels=1,audio/sampling-rate=8000">
            <text:p>swift -n Miguel -o ippbx/outgoing/tech-problem.wav 'Por motivos técnicos tu llamada no puede ser completada, por favor intenta más tarde' -e utf-8 -m text -p audio/channels=1,audio/sampling-rate=8000</text:p>
          </table:table-cell>
        </table:table-row>
        <table:table-row table:style-name="ro6">
          <table:table-cell table:style-name="ce71" office:value-type="string">
            <text:p>ippbx/inactive-exten</text:p>
          </table:table-cell>
          <table:table-cell office:value-type="string">
            <text:p>Tu teléfono aún no ha sido activado. Para activarlo, llama al número <text:span text:style-name="T1">XXX</text:span> y sigue las instrucciones del sistema.</text:p>
          </table:table-cell>
          <table:table-cell table:number-columns-repeated="3" office:value-type="string">
            <text:p>x</text:p>
          </table:table-cell>
          <table:table-cell/>
          <table:table-cell table:formula="oooc:=CONCATENATE(&quot;swift -n Miguel -o &quot;;[.A18];&quot;.wav '&quot;;[.B18];&quot;' -e utf-8 -m text -p audio/channels=1,audio/sampling-rate=8000&quot;)" office:value-type="string" office:string-value="swift -n Miguel -o ippbx/inactive-exten.wav 'Tu teléfono aún no ha sido activado. Para activarlo, llama al número XXX y sigue las instrucciones del sistema.' -e utf-8 -m text -p audio/channels=1,audio/sampling-rate=8000">
            <text:p>swift -n Miguel -o ippbx/inactive-exten.wav 'Tu teléfono aún no ha sido activado. Para activarlo, llama al número XXX y sigue las instrucciones del sistema.' -e utf-8 -m text -p audio/channels=1,audio/sampling-rate=8000</text:p>
          </table:table-cell>
        </table:table-row>
        <table:table-row table:style-name="ro6">
          <table:table-cell office:value-type="string">
            <text:p>ippbx/disabled-exten</text:p>
          </table:table-cell>
          <table:table-cell table:style-name="ce72" office:value-type="string">
            <text:p>Tu teléfono se encuentra deshabilitado. Por favor comunícate con el administrador de tu central telefónica</text:p>
          </table:table-cell>
          <table:table-cell table:number-columns-repeated="3" table:style-name="ce75" office:value-type="string">
            <text:p>x</text:p>
          </table:table-cell>
          <table:table-cell/>
          <table:table-cell table:formula="oooc:=CONCATENATE(&quot;swift -n Miguel -o &quot;;[.A19];&quot;.wav '&quot;;[.B19];&quot;' -e utf-8 -m text -p audio/channels=1,audio/sampling-rate=8000&quot;)" office:value-type="string" office:string-value="swift -n Miguel -o ippbx/disabled-exten.wav 'Tu teléfono se encuentra deshabilitado. Por favor comunícate con el administrador de tu central telefónica' -e utf-8 -m text -p audio/channels=1,audio/sampling-rate=8000">
            <text:p>swift -n Miguel -o ippbx/disabled-exten.wav 'Tu teléfono se encuentra deshabilitado. Por favor comunícate con el administrador de tu central telefónica' -e utf-8 -m text -p audio/channels=1,audio/sampling-rate=8000</text:p>
          </table:table-cell>
        </table:table-row>
        <table:table-row table:style-name="ro6">
          <table:table-cell office:value-type="string">
            <text:p>ippbx/admin-disabled-exten</text:p>
          </table:table-cell>
          <table:table-cell table:style-name="ce72" office:value-type="string">
            <text:p>Tu teléfono se encuentra deshabilitado. Por favor comunícate con el administrador de tu central telefónica</text:p>
          </table:table-cell>
          <table:table-cell table:number-columns-repeated="3" table:style-name="ce76" office:value-type="string">
            <text:p>x</text:p>
          </table:table-cell>
          <table:table-cell/>
          <table:table-cell table:formula="oooc:=CONCATENATE(&quot;swift -n Miguel -o &quot;;[.A20];&quot;.wav '&quot;;[.B20];&quot;' -e utf-8 -m text -p audio/channels=1,audio/sampling-rate=8000&quot;)" office:value-type="string" office:string-value="swift -n Miguel -o ippbx/admin-disabled-exten.wav 'Tu teléfono se encuentra deshabilitado. Por favor comunícate con el administrador de tu central telefónica' -e utf-8 -m text -p audio/channels=1,audio/sampling-rate=8000">
            <text:p>swift -n Miguel -o ippbx/admin-disabled-exten.wav 'Tu teléfono se encuentra deshabilitado. Por favor comunícate con el administrador de tu central telefónica' -e utf-8 -m text -p audio/channels=1,audio/sampling-rate=8000</text:p>
          </table:table-cell>
        </table:table-row>
        <table:table-row table:style-name="ro5">
          <table:table-cell table:style-name="ce71" office:value-type="string">
            <text:p>ippbx/disabled-exten</text:p>
          </table:table-cell>
          <table:table-cell office:value-type="string">
            <text:p>Tu teléfono se encuentra deshabilitado. Por favor comunícate con el administrador de tu central telefónica. Por favor comunícate con nuestro centro de atención telefónica a través del número <text:span text:style-name="T1">XXX</text:span></text:p>
          </table:table-cell>
          <table:table-cell table:number-columns-repeated="3" table:style-name="ce77" office:value-type="string">
            <text:p>x</text:p>
          </table:table-cell>
          <table:table-cell/>
          <table:table-cell table:formula="oooc:=CONCATENATE(&quot;swift -n Miguel -o &quot;;[.A21];&quot;.wav '&quot;;[.B21];&quot;' -e utf-8 -m text -p audio/channels=1,audio/sampling-rate=8000&quot;)" office:value-type="string" office:string-value="swift -n Miguel -o ippbx/disabled-exten.wav 'Tu teléfono se encuentra deshabilitado. Por favor comunícate con el administrador de tu central telefónica. Por favor comunícate con nuestro centro de atención telefónica a través del número XXX' -e utf-8 -m text -p audio/channels=1,audio/sampling-rate=8000">
            <text:p>swift -n Miguel -o ippbx/disabled-exten.wav 'Tu teléfono se encuentra deshabilitado. Por favor comunícate con el administrador de tu central telefónica. Por favor comunícate con nuestro centro de atención telefónica a través del número XXX' -e utf-8 -m text -p audio/channels=1,audio/sampling-rate=8000</text:p>
          </table:table-cell>
        </table:table-row>
        <table:table-row table:style-name="ro5">
          <table:table-cell office:value-type="string">
            <text:p>ippbx/disabled-pbx</text:p>
          </table:table-cell>
          <table:table-cell office:value-type="string">
            <text:p>Tu central se encuentra deshabilitada. Por favor comunícate con el administrador de tu central telefónica. Por favor comunícate con nuestro centro de atención telefónica a través del número <text:span text:style-name="T1">XXX</text:span></text:p>
          </table:table-cell>
          <table:table-cell table:number-columns-repeated="3" table:style-name="ce76" office:value-type="string">
            <text:p>x</text:p>
          </table:table-cell>
          <table:table-cell/>
          <table:table-cell table:formula="oooc:=CONCATENATE(&quot;swift -n Miguel -o &quot;;[.A22];&quot;.wav '&quot;;[.B22];&quot;' -e utf-8 -m text -p audio/channels=1,audio/sampling-rate=8000&quot;)" office:value-type="string" office:string-value="swift -n Miguel -o ippbx/disabled-pbx.wav 'Tu central se encuentra deshabilitada. Por favor comunícate con el administrador de tu central telefónica. Por favor comunícate con nuestro centro de atención telefónica a través del número XXX' -e utf-8 -m text -p audio/channels=1,audio/sampling-rate=8000">
            <text:p>swift -n Miguel -o ippbx/disabled-pbx.wav 'Tu central se encuentra deshabilitada. Por favor comunícate con el administrador de tu central telefónica. Por favor comunícate con nuestro centro de atención telefónica a través del número XXX' -e utf-8 -m text -p audio/channels=1,audio/sampling-rate=8000</text:p>
          </table:table-cell>
        </table:table-row>
      </table:table>
      <table:table table:name="Instrumentales" table:style-name="ta1" table:print="false">
        <office:forms form:automatic-focus="false" form:apply-design-mode="false"/>
        <table:table-column table:style-name="co11" table:default-cell-style-name="ce79"/>
        <table:table-column table:style-name="co2" table:default-cell-style-name="ce78"/>
        <table:table-column table:style-name="co3" table:number-columns-repeated="2" table:default-cell-style-name="ce81"/>
        <table:table-column table:style-name="co4" table:default-cell-style-name="ce81"/>
        <table:table-column table:style-name="co5" table:number-columns-repeated="2" table:default-cell-style-name="Default"/>
        <table:table-row table:style-name="ro1">
          <table:table-cell table:style-name="ce1" office:value-type="string">
            <text:p>ARCHIVO</text:p>
          </table:table-cell>
          <table:table-cell table:style-name="ce7" office:value-type="string">
            <text:p>FRASE</text:p>
          </table:table-cell>
          <table:table-cell table:style-name="ce12" office:value-type="string">
            <text:p>NECESARIO</text:p>
          </table:table-cell>
          <table:table-cell table:style-name="ce7" office:value-type="string">
            <text:p>GRABADO</text:p>
          </table:table-cell>
          <table:table-cell table:style-name="ce23" office:value-type="string">
            <text:p>VERIFICADO</text:p>
          </table:table-cell>
          <table:table-cell/>
          <table:table-cell table:style-name="ce82" office:value-type="string">
            <text:p>“</text:p>
          </table:table-cell>
        </table:table-row>
        <table:table-row table:style-name="ro2">
          <table:table-cell table:style-name="ce78" office:value-type="string">
            <text:p>silence/1</text:p>
          </table:table-cell>
          <table:table-cell office:value-type="string">
            <text:p>[1 segundo de silencio]</text:p>
          </table:table-cell>
          <table:table-cell table:number-columns-repeated="5"/>
        </table:table-row>
        <table:table-row table:style-name="ro2">
          <table:table-cell office:value-type="string">
            <text:p>silence/2</text:p>
          </table:table-cell>
          <table:table-cell table:style-name="ce72" office:value-type="string">
            <text:p>[2 segundos de silencio]</text:p>
          </table:table-cell>
          <table:table-cell table:style-name="ce76" table:number-columns-repeated="3"/>
          <table:table-cell table:number-columns-repeated="2"/>
        </table:table-row>
        <table:table-row table:style-name="ro2">
          <table:table-cell table:style-name="ce80" office:value-type="string">
            <text:p>silence/3</text:p>
          </table:table-cell>
          <table:table-cell office:value-type="string">
            <text:p>[3 segundos de silencio]</text:p>
          </table:table-cell>
          <table:table-cell table:number-columns-repeated="5"/>
        </table:table-row>
        <table:table-row table:style-name="ro2">
          <table:table-cell office:value-type="string">
            <text:p>silence/4</text:p>
          </table:table-cell>
          <table:table-cell table:style-name="ce72" office:value-type="string">
            <text:p>[4 segundos de silencio]</text:p>
          </table:table-cell>
          <table:table-cell table:style-name="ce76" table:number-columns-repeated="3"/>
          <table:table-cell table:number-columns-repeated="2"/>
        </table:table-row>
        <table:table-row table:style-name="ro2">
          <table:table-cell table:style-name="ce80" office:value-type="string">
            <text:p>silence/5</text:p>
          </table:table-cell>
          <table:table-cell office:value-type="string">
            <text:p>[5 segundos de silencio]</text:p>
          </table:table-cell>
          <table:table-cell table:number-columns-repeated="5"/>
        </table:table-row>
        <table:table-row table:style-name="ro2">
          <table:table-cell office:value-type="string">
            <text:p>silence/6</text:p>
          </table:table-cell>
          <table:table-cell table:style-name="ce72" office:value-type="string">
            <text:p>[6 segundos de silencio]</text:p>
          </table:table-cell>
          <table:table-cell table:style-name="ce76" table:number-columns-repeated="3"/>
          <table:table-cell table:number-columns-repeated="2"/>
        </table:table-row>
        <table:table-row table:style-name="ro2">
          <table:table-cell table:style-name="ce80" office:value-type="string">
            <text:p>silence/7</text:p>
          </table:table-cell>
          <table:table-cell office:value-type="string">
            <text:p>[7 segundos de silencio]</text:p>
          </table:table-cell>
          <table:table-cell table:number-columns-repeated="5"/>
        </table:table-row>
        <table:table-row table:style-name="ro2">
          <table:table-cell office:value-type="string">
            <text:p>silence/8</text:p>
          </table:table-cell>
          <table:table-cell table:style-name="ce72" office:value-type="string">
            <text:p>[8 segundos de silencio]</text:p>
          </table:table-cell>
          <table:table-cell table:style-name="ce76" table:number-columns-repeated="3"/>
          <table:table-cell table:number-columns-repeated="2"/>
        </table:table-row>
        <table:table-row table:style-name="ro2">
          <table:table-cell table:style-name="ce80" office:value-type="string">
            <text:p>silence/9</text:p>
          </table:table-cell>
          <table:table-cell office:value-type="string">
            <text:p>[9 segundos de silencio]</text:p>
          </table:table-cell>
          <table:table-cell table:number-columns-repeated="5"/>
        </table:table-row>
        <table:table-row table:style-name="ro2">
          <table:table-cell office:value-type="string">
            <text:p>silence/10</text:p>
          </table:table-cell>
          <table:table-cell table:style-name="ce72" office:value-type="string">
            <text:p>[10 segundos de silencio]</text:p>
          </table:table-cell>
          <table:table-cell table:style-name="ce76" table:number-columns-repeated="3"/>
          <table:table-cell table:number-columns-repeated="2"/>
        </table:table-row>
        <table:table-row table:style-name="ro2">
          <table:table-cell table:style-name="ce3" office:value-type="string">
            <text:p>beep</text:p>
          </table:table-cell>
          <table:table-cell table:style-name="ce27" office:value-type="string">
            <text:p><text:s/>[tono simple]</text:p>
          </table:table-cell>
          <table:table-cell table:style-name="ce35" office:value-type="string">
            <text:p>x</text:p>
          </table:table-cell>
          <table:table-cell table:style-name="ce31"/>
          <table:table-cell table:style-name="ce35"/>
          <table:table-cell table:number-columns-repeated="2"/>
        </table:table-row>
        <table:table-row table:style-name="ro2">
          <table:table-cell table:style-name="ce4" office:value-type="string">
            <text:p>beeperr</text:p>
          </table:table-cell>
          <table:table-cell table:style-name="ce28" office:value-type="string">
            <text:p><text:s/>[ tono de error ]</text:p>
          </table:table-cell>
          <table:table-cell table:style-name="ce43" office:value-type="string">
            <text:p>x</text:p>
          </table:table-cell>
          <table:table-cell table:style-name="ce65"/>
          <table:table-cell table:style-name="ce43"/>
          <table:table-cell table:number-columns-repeated="2"/>
        </table:table-row>
      </table:table>
      <table:database-ranges>
        <table:database-range table:target-range-address="Voicemail.A1:Voicemail.E65536">
          <table:sort>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1">
  <office:font-face-decls>
    <style:font-face style:name="DejaVu Sans1" svg:font-family="'DejaVu Sans'" style:font-family-generic="swiss"/>
    <style:font-face style:name="DejaVu Sans" svg:font-family="'DejaVu Sans'" style:font-family-generic="swiss" style:font-pitch="variable"/>
    <style:font-face style:name="DejaVu Sans2" svg:font-family="'DejaVu Sans'" style:font-adornments="Condensed" style:font-family-generic="swiss" style:font-pitch="variable"/>
    <style:font-face style:name="Nimbus Sans L" svg:font-family="'Nimbus Sans L'" style:font-family-generic="swiss" style:font-pitch="variable"/>
    <style:font-face style:name="DejaVu Sans3" svg:font-family="'DejaVu 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es" fo:country="VE" style:font-name-asian="DejaVu Sans3" style:language-asian="zxx" style:country-asian="none" style:font-name-complex="DejaVu Sans3" style:language-complex="zxx" style:country-complex="none"/>
    </style:default-style>
    <number:number-style style:name="N0">
      <number:number number:min-integer-digits="1"/>
    </number:number-style>
    <number:currency-style style:name="N104P0" style:volatile="true">
      <number:currency-symbol number:language="es" number:country="VE">Bs</number:currency-symbol>
      <number:number number:decimal-places="2" number:min-integer-digits="1" number:grouping="true"/>
    </number:currency-style>
    <number:currency-style style:name="N104">
      <style:text-properties fo:color="#ff0000"/>
      <number:currency-symbol number:language="es" number:country="VE">Bs</number:currency-symbol>
      <number:text>-</number:text>
      <number:number number:decimal-places="2" number:min-integer-digits="1" number:grouping="true"/>
      <style:map style:condition="value()&gt;=0" style:apply-style-name="N104P0"/>
    </number:currency-style>
    <number:currency-style style:name="N106P0" style:volatile="true">
      <number:currency-symbol number:language="es" number:country="VE">BsF</number:currency-symbol>
      <number:number number:decimal-places="2" number:min-integer-digits="1" number:grouping="true"/>
    </number:currency-style>
    <number:currency-style style:name="N106">
      <style:text-properties fo:color="#ff0000"/>
      <number:currency-symbol number:language="es" number:country="VE">BsF</number:currency-symbol>
      <number:text>-</number:text>
      <number:number number:decimal-places="2" number:min-integer-digits="1" number:grouping="true"/>
      <style:map style:condition="value()&gt;=0" style:apply-style-name="N106P0"/>
    </number:currency-style>
    <number:number-style style:name="N109P0" style:volatile="true">
      <number:number number:decimal-places="0" number:min-integer-digits="1" number:grouping="true"/>
    </number:number-style>
    <number:number-style style:name="N109">
      <number:text>-</number:text>
      <number:number number:decimal-places="0" number:min-integer-digits="1" number:grouping="true"/>
      <style:map style:condition="value()&gt;=0" style:apply-style-name="N109P0"/>
    </number:number-style>
    <number:number-style style:name="N110P0" style:volatile="true">
      <number:number number:decimal-places="0" number:min-integer-digits="1" number:grouping="true"/>
    </number:number-style>
    <number:number-style style:name="N110">
      <style:text-properties fo:color="#ff0000"/>
      <number:text>-</number:text>
      <number:number number:decimal-places="0" number:min-integer-digits="1" number:grouping="true"/>
      <style:map style:condition="value()&gt;=0" style:apply-style-name="N110P0"/>
    </number:number-style>
    <number:number-style style:name="N111P0" style:volatile="true">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time-style style:name="N113">
      <number:minutes number:style="long"/>
      <number:text>:</number:text>
      <number:seconds number:style="long"/>
    </number:time-style>
    <number:time-style style:name="N114" number:truncate-on-overflow="false">
      <number:hours/>
      <number:text>:</number:text>
      <number:minutes number:style="long"/>
      <number:text>:</number:text>
      <number:seconds number:style="long"/>
    </number:time-style>
    <number:time-style style:name="N115">
      <number:minutes number:style="long"/>
      <number:text>:</number:text>
      <number:seconds number:style="long" number:decimal-places="1"/>
    </number:time-style>
    <number:number-style style:name="N116">
      <number:scientific-number number:decimal-places="1" number:min-integer-digits="3" number:min-exponent-digits="1"/>
    </number:number-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ágina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9-01-21">21/01/2009</text:date>, <text:time>13:18:33</text:time></text:p>
        </style:region-right>
      </style:header>
      <style:header-left style:display="false"/>
      <style:footer>
        <text:p>Página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Linux OpenOffice.org_project/680m17$Build-9310</meta:generator>
    <meta:initial-creator>Vicente Robles Bango</meta:initial-creator>
    <meta:creation-date>2008-12-03T14:17:41</meta:creation-date>
    <dc:date>2009-01-21T13:18:33</dc:date>
    <dc:language>es-VE</dc:language>
    <meta:editing-cycles>186</meta:editing-cycles>
    <meta:editing-duration>P1DT20H12M36S</meta:editing-duration>
    <meta:user-defined meta:name="Info 1"/>
    <meta:user-defined meta:name="Info 2"/>
    <meta:user-defined meta:name="Info 3"/>
    <meta:user-defined meta:name="Info 4"/>
    <meta:document-statistic meta:table-count="9" meta:cell-count="2720"/>
  </office:meta>
</office:document-meta>
</file>